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14cm" svg:stroke-color="#000000" draw:stroke-linejoin="round" svg:stroke-linecap="round" draw:fill="none" fo:padding-top="0.007cm" fo:padding-bottom="0.007cm" fo:padding-left="0.007cm" fo:padding-right="0.007cm"/>
    </style:style>
    <style:style style:name="gr2" style:family="graphic" style:parent-style-name="standard">
      <style:graphic-properties draw:stroke="none" draw:fill="none" draw:textarea-horizontal-align="left" draw:textarea-vertical-align="top" draw:auto-grow-height="true" draw:auto-grow-width="true" fo:min-height="0.247cm" fo:min-width="0.247cm" fo:padding-top="0cm" fo:padding-bottom="0cm" fo:padding-left="0cm" fo:padding-right="0cm"/>
    </style:style>
    <style:style style:name="gr3" style:family="graphic" style:parent-style-name="standard">
      <style:graphic-properties draw:stroke="solid" svg:stroke-width="0.021cm" svg:stroke-color="#000000" draw:stroke-linejoin="round" svg:stroke-linecap="round" draw:fill="none" fo:padding-top="0.01cm" fo:padding-bottom="0.01cm" fo:padding-left="0.01cm" fo:padding-right="0.01cm"/>
    </style:style>
    <style:style style:name="gr4" style:family="graphic" style:parent-style-name="standard">
      <style:graphic-properties draw:stroke="none" draw:fill="none" draw:textarea-horizontal-align="left" draw:textarea-vertical-align="top" draw:auto-grow-height="true" draw:auto-grow-width="true" fo:min-height="0.138cm" fo:min-width="0.138cm" fo:padding-top="0cm" fo:padding-bottom="0cm" fo:padding-left="0cm" fo:padding-right="0cm"/>
    </style:style>
    <style:style style:name="gr5" style:family="graphic" style:parent-style-name="standard">
      <style:graphic-properties draw:stroke="solid" svg:stroke-width="0.05cm" svg:stroke-color="#000000" draw:stroke-linejoin="round" svg:stroke-linecap="round" draw:fill="none" fo:padding-top="0.025cm" fo:padding-bottom="0.025cm" fo:padding-left="0.025cm" fo:padding-right="0.025cm"/>
    </style:style>
    <style:style style:name="gr6" style:family="graphic" style:parent-style-name="standard">
      <style:graphic-properties draw:stroke="none" draw:fill="none" draw:textarea-horizontal-align="left" draw:textarea-vertical-align="top" draw:auto-grow-height="true" draw:auto-grow-width="true" fo:min-height="0.53cm" fo:min-width="0.53cm" fo:padding-top="0cm" fo:padding-bottom="0cm" fo:padding-left="0cm" fo:padding-right="0cm"/>
    </style:style>
    <style:style style:name="gr7" style:family="graphic" style:parent-style-name="standard">
      <style:graphic-properties draw:stroke="solid" svg:stroke-width="0.02cm" svg:stroke-color="#000000" draw:stroke-linejoin="round" svg:stroke-linecap="round" draw:fill="none" fo:padding-top="0.01cm" fo:padding-bottom="0.01cm" fo:padding-left="0.01cm" fo:padding-right="0.01cm"/>
    </style:style>
    <style:style style:name="gr8" style:family="graphic" style:parent-style-name="standard">
      <style:graphic-properties draw:stroke="solid" svg:stroke-width="0.038cm" svg:stroke-color="#000000" draw:stroke-linejoin="round" svg:stroke-linecap="round" draw:fill="none" fo:padding-top="0.019cm" fo:padding-bottom="0.019cm" fo:padding-left="0.019cm" fo:padding-right="0.019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7pt" style:font-size-asian="7pt" style:font-size-complex="7pt"/>
    </style:style>
    <style:style style:name="P4" style:family="paragraph">
      <loext:graphic-properties draw:fill="none"/>
      <style:text-properties fo:font-size="4pt" style:font-size-asian="4pt" style:font-size-complex="4pt"/>
    </style:style>
    <style:style style:name="P5" style:family="paragraph">
      <loext:graphic-properties draw:fill="none"/>
      <style:text-properties fo:font-size="15.1000003814697pt" style:font-size-asian="15.1000003814697pt" style:font-size-complex="15.1000003814697pt"/>
    </style:style>
    <style:style style:name="T1" style:family="text">
      <style:text-properties fo:color="#000000" style:font-name="Helvetica1" fo:font-size="7pt" fo:font-weight="bold" style:font-size-asian="7pt" style:font-name-complex="Helvetica1" style:font-size-complex="7pt" style:font-weight-complex="bold"/>
    </style:style>
    <style:style style:name="T2" style:family="text">
      <style:text-properties fo:color="#000000" style:font-name="Helvetica1" fo:font-size="4pt" fo:font-weight="bold" style:font-size-asian="4pt" style:font-name-complex="Helvetica1" style:font-size-complex="4pt" style:font-weight-complex="bold"/>
    </style:style>
    <style:style style:name="T3" style:family="text">
      <style:text-properties fo:color="#000000" style:font-name="Helvetica1" fo:font-size="15.1000003814697pt" fo:font-weight="bold" style:font-size-asian="15.1000003814697pt" style:font-name-complex="Helvetica1" style:font-size-complex="15.100000381469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34.544cm" svg:y1="1.651cm" svg:x2="34.544cm" svg:y2="39.751cm">
          <text:p/>
        </draw:line>
        <draw:line draw:style-name="gr1" draw:text-style-name="P1" draw:layer="layout" svg:x1="2.54cm" svg:y1="1.651cm" svg:x2="2.54cm" svg:y2="39.751cm">
          <text:p/>
        </draw:line>
        <draw:line draw:style-name="gr1" draw:text-style-name="P1" draw:layer="layout" svg:x1="2.54cm" svg:y1="39.751cm" svg:x2="34.544cm" svg:y2="39.751cm">
          <text:p/>
        </draw:line>
        <draw:line draw:style-name="gr1" draw:text-style-name="P1" draw:layer="layout" svg:x1="2.54cm" svg:y1="1.651cm" svg:x2="34.544cm" svg:y2="1.651cm">
          <text:p/>
        </draw:line>
        <draw:line draw:style-name="gr1" draw:text-style-name="P1" draw:layer="layout" svg:x1="21.32cm" svg:y1="19.013cm" svg:x2="21.32cm" svg:y2="18.124cm">
          <text:p/>
        </draw:line>
        <draw:line draw:style-name="gr1" draw:text-style-name="P1" draw:layer="layout" svg:x1="23.606cm" svg:y1="19.013cm" svg:x2="21.32cm" svg:y2="19.013cm">
          <text:p/>
        </draw:line>
        <draw:line draw:style-name="gr1" draw:text-style-name="P1" draw:layer="layout" svg:x1="23.606cm" svg:y1="18.124cm" svg:x2="23.606cm" svg:y2="19.013cm">
          <text:p/>
        </draw:line>
        <draw:line draw:style-name="gr1" draw:text-style-name="P1" draw:layer="layout" svg:x1="21.32cm" svg:y1="18.124cm" svg:x2="23.606cm" svg:y2="18.124cm">
          <text:p/>
        </draw:line>
        <draw:line draw:style-name="gr1" draw:text-style-name="P1" draw:layer="layout" svg:x1="21.32cm" svg:y1="11.459cm" svg:x2="21.32cm" svg:y2="10.57cm">
          <text:p/>
        </draw:line>
        <draw:line draw:style-name="gr1" draw:text-style-name="P1" draw:layer="layout" svg:x1="23.606cm" svg:y1="11.459cm" svg:x2="21.32cm" svg:y2="11.459cm">
          <text:p/>
        </draw:line>
        <draw:line draw:style-name="gr1" draw:text-style-name="P1" draw:layer="layout" svg:x1="23.606cm" svg:y1="10.57cm" svg:x2="23.606cm" svg:y2="11.459cm">
          <text:p/>
        </draw:line>
        <draw:line draw:style-name="gr1" draw:text-style-name="P1" draw:layer="layout" svg:x1="21.32cm" svg:y1="10.57cm" svg:x2="23.606cm" svg:y2="10.57cm">
          <text:p/>
        </draw:line>
        <draw:line draw:style-name="gr1" draw:text-style-name="P1" draw:layer="layout" svg:x1="21.32cm" svg:y1="3.905cm" svg:x2="21.32cm" svg:y2="3.016cm">
          <text:p/>
        </draw:line>
        <draw:line draw:style-name="gr1" draw:text-style-name="P1" draw:layer="layout" svg:x1="23.606cm" svg:y1="3.905cm" svg:x2="21.32cm" svg:y2="3.905cm">
          <text:p/>
        </draw:line>
        <draw:line draw:style-name="gr1" draw:text-style-name="P1" draw:layer="layout" svg:x1="23.606cm" svg:y1="3.016cm" svg:x2="23.606cm" svg:y2="3.905cm">
          <text:p/>
        </draw:line>
        <draw:line draw:style-name="gr1" draw:text-style-name="P1" draw:layer="layout" svg:x1="21.32cm" svg:y1="3.016cm" svg:x2="23.606cm" svg:y2="3.016cm">
          <text:p/>
        </draw:line>
        <draw:line draw:style-name="gr1" draw:text-style-name="P1" draw:layer="layout" svg:x1="29.164cm" svg:y1="26.567cm" svg:x2="29.164cm" svg:y2="25.678cm">
          <text:p/>
        </draw:line>
        <draw:line draw:style-name="gr1" draw:text-style-name="P1" draw:layer="layout" svg:x1="31.45cm" svg:y1="26.567cm" svg:x2="29.164cm" svg:y2="26.567cm">
          <text:p/>
        </draw:line>
        <draw:line draw:style-name="gr1" draw:text-style-name="P1" draw:layer="layout" svg:x1="31.45cm" svg:y1="25.678cm" svg:x2="31.45cm" svg:y2="26.567cm">
          <text:p/>
        </draw:line>
        <draw:line draw:style-name="gr1" draw:text-style-name="P1" draw:layer="layout" svg:x1="29.164cm" svg:y1="25.678cm" svg:x2="31.45cm" svg:y2="25.678cm">
          <text:p/>
        </draw:line>
        <draw:line draw:style-name="gr1" draw:text-style-name="P1" draw:layer="layout" svg:x1="21.32cm" svg:y1="26.567cm" svg:x2="21.32cm" svg:y2="25.678cm">
          <text:p/>
        </draw:line>
        <draw:line draw:style-name="gr1" draw:text-style-name="P1" draw:layer="layout" svg:x1="23.606cm" svg:y1="26.567cm" svg:x2="21.32cm" svg:y2="26.567cm">
          <text:p/>
        </draw:line>
        <draw:line draw:style-name="gr1" draw:text-style-name="P1" draw:layer="layout" svg:x1="23.606cm" svg:y1="25.678cm" svg:x2="23.606cm" svg:y2="26.567cm">
          <text:p/>
        </draw:line>
        <draw:line draw:style-name="gr1" draw:text-style-name="P1" draw:layer="layout" svg:x1="21.32cm" svg:y1="25.678cm" svg:x2="23.606cm" svg:y2="25.678cm">
          <text:p/>
        </draw:line>
        <draw:line draw:style-name="gr1" draw:text-style-name="P1" draw:layer="layout" svg:x1="13.477cm" svg:y1="26.567cm" svg:x2="13.477cm" svg:y2="25.678cm">
          <text:p/>
        </draw:line>
        <draw:line draw:style-name="gr1" draw:text-style-name="P1" draw:layer="layout" svg:x1="15.763cm" svg:y1="26.567cm" svg:x2="13.477cm" svg:y2="26.567cm">
          <text:p/>
        </draw:line>
        <draw:line draw:style-name="gr1" draw:text-style-name="P1" draw:layer="layout" svg:x1="15.763cm" svg:y1="25.678cm" svg:x2="15.763cm" svg:y2="26.567cm">
          <text:p/>
        </draw:line>
        <draw:line draw:style-name="gr1" draw:text-style-name="P1" draw:layer="layout" svg:x1="13.477cm" svg:y1="25.678cm" svg:x2="15.763cm" svg:y2="25.678cm">
          <text:p/>
        </draw:line>
        <draw:line draw:style-name="gr1" draw:text-style-name="P1" draw:layer="layout" svg:x1="5.633cm" svg:y1="26.567cm" svg:x2="5.633cm" svg:y2="25.678cm">
          <text:p/>
        </draw:line>
        <draw:line draw:style-name="gr1" draw:text-style-name="P1" draw:layer="layout" svg:x1="7.919cm" svg:y1="26.567cm" svg:x2="5.633cm" svg:y2="26.567cm">
          <text:p/>
        </draw:line>
        <draw:line draw:style-name="gr1" draw:text-style-name="P1" draw:layer="layout" svg:x1="7.919cm" svg:y1="25.678cm" svg:x2="7.919cm" svg:y2="26.567cm">
          <text:p/>
        </draw:line>
        <draw:line draw:style-name="gr1" draw:text-style-name="P1" draw:layer="layout" svg:x1="5.633cm" svg:y1="25.678cm" svg:x2="7.919cm" svg:y2="25.678cm">
          <text:p/>
        </draw:line>
        <draw:line draw:style-name="gr1" draw:text-style-name="P1" draw:layer="layout" svg:x1="29.164cm" svg:y1="19.013cm" svg:x2="29.164cm" svg:y2="18.124cm">
          <text:p/>
        </draw:line>
        <draw:line draw:style-name="gr1" draw:text-style-name="P1" draw:layer="layout" svg:x1="31.45cm" svg:y1="19.013cm" svg:x2="29.164cm" svg:y2="19.013cm">
          <text:p/>
        </draw:line>
        <draw:line draw:style-name="gr1" draw:text-style-name="P1" draw:layer="layout" svg:x1="31.45cm" svg:y1="18.124cm" svg:x2="31.45cm" svg:y2="19.013cm">
          <text:p/>
        </draw:line>
        <draw:line draw:style-name="gr1" draw:text-style-name="P1" draw:layer="layout" svg:x1="29.164cm" svg:y1="18.124cm" svg:x2="31.45cm" svg:y2="18.124cm">
          <text:p/>
        </draw:line>
        <draw:line draw:style-name="gr1" draw:text-style-name="P1" draw:layer="layout" svg:x1="13.477cm" svg:y1="19.013cm" svg:x2="13.477cm" svg:y2="18.124cm">
          <text:p/>
        </draw:line>
        <draw:line draw:style-name="gr1" draw:text-style-name="P1" draw:layer="layout" svg:x1="15.763cm" svg:y1="19.013cm" svg:x2="13.477cm" svg:y2="19.013cm">
          <text:p/>
        </draw:line>
        <draw:line draw:style-name="gr1" draw:text-style-name="P1" draw:layer="layout" svg:x1="15.763cm" svg:y1="18.124cm" svg:x2="15.763cm" svg:y2="19.013cm">
          <text:p/>
        </draw:line>
        <draw:line draw:style-name="gr1" draw:text-style-name="P1" draw:layer="layout" svg:x1="13.477cm" svg:y1="18.124cm" svg:x2="15.763cm" svg:y2="18.124cm">
          <text:p/>
        </draw:line>
        <draw:line draw:style-name="gr1" draw:text-style-name="P1" draw:layer="layout" svg:x1="5.633cm" svg:y1="19.013cm" svg:x2="5.633cm" svg:y2="18.124cm">
          <text:p/>
        </draw:line>
        <draw:line draw:style-name="gr1" draw:text-style-name="P1" draw:layer="layout" svg:x1="7.919cm" svg:y1="19.013cm" svg:x2="5.633cm" svg:y2="19.013cm">
          <text:p/>
        </draw:line>
        <draw:line draw:style-name="gr1" draw:text-style-name="P1" draw:layer="layout" svg:x1="7.919cm" svg:y1="18.124cm" svg:x2="7.919cm" svg:y2="19.013cm">
          <text:p/>
        </draw:line>
        <draw:line draw:style-name="gr1" draw:text-style-name="P1" draw:layer="layout" svg:x1="5.633cm" svg:y1="18.124cm" svg:x2="7.919cm" svg:y2="18.124cm">
          <text:p/>
        </draw:line>
        <draw:line draw:style-name="gr1" draw:text-style-name="P1" draw:layer="layout" svg:x1="29.164cm" svg:y1="11.459cm" svg:x2="29.164cm" svg:y2="10.57cm">
          <text:p/>
        </draw:line>
        <draw:line draw:style-name="gr1" draw:text-style-name="P1" draw:layer="layout" svg:x1="31.45cm" svg:y1="11.459cm" svg:x2="29.164cm" svg:y2="11.459cm">
          <text:p/>
        </draw:line>
        <draw:line draw:style-name="gr1" draw:text-style-name="P1" draw:layer="layout" svg:x1="31.45cm" svg:y1="10.57cm" svg:x2="31.45cm" svg:y2="11.459cm">
          <text:p/>
        </draw:line>
        <draw:line draw:style-name="gr1" draw:text-style-name="P1" draw:layer="layout" svg:x1="29.164cm" svg:y1="10.57cm" svg:x2="31.45cm" svg:y2="10.57cm">
          <text:p/>
        </draw:line>
        <draw:line draw:style-name="gr1" draw:text-style-name="P1" draw:layer="layout" svg:x1="13.477cm" svg:y1="11.459cm" svg:x2="13.477cm" svg:y2="10.57cm">
          <text:p/>
        </draw:line>
        <draw:line draw:style-name="gr1" draw:text-style-name="P1" draw:layer="layout" svg:x1="15.763cm" svg:y1="11.459cm" svg:x2="13.477cm" svg:y2="11.459cm">
          <text:p/>
        </draw:line>
        <draw:line draw:style-name="gr1" draw:text-style-name="P1" draw:layer="layout" svg:x1="15.763cm" svg:y1="10.57cm" svg:x2="15.763cm" svg:y2="11.459cm">
          <text:p/>
        </draw:line>
        <draw:line draw:style-name="gr1" draw:text-style-name="P1" draw:layer="layout" svg:x1="13.477cm" svg:y1="10.57cm" svg:x2="15.763cm" svg:y2="10.57cm">
          <text:p/>
        </draw:line>
        <draw:line draw:style-name="gr1" draw:text-style-name="P1" draw:layer="layout" svg:x1="5.633cm" svg:y1="11.459cm" svg:x2="5.633cm" svg:y2="10.57cm">
          <text:p/>
        </draw:line>
        <draw:line draw:style-name="gr1" draw:text-style-name="P1" draw:layer="layout" svg:x1="7.919cm" svg:y1="11.459cm" svg:x2="5.633cm" svg:y2="11.459cm">
          <text:p/>
        </draw:line>
        <draw:line draw:style-name="gr1" draw:text-style-name="P1" draw:layer="layout" svg:x1="7.919cm" svg:y1="10.57cm" svg:x2="7.919cm" svg:y2="11.459cm">
          <text:p/>
        </draw:line>
        <draw:line draw:style-name="gr1" draw:text-style-name="P1" draw:layer="layout" svg:x1="5.633cm" svg:y1="10.57cm" svg:x2="7.919cm" svg:y2="10.57cm">
          <text:p/>
        </draw:line>
        <draw:line draw:style-name="gr1" draw:text-style-name="P1" draw:layer="layout" svg:x1="29.164cm" svg:y1="3.905cm" svg:x2="29.164cm" svg:y2="3.016cm">
          <text:p/>
        </draw:line>
        <draw:line draw:style-name="gr1" draw:text-style-name="P1" draw:layer="layout" svg:x1="31.45cm" svg:y1="3.905cm" svg:x2="29.164cm" svg:y2="3.905cm">
          <text:p/>
        </draw:line>
        <draw:line draw:style-name="gr1" draw:text-style-name="P1" draw:layer="layout" svg:x1="31.45cm" svg:y1="3.016cm" svg:x2="31.45cm" svg:y2="3.905cm">
          <text:p/>
        </draw:line>
        <draw:line draw:style-name="gr1" draw:text-style-name="P1" draw:layer="layout" svg:x1="29.164cm" svg:y1="3.016cm" svg:x2="31.45cm" svg:y2="3.016cm">
          <text:p/>
        </draw:line>
        <draw:line draw:style-name="gr1" draw:text-style-name="P1" draw:layer="layout" svg:x1="13.477cm" svg:y1="3.905cm" svg:x2="13.477cm" svg:y2="3.016cm">
          <text:p/>
        </draw:line>
        <draw:line draw:style-name="gr1" draw:text-style-name="P1" draw:layer="layout" svg:x1="15.763cm" svg:y1="3.905cm" svg:x2="13.477cm" svg:y2="3.905cm">
          <text:p/>
        </draw:line>
        <draw:line draw:style-name="gr1" draw:text-style-name="P1" draw:layer="layout" svg:x1="15.763cm" svg:y1="3.016cm" svg:x2="15.763cm" svg:y2="3.905cm">
          <text:p/>
        </draw:line>
        <draw:line draw:style-name="gr1" draw:text-style-name="P1" draw:layer="layout" svg:x1="13.477cm" svg:y1="3.016cm" svg:x2="15.763cm" svg:y2="3.016cm">
          <text:p/>
        </draw:line>
        <draw:line draw:style-name="gr1" draw:text-style-name="P1" draw:layer="layout" svg:x1="5.633cm" svg:y1="3.905cm" svg:x2="5.633cm" svg:y2="3.016cm">
          <text:p/>
        </draw:line>
        <draw:line draw:style-name="gr1" draw:text-style-name="P1" draw:layer="layout" svg:x1="7.919cm" svg:y1="3.905cm" svg:x2="5.633cm" svg:y2="3.905cm">
          <text:p/>
        </draw:line>
        <draw:line draw:style-name="gr1" draw:text-style-name="P1" draw:layer="layout" svg:x1="7.919cm" svg:y1="3.016cm" svg:x2="7.919cm" svg:y2="3.905cm">
          <text:p/>
        </draw:line>
        <draw:line draw:style-name="gr1" draw:text-style-name="P1" draw:layer="layout" svg:x1="5.633cm" svg:y1="3.016cm" svg:x2="7.919cm" svg:y2="3.016cm">
          <text:p/>
        </draw:line>
        <draw:frame draw:style-name="gr2" draw:text-style-name="P3" draw:layer="layout" svg:width="0.247cm" svg:height="0.357cm" svg:x="22.615cm" svg:y="17.77cm">
          <draw:text-box>
            <text:p text:style-name="P2"><text:span text:style-name="T1">P</text:span></text:p>
          </draw:text-box>
        </draw:frame>
        <draw:polyline draw:style-name="gr3" draw:text-style-name="P1" draw:layer="layout" svg:width="0.102cm" svg:height="0.177cm" svg:x="22.493cm" svg:y="17.868cm" svg:viewBox="0 0 103 178" draw:points="103,178 103,0 34,0 17,8 8,16 0,33 0,59 8,76 17,84 34,93 103,93">
          <text:p/>
        </draw:polyline>
        <draw:polyline draw:style-name="gr3" draw:text-style-name="P1" draw:layer="layout" svg:width="0.101cm" svg:height="0.177cm" svg:x="22.324cm" svg:y="17.868cm" svg:viewBox="0 0 102 178" draw:points="17,0 51,0 68,8 77,16 94,42 102,76 102,144 94,161 85,170 68,178 33,178 17,170 8,161 0,144 0,102 8,84 17,76 33,67 68,67 85,76 94,84 102,102">
          <text:p/>
        </draw:polyline>
        <draw:frame draw:style-name="gr2" draw:text-style-name="P3" draw:layer="layout" svg:width="0.247cm" svg:height="0.357cm" svg:x="22.45cm" svg:y="17.77cm">
          <draw:text-box>
            <text:p text:style-name="P2"><text:span text:style-name="T1">6</text:span></text:p>
          </draw:text-box>
        </draw:frame>
        <draw:line draw:style-name="gr1" draw:text-style-name="P1" draw:layer="layout" svg:x1="23.662cm" svg:y1="18.738cm" svg:x2="23.719cm" svg:y2="18.738cm">
          <text:p/>
        </draw:line>
        <draw:polyline draw:style-name="gr1" draw:text-style-name="P1" draw:layer="layout" svg:width="0.029cm" svg:height="0.099cm" svg:x="23.69cm" svg:y="18.639cm" svg:viewBox="0 0 30 100" draw:points="0,100 0,0 10,14 20,24 30,29">
          <text:p/>
        </draw:polyline>
        <draw:frame draw:style-name="gr4" draw:text-style-name="P4" draw:layer="layout" svg:width="0.138cm" svg:height="0.209cm" svg:x="23.729cm" svg:y="18.584cm">
          <draw:text-box>
            <text:p text:style-name="P2"><text:span text:style-name="T2">1</text:span></text:p>
          </draw:text-box>
        </draw:frame>
        <draw:frame draw:style-name="gr2" draw:text-style-name="P3" draw:layer="layout" svg:width="0.247cm" svg:height="0.357cm" svg:x="22.684cm" svg:y="10.216cm">
          <draw:text-box>
            <text:p text:style-name="P2"><text:span text:style-name="T1">P</text:span></text:p>
          </draw:text-box>
        </draw:frame>
        <draw:frame draw:style-name="gr2" draw:text-style-name="P3" draw:layer="layout" svg:width="0.247cm" svg:height="0.357cm" svg:x="22.519cm" svg:y="10.216cm">
          <draw:text-box>
            <text:p text:style-name="P2"><text:span text:style-name="T1">1</text:span></text:p>
          </draw:text-box>
        </draw:frame>
        <draw:polyline draw:style-name="gr3" draw:text-style-name="P1" draw:layer="layout" svg:width="0.101cm" svg:height="0.177cm" svg:x="22.578cm" svg:y="10.314cm" svg:viewBox="0 0 102 178" draw:points="102,178 102,0 33,0 17,8 8,16 0,33 0,60 8,77 17,85 33,94 102,94">
          <text:p/>
        </draw:polyline>
        <draw:line draw:style-name="gr3" draw:text-style-name="P1" draw:layer="layout" svg:x1="22.408cm" svg:y1="10.491cm" svg:x2="22.51cm" svg:y2="10.491cm">
          <text:p/>
        </draw:line>
        <draw:polyline draw:style-name="gr3" draw:text-style-name="P1" draw:layer="layout" svg:width="0.051cm" svg:height="0.177cm" svg:x="22.459cm" svg:y="10.314cm" svg:viewBox="0 0 52 178" draw:points="0,178 0,0 18,25 35,43 52,51">
          <text:p/>
        </draw:polyline>
        <draw:polygon draw:style-name="gr3" draw:text-style-name="P1" draw:layer="layout" svg:width="0.102cm" svg:height="0.177cm" svg:x="22.239cm" svg:y="10.314cm" svg:viewBox="0 0 103 178" draw:points="60,0 43,0 25,8 17,16 8,33 0,68 0,111 8,144 17,161 25,170 43,178 60,178 77,170 86,161 94,144 103,111 103,68 94,33 86,16 77,8">
          <text:p/>
        </draw:polygon>
        <draw:frame draw:style-name="gr2" draw:text-style-name="P3" draw:layer="layout" svg:width="0.247cm" svg:height="0.357cm" svg:x="22.381cm" svg:y="10.216cm">
          <draw:text-box>
            <text:p text:style-name="P2"><text:span text:style-name="T1">0</text:span></text:p>
          </draw:text-box>
        </draw:frame>
        <draw:line draw:style-name="gr1" draw:text-style-name="P1" draw:layer="layout" svg:x1="23.662cm" svg:y1="11.184cm" svg:x2="23.719cm" svg:y2="11.184cm">
          <text:p/>
        </draw:line>
        <draw:polyline draw:style-name="gr1" draw:text-style-name="P1" draw:layer="layout" svg:width="0.029cm" svg:height="0.099cm" svg:x="23.69cm" svg:y="11.085cm" svg:viewBox="0 0 30 100" draw:points="0,100 0,0 10,14 20,23 30,28">
          <text:p/>
        </draw:polyline>
        <draw:frame draw:style-name="gr4" draw:text-style-name="P4" draw:layer="layout" svg:width="0.138cm" svg:height="0.209cm" svg:x="23.729cm" svg:y="11.03cm">
          <draw:text-box>
            <text:p text:style-name="P2"><text:span text:style-name="T2">1</text:span></text:p>
          </draw:text-box>
        </draw:frame>
        <draw:frame draw:style-name="gr2" draw:text-style-name="P3" draw:layer="layout" svg:width="0.247cm" svg:height="0.357cm" svg:x="22.684cm" svg:y="2.662cm">
          <draw:text-box>
            <text:p text:style-name="P2"><text:span text:style-name="T1">P</text:span></text:p>
          </draw:text-box>
        </draw:frame>
        <draw:frame draw:style-name="gr2" draw:text-style-name="P3" draw:layer="layout" svg:width="0.247cm" svg:height="0.357cm" svg:x="22.519cm" svg:y="2.662cm">
          <draw:text-box>
            <text:p text:style-name="P2"><text:span text:style-name="T1">1</text:span></text:p>
          </draw:text-box>
        </draw:frame>
        <draw:polyline draw:style-name="gr3" draw:text-style-name="P1" draw:layer="layout" svg:width="0.101cm" svg:height="0.178cm" svg:x="22.578cm" svg:y="2.76cm" svg:viewBox="0 0 102 179" draw:points="102,179 102,0 33,0 17,8 8,16 0,34 0,59 8,76 17,84 33,93 102,93">
          <text:p/>
        </draw:polyline>
        <draw:line draw:style-name="gr3" draw:text-style-name="P1" draw:layer="layout" svg:x1="22.408cm" svg:y1="2.938cm" svg:x2="22.51cm" svg:y2="2.938cm">
          <text:p/>
        </draw:line>
        <draw:polyline draw:style-name="gr3" draw:text-style-name="P1" draw:layer="layout" svg:width="0.051cm" svg:height="0.178cm" svg:x="22.459cm" svg:y="2.76cm" svg:viewBox="0 0 52 179" draw:points="0,179 0,0 18,25 35,42 52,51">
          <text:p/>
        </draw:polyline>
        <draw:line draw:style-name="gr3" draw:text-style-name="P1" draw:layer="layout" svg:x1="22.256cm" svg:y1="2.819cm" svg:x2="22.256cm" svg:y2="2.938cm">
          <text:p/>
        </draw:line>
        <draw:polyline draw:style-name="gr3" draw:text-style-name="P1" draw:layer="layout" svg:width="0.111cm" svg:height="0.127cm" svg:x="22.23cm" svg:y="2.751cm" svg:viewBox="0 0 112 128" draw:points="69,0 112,128 0,128">
          <text:p/>
        </draw:polyline>
        <draw:frame draw:style-name="gr2" draw:text-style-name="P3" draw:layer="layout" svg:width="0.247cm" svg:height="0.357cm" svg:x="22.381cm" svg:y="2.662cm">
          <draw:text-box>
            <text:p text:style-name="P2"><text:span text:style-name="T1">4</text:span></text:p>
          </draw:text-box>
        </draw:frame>
        <draw:line draw:style-name="gr1" draw:text-style-name="P1" draw:layer="layout" svg:x1="23.662cm" svg:y1="3.63cm" svg:x2="23.719cm" svg:y2="3.63cm">
          <text:p/>
        </draw:line>
        <draw:polyline draw:style-name="gr1" draw:text-style-name="P1" draw:layer="layout" svg:width="0.029cm" svg:height="0.099cm" svg:x="23.69cm" svg:y="3.531cm" svg:viewBox="0 0 30 100" draw:points="0,100 0,0 10,14 20,23 30,28">
          <text:p/>
        </draw:polyline>
        <draw:frame draw:style-name="gr4" draw:text-style-name="P4" draw:layer="layout" svg:width="0.138cm" svg:height="0.209cm" svg:x="23.729cm" svg:y="3.476cm">
          <draw:text-box>
            <text:p text:style-name="P2"><text:span text:style-name="T2">1</text:span></text:p>
          </draw:text-box>
        </draw:frame>
        <draw:frame draw:style-name="gr2" draw:text-style-name="P3" draw:layer="layout" svg:width="0.247cm" svg:height="0.357cm" svg:x="30.459cm" svg:y="25.324cm">
          <draw:text-box>
            <text:p text:style-name="P2"><text:span text:style-name="T1">P</text:span></text:p>
          </draw:text-box>
        </draw:frame>
        <draw:polyline draw:style-name="gr3" draw:text-style-name="P1" draw:layer="layout" svg:width="0.102cm" svg:height="0.177cm" svg:x="30.336cm" svg:y="25.422cm" svg:viewBox="0 0 103 178" draw:points="103,178 103,0 35,0 18,8 9,16 0,33 0,59 9,76 18,84 35,93 103,93">
          <text:p/>
        </draw:polyline>
        <draw:line draw:style-name="gr3" draw:text-style-name="P1" draw:layer="layout" svg:x1="30.167cm" svg:y1="25.599cm" svg:x2="30.269cm" svg:y2="25.599cm">
          <text:p/>
        </draw:line>
        <draw:polyline draw:style-name="gr3" draw:text-style-name="P1" draw:layer="layout" svg:width="0.051cm" svg:height="0.177cm" svg:x="30.218cm" svg:y="25.422cm" svg:viewBox="0 0 52 178" draw:points="0,178 0,0 18,25 35,42 52,50">
          <text:p/>
        </draw:polyline>
        <draw:frame draw:style-name="gr2" draw:text-style-name="P3" draw:layer="layout" svg:width="0.247cm" svg:height="0.357cm" svg:x="30.293cm" svg:y="25.324cm">
          <draw:text-box>
            <text:p text:style-name="P2"><text:span text:style-name="T1">1</text:span></text:p>
          </draw:text-box>
        </draw:frame>
        <draw:line draw:style-name="gr1" draw:text-style-name="P1" draw:layer="layout" svg:x1="31.505cm" svg:y1="26.292cm" svg:x2="31.562cm" svg:y2="26.292cm">
          <text:p/>
        </draw:line>
        <draw:polyline draw:style-name="gr1" draw:text-style-name="P1" draw:layer="layout" svg:width="0.028cm" svg:height="0.1cm" svg:x="31.534cm" svg:y="26.192cm" svg:viewBox="0 0 29 101" draw:points="0,101 0,0 10,15 20,24 29,29">
          <text:p/>
        </draw:polyline>
        <draw:frame draw:style-name="gr4" draw:text-style-name="P4" draw:layer="layout" svg:width="0.138cm" svg:height="0.209cm" svg:x="31.573cm" svg:y="26.138cm">
          <draw:text-box>
            <text:p text:style-name="P2"><text:span text:style-name="T2">1</text:span></text:p>
          </draw:text-box>
        </draw:frame>
        <draw:frame draw:style-name="gr2" draw:text-style-name="P3" draw:layer="layout" svg:width="0.247cm" svg:height="0.357cm" svg:x="22.615cm" svg:y="25.324cm">
          <draw:text-box>
            <text:p text:style-name="P2"><text:span text:style-name="T1">P</text:span></text:p>
          </draw:text-box>
        </draw:frame>
        <draw:polyline draw:style-name="gr3" draw:text-style-name="P1" draw:layer="layout" svg:width="0.102cm" svg:height="0.177cm" svg:x="22.493cm" svg:y="25.422cm" svg:viewBox="0 0 103 178" draw:points="103,178 103,0 34,0 17,8 8,16 0,33 0,59 8,76 17,84 34,93 103,93">
          <text:p/>
        </draw:polyline>
        <draw:polyline draw:style-name="gr3" draw:text-style-name="P1" draw:layer="layout" svg:width="0.11cm" svg:height="0.177cm" svg:x="22.324cm" svg:y="25.422cm" svg:viewBox="0 0 111 178" draw:points="102,16 94,8 77,0 33,0 17,8 8,16 0,33 0,50 8,76 111,178 0,178">
          <text:p/>
        </draw:polyline>
        <draw:frame draw:style-name="gr2" draw:text-style-name="P3" draw:layer="layout" svg:width="0.247cm" svg:height="0.357cm" svg:x="22.45cm" svg:y="25.324cm">
          <draw:text-box>
            <text:p text:style-name="P2"><text:span text:style-name="T1">2</text:span></text:p>
          </draw:text-box>
        </draw:frame>
        <draw:line draw:style-name="gr1" draw:text-style-name="P1" draw:layer="layout" svg:x1="23.662cm" svg:y1="26.292cm" svg:x2="23.719cm" svg:y2="26.292cm">
          <text:p/>
        </draw:line>
        <draw:polyline draw:style-name="gr1" draw:text-style-name="P1" draw:layer="layout" svg:width="0.029cm" svg:height="0.1cm" svg:x="23.69cm" svg:y="26.192cm" svg:viewBox="0 0 30 101" draw:points="0,101 0,0 10,15 20,24 30,29">
          <text:p/>
        </draw:polyline>
        <draw:frame draw:style-name="gr4" draw:text-style-name="P4" draw:layer="layout" svg:width="0.138cm" svg:height="0.209cm" svg:x="23.729cm" svg:y="26.138cm">
          <draw:text-box>
            <text:p text:style-name="P2"><text:span text:style-name="T2">1</text:span></text:p>
          </draw:text-box>
        </draw:frame>
        <draw:frame draw:style-name="gr2" draw:text-style-name="P3" draw:layer="layout" svg:width="0.247cm" svg:height="0.357cm" svg:x="14.772cm" svg:y="25.324cm">
          <draw:text-box>
            <text:p text:style-name="P2"><text:span text:style-name="T1">P</text:span></text:p>
          </draw:text-box>
        </draw:frame>
        <draw:polyline draw:style-name="gr3" draw:text-style-name="P1" draw:layer="layout" svg:width="0.102cm" svg:height="0.177cm" svg:x="14.649cm" svg:y="25.422cm" svg:viewBox="0 0 103 178" draw:points="103,178 103,0 34,0 17,8 9,16 0,33 0,59 9,76 17,84 34,93 103,93">
          <text:p/>
        </draw:polyline>
        <draw:polyline draw:style-name="gr3" draw:text-style-name="P1" draw:layer="layout" svg:width="0.11cm" svg:height="0.177cm" svg:x="14.48cm" svg:y="25.422cm" svg:viewBox="0 0 111 178" draw:points="111,0 0,0 59,67 34,67 17,76 8,84 0,101 0,143 8,161 17,170 34,178 85,178 103,170 111,161">
          <text:p/>
        </draw:polyline>
        <draw:frame draw:style-name="gr2" draw:text-style-name="P3" draw:layer="layout" svg:width="0.247cm" svg:height="0.357cm" svg:x="14.607cm" svg:y="25.324cm">
          <draw:text-box>
            <text:p text:style-name="P2"><text:span text:style-name="T1">3</text:span></text:p>
          </draw:text-box>
        </draw:frame>
        <draw:line draw:style-name="gr1" draw:text-style-name="P1" draw:layer="layout" svg:x1="15.818cm" svg:y1="26.292cm" svg:x2="15.875cm" svg:y2="26.292cm">
          <text:p/>
        </draw:line>
        <draw:polyline draw:style-name="gr1" draw:text-style-name="P1" draw:layer="layout" svg:width="0.028cm" svg:height="0.1cm" svg:x="15.847cm" svg:y="26.192cm" svg:viewBox="0 0 29 101" draw:points="0,101 0,0 9,15 20,24 29,29">
          <text:p/>
        </draw:polyline>
        <draw:frame draw:style-name="gr4" draw:text-style-name="P4" draw:layer="layout" svg:width="0.138cm" svg:height="0.209cm" svg:x="15.886cm" svg:y="26.138cm">
          <draw:text-box>
            <text:p text:style-name="P2"><text:span text:style-name="T2">1</text:span></text:p>
          </draw:text-box>
        </draw:frame>
        <draw:frame draw:style-name="gr2" draw:text-style-name="P3" draw:layer="layout" svg:width="0.247cm" svg:height="0.357cm" svg:x="6.928cm" svg:y="25.324cm">
          <draw:text-box>
            <text:p text:style-name="P2"><text:span text:style-name="T1">P</text:span></text:p>
          </draw:text-box>
        </draw:frame>
        <draw:polyline draw:style-name="gr3" draw:text-style-name="P1" draw:layer="layout" svg:width="0.101cm" svg:height="0.177cm" svg:x="6.806cm" svg:y="25.422cm" svg:viewBox="0 0 102 178" draw:points="102,178 102,0 35,0 18,8 8,16 0,33 0,59 8,76 18,84 35,93 102,93">
          <text:p/>
        </draw:polyline>
        <draw:line draw:style-name="gr3" draw:text-style-name="P1" draw:layer="layout" svg:x1="6.653cm" svg:y1="25.481cm" svg:x2="6.653cm" svg:y2="25.599cm">
          <text:p/>
        </draw:line>
        <draw:polyline draw:style-name="gr3" draw:text-style-name="P1" draw:layer="layout" svg:width="0.11cm" svg:height="0.127cm" svg:x="6.628cm" svg:y="25.413cm" svg:viewBox="0 0 111 128" draw:points="69,0 111,128 0,128">
          <text:p/>
        </draw:polyline>
        <draw:frame draw:style-name="gr2" draw:text-style-name="P3" draw:layer="layout" svg:width="0.247cm" svg:height="0.357cm" svg:x="6.763cm" svg:y="25.324cm">
          <draw:text-box>
            <text:p text:style-name="P2"><text:span text:style-name="T1">4</text:span></text:p>
          </draw:text-box>
        </draw:frame>
        <draw:line draw:style-name="gr1" draw:text-style-name="P1" draw:layer="layout" svg:x1="7.975cm" svg:y1="26.292cm" svg:x2="8.032cm" svg:y2="26.292cm">
          <text:p/>
        </draw:line>
        <draw:polyline draw:style-name="gr1" draw:text-style-name="P1" draw:layer="layout" svg:width="0.029cm" svg:height="0.1cm" svg:x="8.003cm" svg:y="26.192cm" svg:viewBox="0 0 30 101" draw:points="0,101 0,0 10,15 20,24 30,29">
          <text:p/>
        </draw:polyline>
        <draw:frame draw:style-name="gr4" draw:text-style-name="P4" draw:layer="layout" svg:width="0.138cm" svg:height="0.209cm" svg:x="8.042cm" svg:y="26.138cm">
          <draw:text-box>
            <text:p text:style-name="P2"><text:span text:style-name="T2">1</text:span></text:p>
          </draw:text-box>
        </draw:frame>
        <draw:frame draw:style-name="gr2" draw:text-style-name="P3" draw:layer="layout" svg:width="0.247cm" svg:height="0.357cm" svg:x="30.459cm" svg:y="17.77cm">
          <draw:text-box>
            <text:p text:style-name="P2"><text:span text:style-name="T1">P</text:span></text:p>
          </draw:text-box>
        </draw:frame>
        <draw:polyline draw:style-name="gr3" draw:text-style-name="P1" draw:layer="layout" svg:width="0.102cm" svg:height="0.177cm" svg:x="30.336cm" svg:y="17.868cm" svg:viewBox="0 0 103 178" draw:points="103,178 103,0 35,0 18,8 9,16 0,33 0,59 9,76 18,84 35,93 103,93">
          <text:p/>
        </draw:polyline>
        <draw:polyline draw:style-name="gr3" draw:text-style-name="P1" draw:layer="layout" svg:width="0.102cm" svg:height="0.177cm" svg:x="30.167cm" svg:y="17.868cm" svg:viewBox="0 0 103 178" draw:points="8,0 94,0 103,84 94,76 76,67 34,67 17,76 8,84 0,102 0,144 8,161 17,170 34,178 76,178 94,170 103,161">
          <text:p/>
        </draw:polyline>
        <draw:frame draw:style-name="gr2" draw:text-style-name="P3" draw:layer="layout" svg:width="0.247cm" svg:height="0.357cm" svg:x="30.293cm" svg:y="17.77cm">
          <draw:text-box>
            <text:p text:style-name="P2"><text:span text:style-name="T1">5</text:span></text:p>
          </draw:text-box>
        </draw:frame>
        <draw:line draw:style-name="gr1" draw:text-style-name="P1" draw:layer="layout" svg:x1="31.505cm" svg:y1="18.738cm" svg:x2="31.562cm" svg:y2="18.738cm">
          <text:p/>
        </draw:line>
        <draw:polyline draw:style-name="gr1" draw:text-style-name="P1" draw:layer="layout" svg:width="0.028cm" svg:height="0.099cm" svg:x="31.534cm" svg:y="18.639cm" svg:viewBox="0 0 29 100" draw:points="0,100 0,0 10,14 20,24 29,29">
          <text:p/>
        </draw:polyline>
        <draw:frame draw:style-name="gr4" draw:text-style-name="P4" draw:layer="layout" svg:width="0.138cm" svg:height="0.209cm" svg:x="31.573cm" svg:y="18.584cm">
          <draw:text-box>
            <text:p text:style-name="P2"><text:span text:style-name="T2">1</text:span></text:p>
          </draw:text-box>
        </draw:frame>
        <draw:frame draw:style-name="gr2" draw:text-style-name="P3" draw:layer="layout" svg:width="0.247cm" svg:height="0.357cm" svg:x="14.772cm" svg:y="17.77cm">
          <draw:text-box>
            <text:p text:style-name="P2"><text:span text:style-name="T1">P</text:span></text:p>
          </draw:text-box>
        </draw:frame>
        <draw:polyline draw:style-name="gr3" draw:text-style-name="P1" draw:layer="layout" svg:width="0.102cm" svg:height="0.177cm" svg:x="14.649cm" svg:y="17.868cm" svg:viewBox="0 0 103 178" draw:points="103,178 103,0 34,0 17,8 9,16 0,33 0,59 9,76 17,84 34,93 103,93">
          <text:p/>
        </draw:polyline>
        <draw:polyline draw:style-name="gr3" draw:text-style-name="P1" draw:layer="layout" svg:width="0.118cm" svg:height="0.177cm" svg:x="14.472cm" svg:y="17.868cm" svg:viewBox="0 0 119 178" draw:points="119,0 0,0 76,178">
          <text:p/>
        </draw:polyline>
        <draw:frame draw:style-name="gr2" draw:text-style-name="P3" draw:layer="layout" svg:width="0.247cm" svg:height="0.357cm" svg:x="14.607cm" svg:y="17.77cm">
          <draw:text-box>
            <text:p text:style-name="P2"><text:span text:style-name="T1">7</text:span></text:p>
          </draw:text-box>
        </draw:frame>
        <draw:line draw:style-name="gr1" draw:text-style-name="P1" draw:layer="layout" svg:x1="15.818cm" svg:y1="18.738cm" svg:x2="15.875cm" svg:y2="18.738cm">
          <text:p/>
        </draw:line>
        <draw:polyline draw:style-name="gr1" draw:text-style-name="P1" draw:layer="layout" svg:width="0.028cm" svg:height="0.099cm" svg:x="15.847cm" svg:y="18.639cm" svg:viewBox="0 0 29 100" draw:points="0,100 0,0 9,14 20,24 29,29">
          <text:p/>
        </draw:polyline>
        <draw:frame draw:style-name="gr4" draw:text-style-name="P4" draw:layer="layout" svg:width="0.138cm" svg:height="0.209cm" svg:x="15.886cm" svg:y="18.584cm">
          <draw:text-box>
            <text:p text:style-name="P2"><text:span text:style-name="T2">1</text:span></text:p>
          </draw:text-box>
        </draw:frame>
        <draw:frame draw:style-name="gr2" draw:text-style-name="P3" draw:layer="layout" svg:width="0.247cm" svg:height="0.357cm" svg:x="6.928cm" svg:y="17.77cm">
          <draw:text-box>
            <text:p text:style-name="P2"><text:span text:style-name="T1">P</text:span></text:p>
          </draw:text-box>
        </draw:frame>
        <draw:polyline draw:style-name="gr3" draw:text-style-name="P1" draw:layer="layout" svg:width="0.101cm" svg:height="0.177cm" svg:x="6.806cm" svg:y="17.868cm" svg:viewBox="0 0 102 178" draw:points="102,178 102,0 35,0 18,8 8,16 0,33 0,59 8,76 18,84 35,93 102,93">
          <text:p/>
        </draw:polyline>
        <draw:polyline draw:style-name="gr3" draw:text-style-name="P1" draw:layer="layout" svg:width="0.101cm" svg:height="0.177cm" svg:x="6.637cm" svg:y="17.868cm" svg:viewBox="0 0 102 178" draw:points="67,76 85,67 94,59 102,42 102,33 94,16 85,8 67,0 33,0 16,8 8,16 0,33 0,42 8,59 16,67 33,76 67,76 85,84 94,93 102,111 102,144 94,161 85,170 67,178 33,178 16,170 8,161 0,144 0,111 8,93 16,84 33,76">
          <text:p/>
        </draw:polyline>
        <draw:frame draw:style-name="gr2" draw:text-style-name="P3" draw:layer="layout" svg:width="0.247cm" svg:height="0.357cm" svg:x="6.763cm" svg:y="17.77cm">
          <draw:text-box>
            <text:p text:style-name="P2"><text:span text:style-name="T1">8</text:span></text:p>
          </draw:text-box>
        </draw:frame>
        <draw:line draw:style-name="gr1" draw:text-style-name="P1" draw:layer="layout" svg:x1="7.975cm" svg:y1="18.738cm" svg:x2="8.032cm" svg:y2="18.738cm">
          <text:p/>
        </draw:line>
        <draw:polyline draw:style-name="gr1" draw:text-style-name="P1" draw:layer="layout" svg:width="0.029cm" svg:height="0.099cm" svg:x="8.003cm" svg:y="18.639cm" svg:viewBox="0 0 30 100" draw:points="0,100 0,0 10,14 20,24 30,29">
          <text:p/>
        </draw:polyline>
        <draw:frame draw:style-name="gr4" draw:text-style-name="P4" draw:layer="layout" svg:width="0.138cm" svg:height="0.209cm" svg:x="8.042cm" svg:y="18.584cm">
          <draw:text-box>
            <text:p text:style-name="P2"><text:span text:style-name="T2">1</text:span></text:p>
          </draw:text-box>
        </draw:frame>
        <draw:frame draw:style-name="gr2" draw:text-style-name="P3" draw:layer="layout" svg:width="0.247cm" svg:height="0.357cm" svg:x="30.459cm" svg:y="10.216cm">
          <draw:text-box>
            <text:p text:style-name="P2"><text:span text:style-name="T1">P</text:span></text:p>
          </draw:text-box>
        </draw:frame>
        <draw:polyline draw:style-name="gr3" draw:text-style-name="P1" draw:layer="layout" svg:width="0.102cm" svg:height="0.177cm" svg:x="30.336cm" svg:y="10.314cm" svg:viewBox="0 0 103 178" draw:points="103,178 103,0 35,0 18,8 9,16 0,33 0,60 9,77 18,85 35,94 103,94">
          <text:p/>
        </draw:polyline>
        <draw:polyline draw:style-name="gr3" draw:text-style-name="P1" draw:layer="layout" svg:width="0.102cm" svg:height="0.177cm" svg:x="30.167cm" svg:y="10.314cm" svg:viewBox="0 0 103 178" draw:points="86,178 51,178 34,170 25,161 8,136 0,102 0,33 8,16 17,8 34,0 68,0 86,8 94,16 103,33 103,77 94,94 86,102 68,111 34,111 17,102 8,94 0,77">
          <text:p/>
        </draw:polyline>
        <draw:frame draw:style-name="gr2" draw:text-style-name="P3" draw:layer="layout" svg:width="0.247cm" svg:height="0.357cm" svg:x="30.293cm" svg:y="10.216cm">
          <draw:text-box>
            <text:p text:style-name="P2"><text:span text:style-name="T1">9</text:span></text:p>
          </draw:text-box>
        </draw:frame>
        <draw:line draw:style-name="gr1" draw:text-style-name="P1" draw:layer="layout" svg:x1="31.505cm" svg:y1="11.184cm" svg:x2="31.562cm" svg:y2="11.184cm">
          <text:p/>
        </draw:line>
        <draw:polyline draw:style-name="gr1" draw:text-style-name="P1" draw:layer="layout" svg:width="0.028cm" svg:height="0.099cm" svg:x="31.534cm" svg:y="11.085cm" svg:viewBox="0 0 29 100" draw:points="0,100 0,0 10,14 20,23 29,28">
          <text:p/>
        </draw:polyline>
        <draw:frame draw:style-name="gr4" draw:text-style-name="P4" draw:layer="layout" svg:width="0.138cm" svg:height="0.209cm" svg:x="31.573cm" svg:y="11.03cm">
          <draw:text-box>
            <text:p text:style-name="P2"><text:span text:style-name="T2">1</text:span></text:p>
          </draw:text-box>
        </draw:frame>
        <draw:frame draw:style-name="gr2" draw:text-style-name="P3" draw:layer="layout" svg:width="0.247cm" svg:height="0.357cm" svg:x="14.841cm" svg:y="10.216cm">
          <draw:text-box>
            <text:p text:style-name="P2"><text:span text:style-name="T1">P</text:span></text:p>
          </draw:text-box>
        </draw:frame>
        <draw:frame draw:style-name="gr2" draw:text-style-name="P3" draw:layer="layout" svg:width="0.247cm" svg:height="0.357cm" svg:x="14.675cm" svg:y="10.216cm">
          <draw:text-box>
            <text:p text:style-name="P2"><text:span text:style-name="T1">1</text:span></text:p>
          </draw:text-box>
        </draw:frame>
        <draw:polyline draw:style-name="gr3" draw:text-style-name="P1" draw:layer="layout" svg:width="0.102cm" svg:height="0.177cm" svg:x="14.734cm" svg:y="10.314cm" svg:viewBox="0 0 103 178" draw:points="103,178 103,0 34,0 17,8 8,16 0,33 0,60 8,77 17,85 34,94 103,94">
          <text:p/>
        </draw:polyline>
        <draw:line draw:style-name="gr3" draw:text-style-name="P1" draw:layer="layout" svg:x1="14.565cm" svg:y1="10.491cm" svg:x2="14.666cm" svg:y2="10.491cm">
          <text:p/>
        </draw:line>
        <draw:polyline draw:style-name="gr3" draw:text-style-name="P1" draw:layer="layout" svg:width="0.051cm" svg:height="0.177cm" svg:x="14.615cm" svg:y="10.314cm" svg:viewBox="0 0 52 178" draw:points="0,178 0,0 18,25 35,43 52,51">
          <text:p/>
        </draw:polyline>
        <draw:line draw:style-name="gr3" draw:text-style-name="P1" draw:layer="layout" svg:x1="14.395cm" svg:y1="10.491cm" svg:x2="14.497cm" svg:y2="10.491cm">
          <text:p/>
        </draw:line>
        <draw:polyline draw:style-name="gr3" draw:text-style-name="P1" draw:layer="layout" svg:width="0.051cm" svg:height="0.177cm" svg:x="14.446cm" svg:y="10.314cm" svg:viewBox="0 0 52 178" draw:points="0,178 0,0 17,25 35,43 52,51">
          <text:p/>
        </draw:polyline>
        <draw:frame draw:style-name="gr2" draw:text-style-name="P3" draw:layer="layout" svg:width="0.247cm" svg:height="0.357cm" svg:x="14.538cm" svg:y="10.216cm">
          <draw:text-box>
            <text:p text:style-name="P2"><text:span text:style-name="T1">1</text:span></text:p>
          </draw:text-box>
        </draw:frame>
        <draw:line draw:style-name="gr1" draw:text-style-name="P1" draw:layer="layout" svg:x1="15.818cm" svg:y1="11.184cm" svg:x2="15.875cm" svg:y2="11.184cm">
          <text:p/>
        </draw:line>
        <draw:polyline draw:style-name="gr1" draw:text-style-name="P1" draw:layer="layout" svg:width="0.028cm" svg:height="0.099cm" svg:x="15.847cm" svg:y="11.085cm" svg:viewBox="0 0 29 100" draw:points="0,100 0,0 9,14 20,23 29,28">
          <text:p/>
        </draw:polyline>
        <draw:frame draw:style-name="gr4" draw:text-style-name="P4" draw:layer="layout" svg:width="0.138cm" svg:height="0.209cm" svg:x="15.886cm" svg:y="11.03cm">
          <draw:text-box>
            <text:p text:style-name="P2"><text:span text:style-name="T2">1</text:span></text:p>
          </draw:text-box>
        </draw:frame>
        <draw:frame draw:style-name="gr2" draw:text-style-name="P3" draw:layer="layout" svg:width="0.247cm" svg:height="0.357cm" svg:x="6.997cm" svg:y="10.216cm">
          <draw:text-box>
            <text:p text:style-name="P2"><text:span text:style-name="T1">P</text:span></text:p>
          </draw:text-box>
        </draw:frame>
        <draw:frame draw:style-name="gr2" draw:text-style-name="P3" draw:layer="layout" svg:width="0.247cm" svg:height="0.357cm" svg:x="6.832cm" svg:y="10.216cm">
          <draw:text-box>
            <text:p text:style-name="P2"><text:span text:style-name="T1">1</text:span></text:p>
          </draw:text-box>
        </draw:frame>
        <draw:polyline draw:style-name="gr3" draw:text-style-name="P1" draw:layer="layout" svg:width="0.101cm" svg:height="0.177cm" svg:x="6.891cm" svg:y="10.314cm" svg:viewBox="0 0 102 178" draw:points="102,178 102,0 34,0 16,8 8,16 0,33 0,60 8,77 16,85 34,94 102,94">
          <text:p/>
        </draw:polyline>
        <draw:line draw:style-name="gr3" draw:text-style-name="P1" draw:layer="layout" svg:x1="6.721cm" svg:y1="10.491cm" svg:x2="6.823cm" svg:y2="10.491cm">
          <text:p/>
        </draw:line>
        <draw:polyline draw:style-name="gr3" draw:text-style-name="P1" draw:layer="layout" svg:width="0.051cm" svg:height="0.177cm" svg:x="6.772cm" svg:y="10.314cm" svg:viewBox="0 0 52 178" draw:points="0,178 0,0 18,25 35,43 52,51">
          <text:p/>
        </draw:polyline>
        <draw:polyline draw:style-name="gr3" draw:text-style-name="P1" draw:layer="layout" svg:width="0.11cm" svg:height="0.177cm" svg:x="6.552cm" svg:y="10.314cm" svg:viewBox="0 0 111 178" draw:points="101,16 93,8 76,0 34,0 17,8 8,16 0,33 0,51 8,77 111,178 0,178">
          <text:p/>
        </draw:polyline>
        <draw:frame draw:style-name="gr2" draw:text-style-name="P3" draw:layer="layout" svg:width="0.247cm" svg:height="0.357cm" svg:x="6.694cm" svg:y="10.216cm">
          <draw:text-box>
            <text:p text:style-name="P2"><text:span text:style-name="T1">2</text:span></text:p>
          </draw:text-box>
        </draw:frame>
        <draw:line draw:style-name="gr1" draw:text-style-name="P1" draw:layer="layout" svg:x1="7.975cm" svg:y1="11.184cm" svg:x2="8.032cm" svg:y2="11.184cm">
          <text:p/>
        </draw:line>
        <draw:polyline draw:style-name="gr1" draw:text-style-name="P1" draw:layer="layout" svg:width="0.029cm" svg:height="0.099cm" svg:x="8.003cm" svg:y="11.085cm" svg:viewBox="0 0 30 100" draw:points="0,100 0,0 10,14 20,23 30,28">
          <text:p/>
        </draw:polyline>
        <draw:frame draw:style-name="gr4" draw:text-style-name="P4" draw:layer="layout" svg:width="0.138cm" svg:height="0.209cm" svg:x="8.042cm" svg:y="11.03cm">
          <draw:text-box>
            <text:p text:style-name="P2"><text:span text:style-name="T2">1</text:span></text:p>
          </draw:text-box>
        </draw:frame>
        <draw:frame draw:style-name="gr2" draw:text-style-name="P3" draw:layer="layout" svg:width="0.247cm" svg:height="0.357cm" svg:x="30.527cm" svg:y="2.662cm">
          <draw:text-box>
            <text:p text:style-name="P2"><text:span text:style-name="T1">P</text:span></text:p>
          </draw:text-box>
        </draw:frame>
        <draw:frame draw:style-name="gr2" draw:text-style-name="P3" draw:layer="layout" svg:width="0.247cm" svg:height="0.357cm" svg:x="30.362cm" svg:y="2.662cm">
          <draw:text-box>
            <text:p text:style-name="P2"><text:span text:style-name="T1">1</text:span></text:p>
          </draw:text-box>
        </draw:frame>
        <draw:polyline draw:style-name="gr3" draw:text-style-name="P1" draw:layer="layout" svg:width="0.102cm" svg:height="0.178cm" svg:x="30.421cm" svg:y="2.76cm" svg:viewBox="0 0 103 179" draw:points="103,179 103,0 35,0 17,8 8,16 0,34 0,59 8,76 17,84 35,93 103,93">
          <text:p/>
        </draw:polyline>
        <draw:line draw:style-name="gr3" draw:text-style-name="P1" draw:layer="layout" svg:x1="30.252cm" svg:y1="2.938cm" svg:x2="30.353cm" svg:y2="2.938cm">
          <text:p/>
        </draw:line>
        <draw:polyline draw:style-name="gr3" draw:text-style-name="P1" draw:layer="layout" svg:width="0.051cm" svg:height="0.178cm" svg:x="30.302cm" svg:y="2.76cm" svg:viewBox="0 0 52 179" draw:points="0,179 0,0 17,25 35,42 52,51">
          <text:p/>
        </draw:polyline>
        <draw:polyline draw:style-name="gr3" draw:text-style-name="P1" draw:layer="layout" svg:width="0.11cm" svg:height="0.178cm" svg:x="30.082cm" svg:y="2.76cm" svg:viewBox="0 0 111 179" draw:points="111,0 0,0 61,67 34,67 17,76 9,84 0,101 0,143 9,162 17,170 34,179 86,179 103,170 111,162">
          <text:p/>
        </draw:polyline>
        <draw:frame draw:style-name="gr2" draw:text-style-name="P3" draw:layer="layout" svg:width="0.247cm" svg:height="0.357cm" svg:x="30.225cm" svg:y="2.662cm">
          <draw:text-box>
            <text:p text:style-name="P2"><text:span text:style-name="T1">3</text:span></text:p>
          </draw:text-box>
        </draw:frame>
        <draw:line draw:style-name="gr1" draw:text-style-name="P1" draw:layer="layout" svg:x1="31.505cm" svg:y1="3.63cm" svg:x2="31.562cm" svg:y2="3.63cm">
          <text:p/>
        </draw:line>
        <draw:polyline draw:style-name="gr1" draw:text-style-name="P1" draw:layer="layout" svg:width="0.028cm" svg:height="0.099cm" svg:x="31.534cm" svg:y="3.531cm" svg:viewBox="0 0 29 100" draw:points="0,100 0,0 10,14 20,23 29,28">
          <text:p/>
        </draw:polyline>
        <draw:frame draw:style-name="gr4" draw:text-style-name="P4" draw:layer="layout" svg:width="0.138cm" svg:height="0.209cm" svg:x="31.573cm" svg:y="3.476cm">
          <draw:text-box>
            <text:p text:style-name="P2"><text:span text:style-name="T2">1</text:span></text:p>
          </draw:text-box>
        </draw:frame>
        <draw:frame draw:style-name="gr2" draw:text-style-name="P3" draw:layer="layout" svg:width="0.247cm" svg:height="0.357cm" svg:x="14.841cm" svg:y="2.662cm">
          <draw:text-box>
            <text:p text:style-name="P2"><text:span text:style-name="T1">P</text:span></text:p>
          </draw:text-box>
        </draw:frame>
        <draw:frame draw:style-name="gr2" draw:text-style-name="P3" draw:layer="layout" svg:width="0.247cm" svg:height="0.357cm" svg:x="14.675cm" svg:y="2.662cm">
          <draw:text-box>
            <text:p text:style-name="P2"><text:span text:style-name="T1">1</text:span></text:p>
          </draw:text-box>
        </draw:frame>
        <draw:polyline draw:style-name="gr3" draw:text-style-name="P1" draw:layer="layout" svg:width="0.102cm" svg:height="0.178cm" svg:x="14.734cm" svg:y="2.76cm" svg:viewBox="0 0 103 179" draw:points="103,179 103,0 34,0 17,8 8,16 0,34 0,59 8,76 17,84 34,93 103,93">
          <text:p/>
        </draw:polyline>
        <draw:line draw:style-name="gr3" draw:text-style-name="P1" draw:layer="layout" svg:x1="14.565cm" svg:y1="2.938cm" svg:x2="14.666cm" svg:y2="2.938cm">
          <text:p/>
        </draw:line>
        <draw:polyline draw:style-name="gr3" draw:text-style-name="P1" draw:layer="layout" svg:width="0.051cm" svg:height="0.178cm" svg:x="14.615cm" svg:y="2.76cm" svg:viewBox="0 0 52 179" draw:points="0,179 0,0 18,25 35,42 52,51">
          <text:p/>
        </draw:polyline>
        <draw:polyline draw:style-name="gr3" draw:text-style-name="P1" draw:layer="layout" svg:width="0.102cm" svg:height="0.178cm" svg:x="14.395cm" svg:y="2.76cm" svg:viewBox="0 0 103 179" draw:points="9,0 93,0 103,84 93,76 77,67 34,67 17,76 9,84 0,101 0,143 9,162 17,170 34,179 77,179 93,170 103,162">
          <text:p/>
        </draw:polyline>
        <draw:frame draw:style-name="gr2" draw:text-style-name="P3" draw:layer="layout" svg:width="0.247cm" svg:height="0.357cm" svg:x="14.538cm" svg:y="2.662cm">
          <draw:text-box>
            <text:p text:style-name="P2"><text:span text:style-name="T1">5</text:span></text:p>
          </draw:text-box>
        </draw:frame>
        <draw:line draw:style-name="gr1" draw:text-style-name="P1" draw:layer="layout" svg:x1="15.818cm" svg:y1="3.63cm" svg:x2="15.875cm" svg:y2="3.63cm">
          <text:p/>
        </draw:line>
        <draw:polyline draw:style-name="gr1" draw:text-style-name="P1" draw:layer="layout" svg:width="0.028cm" svg:height="0.099cm" svg:x="15.847cm" svg:y="3.531cm" svg:viewBox="0 0 29 100" draw:points="0,100 0,0 9,14 20,23 29,28">
          <text:p/>
        </draw:polyline>
        <draw:frame draw:style-name="gr4" draw:text-style-name="P4" draw:layer="layout" svg:width="0.138cm" svg:height="0.209cm" svg:x="15.886cm" svg:y="3.476cm">
          <draw:text-box>
            <text:p text:style-name="P2"><text:span text:style-name="T2">1</text:span></text:p>
          </draw:text-box>
        </draw:frame>
        <draw:frame draw:style-name="gr2" draw:text-style-name="P3" draw:layer="layout" svg:width="0.247cm" svg:height="0.357cm" svg:x="6.997cm" svg:y="2.662cm">
          <draw:text-box>
            <text:p text:style-name="P2"><text:span text:style-name="T1">P</text:span></text:p>
          </draw:text-box>
        </draw:frame>
        <draw:frame draw:style-name="gr2" draw:text-style-name="P3" draw:layer="layout" svg:width="0.247cm" svg:height="0.357cm" svg:x="6.832cm" svg:y="2.662cm">
          <draw:text-box>
            <text:p text:style-name="P2"><text:span text:style-name="T1">1</text:span></text:p>
          </draw:text-box>
        </draw:frame>
        <draw:polyline draw:style-name="gr3" draw:text-style-name="P1" draw:layer="layout" svg:width="0.101cm" svg:height="0.178cm" svg:x="6.891cm" svg:y="2.76cm" svg:viewBox="0 0 102 179" draw:points="102,179 102,0 34,0 16,8 8,16 0,34 0,59 8,76 16,84 34,93 102,93">
          <text:p/>
        </draw:polyline>
        <draw:line draw:style-name="gr3" draw:text-style-name="P1" draw:layer="layout" svg:x1="6.721cm" svg:y1="2.938cm" svg:x2="6.823cm" svg:y2="2.938cm">
          <text:p/>
        </draw:line>
        <draw:polyline draw:style-name="gr3" draw:text-style-name="P1" draw:layer="layout" svg:width="0.051cm" svg:height="0.178cm" svg:x="6.772cm" svg:y="2.76cm" svg:viewBox="0 0 52 179" draw:points="0,179 0,0 18,25 35,42 52,51">
          <text:p/>
        </draw:polyline>
        <draw:polyline draw:style-name="gr3" draw:text-style-name="P1" draw:layer="layout" svg:width="0.101cm" svg:height="0.178cm" svg:x="6.552cm" svg:y="2.76cm" svg:viewBox="0 0 102 179" draw:points="17,0 51,0 69,8 77,16 94,42 102,76 102,143 94,162 86,170 69,179 34,179 17,170 8,162 0,143 0,101 8,84 17,76 34,67 69,67 86,76 94,84 102,101">
          <text:p/>
        </draw:polyline>
        <draw:frame draw:style-name="gr2" draw:text-style-name="P3" draw:layer="layout" svg:width="0.247cm" svg:height="0.357cm" svg:x="6.694cm" svg:y="2.662cm">
          <draw:text-box>
            <text:p text:style-name="P2"><text:span text:style-name="T1">6</text:span></text:p>
          </draw:text-box>
        </draw:frame>
        <draw:line draw:style-name="gr1" draw:text-style-name="P1" draw:layer="layout" svg:x1="7.975cm" svg:y1="3.63cm" svg:x2="8.032cm" svg:y2="3.63cm">
          <text:p/>
        </draw:line>
        <draw:polyline draw:style-name="gr1" draw:text-style-name="P1" draw:layer="layout" svg:width="0.029cm" svg:height="0.099cm" svg:x="8.003cm" svg:y="3.531cm" svg:viewBox="0 0 30 100" draw:points="0,100 0,0 10,14 20,23 30,28">
          <text:p/>
        </draw:polyline>
        <draw:frame draw:style-name="gr4" draw:text-style-name="P4" draw:layer="layout" svg:width="0.138cm" svg:height="0.209cm" svg:x="8.042cm" svg:y="3.476cm">
          <draw:text-box>
            <text:p text:style-name="P2"><text:span text:style-name="T2">1</text:span></text:p>
          </draw:text-box>
        </draw:frame>
        <draw:line draw:style-name="gr5" draw:text-style-name="P1" draw:layer="layout" svg:x1="16.746cm" svg:y1="39.543cm" svg:x2="16.618cm" svg:y2="39.36cm">
          <text:p/>
        </draw:line>
        <draw:polyline draw:style-name="gr5" draw:text-style-name="P1" draw:layer="layout" svg:width="0.217cm" svg:height="0.381cm" svg:x="16.528cm" svg:y="39.161cm" svg:viewBox="0 0 218 382" draw:points="0,382 0,0 146,0 182,18 200,36 218,72 218,127 200,163 182,181 146,199 0,199">
          <text:p/>
        </draw:polyline>
        <draw:polyline draw:style-name="gr5" draw:text-style-name="P1" draw:layer="layout" svg:width="0.217cm" svg:height="0.381cm" svg:x="16.891cm" svg:y="39.161cm" svg:viewBox="0 0 218 382" draw:points="0,364 54,382 146,382 182,364 200,346 218,309 218,272 200,236 182,218 146,199 72,181 36,163 18,145 0,109 0,72 18,36 36,18 72,0 164,0 218,18">
          <text:p/>
        </draw:polyline>
        <draw:line draw:style-name="gr5" draw:text-style-name="P1" draw:layer="layout" svg:x1="17.272cm" svg:y1="39.397cm" svg:x2="17.562cm" svg:y2="39.397cm">
          <text:p/>
        </draw:line>
        <draw:line draw:style-name="gr5" draw:text-style-name="P1" draw:layer="layout" svg:x1="17.907cm" svg:y1="39.288cm" svg:x2="17.907cm" svg:y2="39.542cm">
          <text:p/>
        </draw:line>
        <draw:polyline draw:style-name="gr5" draw:text-style-name="P1" draw:layer="layout" svg:width="0.236cm" svg:height="0.272cm" svg:x="17.725cm" svg:y="39.143cm" svg:viewBox="0 0 237 273" draw:points="92,0 0,273 237,273">
          <text:p/>
        </draw:polyline>
        <draw:polyline draw:style-name="gr5" draw:text-style-name="P1" draw:layer="layout" svg:width="0.218cm" svg:height="0.381cm" svg:x="18.088cm" svg:y="39.161cm" svg:viewBox="0 0 219 382" draw:points="74,163 37,145 18,127 0,91 0,72 18,36 37,18 74,0 146,0 182,18 201,36 219,72 219,91 201,127 182,145 146,163 74,163 37,181 18,199 0,236 0,309 18,346 37,364 74,382 146,382 182,364 201,346 219,309 219,236 201,199 182,181 146,163">
          <text:p/>
        </draw:polyline>
        <draw:polyline draw:style-name="gr5" draw:text-style-name="P1" draw:layer="layout" svg:width="0.218cm" svg:height="0.381cm" svg:x="18.451cm" svg:y="39.161cm" svg:viewBox="0 0 219 382" draw:points="200,0 18,0 0,181 18,163 54,145 146,145 182,163 200,181 219,218 219,309 200,346 182,364 146,382 54,382 18,364 0,346">
          <text:p/>
        </draw:polyline>
        <draw:polyline draw:style-name="gr5" draw:text-style-name="P1" draw:layer="layout" svg:width="0.218cm" svg:height="0.381cm" svg:x="19.122cm" svg:y="39.161cm" svg:viewBox="0 0 219 382" draw:points="128,181 183,199 201,218 219,254 219,309 201,346 183,364 146,382 0,382 0,0 128,0 164,18 183,36 201,72 201,109 183,145 164,163 128,181 0,181">
          <text:p/>
        </draw:polyline>
        <draw:polygon draw:style-name="gr5" draw:text-style-name="P1" draw:layer="layout" svg:width="0.254cm" svg:height="0.381cm" svg:x="19.485cm" svg:y="39.161cm" svg:viewBox="0 0 255 382" draw:points="91,0 163,0 201,18 237,54 255,127 255,254 237,327 201,364 163,382 91,382 54,364 18,327 0,254 0,127 18,54 54,18">
          <text:p/>
        </draw:polygon>
        <draw:line draw:style-name="gr5" draw:text-style-name="P1" draw:layer="layout" svg:x1="19.884cm" svg:y1="39.433cm" svg:x2="20.066cm" svg:y2="39.433cm">
          <text:p/>
        </draw:line>
        <draw:polyline draw:style-name="gr5" draw:text-style-name="P1" draw:layer="layout" svg:width="0.254cm" svg:height="0.381cm" svg:x="19.848cm" svg:y="39.161cm" svg:viewBox="0 0 255 382" draw:points="0,382 128,0 255,382">
          <text:p/>
        </draw:polyline>
        <draw:line draw:style-name="gr5" draw:text-style-name="P1" draw:layer="layout" svg:x1="20.448cm" svg:y1="39.543cm" svg:x2="20.32cm" svg:y2="39.36cm">
          <text:p/>
        </draw:line>
        <draw:polyline draw:style-name="gr5" draw:text-style-name="P1" draw:layer="layout" svg:width="0.218cm" svg:height="0.381cm" svg:x="20.229cm" svg:y="39.161cm" svg:viewBox="0 0 219 382" draw:points="0,382 0,0 146,0 182,18 200,36 219,72 219,127 200,163 182,181 146,199 0,199">
          <text:p/>
        </draw:polyline>
        <draw:polygon draw:style-name="gr5" draw:text-style-name="P1" draw:layer="layout" svg:width="0.218cm" svg:height="0.381cm" svg:x="20.61cm" svg:y="39.161cm" svg:viewBox="0 0 219 382" draw:points="0,382 0,0 91,0 146,18 182,54 200,91 219,163 219,218 200,291 182,327 146,364 91,382">
          <text:p/>
        </draw:polygon>
        <draw:frame draw:style-name="gr6" draw:text-style-name="P5" draw:layer="layout" svg:width="3.854cm" svg:height="0.763cm" svg:x="16.723cm" svg:y="38.951cm">
          <draw:text-box>
            <text:p text:style-name="P2"><text:span text:style-name="T3">RS-485 BOARD</text:span></text:p>
          </draw:text-box>
        </draw:frame>
        <draw:polyline draw:style-name="gr5" draw:text-style-name="P1" draw:layer="layout" svg:width="0.217cm" svg:height="0.381cm" svg:x="5.996cm" svg:y="35.859cm" svg:viewBox="0 0 218 382" draw:points="0,0 0,309 18,346 36,364 72,382 145,382 181,364 200,346 218,309 218,0">
          <text:p/>
        </draw:polyline>
        <draw:polyline draw:style-name="gr5" draw:text-style-name="P1" draw:layer="layout" svg:width="0.236cm" svg:height="0.381cm" svg:x="6.377cm" svg:y="35.859cm" svg:viewBox="0 0 237 382" draw:points="237,346 218,364 164,382 128,382 72,364 36,327 18,291 0,219 0,164 18,91 36,54 72,18 128,0 164,0 218,18 237,36">
          <text:p/>
        </draw:polyline>
        <draw:polygon draw:style-name="gr5" draw:text-style-name="P1" draw:layer="layout" svg:width="0.217cm" svg:height="0.381cm" svg:x="6.758cm" svg:y="35.859cm" svg:viewBox="0 0 218 382" draw:points="91,0 128,0 164,18 182,36 200,72 218,145 218,237 200,309 182,346 164,364 128,382 91,382 54,364 36,346 18,309 0,237 0,145 18,72 36,36 54,18">
          <text:p/>
        </draw:polygon>
        <draw:line draw:style-name="gr7" draw:text-style-name="P1" draw:layer="layout" svg:x1="29.813cm" svg:y1="34.671cm" svg:x2="26.638cm" svg:y2="34.671cm">
          <text:p/>
        </draw:line>
        <draw:line draw:style-name="gr7" draw:text-style-name="P1" draw:layer="layout" svg:x1="29.813cm" svg:y1="28.194cm" svg:x2="29.813cm" svg:y2="34.671cm">
          <text:p/>
        </draw:line>
        <draw:line draw:style-name="gr7" draw:text-style-name="P1" draw:layer="layout" svg:x1="26.638cm" svg:y1="34.671cm" svg:x2="26.638cm" svg:y2="28.194cm">
          <text:p/>
        </draw:line>
        <draw:line draw:style-name="gr7" draw:text-style-name="P1" draw:layer="layout" svg:x1="25.939cm" svg:y1="34.671cm" svg:x2="22.764cm" svg:y2="34.671cm">
          <text:p/>
        </draw:line>
        <draw:line draw:style-name="gr7" draw:text-style-name="P1" draw:layer="layout" svg:x1="25.939cm" svg:y1="28.194cm" svg:x2="25.939cm" svg:y2="34.671cm">
          <text:p/>
        </draw:line>
        <draw:line draw:style-name="gr7" draw:text-style-name="P1" draw:layer="layout" svg:x1="22.764cm" svg:y1="34.671cm" svg:x2="22.764cm" svg:y2="28.194cm">
          <text:p/>
        </draw:line>
        <draw:line draw:style-name="gr7" draw:text-style-name="P1" draw:layer="layout" svg:x1="22.066cm" svg:y1="34.671cm" svg:x2="18.891cm" svg:y2="34.671cm">
          <text:p/>
        </draw:line>
        <draw:line draw:style-name="gr7" draw:text-style-name="P1" draw:layer="layout" svg:x1="22.066cm" svg:y1="28.194cm" svg:x2="22.066cm" svg:y2="34.671cm">
          <text:p/>
        </draw:line>
        <draw:line draw:style-name="gr7" draw:text-style-name="P1" draw:layer="layout" svg:x1="18.891cm" svg:y1="34.671cm" svg:x2="18.891cm" svg:y2="28.194cm">
          <text:p/>
        </draw:line>
        <draw:line draw:style-name="gr7" draw:text-style-name="P1" draw:layer="layout" svg:x1="18.192cm" svg:y1="34.671cm" svg:x2="15.017cm" svg:y2="34.671cm">
          <text:p/>
        </draw:line>
        <draw:line draw:style-name="gr7" draw:text-style-name="P1" draw:layer="layout" svg:x1="18.192cm" svg:y1="28.194cm" svg:x2="18.192cm" svg:y2="34.671cm">
          <text:p/>
        </draw:line>
        <draw:line draw:style-name="gr7" draw:text-style-name="P1" draw:layer="layout" svg:x1="15.017cm" svg:y1="34.671cm" svg:x2="15.017cm" svg:y2="28.194cm">
          <text:p/>
        </draw:line>
        <draw:line draw:style-name="gr7" draw:text-style-name="P1" draw:layer="layout" svg:x1="14.319cm" svg:y1="34.671cm" svg:x2="11.144cm" svg:y2="34.671cm">
          <text:p/>
        </draw:line>
        <draw:line draw:style-name="gr7" draw:text-style-name="P1" draw:layer="layout" svg:x1="14.319cm" svg:y1="28.194cm" svg:x2="14.319cm" svg:y2="34.671cm">
          <text:p/>
        </draw:line>
        <draw:line draw:style-name="gr7" draw:text-style-name="P1" draw:layer="layout" svg:x1="11.144cm" svg:y1="34.671cm" svg:x2="11.144cm" svg:y2="28.194cm">
          <text:p/>
        </draw:line>
        <draw:line draw:style-name="gr7" draw:text-style-name="P1" draw:layer="layout" svg:x1="7.27cm" svg:y1="28.194cm" svg:x2="7.27cm" svg:y2="34.671cm">
          <text:p/>
        </draw:line>
        <draw:line draw:style-name="gr7" draw:text-style-name="P1" draw:layer="layout" svg:x1="10.445cm" svg:y1="34.671cm" svg:x2="10.445cm" svg:y2="28.194cm">
          <text:p/>
        </draw:line>
        <draw:line draw:style-name="gr7" draw:text-style-name="P1" draw:layer="layout" svg:x1="7.27cm" svg:y1="34.671cm" svg:x2="10.445cm" svg:y2="34.671cm">
          <text:p/>
        </draw:line>
        <draw:line draw:style-name="gr7" draw:text-style-name="P1" draw:layer="layout" svg:x1="3.397cm" svg:y1="34.671cm" svg:x2="3.429cm" svg:y2="34.671cm">
          <text:p/>
        </draw:line>
        <draw:line draw:style-name="gr7" draw:text-style-name="P1" draw:layer="layout" svg:x1="3.397cm" svg:y1="28.194cm" svg:x2="3.397cm" svg:y2="34.671cm">
          <text:p/>
        </draw:line>
        <draw:line draw:style-name="gr7" draw:text-style-name="P1" draw:layer="layout" svg:x1="6.572cm" svg:y1="34.671cm" svg:x2="6.572cm" svg:y2="28.194cm">
          <text:p/>
        </draw:line>
        <draw:line draw:style-name="gr7" draw:text-style-name="P1" draw:layer="layout" svg:x1="6.54cm" svg:y1="34.671cm" svg:x2="6.572cm" svg:y2="34.671cm">
          <text:p/>
        </draw:line>
        <draw:line draw:style-name="gr7" draw:text-style-name="P1" draw:layer="layout" svg:x1="3.429cm" svg:y1="34.671cm" svg:x2="6.54cm" svg:y2="34.671cm">
          <text:p/>
        </draw:line>
        <draw:frame draw:style-name="gr6" draw:text-style-name="P5" draw:layer="layout" svg:width="1.06cm" svg:height="0.763cm" svg:x="5.946cm" svg:y="35.649cm">
          <draw:text-box>
            <text:p text:style-name="P2"><text:span text:style-name="T3">UC0</text:span></text:p>
          </draw:text-box>
        </draw:frame>
        <draw:polyline draw:style-name="gr5" draw:text-style-name="P1" draw:layer="layout" svg:width="0.217cm" svg:height="0.381cm" svg:x="33.174cm" svg:y="35.859cm" svg:viewBox="0 0 218 382" draw:points="0,0 0,309 18,346 36,364 72,382 146,382 182,364 200,346 218,309 218,0">
          <text:p/>
        </draw:polyline>
        <draw:polyline draw:style-name="gr5" draw:text-style-name="P1" draw:layer="layout" svg:width="0.236cm" svg:height="0.381cm" svg:x="33.555cm" svg:y="35.859cm" svg:viewBox="0 0 237 382" draw:points="237,346 218,364 163,382 127,382 72,364 36,327 18,291 0,219 0,164 18,91 36,54 72,18 127,0 163,0 218,18 237,36">
          <text:p/>
        </draw:polyline>
        <draw:polyline draw:style-name="gr5" draw:text-style-name="P1" draw:layer="layout" svg:width="0.235cm" svg:height="0.381cm" svg:x="33.918cm" svg:y="35.859cm" svg:viewBox="0 0 236 382" draw:points="0,0 236,0 109,145 164,145 200,164 218,182 236,219 236,309 218,346 200,364 164,382 55,382 18,364 0,346">
          <text:p/>
        </draw:polyline>
        <draw:frame draw:style-name="gr6" draw:text-style-name="P5" draw:layer="layout" svg:width="1.06cm" svg:height="0.763cm" svg:x="33.124cm" svg:y="35.649cm">
          <draw:text-box>
            <text:p text:style-name="P2"><text:span text:style-name="T3">UC3</text:span></text:p>
          </draw:text-box>
        </draw:frame>
        <draw:polyline draw:style-name="gr5" draw:text-style-name="P1" draw:layer="layout" svg:width="0.217cm" svg:height="0.381cm" svg:x="25.427cm" svg:y="35.859cm" svg:viewBox="0 0 218 382" draw:points="0,0 0,309 18,346 36,364 73,382 146,382 182,364 200,346 218,309 218,0">
          <text:p/>
        </draw:polyline>
        <draw:polyline draw:style-name="gr5" draw:text-style-name="P1" draw:layer="layout" svg:width="0.236cm" svg:height="0.381cm" svg:x="25.808cm" svg:y="35.859cm" svg:viewBox="0 0 237 382" draw:points="237,346 218,364 164,382 127,382 72,364 36,327 18,291 0,219 0,164 18,91 36,54 72,18 127,0 164,0 218,18 237,36">
          <text:p/>
        </draw:polyline>
        <draw:polyline draw:style-name="gr5" draw:text-style-name="P1" draw:layer="layout" svg:width="0.235cm" svg:height="0.381cm" svg:x="26.171cm" svg:y="35.859cm" svg:viewBox="0 0 236 382" draw:points="18,36 37,18 73,0 164,0 200,18 218,36 236,72 236,109 218,164 0,382 236,382">
          <text:p/>
        </draw:polyline>
        <draw:frame draw:style-name="gr6" draw:text-style-name="P5" draw:layer="layout" svg:width="1.06cm" svg:height="0.763cm" svg:x="25.377cm" svg:y="35.649cm">
          <draw:text-box>
            <text:p text:style-name="P2"><text:span text:style-name="T3">UC2</text:span></text:p>
          </draw:text-box>
        </draw:frame>
        <draw:polyline draw:style-name="gr5" draw:text-style-name="P1" draw:layer="layout" svg:width="0.217cm" svg:height="0.381cm" svg:x="13.743cm" svg:y="35.859cm" svg:viewBox="0 0 218 382" draw:points="0,0 0,309 18,346 36,364 73,382 146,382 182,364 200,346 218,309 218,0">
          <text:p/>
        </draw:polyline>
        <draw:polyline draw:style-name="gr5" draw:text-style-name="P1" draw:layer="layout" svg:width="0.236cm" svg:height="0.381cm" svg:x="14.124cm" svg:y="35.859cm" svg:viewBox="0 0 237 382" draw:points="237,346 218,364 164,382 128,382 72,364 36,327 18,291 0,219 0,164 18,91 36,54 72,18 128,0 164,0 218,18 237,36">
          <text:p/>
        </draw:polyline>
        <draw:line draw:style-name="gr5" draw:text-style-name="P1" draw:layer="layout" svg:x1="14.722cm" svg:y1="36.24cm" svg:x2="14.505cm" svg:y2="36.24cm">
          <text:p/>
        </draw:line>
        <draw:polyline draw:style-name="gr5" draw:text-style-name="P1" draw:layer="layout" svg:width="0.109cm" svg:height="0.381cm" svg:x="14.505cm" svg:y="35.859cm" svg:viewBox="0 0 110 382" draw:points="110,382 110,0 73,54 37,91 0,109">
          <text:p/>
        </draw:polyline>
        <draw:frame draw:style-name="gr6" draw:text-style-name="P5" draw:layer="layout" svg:width="1.06cm" svg:height="0.763cm" svg:x="13.693cm" svg:y="35.649cm">
          <draw:text-box>
            <text:p text:style-name="P2"><text:span text:style-name="T3">UC1</text:span></text:p>
          </draw:text-box>
        </draw:frame>
        <draw:polyline draw:style-name="gr8" draw:text-style-name="P1" draw:layer="layout" svg:width="0.101cm" svg:height="0.178cm" svg:x="7.027cm" svg:y="36.948cm" svg:viewBox="0 0 102 179" draw:points="59,85 85,93 93,102 102,119 102,145 93,162 85,170 68,179 0,179 0,0 59,0 76,9 85,17 93,34 93,51 85,68 76,76 59,85 0,85">
          <text:p/>
        </draw:polyline>
        <draw:polygon draw:style-name="gr8" draw:text-style-name="P1" draw:layer="layout" svg:width="0.093cm" svg:height="0.119cm" svg:x="7.196cm" svg:y="37.007cm" svg:viewBox="0 0 94 120" draw:points="35,120 18,111 9,102 0,85 0,34 9,17 18,9 35,0 60,0 77,9 86,17 94,34 94,85 86,102 77,111 60,120">
          <text:p/>
        </draw:polygon>
        <draw:polyline draw:style-name="gr8" draw:text-style-name="P1" draw:layer="layout" svg:width="0.076cm" svg:height="0.119cm" svg:x="7.357cm" svg:y="37.007cm" svg:viewBox="0 0 77 120" draw:points="0,111 17,120 51,120 69,111 77,93 77,85 69,68 51,60 25,60 9,51 0,34 0,26 9,9 25,0 51,0 69,9">
          <text:p/>
        </draw:polyline>
        <draw:line draw:style-name="gr8" draw:text-style-name="P1" draw:layer="layout" svg:x1="7.484cm" svg:y1="37.007cm" svg:x2="7.552cm" svg:y2="37.007cm">
          <text:p/>
        </draw:line>
        <draw:polyline draw:style-name="gr8" draw:text-style-name="P1" draw:layer="layout" svg:width="0.043cm" svg:height="0.178cm" svg:x="7.509cm" svg:y="36.948cm" svg:viewBox="0 0 44 179" draw:points="0,0 0,153 9,170 26,179 44,179">
          <text:p/>
        </draw:polyline>
        <draw:polygon draw:style-name="gr8" draw:text-style-name="P1" draw:layer="layout" svg:width="0.093cm" svg:height="0.119cm" svg:x="7.603cm" svg:y="37.007cm" svg:viewBox="0 0 94 120" draw:points="33,120 17,111 8,102 0,85 0,34 8,17 17,9 33,0 59,0 77,9 85,17 94,34 94,85 85,102 77,111 59,120">
          <text:p/>
        </draw:polygon>
        <draw:line draw:style-name="gr8" draw:text-style-name="P1" draw:layer="layout" svg:x1="7.772cm" svg:y1="37.007cm" svg:x2="7.772cm" svg:y2="37.126cm">
          <text:p/>
        </draw:line>
        <draw:polyline draw:style-name="gr8" draw:text-style-name="P1" draw:layer="layout" svg:width="0.076cm" svg:height="0.119cm" svg:x="7.772cm" svg:y="37.007cm" svg:viewBox="0 0 77 120" draw:points="0,17 8,9 26,0 52,0 69,9 77,26 77,120">
          <text:p/>
        </draw:polyline>
        <draw:polyline draw:style-name="gr8" draw:text-style-name="P1" draw:layer="layout" svg:width="0.102cm" svg:height="0.178cm" svg:x="8.068cm" svg:y="36.948cm" svg:viewBox="0 0 103 179" draw:points="0,0 0,145 9,162 17,170 34,179 69,179 86,170 94,162 103,145 103,0">
          <text:p/>
        </draw:polyline>
        <draw:line draw:style-name="gr8" draw:text-style-name="P1" draw:layer="layout" svg:x1="8.255cm" svg:y1="37.007cm" svg:x2="8.255cm" svg:y2="37.126cm">
          <text:p/>
        </draw:line>
        <draw:polyline draw:style-name="gr8" draw:text-style-name="P1" draw:layer="layout" svg:width="0.076cm" svg:height="0.119cm" svg:x="8.255cm" svg:y="37.007cm" svg:viewBox="0 0 77 120" draw:points="0,17 8,9 25,0 50,0 68,9 77,26 77,120">
          <text:p/>
        </draw:polyline>
        <draw:line draw:style-name="gr8" draw:text-style-name="P1" draw:layer="layout" svg:x1="8.415cm" svg:y1="37.126cm" svg:x2="8.415cm" svg:y2="37.007cm">
          <text:p/>
        </draw:line>
        <draw:polyline draw:style-name="gr8" draw:text-style-name="P1" draw:layer="layout" svg:width="0.018cm" svg:height="0.017cm" svg:x="8.407cm" svg:y="36.948cm" svg:viewBox="0 0 19 18" draw:points="9,0 0,10 9,18 19,10 9,0 9,18">
          <text:p/>
        </draw:polyline>
        <draw:polyline draw:style-name="gr8" draw:text-style-name="P1" draw:layer="layout" svg:width="0.085cm" svg:height="0.119cm" svg:x="8.483cm" svg:y="37.007cm" svg:viewBox="0 0 86 120" draw:points="0,0 42,120 86,0">
          <text:p/>
        </draw:polyline>
        <draw:polyline draw:style-name="gr8" draw:text-style-name="P1" draw:layer="layout" svg:width="0.085cm" svg:height="0.119cm" svg:x="8.627cm" svg:y="37.007cm" svg:viewBox="0 0 86 120" draw:points="77,111 59,120 25,120 9,111 0,93 0,26 9,9 25,0 59,0 77,9 86,26 86,43 0,60">
          <text:p/>
        </draw:polyline>
        <draw:line draw:style-name="gr8" draw:text-style-name="P1" draw:layer="layout" svg:x1="8.788cm" svg:y1="37.126cm" svg:x2="8.788cm" svg:y2="37.007cm">
          <text:p/>
        </draw:line>
        <draw:polyline draw:style-name="gr8" draw:text-style-name="P1" draw:layer="layout" svg:width="0.051cm" svg:height="0.034cm" svg:x="8.788cm" svg:y="37.007cm" svg:viewBox="0 0 52 35" draw:points="0,35 8,18 17,10 34,0 52,0">
          <text:p/>
        </draw:polyline>
        <draw:polyline draw:style-name="gr8" draw:text-style-name="P1" draw:layer="layout" svg:width="0.076cm" svg:height="0.119cm" svg:x="8.89cm" svg:y="37.007cm" svg:viewBox="0 0 77 120" draw:points="0,111 16,120 51,120 68,111 77,93 77,85 68,68 51,60 25,60 8,51 0,34 0,26 8,9 25,0 51,0 68,9">
          <text:p/>
        </draw:polyline>
        <draw:line draw:style-name="gr8" draw:text-style-name="P1" draw:layer="layout" svg:x1="9.042cm" svg:y1="37.126cm" svg:x2="9.042cm" svg:y2="37.007cm">
          <text:p/>
        </draw:line>
        <draw:polyline draw:style-name="gr8" draw:text-style-name="P1" draw:layer="layout" svg:width="0.017cm" svg:height="0.017cm" svg:x="9.033cm" svg:y="36.948cm" svg:viewBox="0 0 18 18" draw:points="9,0 0,10 9,18 18,10 9,0 9,18">
          <text:p/>
        </draw:polyline>
        <draw:line draw:style-name="gr8" draw:text-style-name="P1" draw:layer="layout" svg:x1="9.101cm" svg:y1="37.007cm" svg:x2="9.169cm" svg:y2="37.007cm">
          <text:p/>
        </draw:line>
        <draw:polyline draw:style-name="gr8" draw:text-style-name="P1" draw:layer="layout" svg:width="0.042cm" svg:height="0.178cm" svg:x="9.127cm" svg:y="36.948cm" svg:viewBox="0 0 43 179" draw:points="0,0 0,153 9,170 26,179 43,179">
          <text:p/>
        </draw:polyline>
        <draw:line draw:style-name="gr8" draw:text-style-name="P1" draw:layer="layout" svg:x1="9.211cm" svg:y1="37.007cm" svg:x2="9.255cm" svg:y2="37.127cm">
          <text:p/>
        </draw:line>
        <draw:polyline draw:style-name="gr8" draw:text-style-name="P1" draw:layer="layout" svg:width="0.085cm" svg:height="0.178cm" svg:x="9.211cm" svg:y="37.007cm" svg:viewBox="0 0 86 179" draw:points="86,0 43,120 26,162 17,171 0,179">
          <text:p/>
        </draw:polyline>
        <draw:line draw:style-name="gr8" draw:text-style-name="P1" draw:layer="layout" svg:x1="9.499cm" svg:y1="37.033cm" svg:x2="9.558cm" svg:y2="37.033cm">
          <text:p/>
        </draw:line>
        <draw:polyline draw:style-name="gr8" draw:text-style-name="P1" draw:layer="layout" svg:width="0.085cm" svg:height="0.178cm" svg:x="9.499cm" svg:y="36.948cm" svg:viewBox="0 0 86 179" draw:points="86,179 0,179 0,0 86,0">
          <text:p/>
        </draw:polyline>
        <draw:polygon draw:style-name="gr8" draw:text-style-name="P1" draw:layer="layout" svg:width="0.102cm" svg:height="0.178cm" svg:x="9.66cm" svg:y="36.948cm" svg:viewBox="0 0 103 179" draw:points="0,179 0,0 42,0 68,9 85,25 94,42 103,76 103,102 94,137 85,153 68,170 42,179">
          <text:p/>
        </draw:polygon>
        <draw:line draw:style-name="gr8" draw:text-style-name="P1" draw:layer="layout" svg:x1="9.897cm" svg:y1="37.033cm" svg:x2="9.838cm" svg:y2="37.033cm">
          <text:p/>
        </draw:line>
        <draw:polyline draw:style-name="gr8" draw:text-style-name="P1" draw:layer="layout" svg:width="0.084cm" svg:height="0.178cm" svg:x="9.838cm" svg:y="36.948cm" svg:viewBox="0 0 85 179" draw:points="0,179 0,0 85,0">
          <text:p/>
        </draw:polyline>
        <draw:frame draw:style-name="gr2" draw:text-style-name="P3" draw:layer="layout" svg:width="2.639cm" svg:height="0.357cm" svg:x="6.985cm" svg:y="36.851cm">
          <draw:text-box>
            <text:p text:style-name="P2"><text:span text:style-name="T1">Boston University EDF</text:span></text:p>
          </draw:text-box>
        </draw:frame>
        <draw:polyline draw:style-name="gr8" draw:text-style-name="P1" draw:layer="layout" svg:width="0.085cm" svg:height="0.119cm" svg:x="7.018cm" svg:y="37.312cm" svg:viewBox="0 0 86 120" draw:points="77,111 60,120 26,120 9,111 0,94 0,26 9,9 26,0 60,0 77,9 86,26 86,43 0,60">
          <text:p/>
        </draw:polyline>
        <draw:polyline draw:style-name="gr8" draw:text-style-name="P1" draw:layer="layout" svg:width="0.118cm" svg:height="0.178cm" svg:x="7.154cm" svg:y="37.253cm" svg:viewBox="0 0 119 179" draw:points="0,0 59,179 119,0">
          <text:p/>
        </draw:polyline>
        <draw:polygon draw:style-name="gr8" draw:text-style-name="P1" draw:layer="layout" svg:width="0.119cm" svg:height="0.178cm" svg:x="7.323cm" svg:y="37.253cm" svg:viewBox="0 0 120 179" draw:points="43,0 77,0 94,9 111,26 120,60 120,119 111,153 94,170 77,179 43,179 26,170 9,153 0,119 0,60 9,26 26,9">
          <text:p/>
        </draw:polygon>
        <draw:polyline draw:style-name="gr8" draw:text-style-name="P1" draw:layer="layout" svg:width="0.085cm" svg:height="0.178cm" svg:x="7.518cm" svg:y="37.253cm" svg:viewBox="0 0 86 179" draw:points="86,179 0,179 0,0">
          <text:p/>
        </draw:polyline>
        <draw:polyline draw:style-name="gr8" draw:text-style-name="P1" draw:layer="layout" svg:width="0.119cm" svg:height="0.178cm" svg:x="7.636cm" svg:y="37.253cm" svg:viewBox="0 0 120 179" draw:points="0,0 60,179 120,0">
          <text:p/>
        </draw:polyline>
        <draw:line draw:style-name="gr8" draw:text-style-name="P1" draw:layer="layout" svg:x1="7.814cm" svg:y1="37.338cm" svg:x2="7.874cm" svg:y2="37.338cm">
          <text:p/>
        </draw:line>
        <draw:polyline draw:style-name="gr8" draw:text-style-name="P1" draw:layer="layout" svg:width="0.085cm" svg:height="0.178cm" svg:x="7.814cm" svg:y="37.253cm" svg:viewBox="0 0 86 179" draw:points="86,179 0,179 0,0 86,0">
          <text:p/>
        </draw:polyline>
        <draw:line draw:style-name="gr8" draw:text-style-name="P1" draw:layer="layout" svg:x1="8.078cm" svg:y1="37.432cm" svg:x2="8.017cm" svg:y2="37.346cm">
          <text:p/>
        </draw:line>
        <draw:polyline draw:style-name="gr8" draw:text-style-name="P1" draw:layer="layout" svg:width="0.102cm" svg:height="0.178cm" svg:x="7.975cm" svg:y="37.253cm" svg:viewBox="0 0 103 179" draw:points="0,179 0,0 69,0 86,9 94,18 103,35 103,60 94,77 86,86 69,94 0,94">
          <text:p/>
        </draw:polyline>
        <draw:polyline draw:style-name="gr8" draw:text-style-name="P1" draw:layer="layout" svg:width="0.119cm" svg:height="0.178cm" svg:x="8.288cm" svg:y="37.253cm" svg:viewBox="0 0 120 179" draw:points="0,179 0,0 61,128 120,0 120,179">
          <text:p/>
        </draw:polyline>
        <draw:polygon draw:style-name="gr8" draw:text-style-name="P1" draw:layer="layout" svg:width="0.093cm" svg:height="0.119cm" svg:x="8.483cm" svg:y="37.312cm" svg:viewBox="0 0 94 120" draw:points="35,120 17,111 9,103 0,86 0,34 9,17 17,9 35,0 60,0 77,9 86,17 94,34 94,86 86,103 77,111 60,120">
          <text:p/>
        </draw:polygon>
        <draw:line draw:style-name="gr8" draw:text-style-name="P1" draw:layer="layout" svg:x1="8.627cm" svg:y1="37.312cm" svg:x2="8.695cm" svg:y2="37.312cm">
          <text:p/>
        </draw:line>
        <draw:polyline draw:style-name="gr8" draw:text-style-name="P1" draw:layer="layout" svg:width="0.043cm" svg:height="0.178cm" svg:x="8.652cm" svg:y="37.253cm" svg:viewBox="0 0 44 179" draw:points="0,0 0,153 9,170 27,179 44,179">
          <text:p/>
        </draw:polyline>
        <draw:line draw:style-name="gr8" draw:text-style-name="P1" draw:layer="layout" svg:x1="8.754cm" svg:y1="37.431cm" svg:x2="8.754cm" svg:y2="37.253cm">
          <text:p/>
        </draw:line>
        <draw:polyline draw:style-name="gr8" draw:text-style-name="P1" draw:layer="layout" svg:width="0.076cm" svg:height="0.119cm" svg:x="8.754cm" svg:y="37.312cm" svg:viewBox="0 0 77 120" draw:points="77,120 77,26 69,9 52,0 26,0 9,9 0,17">
          <text:p/>
        </draw:polyline>
        <draw:polyline draw:style-name="gr8" draw:text-style-name="P1" draw:layer="layout" svg:width="0.085cm" svg:height="0.119cm" svg:x="8.906cm" svg:y="37.312cm" svg:viewBox="0 0 86 120" draw:points="78,111 61,120 26,120 9,111 0,94 0,26 9,9 26,0 61,0 78,9 86,26 86,43 0,60">
          <text:p/>
        </draw:polyline>
        <draw:line draw:style-name="gr8" draw:text-style-name="P1" draw:layer="layout" svg:x1="9.067cm" svg:y1="37.431cm" svg:x2="9.067cm" svg:y2="37.312cm">
          <text:p/>
        </draw:line>
        <draw:polyline draw:style-name="gr8" draw:text-style-name="P1" draw:layer="layout" svg:width="0.051cm" svg:height="0.034cm" svg:x="9.067cm" svg:y="37.312cm" svg:viewBox="0 0 52 35" draw:points="0,35 10,17 18,9 35,0 52,0">
          <text:p/>
        </draw:polyline>
        <draw:polyline draw:style-name="gr8" draw:text-style-name="P1" draw:layer="layout" svg:width="0.102cm" svg:height="0.178cm" svg:x="9.177cm" svg:y="37.253cm" svg:viewBox="0 0 103 179" draw:points="60,86 86,94 95,102 103,119 103,145 95,162 86,170 69,179 0,179 0,0 60,0 78,9 86,18 95,35 95,52 86,69 78,77 60,86 0,86">
          <text:p/>
        </draw:polyline>
        <draw:polygon draw:style-name="gr8" draw:text-style-name="P1" draw:layer="layout" svg:width="0.093cm" svg:height="0.119cm" svg:x="9.347cm" svg:y="37.312cm" svg:viewBox="0 0 94 120" draw:points="34,120 17,111 8,103 0,86 0,34 8,17 17,9 34,0 59,0 76,9 84,17 94,34 94,86 84,103 76,111 59,120">
          <text:p/>
        </draw:polygon>
        <draw:polyline draw:style-name="gr8" draw:text-style-name="P1" draw:layer="layout" svg:width="0.076cm" svg:height="0.119cm" svg:x="9.516cm" svg:y="37.312cm" svg:viewBox="0 0 77 120" draw:points="77,120 77,26 69,9 52,0 17,0 0,9">
          <text:p/>
        </draw:polyline>
        <draw:polyline draw:style-name="gr8" draw:text-style-name="P1" draw:layer="layout" svg:width="0.084cm" svg:height="0.077cm" svg:x="9.508cm" svg:y="37.354cm" svg:viewBox="0 0 85 78" draw:points="85,68 68,78 25,78 8,68 0,51 0,34 8,17 25,9 68,9 85,0">
          <text:p/>
        </draw:polyline>
        <draw:line draw:style-name="gr8" draw:text-style-name="P1" draw:layer="layout" svg:x1="9.677cm" svg:y1="37.431cm" svg:x2="9.677cm" svg:y2="37.312cm">
          <text:p/>
        </draw:line>
        <draw:polyline draw:style-name="gr8" draw:text-style-name="P1" draw:layer="layout" svg:width="0.051cm" svg:height="0.034cm" svg:x="9.677cm" svg:y="37.312cm" svg:viewBox="0 0 52 35" draw:points="0,35 8,17 17,9 34,0 52,0">
          <text:p/>
        </draw:polyline>
        <draw:line draw:style-name="gr8" draw:text-style-name="P1" draw:layer="layout" svg:x1="9.863cm" svg:y1="37.431cm" svg:x2="9.863cm" svg:y2="37.253cm">
          <text:p/>
        </draw:line>
        <draw:polyline draw:style-name="gr8" draw:text-style-name="P1" draw:layer="layout" svg:width="0.084cm" svg:height="0.119cm" svg:x="9.779cm" svg:y="37.312cm" svg:viewBox="0 0 85 120" draw:points="85,111 68,120 34,120 17,111 9,103 0,86 0,34 9,17 17,9 34,0 68,0 85,9">
          <text:p/>
        </draw:polyline>
        <draw:line draw:style-name="gr8" draw:text-style-name="P1" draw:layer="layout" svg:x1="10.186cm" svg:y1="37.432cm" svg:x2="10.126cm" svg:y2="37.346cm">
          <text:p/>
        </draw:line>
        <draw:polyline draw:style-name="gr8" draw:text-style-name="P1" draw:layer="layout" svg:width="0.102cm" svg:height="0.178cm" svg:x="10.083cm" svg:y="37.253cm" svg:viewBox="0 0 103 179" draw:points="0,179 0,0 69,0 86,9 94,18 103,35 103,60 94,77 86,86 69,94 0,94">
          <text:p/>
        </draw:polyline>
        <draw:polyline draw:style-name="gr8" draw:text-style-name="P1" draw:layer="layout" svg:width="0.084cm" svg:height="0.119cm" svg:x="10.253cm" svg:y="37.312cm" svg:viewBox="0 0 85 120" draw:points="77,111 60,120 25,120 8,111 0,94 0,26 8,9 25,0 60,0 77,9 85,26 85,43 0,60">
          <text:p/>
        </draw:polyline>
        <draw:polyline draw:style-name="gr8" draw:text-style-name="P1" draw:layer="layout" svg:width="0.084cm" svg:height="0.119cm" svg:x="10.397cm" svg:y="37.312cm" svg:viewBox="0 0 85 120" draw:points="0,0 42,120 85,0">
          <text:p/>
        </draw:polyline>
        <draw:polyline draw:style-name="gr8" draw:text-style-name="P1" draw:layer="layout" svg:width="0.11cm" svg:height="0.178cm" svg:x="10.676cm" svg:y="37.253cm" svg:viewBox="0 0 111 179" draw:points="111,162 103,170 77,179 60,179 34,170 17,153 8,136 0,102 0,77 8,43 17,26 34,9 60,0 77,0 103,9 111,18">
          <text:p/>
        </draw:polyline>
        <draw:frame draw:style-name="gr2" draw:text-style-name="P3" draw:layer="layout" svg:width="3.435cm" svg:height="0.357cm" svg:x="6.985cm" svg:y="37.155cm">
          <draw:text-box>
            <text:p text:style-name="P2"><text:span text:style-name="T1">eVOLVER MotherBoard Rev C</text:span></text:p>
          </draw:text-box>
        </draw:frame>
        <draw:line draw:style-name="gr8" draw:text-style-name="P1" draw:layer="layout" svg:x1="7.027cm" svg:y1="37.735cm" svg:x2="7.027cm" svg:y2="37.558cm">
          <text:p/>
        </draw:line>
        <draw:line draw:style-name="gr8" draw:text-style-name="P1" draw:layer="layout" svg:x1="7.027cm" svg:y1="37.642cm" svg:x2="7.128cm" svg:y2="37.642cm">
          <text:p/>
        </draw:line>
        <draw:line draw:style-name="gr8" draw:text-style-name="P1" draw:layer="layout" svg:x1="7.128cm" svg:y1="37.735cm" svg:x2="7.128cm" svg:y2="37.558cm">
          <text:p/>
        </draw:line>
        <draw:line draw:style-name="gr8" draw:text-style-name="P1" draw:layer="layout" svg:x1="7.289cm" svg:y1="37.617cm" svg:x2="7.289cm" svg:y2="37.735cm">
          <text:p/>
        </draw:line>
        <draw:polyline draw:style-name="gr8" draw:text-style-name="P1" draw:layer="layout" svg:width="0.076cm" svg:height="0.118cm" svg:x="7.213cm" svg:y="37.617cm" svg:viewBox="0 0 77 119" draw:points="0,0 0,94 9,111 26,119 52,119 69,111 77,103">
          <text:p/>
        </draw:polyline>
        <draw:polyline draw:style-name="gr8" draw:text-style-name="P1" draw:layer="layout" svg:width="0.076cm" svg:height="0.178cm" svg:x="7.374cm" svg:y="37.617cm" svg:viewBox="0 0 77 179" draw:points="77,0 77,144 69,161 60,169 43,179 17,179 0,169">
          <text:p/>
        </draw:polyline>
        <draw:polyline draw:style-name="gr8" draw:text-style-name="P1" draw:layer="layout" svg:width="0.084cm" svg:height="0.118cm" svg:x="7.366cm" svg:y="37.617cm" svg:viewBox="0 0 85 119" draw:points="85,111 67,119 33,119 16,111 8,103 0,86 0,34 8,17 16,8 33,0 67,0 85,8">
          <text:p/>
        </draw:polyline>
        <draw:polygon draw:style-name="gr8" draw:text-style-name="P1" draw:layer="layout" svg:width="0.094cm" svg:height="0.118cm" svg:x="7.526cm" svg:y="37.617cm" svg:viewBox="0 0 95 119" draw:points="34,119 17,111 9,103 0,86 0,34 9,17 17,8 34,0 61,0 78,8 86,17 95,34 95,86 86,103 78,111 61,119">
          <text:p/>
        </draw:polygon>
        <draw:polyline draw:style-name="gr8" draw:text-style-name="P1" draw:layer="layout" svg:width="0.085cm" svg:height="0.177cm" svg:x="7.831cm" svg:y="37.558cm" svg:viewBox="0 0 86 178" draw:points="86,178 0,178 0,0">
          <text:p/>
        </draw:polyline>
        <draw:line draw:style-name="gr8" draw:text-style-name="P1" draw:layer="layout" svg:x1="7.975cm" svg:y1="37.735cm" svg:x2="7.975cm" svg:y2="37.617cm">
          <text:p/>
        </draw:line>
        <draw:polyline draw:style-name="gr8" draw:text-style-name="P1" draw:layer="layout" svg:width="0.017cm" svg:height="0.017cm" svg:x="7.967cm" svg:y="37.558cm" svg:viewBox="0 0 18 18" draw:points="8,0 0,9 8,18 18,9 8,0 8,18">
          <text:p/>
        </draw:polyline>
        <draw:line draw:style-name="gr8" draw:text-style-name="P1" draw:layer="layout" svg:x1="8.06cm" svg:y1="37.617cm" svg:x2="8.06cm" svg:y2="37.735cm">
          <text:p/>
        </draw:line>
        <draw:polyline draw:style-name="gr8" draw:text-style-name="P1" draw:layer="layout" svg:width="0.076cm" svg:height="0.118cm" svg:x="8.06cm" svg:y="37.617cm" svg:viewBox="0 0 77 119" draw:points="0,17 8,8 25,0 52,0 69,8 77,25 77,119">
          <text:p/>
        </draw:polyline>
        <draw:line draw:style-name="gr8" draw:text-style-name="P1" draw:layer="layout" svg:x1="8.297cm" svg:y1="37.735cm" svg:x2="8.297cm" svg:y2="37.558cm">
          <text:p/>
        </draw:line>
        <draw:polyline draw:style-name="gr8" draw:text-style-name="P1" draw:layer="layout" svg:width="0.085cm" svg:height="0.118cm" svg:x="8.212cm" svg:y="37.617cm" svg:viewBox="0 0 86 119" draw:points="86,111 69,119 34,119 17,111 9,103 0,86 0,34 9,17 17,8 34,0 69,0 86,8">
          <text:p/>
        </draw:polyline>
        <draw:polyline draw:style-name="gr8" draw:text-style-name="P1" draw:layer="layout" svg:width="0.076cm" svg:height="0.118cm" svg:x="8.373cm" svg:y="37.617cm" svg:viewBox="0 0 77 119" draw:points="0,111 17,119 52,119 69,111 77,94 77,86 69,68 52,59 26,59 9,51 0,34 0,25 9,8 26,0 52,0 69,8">
          <text:p/>
        </draw:polyline>
        <draw:polyline draw:style-name="gr8" draw:text-style-name="P1" draw:layer="layout" svg:width="0.077cm" svg:height="0.118cm" svg:x="8.525cm" svg:y="37.617cm" svg:viewBox="0 0 78 119" draw:points="78,119 78,25 69,8 52,0 17,0 0,8">
          <text:p/>
        </draw:polyline>
        <draw:polyline draw:style-name="gr8" draw:text-style-name="P1" draw:layer="layout" svg:width="0.085cm" svg:height="0.076cm" svg:x="8.517cm" svg:y="37.659cm" svg:viewBox="0 0 86 77" draw:points="86,68 69,77 26,77 8,68 0,51 0,34 8,17 26,9 69,9 86,0">
          <text:p/>
        </draw:polyline>
        <draw:line draw:style-name="gr8" draw:text-style-name="P1" draw:layer="layout" svg:x1="8.669cm" svg:y1="37.617cm" svg:x2="8.713cm" svg:y2="37.736cm">
          <text:p/>
        </draw:line>
        <draw:polyline draw:style-name="gr8" draw:text-style-name="P1" draw:layer="layout" svg:width="0.085cm" svg:height="0.178cm" svg:x="8.669cm" svg:y="37.617cm" svg:viewBox="0 0 86 179" draw:points="86,0 44,118 27,161 17,169 0,179">
          <text:p/>
        </draw:polyline>
        <draw:line draw:style-name="gr8" draw:text-style-name="P1" draw:layer="layout" svg:x1="9.017cm" svg:y1="37.642cm" svg:x2="8.957cm" svg:y2="37.642cm">
          <text:p/>
        </draw:line>
        <draw:polyline draw:style-name="gr8" draw:text-style-name="P1" draw:layer="layout" svg:width="0.085cm" svg:height="0.177cm" svg:x="8.957cm" svg:y="37.558cm" svg:viewBox="0 0 86 178" draw:points="0,178 0,0 86,0">
          <text:p/>
        </draw:polyline>
        <draw:polyline draw:style-name="gr8" draw:text-style-name="P1" draw:layer="layout" svg:width="0.085cm" svg:height="0.118cm" svg:x="9.101cm" svg:y="37.617cm" svg:viewBox="0 0 86 119" draw:points="77,111 60,119 27,119 9,111 0,94 0,25 9,8 27,0 60,0 77,8 86,25 86,42 0,59">
          <text:p/>
        </draw:polyline>
        <draw:line draw:style-name="gr8" draw:text-style-name="P1" draw:layer="layout" svg:x1="9.262cm" svg:y1="37.735cm" svg:x2="9.262cm" svg:y2="37.558cm">
          <text:p/>
        </draw:line>
        <draw:polyline draw:style-name="gr8" draw:text-style-name="P1" draw:layer="layout" svg:width="0.085cm" svg:height="0.118cm" svg:x="9.262cm" svg:y="37.617cm" svg:viewBox="0 0 86 119" draw:points="0,8 17,0 52,0 69,8 77,17 86,34 86,86 77,103 69,111 52,119 17,119 0,111">
          <text:p/>
        </draw:polyline>
        <draw:polyline draw:style-name="gr8" draw:text-style-name="P1" draw:layer="layout" svg:width="0.017cm" svg:height="0.016cm" svg:x="9.414cm" svg:y="37.719cm" svg:viewBox="0 0 18 17" draw:points="10,0 18,9 10,17 0,9 10,0 10,17">
          <text:p/>
        </draw:polyline>
        <draw:polyline draw:style-name="gr8" draw:text-style-name="P1" draw:layer="layout" svg:width="0.11cm" svg:height="0.177cm" svg:x="9.626cm" svg:y="37.558cm" svg:viewBox="0 0 111 178" draw:points="9,17 17,8 34,0 76,0 93,8 102,17 111,34 111,50 102,77 0,178 111,178">
          <text:p/>
        </draw:polyline>
        <draw:polygon draw:style-name="gr8" draw:text-style-name="P1" draw:layer="layout" svg:width="0.102cm" svg:height="0.177cm" svg:x="9.804cm" svg:y="37.558cm" svg:viewBox="0 0 103 178" draw:points="42,0 60,0 77,8 86,17 94,34 103,68 103,111 94,145 86,162 77,170 60,178 42,178 25,170 17,162 8,145 0,111 0,68 8,34 17,17 25,8">
          <text:p/>
        </draw:polygon>
        <draw:line draw:style-name="gr8" draw:text-style-name="P1" draw:layer="layout" svg:x1="10.075cm" svg:y1="37.735cm" svg:x2="9.973cm" svg:y2="37.735cm">
          <text:p/>
        </draw:line>
        <draw:polyline draw:style-name="gr8" draw:text-style-name="P1" draw:layer="layout" svg:width="0.051cm" svg:height="0.177cm" svg:x="9.973cm" svg:y="37.558cm" svg:viewBox="0 0 52 178" draw:points="52,178 52,0 35,25 18,42 0,50">
          <text:p/>
        </draw:polyline>
        <draw:polyline draw:style-name="gr8" draw:text-style-name="P1" draw:layer="layout" svg:width="0.101cm" svg:height="0.177cm" svg:x="10.143cm" svg:y="37.558cm" svg:viewBox="0 0 102 178" draw:points="34,77 18,68 9,60 0,42 0,34 9,17 18,8 34,0 68,0 85,8 94,17 102,34 102,42 94,60 85,68 68,77 34,77 18,85 9,94 0,111 0,145 9,162 18,170 34,178 68,178 85,170 94,162 102,145 102,111 94,94 85,85 68,77">
          <text:p/>
        </draw:polyline>
        <draw:frame draw:style-name="gr2" draw:text-style-name="P3" draw:layer="layout" svg:width="2.779cm" svg:height="0.357cm" svg:x="6.985cm" svg:y="37.46cm">
          <draw:text-box>
            <text:p text:style-name="P2"><text:span text:style-name="T1">Hugo Lindsay Feb. 2018</text:span></text:p>
          </draw:text-box>
        </draw:frame>
        <draw:line draw:style-name="gr8" draw:text-style-name="P1" draw:layer="layout" svg:x1="7.027cm" svg:y1="38.04cm" svg:x2="7.027cm" svg:y2="37.862cm">
          <text:p/>
        </draw:line>
        <draw:polyline draw:style-name="gr8" draw:text-style-name="P1" draw:layer="layout" svg:width="0.076cm" svg:height="0.118cm" svg:x="7.027cm" svg:y="37.922cm" svg:viewBox="0 0 77 119" draw:points="77,119 77,26 69,8 52,0 26,0 9,8 0,18">
          <text:p/>
        </draw:polyline>
        <draw:line draw:style-name="gr8" draw:text-style-name="P1" draw:layer="layout" svg:x1="7.162cm" svg:y1="37.922cm" svg:x2="7.23cm" svg:y2="37.922cm">
          <text:p/>
        </draw:line>
        <draw:polyline draw:style-name="gr8" draw:text-style-name="P1" draw:layer="layout" svg:width="0.042cm" svg:height="0.178cm" svg:x="7.188cm" svg:y="37.862cm" svg:viewBox="0 0 43 179" draw:points="0,0 0,154 8,171 26,179 43,179">
          <text:p/>
        </draw:polyline>
        <draw:line draw:style-name="gr8" draw:text-style-name="P1" draw:layer="layout" svg:x1="7.264cm" svg:y1="37.922cm" svg:x2="7.332cm" svg:y2="37.922cm">
          <text:p/>
        </draw:line>
        <draw:polyline draw:style-name="gr8" draw:text-style-name="P1" draw:layer="layout" svg:width="0.043cm" svg:height="0.178cm" svg:x="7.289cm" svg:y="37.862cm" svg:viewBox="0 0 44 179" draw:points="0,0 0,154 9,171 26,179 44,179">
          <text:p/>
        </draw:polyline>
        <draw:line draw:style-name="gr8" draw:text-style-name="P1" draw:layer="layout" svg:x1="7.391cm" svg:y1="37.922cm" svg:x2="7.391cm" svg:y2="38.1cm">
          <text:p/>
        </draw:line>
        <draw:polyline draw:style-name="gr8" draw:text-style-name="P1" draw:layer="layout" svg:width="0.085cm" svg:height="0.118cm" svg:x="7.391cm" svg:y="37.922cm" svg:viewBox="0 0 86 119" draw:points="0,8 17,0 52,0 69,8 77,18 86,35 86,85 77,102 69,111 52,119 17,119 0,111">
          <text:p/>
        </draw:polyline>
        <draw:polyline draw:style-name="gr8" draw:text-style-name="P1" draw:layer="layout" svg:width="0.018cm" svg:height="0.018cm" svg:x="7.543cm" svg:y="38.023cm" svg:viewBox="0 0 19 19" draw:points="10,0 19,10 10,19 0,10 10,0 10,19">
          <text:p/>
        </draw:polyline>
        <draw:polyline draw:style-name="gr8" draw:text-style-name="P1" draw:layer="layout" svg:width="0.018cm" svg:height="0.017cm" svg:x="7.543cm" svg:y="37.93cm" svg:viewBox="0 0 19 18" draw:points="10,0 19,9 10,18 0,9 10,0 10,18">
          <text:p/>
        </draw:polyline>
        <draw:line draw:style-name="gr8" draw:text-style-name="P1" draw:layer="layout" svg:x1="7.764cm" svg:y1="37.854cm" svg:x2="7.611cm" svg:y2="38.084cm">
          <text:p/>
        </draw:line>
        <draw:line draw:style-name="gr8" draw:text-style-name="P1" draw:layer="layout" svg:x1="7.951cm" svg:y1="37.854cm" svg:x2="7.797cm" svg:y2="38.084cm">
          <text:p/>
        </draw:line>
        <draw:polyline draw:style-name="gr8" draw:text-style-name="P1" draw:layer="layout" svg:width="0.084cm" svg:height="0.118cm" svg:x="8.001cm" svg:y="37.922cm" svg:viewBox="0 0 85 119" draw:points="77,111 60,119 26,119 8,111 0,94 0,26 8,8 26,0 60,0 77,8 85,26 85,43 0,60">
          <text:p/>
        </draw:polyline>
        <draw:line draw:style-name="gr8" draw:text-style-name="P1" draw:layer="layout" svg:x1="8.238cm" svg:y1="38.04cm" svg:x2="8.238cm" svg:y2="37.862cm">
          <text:p/>
        </draw:line>
        <draw:polyline draw:style-name="gr8" draw:text-style-name="P1" draw:layer="layout" svg:width="0.085cm" svg:height="0.118cm" svg:x="8.153cm" svg:y="37.922cm" svg:viewBox="0 0 86 119" draw:points="86,111 69,119 34,119 17,111 8,102 0,85 0,35 8,18 17,8 34,0 69,0 86,8">
          <text:p/>
        </draw:polyline>
        <draw:line draw:style-name="gr8" draw:text-style-name="P1" draw:layer="layout" svg:x1="8.297cm" svg:y1="37.922cm" svg:x2="8.365cm" svg:y2="37.922cm">
          <text:p/>
        </draw:line>
        <draw:polyline draw:style-name="gr8" draw:text-style-name="P1" draw:layer="layout" svg:width="0.043cm" svg:height="0.178cm" svg:x="8.322cm" svg:y="37.862cm" svg:viewBox="0 0 44 179" draw:points="0,179 0,26 9,9 27,0 44,0">
          <text:p/>
        </draw:polyline>
        <draw:polyline draw:style-name="gr8" draw:text-style-name="P1" draw:layer="layout" svg:width="0.017cm" svg:height="0.018cm" svg:x="8.415cm" svg:y="38.023cm" svg:viewBox="0 0 18 19" draw:points="10,0 18,10 10,19 0,10 10,0 10,19">
          <text:p/>
        </draw:polyline>
        <draw:line draw:style-name="gr8" draw:text-style-name="P1" draw:layer="layout" svg:x1="8.509cm" svg:y1="38.04cm" svg:x2="8.509cm" svg:y2="37.862cm">
          <text:p/>
        </draw:line>
        <draw:polyline draw:style-name="gr8" draw:text-style-name="P1" draw:layer="layout" svg:width="0.084cm" svg:height="0.118cm" svg:x="8.509cm" svg:y="37.922cm" svg:viewBox="0 0 85 119" draw:points="0,8 16,0 51,0 68,8 77,18 85,35 85,85 77,102 68,111 51,119 16,119 0,111">
          <text:p/>
        </draw:polyline>
        <draw:line draw:style-name="gr8" draw:text-style-name="P1" draw:layer="layout" svg:x1="8.746cm" svg:y1="37.922cm" svg:x2="8.746cm" svg:y2="38.04cm">
          <text:p/>
        </draw:line>
        <draw:polyline draw:style-name="gr8" draw:text-style-name="P1" draw:layer="layout" svg:width="0.077cm" svg:height="0.118cm" svg:x="8.669cm" svg:y="37.922cm" svg:viewBox="0 0 78 119" draw:points="0,0 0,94 9,111 26,119 52,119 69,111 78,102">
          <text:p/>
        </draw:polyline>
        <draw:polyline draw:style-name="gr8" draw:text-style-name="P1" draw:layer="layout" svg:width="0.017cm" svg:height="0.018cm" svg:x="8.822cm" svg:y="38.023cm" svg:viewBox="0 0 18 19" draw:points="9,0 18,10 9,19 0,10 9,0 9,19">
          <text:p/>
        </draw:polyline>
        <draw:polyline draw:style-name="gr8" draw:text-style-name="P1" draw:layer="layout" svg:width="0.085cm" svg:height="0.118cm" svg:x="8.906cm" svg:y="37.922cm" svg:viewBox="0 0 86 119" draw:points="78,111 61,119 26,119 9,111 0,94 0,26 9,8 26,0 61,0 78,8 86,26 86,43 0,60">
          <text:p/>
        </draw:polyline>
        <draw:line draw:style-name="gr8" draw:text-style-name="P1" draw:layer="layout" svg:x1="9.144cm" svg:y1="38.04cm" svg:x2="9.144cm" svg:y2="37.862cm">
          <text:p/>
        </draw:line>
        <draw:polyline draw:style-name="gr8" draw:text-style-name="P1" draw:layer="layout" svg:width="0.085cm" svg:height="0.118cm" svg:x="9.059cm" svg:y="37.922cm" svg:viewBox="0 0 86 119" draw:points="86,111 69,119 34,119 17,111 8,102 0,85 0,35 8,18 17,8 34,0 69,0 86,8">
          <text:p/>
        </draw:polyline>
        <draw:line draw:style-name="gr8" draw:text-style-name="P1" draw:layer="layout" svg:x1="9.304cm" svg:y1="37.922cm" svg:x2="9.304cm" svg:y2="38.04cm">
          <text:p/>
        </draw:line>
        <draw:polyline draw:style-name="gr8" draw:text-style-name="P1" draw:layer="layout" svg:width="0.076cm" svg:height="0.118cm" svg:x="9.228cm" svg:y="37.922cm" svg:viewBox="0 0 77 119" draw:points="0,0 0,94 10,111 27,119 52,119 69,111 77,102">
          <text:p/>
        </draw:polyline>
        <draw:line draw:style-name="gr1" draw:text-style-name="P1" draw:layer="layout" svg:x1="34.544cm" svg:y1="1.651cm" svg:x2="34.544cm" svg:y2="39.751cm">
          <text:p/>
        </draw:line>
        <draw:line draw:style-name="gr1" draw:text-style-name="P1" draw:layer="layout" svg:x1="2.54cm" svg:y1="1.651cm" svg:x2="2.54cm" svg:y2="39.751cm">
          <text:p/>
        </draw:line>
        <draw:line draw:style-name="gr1" draw:text-style-name="P1" draw:layer="layout" svg:x1="2.54cm" svg:y1="39.751cm" svg:x2="34.544cm" svg:y2="39.751cm">
          <text:p/>
        </draw:line>
        <draw:line draw:style-name="gr1" draw:text-style-name="P1" draw:layer="layout" svg:x1="2.54cm" svg:y1="1.651cm" svg:x2="34.544cm" svg:y2="1.651cm">
          <text:p/>
        </draw:line>
        <draw:line draw:style-name="gr1" draw:text-style-name="P1" draw:layer="layout" svg:x1="26.257cm" svg:y1="33.337cm" svg:x2="26.257cm" svg:y2="30.797cm">
          <text:p/>
        </draw:line>
        <draw:line draw:style-name="gr1" draw:text-style-name="P1" draw:layer="layout" svg:x1="26.003cm" svg:y1="30.797cm" svg:x2="26.003cm" svg:y2="33.337cm">
          <text:p/>
        </draw:line>
        <draw:line draw:style-name="gr1" draw:text-style-name="P1" draw:layer="layout" svg:x1="26.257cm" svg:y1="30.797cm" svg:x2="26.003cm" svg:y2="30.797cm">
          <text:p/>
        </draw:line>
        <draw:line draw:style-name="gr1" draw:text-style-name="P1" draw:layer="layout" svg:x1="26.257cm" svg:y1="33.337cm" svg:x2="26.003cm" svg:y2="33.337cm">
          <text:p/>
        </draw:line>
        <draw:line draw:style-name="gr1" draw:text-style-name="P1" draw:layer="layout" svg:x1="17.875cm" svg:y1="34.607cm" svg:x2="18.129cm" svg:y2="34.607cm">
          <text:p/>
        </draw:line>
        <draw:line draw:style-name="gr1" draw:text-style-name="P1" draw:layer="layout" svg:x1="17.875cm" svg:y1="28.257cm" svg:x2="18.129cm" svg:y2="28.257cm">
          <text:p/>
        </draw:line>
        <draw:line draw:style-name="gr1" draw:text-style-name="P1" draw:layer="layout" svg:x1="18.129cm" svg:y1="34.607cm" svg:x2="18.129cm" svg:y2="28.257cm">
          <text:p/>
        </draw:line>
        <draw:line draw:style-name="gr1" draw:text-style-name="P1" draw:layer="layout" svg:x1="17.875cm" svg:y1="28.257cm" svg:x2="17.875cm" svg:y2="34.607cm">
          <text:p/>
        </draw:line>
        <draw:line draw:style-name="gr1" draw:text-style-name="P1" draw:layer="layout" svg:x1="15.081cm" svg:y1="28.257cm" svg:x2="15.081cm" svg:y2="34.607cm">
          <text:p/>
        </draw:line>
        <draw:line draw:style-name="gr1" draw:text-style-name="P1" draw:layer="layout" svg:x1="15.335cm" svg:y1="34.607cm" svg:x2="15.335cm" svg:y2="28.257cm">
          <text:p/>
        </draw:line>
        <draw:line draw:style-name="gr1" draw:text-style-name="P1" draw:layer="layout" svg:x1="15.081cm" svg:y1="28.257cm" svg:x2="15.335cm" svg:y2="28.257cm">
          <text:p/>
        </draw:line>
        <draw:line draw:style-name="gr1" draw:text-style-name="P1" draw:layer="layout" svg:x1="15.081cm" svg:y1="34.607cm" svg:x2="15.335cm" svg:y2="34.607cm">
          <text:p/>
        </draw:line>
        <draw:line draw:style-name="gr1" draw:text-style-name="P1" draw:layer="layout" svg:x1="29.495cm" svg:y1="34.607cm" svg:x2="29.749cm" svg:y2="34.607cm">
          <text:p/>
        </draw:line>
        <draw:line draw:style-name="gr1" draw:text-style-name="P1" draw:layer="layout" svg:x1="29.495cm" svg:y1="28.257cm" svg:x2="29.749cm" svg:y2="28.257cm">
          <text:p/>
        </draw:line>
        <draw:line draw:style-name="gr1" draw:text-style-name="P1" draw:layer="layout" svg:x1="29.749cm" svg:y1="34.607cm" svg:x2="29.749cm" svg:y2="28.257cm">
          <text:p/>
        </draw:line>
        <draw:line draw:style-name="gr1" draw:text-style-name="P1" draw:layer="layout" svg:x1="29.495cm" svg:y1="28.257cm" svg:x2="29.495cm" svg:y2="34.607cm">
          <text:p/>
        </draw:line>
        <draw:line draw:style-name="gr1" draw:text-style-name="P1" draw:layer="layout" svg:x1="26.701cm" svg:y1="28.257cm" svg:x2="26.701cm" svg:y2="34.607cm">
          <text:p/>
        </draw:line>
        <draw:line draw:style-name="gr1" draw:text-style-name="P1" draw:layer="layout" svg:x1="26.955cm" svg:y1="34.607cm" svg:x2="26.955cm" svg:y2="28.257cm">
          <text:p/>
        </draw:line>
        <draw:line draw:style-name="gr1" draw:text-style-name="P1" draw:layer="layout" svg:x1="26.701cm" svg:y1="28.257cm" svg:x2="26.955cm" svg:y2="28.257cm">
          <text:p/>
        </draw:line>
        <draw:line draw:style-name="gr1" draw:text-style-name="P1" draw:layer="layout" svg:x1="26.701cm" svg:y1="34.607cm" svg:x2="26.955cm" svg:y2="34.607cm">
          <text:p/>
        </draw:line>
        <draw:line draw:style-name="gr1" draw:text-style-name="P1" draw:layer="layout" svg:x1="33.369cm" svg:y1="34.607cm" svg:x2="33.623cm" svg:y2="34.607cm">
          <text:p/>
        </draw:line>
        <draw:line draw:style-name="gr1" draw:text-style-name="P1" draw:layer="layout" svg:x1="33.369cm" svg:y1="28.257cm" svg:x2="33.623cm" svg:y2="28.257cm">
          <text:p/>
        </draw:line>
        <draw:line draw:style-name="gr1" draw:text-style-name="P1" draw:layer="layout" svg:x1="33.623cm" svg:y1="34.607cm" svg:x2="33.623cm" svg:y2="28.257cm">
          <text:p/>
        </draw:line>
        <draw:line draw:style-name="gr1" draw:text-style-name="P1" draw:layer="layout" svg:x1="33.369cm" svg:y1="28.257cm" svg:x2="33.369cm" svg:y2="34.607cm">
          <text:p/>
        </draw:line>
        <draw:line draw:style-name="gr1" draw:text-style-name="P1" draw:layer="layout" svg:x1="30.575cm" svg:y1="28.257cm" svg:x2="30.575cm" svg:y2="34.607cm">
          <text:p/>
        </draw:line>
        <draw:line draw:style-name="gr1" draw:text-style-name="P1" draw:layer="layout" svg:x1="30.829cm" svg:y1="34.607cm" svg:x2="30.829cm" svg:y2="28.257cm">
          <text:p/>
        </draw:line>
        <draw:line draw:style-name="gr1" draw:text-style-name="P1" draw:layer="layout" svg:x1="30.575cm" svg:y1="28.257cm" svg:x2="30.829cm" svg:y2="28.257cm">
          <text:p/>
        </draw:line>
        <draw:line draw:style-name="gr1" draw:text-style-name="P1" draw:layer="layout" svg:x1="30.575cm" svg:y1="34.607cm" svg:x2="30.829cm" svg:y2="34.607cm">
          <text:p/>
        </draw:line>
        <draw:line draw:style-name="gr1" draw:text-style-name="P1" draw:layer="layout" svg:x1="25.176cm" svg:y1="3.302cm" svg:x2="27.589cm" svg:y2="3.302cm">
          <text:p/>
        </draw:line>
        <draw:line draw:style-name="gr1" draw:text-style-name="P1" draw:layer="layout" svg:x1="25.176cm" svg:y1="1.651cm" svg:x2="25.176cm" svg:y2="3.302cm">
          <text:p/>
        </draw:line>
        <draw:line draw:style-name="gr1" draw:text-style-name="P1" draw:layer="layout" svg:x1="27.589cm" svg:y1="1.651cm" svg:x2="25.176cm" svg:y2="1.651cm">
          <text:p/>
        </draw:line>
        <draw:line draw:style-name="gr1" draw:text-style-name="P1" draw:layer="layout" svg:x1="27.589cm" svg:y1="3.302cm" svg:x2="27.589cm" svg:y2="1.651cm">
          <text:p/>
        </draw:line>
        <draw:line draw:style-name="gr1" draw:text-style-name="P1" draw:layer="layout" svg:x1="23.082cm" svg:y1="34.607cm" svg:x2="25.622cm" svg:y2="34.607cm">
          <text:p/>
        </draw:line>
        <draw:line draw:style-name="gr1" draw:text-style-name="P1" draw:layer="layout" svg:x1="25.622cm" svg:y1="34.353cm" svg:x2="23.082cm" svg:y2="34.353cm">
          <text:p/>
        </draw:line>
        <draw:line draw:style-name="gr1" draw:text-style-name="P1" draw:layer="layout" svg:x1="25.622cm" svg:y1="34.607cm" svg:x2="25.622cm" svg:y2="34.353cm">
          <text:p/>
        </draw:line>
        <draw:line draw:style-name="gr1" draw:text-style-name="P1" draw:layer="layout" svg:x1="23.082cm" svg:y1="34.607cm" svg:x2="23.082cm" svg:y2="34.353cm">
          <text:p/>
        </draw:line>
        <draw:line draw:style-name="gr1" draw:text-style-name="P1" draw:layer="layout" svg:x1="30.829cm" svg:y1="34.353cm" svg:x2="33.369cm" svg:y2="34.353cm">
          <text:p/>
        </draw:line>
        <draw:line draw:style-name="gr1" draw:text-style-name="P1" draw:layer="layout" svg:x1="33.369cm" svg:y1="34.099cm" svg:x2="30.829cm" svg:y2="34.099cm">
          <text:p/>
        </draw:line>
        <draw:line draw:style-name="gr1" draw:text-style-name="P1" draw:layer="layout" svg:x1="33.369cm" svg:y1="34.353cm" svg:x2="33.369cm" svg:y2="34.099cm">
          <text:p/>
        </draw:line>
        <draw:line draw:style-name="gr1" draw:text-style-name="P1" draw:layer="layout" svg:x1="30.829cm" svg:y1="34.353cm" svg:x2="30.829cm" svg:y2="34.099cm">
          <text:p/>
        </draw:line>
        <draw:line draw:style-name="gr1" draw:text-style-name="P1" draw:layer="layout" svg:x1="30.829cm" svg:y1="34.607cm" svg:x2="33.369cm" svg:y2="34.607cm">
          <text:p/>
        </draw:line>
        <draw:line draw:style-name="gr1" draw:text-style-name="P1" draw:layer="layout" svg:x1="33.369cm" svg:y1="34.353cm" svg:x2="30.829cm" svg:y2="34.353cm">
          <text:p/>
        </draw:line>
        <draw:line draw:style-name="gr1" draw:text-style-name="P1" draw:layer="layout" svg:x1="33.369cm" svg:y1="34.607cm" svg:x2="33.369cm" svg:y2="34.353cm">
          <text:p/>
        </draw:line>
        <draw:line draw:style-name="gr1" draw:text-style-name="P1" draw:layer="layout" svg:x1="30.829cm" svg:y1="34.607cm" svg:x2="30.829cm" svg:y2="34.353cm">
          <text:p/>
        </draw:line>
        <draw:line draw:style-name="gr1" draw:text-style-name="P1" draw:layer="layout" svg:x1="3.714cm" svg:y1="34.607cm" svg:x2="6.254cm" svg:y2="34.607cm">
          <text:p/>
        </draw:line>
        <draw:line draw:style-name="gr1" draw:text-style-name="P1" draw:layer="layout" svg:x1="6.254cm" svg:y1="34.353cm" svg:x2="3.714cm" svg:y2="34.353cm">
          <text:p/>
        </draw:line>
        <draw:line draw:style-name="gr1" draw:text-style-name="P1" draw:layer="layout" svg:x1="6.254cm" svg:y1="34.607cm" svg:x2="6.254cm" svg:y2="34.353cm">
          <text:p/>
        </draw:line>
        <draw:line draw:style-name="gr1" draw:text-style-name="P1" draw:layer="layout" svg:x1="3.714cm" svg:y1="34.607cm" svg:x2="3.714cm" svg:y2="34.353cm">
          <text:p/>
        </draw:line>
        <draw:line draw:style-name="gr1" draw:text-style-name="P1" draw:layer="layout" svg:x1="7.588cm" svg:y1="34.607cm" svg:x2="10.128cm" svg:y2="34.607cm">
          <text:p/>
        </draw:line>
        <draw:line draw:style-name="gr1" draw:text-style-name="P1" draw:layer="layout" svg:x1="10.128cm" svg:y1="34.353cm" svg:x2="7.588cm" svg:y2="34.353cm">
          <text:p/>
        </draw:line>
        <draw:line draw:style-name="gr1" draw:text-style-name="P1" draw:layer="layout" svg:x1="10.128cm" svg:y1="34.607cm" svg:x2="10.128cm" svg:y2="34.353cm">
          <text:p/>
        </draw:line>
        <draw:line draw:style-name="gr1" draw:text-style-name="P1" draw:layer="layout" svg:x1="7.588cm" svg:y1="34.607cm" svg:x2="7.588cm" svg:y2="34.353cm">
          <text:p/>
        </draw:line>
        <draw:line draw:style-name="gr1" draw:text-style-name="P1" draw:layer="layout" svg:x1="11.461cm" svg:y1="34.607cm" svg:x2="14.001cm" svg:y2="34.607cm">
          <text:p/>
        </draw:line>
        <draw:line draw:style-name="gr1" draw:text-style-name="P1" draw:layer="layout" svg:x1="14.001cm" svg:y1="34.353cm" svg:x2="11.461cm" svg:y2="34.353cm">
          <text:p/>
        </draw:line>
        <draw:line draw:style-name="gr1" draw:text-style-name="P1" draw:layer="layout" svg:x1="14.001cm" svg:y1="34.607cm" svg:x2="14.001cm" svg:y2="34.353cm">
          <text:p/>
        </draw:line>
        <draw:line draw:style-name="gr1" draw:text-style-name="P1" draw:layer="layout" svg:x1="11.461cm" svg:y1="34.607cm" svg:x2="11.461cm" svg:y2="34.353cm">
          <text:p/>
        </draw:line>
        <draw:line draw:style-name="gr1" draw:text-style-name="P1" draw:layer="layout" svg:x1="15.335cm" svg:y1="34.607cm" svg:x2="17.875cm" svg:y2="34.607cm">
          <text:p/>
        </draw:line>
        <draw:line draw:style-name="gr1" draw:text-style-name="P1" draw:layer="layout" svg:x1="17.875cm" svg:y1="34.353cm" svg:x2="15.335cm" svg:y2="34.353cm">
          <text:p/>
        </draw:line>
        <draw:line draw:style-name="gr1" draw:text-style-name="P1" draw:layer="layout" svg:x1="17.875cm" svg:y1="34.607cm" svg:x2="17.875cm" svg:y2="34.353cm">
          <text:p/>
        </draw:line>
        <draw:line draw:style-name="gr1" draw:text-style-name="P1" draw:layer="layout" svg:x1="15.335cm" svg:y1="34.607cm" svg:x2="15.335cm" svg:y2="34.353cm">
          <text:p/>
        </draw:line>
        <draw:line draw:style-name="gr1" draw:text-style-name="P1" draw:layer="layout" svg:x1="19.208cm" svg:y1="34.607cm" svg:x2="21.748cm" svg:y2="34.607cm">
          <text:p/>
        </draw:line>
        <draw:line draw:style-name="gr1" draw:text-style-name="P1" draw:layer="layout" svg:x1="21.748cm" svg:y1="34.353cm" svg:x2="19.208cm" svg:y2="34.353cm">
          <text:p/>
        </draw:line>
        <draw:line draw:style-name="gr1" draw:text-style-name="P1" draw:layer="layout" svg:x1="21.748cm" svg:y1="34.607cm" svg:x2="21.748cm" svg:y2="34.353cm">
          <text:p/>
        </draw:line>
        <draw:line draw:style-name="gr1" draw:text-style-name="P1" draw:layer="layout" svg:x1="19.208cm" svg:y1="34.607cm" svg:x2="19.208cm" svg:y2="34.353cm">
          <text:p/>
        </draw:line>
        <draw:line draw:style-name="gr1" draw:text-style-name="P1" draw:layer="layout" svg:x1="26.955cm" svg:y1="34.607cm" svg:x2="29.495cm" svg:y2="34.607cm">
          <text:p/>
        </draw:line>
        <draw:line draw:style-name="gr1" draw:text-style-name="P1" draw:layer="layout" svg:x1="29.495cm" svg:y1="34.353cm" svg:x2="26.955cm" svg:y2="34.353cm">
          <text:p/>
        </draw:line>
        <draw:line draw:style-name="gr1" draw:text-style-name="P1" draw:layer="layout" svg:x1="29.495cm" svg:y1="34.607cm" svg:x2="29.495cm" svg:y2="34.353cm">
          <text:p/>
        </draw:line>
        <draw:line draw:style-name="gr1" draw:text-style-name="P1" draw:layer="layout" svg:x1="26.955cm" svg:y1="34.607cm" svg:x2="26.955cm" svg:y2="34.353cm">
          <text:p/>
        </draw:line>
        <draw:line draw:style-name="gr1" draw:text-style-name="P1" draw:layer="layout" svg:x1="3.714cm" svg:y1="34.353cm" svg:x2="6.254cm" svg:y2="34.353cm">
          <text:p/>
        </draw:line>
        <draw:line draw:style-name="gr1" draw:text-style-name="P1" draw:layer="layout" svg:x1="6.254cm" svg:y1="34.099cm" svg:x2="3.714cm" svg:y2="34.099cm">
          <text:p/>
        </draw:line>
        <draw:line draw:style-name="gr1" draw:text-style-name="P1" draw:layer="layout" svg:x1="6.254cm" svg:y1="34.353cm" svg:x2="6.254cm" svg:y2="34.099cm">
          <text:p/>
        </draw:line>
        <draw:line draw:style-name="gr1" draw:text-style-name="P1" draw:layer="layout" svg:x1="3.714cm" svg:y1="34.353cm" svg:x2="3.714cm" svg:y2="34.099cm">
          <text:p/>
        </draw:line>
        <draw:line draw:style-name="gr1" draw:text-style-name="P1" draw:layer="layout" svg:x1="7.588cm" svg:y1="34.353cm" svg:x2="10.128cm" svg:y2="34.353cm">
          <text:p/>
        </draw:line>
        <draw:line draw:style-name="gr1" draw:text-style-name="P1" draw:layer="layout" svg:x1="10.128cm" svg:y1="34.099cm" svg:x2="7.588cm" svg:y2="34.099cm">
          <text:p/>
        </draw:line>
        <draw:line draw:style-name="gr1" draw:text-style-name="P1" draw:layer="layout" svg:x1="10.128cm" svg:y1="34.353cm" svg:x2="10.128cm" svg:y2="34.099cm">
          <text:p/>
        </draw:line>
        <draw:line draw:style-name="gr1" draw:text-style-name="P1" draw:layer="layout" svg:x1="7.588cm" svg:y1="34.353cm" svg:x2="7.588cm" svg:y2="34.099cm">
          <text:p/>
        </draw:line>
        <draw:line draw:style-name="gr1" draw:text-style-name="P1" draw:layer="layout" svg:x1="11.461cm" svg:y1="34.353cm" svg:x2="14.001cm" svg:y2="34.353cm">
          <text:p/>
        </draw:line>
        <draw:line draw:style-name="gr1" draw:text-style-name="P1" draw:layer="layout" svg:x1="14.001cm" svg:y1="34.099cm" svg:x2="11.461cm" svg:y2="34.099cm">
          <text:p/>
        </draw:line>
        <draw:line draw:style-name="gr1" draw:text-style-name="P1" draw:layer="layout" svg:x1="14.001cm" svg:y1="34.353cm" svg:x2="14.001cm" svg:y2="34.099cm">
          <text:p/>
        </draw:line>
        <draw:line draw:style-name="gr1" draw:text-style-name="P1" draw:layer="layout" svg:x1="11.461cm" svg:y1="34.353cm" svg:x2="11.461cm" svg:y2="34.099cm">
          <text:p/>
        </draw:line>
        <draw:line draw:style-name="gr1" draw:text-style-name="P1" draw:layer="layout" svg:x1="15.335cm" svg:y1="34.353cm" svg:x2="17.875cm" svg:y2="34.353cm">
          <text:p/>
        </draw:line>
        <draw:line draw:style-name="gr1" draw:text-style-name="P1" draw:layer="layout" svg:x1="17.875cm" svg:y1="34.099cm" svg:x2="15.335cm" svg:y2="34.099cm">
          <text:p/>
        </draw:line>
        <draw:line draw:style-name="gr1" draw:text-style-name="P1" draw:layer="layout" svg:x1="17.875cm" svg:y1="34.353cm" svg:x2="17.875cm" svg:y2="34.099cm">
          <text:p/>
        </draw:line>
        <draw:line draw:style-name="gr1" draw:text-style-name="P1" draw:layer="layout" svg:x1="15.335cm" svg:y1="34.353cm" svg:x2="15.335cm" svg:y2="34.099cm">
          <text:p/>
        </draw:line>
        <draw:line draw:style-name="gr1" draw:text-style-name="P1" draw:layer="layout" svg:x1="19.208cm" svg:y1="34.353cm" svg:x2="21.748cm" svg:y2="34.353cm">
          <text:p/>
        </draw:line>
        <draw:line draw:style-name="gr1" draw:text-style-name="P1" draw:layer="layout" svg:x1="21.748cm" svg:y1="34.099cm" svg:x2="19.208cm" svg:y2="34.099cm">
          <text:p/>
        </draw:line>
        <draw:line draw:style-name="gr1" draw:text-style-name="P1" draw:layer="layout" svg:x1="21.748cm" svg:y1="34.353cm" svg:x2="21.748cm" svg:y2="34.099cm">
          <text:p/>
        </draw:line>
        <draw:line draw:style-name="gr1" draw:text-style-name="P1" draw:layer="layout" svg:x1="19.208cm" svg:y1="34.353cm" svg:x2="19.208cm" svg:y2="34.099cm">
          <text:p/>
        </draw:line>
        <draw:line draw:style-name="gr1" draw:text-style-name="P1" draw:layer="layout" svg:x1="23.082cm" svg:y1="34.353cm" svg:x2="25.622cm" svg:y2="34.353cm">
          <text:p/>
        </draw:line>
        <draw:line draw:style-name="gr1" draw:text-style-name="P1" draw:layer="layout" svg:x1="25.622cm" svg:y1="34.099cm" svg:x2="23.082cm" svg:y2="34.099cm">
          <text:p/>
        </draw:line>
        <draw:line draw:style-name="gr1" draw:text-style-name="P1" draw:layer="layout" svg:x1="25.622cm" svg:y1="34.353cm" svg:x2="25.622cm" svg:y2="34.099cm">
          <text:p/>
        </draw:line>
        <draw:line draw:style-name="gr1" draw:text-style-name="P1" draw:layer="layout" svg:x1="23.082cm" svg:y1="34.353cm" svg:x2="23.082cm" svg:y2="34.099cm">
          <text:p/>
        </draw:line>
        <draw:line draw:style-name="gr1" draw:text-style-name="P1" draw:layer="layout" svg:x1="26.955cm" svg:y1="34.353cm" svg:x2="29.495cm" svg:y2="34.353cm">
          <text:p/>
        </draw:line>
        <draw:line draw:style-name="gr1" draw:text-style-name="P1" draw:layer="layout" svg:x1="29.495cm" svg:y1="34.099cm" svg:x2="26.955cm" svg:y2="34.099cm">
          <text:p/>
        </draw:line>
        <draw:line draw:style-name="gr1" draw:text-style-name="P1" draw:layer="layout" svg:x1="29.495cm" svg:y1="34.353cm" svg:x2="29.495cm" svg:y2="34.099cm">
          <text:p/>
        </draw:line>
        <draw:line draw:style-name="gr1" draw:text-style-name="P1" draw:layer="layout" svg:x1="26.955cm" svg:y1="34.353cm" svg:x2="26.955cm" svg:y2="34.099cm">
          <text:p/>
        </draw:line>
        <draw:line draw:style-name="gr1" draw:text-style-name="P1" draw:layer="layout" svg:x1="19.304cm" svg:y1="36.766cm" svg:x2="19.304cm" svg:y2="39.052cm">
          <text:p/>
        </draw:line>
        <draw:line draw:style-name="gr1" draw:text-style-name="P1" draw:layer="layout" svg:x1="19.304cm" svg:y1="39.052cm" svg:x2="19.558cm" svg:y2="39.052cm">
          <text:p/>
        </draw:line>
        <draw:line draw:style-name="gr1" draw:text-style-name="P1" draw:layer="layout" svg:x1="19.558cm" svg:y1="39.052cm" svg:x2="19.558cm" svg:y2="36.766cm">
          <text:p/>
        </draw:line>
        <draw:line draw:style-name="gr1" draw:text-style-name="P1" draw:layer="layout" svg:x1="19.558cm" svg:y1="36.766cm" svg:x2="19.304cm" svg:y2="36.766cm">
          <text:p/>
        </draw:line>
        <draw:line draw:style-name="gr1" draw:text-style-name="P1" draw:layer="layout" svg:x1="17.526cm" svg:y1="36.766cm" svg:x2="17.526cm" svg:y2="39.052cm">
          <text:p/>
        </draw:line>
        <draw:line draw:style-name="gr1" draw:text-style-name="P1" draw:layer="layout" svg:x1="17.526cm" svg:y1="39.052cm" svg:x2="17.78cm" svg:y2="39.052cm">
          <text:p/>
        </draw:line>
        <draw:line draw:style-name="gr1" draw:text-style-name="P1" draw:layer="layout" svg:x1="17.78cm" svg:y1="39.052cm" svg:x2="17.78cm" svg:y2="36.766cm">
          <text:p/>
        </draw:line>
        <draw:line draw:style-name="gr1" draw:text-style-name="P1" draw:layer="layout" svg:x1="17.78cm" svg:y1="36.766cm" svg:x2="17.526cm" svg:y2="36.766cm">
          <text:p/>
        </draw:line>
        <draw:line draw:style-name="gr1" draw:text-style-name="P1" draw:layer="layout" svg:x1="25.622cm" svg:y1="34.607cm" svg:x2="25.876cm" svg:y2="34.607cm">
          <text:p/>
        </draw:line>
        <draw:line draw:style-name="gr1" draw:text-style-name="P1" draw:layer="layout" svg:x1="25.622cm" svg:y1="28.257cm" svg:x2="25.876cm" svg:y2="28.257cm">
          <text:p/>
        </draw:line>
        <draw:line draw:style-name="gr1" draw:text-style-name="P1" draw:layer="layout" svg:x1="25.876cm" svg:y1="34.607cm" svg:x2="25.876cm" svg:y2="28.257cm">
          <text:p/>
        </draw:line>
        <draw:line draw:style-name="gr1" draw:text-style-name="P1" draw:layer="layout" svg:x1="25.622cm" svg:y1="28.257cm" svg:x2="25.622cm" svg:y2="34.607cm">
          <text:p/>
        </draw:line>
        <draw:line draw:style-name="gr1" draw:text-style-name="P1" draw:layer="layout" svg:x1="22.828cm" svg:y1="28.257cm" svg:x2="22.828cm" svg:y2="34.607cm">
          <text:p/>
        </draw:line>
        <draw:line draw:style-name="gr1" draw:text-style-name="P1" draw:layer="layout" svg:x1="23.082cm" svg:y1="34.607cm" svg:x2="23.082cm" svg:y2="28.257cm">
          <text:p/>
        </draw:line>
        <draw:line draw:style-name="gr1" draw:text-style-name="P1" draw:layer="layout" svg:x1="22.828cm" svg:y1="28.257cm" svg:x2="23.082cm" svg:y2="28.257cm">
          <text:p/>
        </draw:line>
        <draw:line draw:style-name="gr1" draw:text-style-name="P1" draw:layer="layout" svg:x1="22.828cm" svg:y1="34.607cm" svg:x2="23.082cm" svg:y2="34.607cm">
          <text:p/>
        </draw:line>
        <draw:line draw:style-name="gr1" draw:text-style-name="P1" draw:layer="layout" svg:x1="14.001cm" svg:y1="34.607cm" svg:x2="14.255cm" svg:y2="34.607cm">
          <text:p/>
        </draw:line>
        <draw:line draw:style-name="gr1" draw:text-style-name="P1" draw:layer="layout" svg:x1="14.001cm" svg:y1="28.257cm" svg:x2="14.255cm" svg:y2="28.257cm">
          <text:p/>
        </draw:line>
        <draw:line draw:style-name="gr1" draw:text-style-name="P1" draw:layer="layout" svg:x1="14.255cm" svg:y1="34.607cm" svg:x2="14.255cm" svg:y2="28.257cm">
          <text:p/>
        </draw:line>
        <draw:line draw:style-name="gr1" draw:text-style-name="P1" draw:layer="layout" svg:x1="14.001cm" svg:y1="28.257cm" svg:x2="14.001cm" svg:y2="34.607cm">
          <text:p/>
        </draw:line>
        <draw:line draw:style-name="gr1" draw:text-style-name="P1" draw:layer="layout" svg:x1="11.207cm" svg:y1="28.257cm" svg:x2="11.207cm" svg:y2="34.607cm">
          <text:p/>
        </draw:line>
        <draw:line draw:style-name="gr1" draw:text-style-name="P1" draw:layer="layout" svg:x1="11.461cm" svg:y1="34.607cm" svg:x2="11.461cm" svg:y2="28.257cm">
          <text:p/>
        </draw:line>
        <draw:line draw:style-name="gr1" draw:text-style-name="P1" draw:layer="layout" svg:x1="11.207cm" svg:y1="28.257cm" svg:x2="11.461cm" svg:y2="28.257cm">
          <text:p/>
        </draw:line>
        <draw:line draw:style-name="gr1" draw:text-style-name="P1" draw:layer="layout" svg:x1="11.207cm" svg:y1="34.607cm" svg:x2="11.461cm" svg:y2="34.607cm">
          <text:p/>
        </draw:line>
        <draw:line draw:style-name="gr1" draw:text-style-name="P1" draw:layer="layout" svg:x1="23.717cm" svg:y1="39.052cm" svg:x2="23.463cm" svg:y2="39.052cm">
          <text:p/>
        </draw:line>
        <draw:line draw:style-name="gr1" draw:text-style-name="P1" draw:layer="layout" svg:x1="23.717cm" svg:y1="36.004cm" svg:x2="23.463cm" svg:y2="36.004cm">
          <text:p/>
        </draw:line>
        <draw:line draw:style-name="gr1" draw:text-style-name="P1" draw:layer="layout" svg:x1="23.463cm" svg:y1="36.512cm" svg:x2="23.463cm" svg:y2="39.052cm">
          <text:p/>
        </draw:line>
        <draw:line draw:style-name="gr1" draw:text-style-name="P1" draw:layer="layout" svg:x1="23.717cm" svg:y1="39.052cm" svg:x2="23.717cm" svg:y2="36.512cm">
          <text:p/>
        </draw:line>
        <draw:line draw:style-name="gr1" draw:text-style-name="P1" draw:layer="layout" svg:x1="23.463cm" svg:y1="36.004cm" svg:x2="23.463cm" svg:y2="36.512cm">
          <text:p/>
        </draw:line>
        <draw:line draw:style-name="gr1" draw:text-style-name="P1" draw:layer="layout" svg:x1="23.717cm" svg:y1="36.512cm" svg:x2="23.717cm" svg:y2="36.004cm">
          <text:p/>
        </draw:line>
        <draw:line draw:style-name="gr1" draw:text-style-name="P1" draw:layer="layout" svg:x1="25.241cm" svg:y1="36.512cm" svg:x2="25.241cm" svg:y2="36.004cm">
          <text:p/>
        </draw:line>
        <draw:line draw:style-name="gr1" draw:text-style-name="P1" draw:layer="layout" svg:x1="24.987cm" svg:y1="36.004cm" svg:x2="24.987cm" svg:y2="36.512cm">
          <text:p/>
        </draw:line>
        <draw:line draw:style-name="gr1" draw:text-style-name="P1" draw:layer="layout" svg:x1="25.241cm" svg:y1="39.052cm" svg:x2="25.241cm" svg:y2="36.512cm">
          <text:p/>
        </draw:line>
        <draw:line draw:style-name="gr1" draw:text-style-name="P1" draw:layer="layout" svg:x1="24.987cm" svg:y1="36.512cm" svg:x2="24.987cm" svg:y2="39.052cm">
          <text:p/>
        </draw:line>
        <draw:line draw:style-name="gr1" draw:text-style-name="P1" draw:layer="layout" svg:x1="25.241cm" svg:y1="36.004cm" svg:x2="24.987cm" svg:y2="36.004cm">
          <text:p/>
        </draw:line>
        <draw:line draw:style-name="gr1" draw:text-style-name="P1" draw:layer="layout" svg:x1="25.241cm" svg:y1="39.052cm" svg:x2="24.987cm" svg:y2="39.052cm">
          <text:p/>
        </draw:line>
        <draw:line draw:style-name="gr1" draw:text-style-name="P1" draw:layer="layout" svg:x1="21.748cm" svg:y1="34.607cm" svg:x2="22.002cm" svg:y2="34.607cm">
          <text:p/>
        </draw:line>
        <draw:line draw:style-name="gr1" draw:text-style-name="P1" draw:layer="layout" svg:x1="21.748cm" svg:y1="28.257cm" svg:x2="22.002cm" svg:y2="28.257cm">
          <text:p/>
        </draw:line>
        <draw:line draw:style-name="gr1" draw:text-style-name="P1" draw:layer="layout" svg:x1="22.002cm" svg:y1="34.607cm" svg:x2="22.002cm" svg:y2="28.257cm">
          <text:p/>
        </draw:line>
        <draw:line draw:style-name="gr1" draw:text-style-name="P1" draw:layer="layout" svg:x1="21.748cm" svg:y1="28.257cm" svg:x2="21.748cm" svg:y2="34.607cm">
          <text:p/>
        </draw:line>
        <draw:line draw:style-name="gr1" draw:text-style-name="P1" draw:layer="layout" svg:x1="18.954cm" svg:y1="28.257cm" svg:x2="18.954cm" svg:y2="34.607cm">
          <text:p/>
        </draw:line>
        <draw:line draw:style-name="gr1" draw:text-style-name="P1" draw:layer="layout" svg:x1="19.208cm" svg:y1="34.607cm" svg:x2="19.208cm" svg:y2="28.257cm">
          <text:p/>
        </draw:line>
        <draw:line draw:style-name="gr1" draw:text-style-name="P1" draw:layer="layout" svg:x1="18.954cm" svg:y1="28.257cm" svg:x2="19.208cm" svg:y2="28.257cm">
          <text:p/>
        </draw:line>
        <draw:line draw:style-name="gr1" draw:text-style-name="P1" draw:layer="layout" svg:x1="18.954cm" svg:y1="34.607cm" svg:x2="19.208cm" svg:y2="34.607cm">
          <text:p/>
        </draw:line>
        <draw:line draw:style-name="gr1" draw:text-style-name="P1" draw:layer="layout" svg:x1="6.254cm" svg:y1="34.607cm" svg:x2="6.508cm" svg:y2="34.607cm">
          <text:p/>
        </draw:line>
        <draw:line draw:style-name="gr1" draw:text-style-name="P1" draw:layer="layout" svg:x1="6.254cm" svg:y1="28.257cm" svg:x2="6.508cm" svg:y2="28.257cm">
          <text:p/>
        </draw:line>
        <draw:line draw:style-name="gr1" draw:text-style-name="P1" draw:layer="layout" svg:x1="6.508cm" svg:y1="34.607cm" svg:x2="6.508cm" svg:y2="28.257cm">
          <text:p/>
        </draw:line>
        <draw:line draw:style-name="gr1" draw:text-style-name="P1" draw:layer="layout" svg:x1="6.254cm" svg:y1="28.257cm" svg:x2="6.254cm" svg:y2="34.607cm">
          <text:p/>
        </draw:line>
        <draw:line draw:style-name="gr1" draw:text-style-name="P1" draw:layer="layout" svg:x1="3.46cm" svg:y1="28.257cm" svg:x2="3.46cm" svg:y2="34.607cm">
          <text:p/>
        </draw:line>
        <draw:line draw:style-name="gr1" draw:text-style-name="P1" draw:layer="layout" svg:x1="3.714cm" svg:y1="34.607cm" svg:x2="3.714cm" svg:y2="28.257cm">
          <text:p/>
        </draw:line>
        <draw:line draw:style-name="gr1" draw:text-style-name="P1" draw:layer="layout" svg:x1="3.46cm" svg:y1="28.257cm" svg:x2="3.714cm" svg:y2="28.257cm">
          <text:p/>
        </draw:line>
        <draw:line draw:style-name="gr1" draw:text-style-name="P1" draw:layer="layout" svg:x1="3.46cm" svg:y1="34.607cm" svg:x2="3.714cm" svg:y2="34.607cm">
          <text:p/>
        </draw:line>
        <draw:line draw:style-name="gr1" draw:text-style-name="P1" draw:layer="layout" svg:x1="10.128cm" svg:y1="34.607cm" svg:x2="10.382cm" svg:y2="34.607cm">
          <text:p/>
        </draw:line>
        <draw:line draw:style-name="gr1" draw:text-style-name="P1" draw:layer="layout" svg:x1="10.128cm" svg:y1="28.257cm" svg:x2="10.382cm" svg:y2="28.257cm">
          <text:p/>
        </draw:line>
        <draw:line draw:style-name="gr1" draw:text-style-name="P1" draw:layer="layout" svg:x1="10.382cm" svg:y1="34.607cm" svg:x2="10.382cm" svg:y2="28.257cm">
          <text:p/>
        </draw:line>
        <draw:line draw:style-name="gr1" draw:text-style-name="P1" draw:layer="layout" svg:x1="10.128cm" svg:y1="28.257cm" svg:x2="10.128cm" svg:y2="34.607cm">
          <text:p/>
        </draw:line>
        <draw:line draw:style-name="gr1" draw:text-style-name="P1" draw:layer="layout" svg:x1="7.334cm" svg:y1="28.257cm" svg:x2="7.334cm" svg:y2="34.607cm">
          <text:p/>
        </draw:line>
        <draw:line draw:style-name="gr1" draw:text-style-name="P1" draw:layer="layout" svg:x1="7.588cm" svg:y1="34.607cm" svg:x2="7.588cm" svg:y2="28.257cm">
          <text:p/>
        </draw:line>
        <draw:line draw:style-name="gr1" draw:text-style-name="P1" draw:layer="layout" svg:x1="7.334cm" svg:y1="28.257cm" svg:x2="7.588cm" svg:y2="28.257cm">
          <text:p/>
        </draw:line>
        <draw:line draw:style-name="gr1" draw:text-style-name="P1" draw:layer="layout" svg:x1="7.334cm" svg:y1="34.607cm" svg:x2="7.588cm" svg:y2="34.607cm">
          <text:p/>
        </draw:line>
        <draw:line draw:style-name="gr1" draw:text-style-name="P1" draw:layer="layout" svg:x1="31.464cm" svg:y1="39.052cm" svg:x2="31.21cm" svg:y2="39.052cm">
          <text:p/>
        </draw:line>
        <draw:line draw:style-name="gr1" draw:text-style-name="P1" draw:layer="layout" svg:x1="31.464cm" svg:y1="36.004cm" svg:x2="31.21cm" svg:y2="36.004cm">
          <text:p/>
        </draw:line>
        <draw:line draw:style-name="gr1" draw:text-style-name="P1" draw:layer="layout" svg:x1="31.21cm" svg:y1="36.512cm" svg:x2="31.21cm" svg:y2="39.052cm">
          <text:p/>
        </draw:line>
        <draw:line draw:style-name="gr1" draw:text-style-name="P1" draw:layer="layout" svg:x1="31.464cm" svg:y1="39.052cm" svg:x2="31.464cm" svg:y2="36.512cm">
          <text:p/>
        </draw:line>
        <draw:line draw:style-name="gr1" draw:text-style-name="P1" draw:layer="layout" svg:x1="31.21cm" svg:y1="36.004cm" svg:x2="31.21cm" svg:y2="36.512cm">
          <text:p/>
        </draw:line>
        <draw:line draw:style-name="gr1" draw:text-style-name="P1" draw:layer="layout" svg:x1="31.464cm" svg:y1="36.512cm" svg:x2="31.464cm" svg:y2="36.004cm">
          <text:p/>
        </draw:line>
        <draw:line draw:style-name="gr1" draw:text-style-name="P1" draw:layer="layout" svg:x1="32.988cm" svg:y1="36.512cm" svg:x2="32.988cm" svg:y2="36.004cm">
          <text:p/>
        </draw:line>
        <draw:line draw:style-name="gr1" draw:text-style-name="P1" draw:layer="layout" svg:x1="32.734cm" svg:y1="36.004cm" svg:x2="32.734cm" svg:y2="36.512cm">
          <text:p/>
        </draw:line>
        <draw:line draw:style-name="gr1" draw:text-style-name="P1" draw:layer="layout" svg:x1="32.988cm" svg:y1="39.052cm" svg:x2="32.988cm" svg:y2="36.512cm">
          <text:p/>
        </draw:line>
        <draw:line draw:style-name="gr1" draw:text-style-name="P1" draw:layer="layout" svg:x1="32.734cm" svg:y1="36.512cm" svg:x2="32.734cm" svg:y2="39.052cm">
          <text:p/>
        </draw:line>
        <draw:line draw:style-name="gr1" draw:text-style-name="P1" draw:layer="layout" svg:x1="32.988cm" svg:y1="36.004cm" svg:x2="32.734cm" svg:y2="36.004cm">
          <text:p/>
        </draw:line>
        <draw:line draw:style-name="gr1" draw:text-style-name="P1" draw:layer="layout" svg:x1="32.988cm" svg:y1="39.052cm" svg:x2="32.734cm" svg:y2="39.052cm">
          <text:p/>
        </draw:line>
        <draw:line draw:style-name="gr1" draw:text-style-name="P1" draw:layer="layout" svg:x1="12.096cm" svg:y1="39.052cm" svg:x2="11.842cm" svg:y2="39.052cm">
          <text:p/>
        </draw:line>
        <draw:line draw:style-name="gr1" draw:text-style-name="P1" draw:layer="layout" svg:x1="12.096cm" svg:y1="36.004cm" svg:x2="11.842cm" svg:y2="36.004cm">
          <text:p/>
        </draw:line>
        <draw:line draw:style-name="gr1" draw:text-style-name="P1" draw:layer="layout" svg:x1="11.842cm" svg:y1="36.512cm" svg:x2="11.842cm" svg:y2="39.052cm">
          <text:p/>
        </draw:line>
        <draw:line draw:style-name="gr1" draw:text-style-name="P1" draw:layer="layout" svg:x1="12.096cm" svg:y1="39.052cm" svg:x2="12.096cm" svg:y2="36.512cm">
          <text:p/>
        </draw:line>
        <draw:line draw:style-name="gr1" draw:text-style-name="P1" draw:layer="layout" svg:x1="11.842cm" svg:y1="36.004cm" svg:x2="11.842cm" svg:y2="36.512cm">
          <text:p/>
        </draw:line>
        <draw:line draw:style-name="gr1" draw:text-style-name="P1" draw:layer="layout" svg:x1="12.096cm" svg:y1="36.512cm" svg:x2="12.096cm" svg:y2="36.004cm">
          <text:p/>
        </draw:line>
        <draw:line draw:style-name="gr1" draw:text-style-name="P1" draw:layer="layout" svg:x1="13.62cm" svg:y1="36.512cm" svg:x2="13.62cm" svg:y2="36.004cm">
          <text:p/>
        </draw:line>
        <draw:line draw:style-name="gr1" draw:text-style-name="P1" draw:layer="layout" svg:x1="13.366cm" svg:y1="36.004cm" svg:x2="13.366cm" svg:y2="36.512cm">
          <text:p/>
        </draw:line>
        <draw:line draw:style-name="gr1" draw:text-style-name="P1" draw:layer="layout" svg:x1="13.62cm" svg:y1="39.052cm" svg:x2="13.62cm" svg:y2="36.512cm">
          <text:p/>
        </draw:line>
        <draw:line draw:style-name="gr1" draw:text-style-name="P1" draw:layer="layout" svg:x1="13.366cm" svg:y1="36.512cm" svg:x2="13.366cm" svg:y2="39.052cm">
          <text:p/>
        </draw:line>
        <draw:line draw:style-name="gr1" draw:text-style-name="P1" draw:layer="layout" svg:x1="13.62cm" svg:y1="36.004cm" svg:x2="13.366cm" svg:y2="36.004cm">
          <text:p/>
        </draw:line>
        <draw:line draw:style-name="gr1" draw:text-style-name="P1" draw:layer="layout" svg:x1="13.62cm" svg:y1="39.052cm" svg:x2="13.366cm" svg:y2="39.052cm">
          <text:p/>
        </draw:line>
        <draw:line draw:style-name="gr1" draw:text-style-name="P1" draw:layer="layout" svg:x1="4.349cm" svg:y1="39.052cm" svg:x2="4.095cm" svg:y2="39.052cm">
          <text:p/>
        </draw:line>
        <draw:line draw:style-name="gr1" draw:text-style-name="P1" draw:layer="layout" svg:x1="4.349cm" svg:y1="36.004cm" svg:x2="4.095cm" svg:y2="36.004cm">
          <text:p/>
        </draw:line>
        <draw:line draw:style-name="gr1" draw:text-style-name="P1" draw:layer="layout" svg:x1="4.095cm" svg:y1="36.512cm" svg:x2="4.095cm" svg:y2="39.052cm">
          <text:p/>
        </draw:line>
        <draw:line draw:style-name="gr1" draw:text-style-name="P1" draw:layer="layout" svg:x1="4.349cm" svg:y1="39.052cm" svg:x2="4.349cm" svg:y2="36.512cm">
          <text:p/>
        </draw:line>
        <draw:line draw:style-name="gr1" draw:text-style-name="P1" draw:layer="layout" svg:x1="4.095cm" svg:y1="36.004cm" svg:x2="4.095cm" svg:y2="36.512cm">
          <text:p/>
        </draw:line>
        <draw:line draw:style-name="gr1" draw:text-style-name="P1" draw:layer="layout" svg:x1="4.349cm" svg:y1="36.512cm" svg:x2="4.349cm" svg:y2="36.004cm">
          <text:p/>
        </draw:line>
        <draw:line draw:style-name="gr1" draw:text-style-name="P1" draw:layer="layout" svg:x1="5.873cm" svg:y1="36.512cm" svg:x2="5.873cm" svg:y2="36.004cm">
          <text:p/>
        </draw:line>
        <draw:line draw:style-name="gr1" draw:text-style-name="P1" draw:layer="layout" svg:x1="5.619cm" svg:y1="36.004cm" svg:x2="5.619cm" svg:y2="36.512cm">
          <text:p/>
        </draw:line>
        <draw:line draw:style-name="gr1" draw:text-style-name="P1" draw:layer="layout" svg:x1="5.873cm" svg:y1="39.052cm" svg:x2="5.873cm" svg:y2="36.512cm">
          <text:p/>
        </draw:line>
        <draw:line draw:style-name="gr1" draw:text-style-name="P1" draw:layer="layout" svg:x1="5.619cm" svg:y1="36.512cm" svg:x2="5.619cm" svg:y2="39.052cm">
          <text:p/>
        </draw:line>
        <draw:line draw:style-name="gr1" draw:text-style-name="P1" draw:layer="layout" svg:x1="5.873cm" svg:y1="36.004cm" svg:x2="5.619cm" svg:y2="36.004cm">
          <text:p/>
        </draw:line>
        <draw:line draw:style-name="gr1" draw:text-style-name="P1" draw:layer="layout" svg:x1="5.873cm" svg:y1="39.052cm" svg:x2="5.619cm" svg:y2="39.052cm">
          <text:p/>
        </draw:line>
        <draw:line draw:style-name="gr1" draw:text-style-name="P1" draw:layer="layout" svg:x1="30.594cm" svg:y1="38.036cm" svg:x2="30.594cm" svg:y2="37.274cm">
          <text:p/>
        </draw:line>
        <draw:line draw:style-name="gr1" draw:text-style-name="P1" draw:layer="layout" svg:x1="30.594cm" svg:y1="37.274cm" svg:x2="30.086cm" svg:y2="37.274cm">
          <text:p/>
        </draw:line>
        <draw:line draw:style-name="gr1" draw:text-style-name="P1" draw:layer="layout" svg:x1="30.086cm" svg:y1="37.274cm" svg:x2="30.086cm" svg:y2="38.036cm">
          <text:p/>
        </draw:line>
        <draw:line draw:style-name="gr1" draw:text-style-name="P1" draw:layer="layout" svg:x1="30.086cm" svg:y1="38.036cm" svg:x2="30.594cm" svg:y2="38.036cm">
          <text:p/>
        </draw:line>
        <draw:line draw:style-name="gr1" draw:text-style-name="P1" draw:layer="layout" svg:x1="5.957cm" svg:y1="38.09cm" svg:x2="5.957cm" svg:y2="38.49cm">
          <text:p/>
        </draw:line>
        <draw:line draw:style-name="gr1" draw:text-style-name="P1" draw:layer="layout" svg:x1="5.957cm" svg:y1="38.49cm" svg:x2="6.107cm" svg:y2="38.49cm">
          <text:p/>
        </draw:line>
        <draw:line draw:style-name="gr1" draw:text-style-name="P1" draw:layer="layout" svg:x1="6.107cm" svg:y1="38.49cm" svg:x2="6.107cm" svg:y2="38.09cm">
          <text:p/>
        </draw:line>
        <draw:line draw:style-name="gr1" draw:text-style-name="P1" draw:layer="layout" svg:x1="6.107cm" svg:y1="38.09cm" svg:x2="5.957cm" svg:y2="38.09cm">
          <text:p/>
        </draw:line>
        <draw:line draw:style-name="gr1" draw:text-style-name="P1" draw:layer="layout" svg:x1="13.704cm" svg:y1="38.09cm" svg:x2="13.704cm" svg:y2="38.49cm">
          <text:p/>
        </draw:line>
        <draw:line draw:style-name="gr1" draw:text-style-name="P1" draw:layer="layout" svg:x1="13.704cm" svg:y1="38.49cm" svg:x2="13.854cm" svg:y2="38.49cm">
          <text:p/>
        </draw:line>
        <draw:line draw:style-name="gr1" draw:text-style-name="P1" draw:layer="layout" svg:x1="13.854cm" svg:y1="38.49cm" svg:x2="13.854cm" svg:y2="38.09cm">
          <text:p/>
        </draw:line>
        <draw:line draw:style-name="gr1" draw:text-style-name="P1" draw:layer="layout" svg:x1="13.854cm" svg:y1="38.09cm" svg:x2="13.704cm" svg:y2="38.09cm">
          <text:p/>
        </draw:line>
        <draw:line draw:style-name="gr1" draw:text-style-name="P1" draw:layer="layout" svg:x1="25.324cm" svg:y1="38.09cm" svg:x2="25.324cm" svg:y2="38.49cm">
          <text:p/>
        </draw:line>
        <draw:line draw:style-name="gr1" draw:text-style-name="P1" draw:layer="layout" svg:x1="25.324cm" svg:y1="38.49cm" svg:x2="25.474cm" svg:y2="38.49cm">
          <text:p/>
        </draw:line>
        <draw:line draw:style-name="gr1" draw:text-style-name="P1" draw:layer="layout" svg:x1="25.474cm" svg:y1="38.49cm" svg:x2="25.474cm" svg:y2="38.09cm">
          <text:p/>
        </draw:line>
        <draw:line draw:style-name="gr1" draw:text-style-name="P1" draw:layer="layout" svg:x1="25.474cm" svg:y1="38.09cm" svg:x2="25.324cm" svg:y2="38.09cm">
          <text:p/>
        </draw:line>
        <draw:line draw:style-name="gr1" draw:text-style-name="P1" draw:layer="layout" svg:x1="33.537cm" svg:y1="38.342cm" svg:x2="33.137cm" svg:y2="38.342cm">
          <text:p/>
        </draw:line>
        <draw:line draw:style-name="gr1" draw:text-style-name="P1" draw:layer="layout" svg:x1="33.137cm" svg:y1="38.342cm" svg:x2="33.137cm" svg:y2="38.492cm">
          <text:p/>
        </draw:line>
        <draw:line draw:style-name="gr1" draw:text-style-name="P1" draw:layer="layout" svg:x1="33.137cm" svg:y1="38.492cm" svg:x2="33.537cm" svg:y2="38.492cm">
          <text:p/>
        </draw:line>
        <draw:line draw:style-name="gr1" draw:text-style-name="P1" draw:layer="layout" svg:x1="33.537cm" svg:y1="38.492cm" svg:x2="33.537cm" svg:y2="38.342cm">
          <text:p/>
        </draw:line>
        <draw:line draw:style-name="gr1" draw:text-style-name="P1" draw:layer="layout" svg:x1="2.921cm" svg:y1="37.592cm" svg:x2="2.667cm" svg:y2="37.592cm">
          <text:p/>
        </draw:line>
        <draw:line draw:style-name="gr1" draw:text-style-name="P1" draw:layer="layout" svg:x1="2.667cm" svg:y1="37.084cm" svg:x2="2.667cm" svg:y2="37.592cm">
          <text:p/>
        </draw:line>
        <draw:line draw:style-name="gr1" draw:text-style-name="P1" draw:layer="layout" svg:x1="2.921cm" svg:y1="37.592cm" svg:x2="2.921cm" svg:y2="37.084cm">
          <text:p/>
        </draw:line>
        <draw:line draw:style-name="gr1" draw:text-style-name="P1" draw:layer="layout" svg:x1="2.921cm" svg:y1="37.084cm" svg:x2="2.667cm" svg:y2="37.084cm">
          <text:p/>
        </draw:line>
        <draw:line draw:style-name="gr1" draw:text-style-name="P1" draw:layer="layout" svg:x1="3.131cm" svg:y1="33.455cm" svg:x2="3.131cm" svg:y2="33.854cm">
          <text:p/>
        </draw:line>
        <draw:line draw:style-name="gr1" draw:text-style-name="P1" draw:layer="layout" svg:x1="3.131cm" svg:y1="33.854cm" svg:x2="3.281cm" svg:y2="33.854cm">
          <text:p/>
        </draw:line>
        <draw:line draw:style-name="gr1" draw:text-style-name="P1" draw:layer="layout" svg:x1="3.281cm" svg:y1="33.854cm" svg:x2="3.281cm" svg:y2="33.455cm">
          <text:p/>
        </draw:line>
        <draw:line draw:style-name="gr1" draw:text-style-name="P1" draw:layer="layout" svg:x1="3.281cm" svg:y1="33.455cm" svg:x2="3.131cm" svg:y2="33.455cm">
          <text:p/>
        </draw:line>
        <draw:line draw:style-name="gr1" draw:text-style-name="P1" draw:layer="layout" svg:x1="6.687cm" svg:y1="33.455cm" svg:x2="6.687cm" svg:y2="33.854cm">
          <text:p/>
        </draw:line>
        <draw:line draw:style-name="gr1" draw:text-style-name="P1" draw:layer="layout" svg:x1="6.687cm" svg:y1="33.854cm" svg:x2="6.837cm" svg:y2="33.854cm">
          <text:p/>
        </draw:line>
        <draw:line draw:style-name="gr1" draw:text-style-name="P1" draw:layer="layout" svg:x1="6.837cm" svg:y1="33.854cm" svg:x2="6.837cm" svg:y2="33.455cm">
          <text:p/>
        </draw:line>
        <draw:line draw:style-name="gr1" draw:text-style-name="P1" draw:layer="layout" svg:x1="6.837cm" svg:y1="33.455cm" svg:x2="6.687cm" svg:y2="33.455cm">
          <text:p/>
        </draw:line>
        <draw:line draw:style-name="gr1" draw:text-style-name="P1" draw:layer="layout" svg:x1="10.878cm" svg:y1="33.455cm" svg:x2="10.878cm" svg:y2="33.854cm">
          <text:p/>
        </draw:line>
        <draw:line draw:style-name="gr1" draw:text-style-name="P1" draw:layer="layout" svg:x1="10.878cm" svg:y1="33.854cm" svg:x2="11.028cm" svg:y2="33.854cm">
          <text:p/>
        </draw:line>
        <draw:line draw:style-name="gr1" draw:text-style-name="P1" draw:layer="layout" svg:x1="11.028cm" svg:y1="33.854cm" svg:x2="11.028cm" svg:y2="33.455cm">
          <text:p/>
        </draw:line>
        <draw:line draw:style-name="gr1" draw:text-style-name="P1" draw:layer="layout" svg:x1="11.028cm" svg:y1="33.455cm" svg:x2="10.878cm" svg:y2="33.455cm">
          <text:p/>
        </draw:line>
        <draw:line draw:style-name="gr1" draw:text-style-name="P1" draw:layer="layout" svg:x1="14.434cm" svg:y1="33.455cm" svg:x2="14.434cm" svg:y2="33.854cm">
          <text:p/>
        </draw:line>
        <draw:line draw:style-name="gr1" draw:text-style-name="P1" draw:layer="layout" svg:x1="14.434cm" svg:y1="33.854cm" svg:x2="14.584cm" svg:y2="33.854cm">
          <text:p/>
        </draw:line>
        <draw:line draw:style-name="gr1" draw:text-style-name="P1" draw:layer="layout" svg:x1="14.584cm" svg:y1="33.854cm" svg:x2="14.584cm" svg:y2="33.455cm">
          <text:p/>
        </draw:line>
        <draw:line draw:style-name="gr1" draw:text-style-name="P1" draw:layer="layout" svg:x1="14.584cm" svg:y1="33.455cm" svg:x2="14.434cm" svg:y2="33.455cm">
          <text:p/>
        </draw:line>
        <draw:line draw:style-name="gr1" draw:text-style-name="P1" draw:layer="layout" svg:x1="14.752cm" svg:y1="33.455cm" svg:x2="14.752cm" svg:y2="33.854cm">
          <text:p/>
        </draw:line>
        <draw:line draw:style-name="gr1" draw:text-style-name="P1" draw:layer="layout" svg:x1="14.752cm" svg:y1="33.854cm" svg:x2="14.902cm" svg:y2="33.854cm">
          <text:p/>
        </draw:line>
        <draw:line draw:style-name="gr1" draw:text-style-name="P1" draw:layer="layout" svg:x1="14.902cm" svg:y1="33.854cm" svg:x2="14.902cm" svg:y2="33.455cm">
          <text:p/>
        </draw:line>
        <draw:line draw:style-name="gr1" draw:text-style-name="P1" draw:layer="layout" svg:x1="14.902cm" svg:y1="33.455cm" svg:x2="14.752cm" svg:y2="33.455cm">
          <text:p/>
        </draw:line>
        <draw:line draw:style-name="gr1" draw:text-style-name="P1" draw:layer="layout" svg:x1="18.308cm" svg:y1="33.455cm" svg:x2="18.308cm" svg:y2="33.854cm">
          <text:p/>
        </draw:line>
        <draw:line draw:style-name="gr1" draw:text-style-name="P1" draw:layer="layout" svg:x1="18.308cm" svg:y1="33.854cm" svg:x2="18.458cm" svg:y2="33.854cm">
          <text:p/>
        </draw:line>
        <draw:line draw:style-name="gr1" draw:text-style-name="P1" draw:layer="layout" svg:x1="18.458cm" svg:y1="33.854cm" svg:x2="18.458cm" svg:y2="33.455cm">
          <text:p/>
        </draw:line>
        <draw:line draw:style-name="gr1" draw:text-style-name="P1" draw:layer="layout" svg:x1="18.458cm" svg:y1="33.455cm" svg:x2="18.308cm" svg:y2="33.455cm">
          <text:p/>
        </draw:line>
        <draw:line draw:style-name="gr1" draw:text-style-name="P1" draw:layer="layout" svg:x1="18.625cm" svg:y1="33.455cm" svg:x2="18.625cm" svg:y2="33.854cm">
          <text:p/>
        </draw:line>
        <draw:line draw:style-name="gr1" draw:text-style-name="P1" draw:layer="layout" svg:x1="18.625cm" svg:y1="33.854cm" svg:x2="18.775cm" svg:y2="33.854cm">
          <text:p/>
        </draw:line>
        <draw:line draw:style-name="gr1" draw:text-style-name="P1" draw:layer="layout" svg:x1="18.775cm" svg:y1="33.854cm" svg:x2="18.775cm" svg:y2="33.455cm">
          <text:p/>
        </draw:line>
        <draw:line draw:style-name="gr1" draw:text-style-name="P1" draw:layer="layout" svg:x1="18.775cm" svg:y1="33.455cm" svg:x2="18.625cm" svg:y2="33.455cm">
          <text:p/>
        </draw:line>
        <draw:line draw:style-name="gr1" draw:text-style-name="P1" draw:layer="layout" svg:x1="22.181cm" svg:y1="33.455cm" svg:x2="22.181cm" svg:y2="33.854cm">
          <text:p/>
        </draw:line>
        <draw:line draw:style-name="gr1" draw:text-style-name="P1" draw:layer="layout" svg:x1="22.181cm" svg:y1="33.854cm" svg:x2="22.331cm" svg:y2="33.854cm">
          <text:p/>
        </draw:line>
        <draw:line draw:style-name="gr1" draw:text-style-name="P1" draw:layer="layout" svg:x1="22.331cm" svg:y1="33.854cm" svg:x2="22.331cm" svg:y2="33.455cm">
          <text:p/>
        </draw:line>
        <draw:line draw:style-name="gr1" draw:text-style-name="P1" draw:layer="layout" svg:x1="22.331cm" svg:y1="33.455cm" svg:x2="22.181cm" svg:y2="33.455cm">
          <text:p/>
        </draw:line>
        <draw:line draw:style-name="gr1" draw:text-style-name="P1" draw:layer="layout" svg:x1="22.499cm" svg:y1="33.455cm" svg:x2="22.499cm" svg:y2="33.854cm">
          <text:p/>
        </draw:line>
        <draw:line draw:style-name="gr1" draw:text-style-name="P1" draw:layer="layout" svg:x1="22.499cm" svg:y1="33.854cm" svg:x2="22.649cm" svg:y2="33.854cm">
          <text:p/>
        </draw:line>
        <draw:line draw:style-name="gr1" draw:text-style-name="P1" draw:layer="layout" svg:x1="22.649cm" svg:y1="33.854cm" svg:x2="22.649cm" svg:y2="33.455cm">
          <text:p/>
        </draw:line>
        <draw:line draw:style-name="gr1" draw:text-style-name="P1" draw:layer="layout" svg:x1="22.649cm" svg:y1="33.455cm" svg:x2="22.499cm" svg:y2="33.455cm">
          <text:p/>
        </draw:line>
        <draw:line draw:style-name="gr1" draw:text-style-name="P1" draw:layer="layout" svg:x1="26.055cm" svg:y1="33.455cm" svg:x2="26.055cm" svg:y2="33.854cm">
          <text:p/>
        </draw:line>
        <draw:line draw:style-name="gr1" draw:text-style-name="P1" draw:layer="layout" svg:x1="26.055cm" svg:y1="33.854cm" svg:x2="26.205cm" svg:y2="33.854cm">
          <text:p/>
        </draw:line>
        <draw:line draw:style-name="gr1" draw:text-style-name="P1" draw:layer="layout" svg:x1="26.205cm" svg:y1="33.854cm" svg:x2="26.205cm" svg:y2="33.455cm">
          <text:p/>
        </draw:line>
        <draw:line draw:style-name="gr1" draw:text-style-name="P1" draw:layer="layout" svg:x1="26.205cm" svg:y1="33.455cm" svg:x2="26.055cm" svg:y2="33.455cm">
          <text:p/>
        </draw:line>
        <draw:line draw:style-name="gr1" draw:text-style-name="P1" draw:layer="layout" svg:x1="26.372cm" svg:y1="33.455cm" svg:x2="26.372cm" svg:y2="33.854cm">
          <text:p/>
        </draw:line>
        <draw:line draw:style-name="gr1" draw:text-style-name="P1" draw:layer="layout" svg:x1="26.372cm" svg:y1="33.854cm" svg:x2="26.522cm" svg:y2="33.854cm">
          <text:p/>
        </draw:line>
        <draw:line draw:style-name="gr1" draw:text-style-name="P1" draw:layer="layout" svg:x1="26.522cm" svg:y1="33.854cm" svg:x2="26.522cm" svg:y2="33.455cm">
          <text:p/>
        </draw:line>
        <draw:line draw:style-name="gr1" draw:text-style-name="P1" draw:layer="layout" svg:x1="26.522cm" svg:y1="33.455cm" svg:x2="26.372cm" svg:y2="33.455cm">
          <text:p/>
        </draw:line>
        <draw:line draw:style-name="gr1" draw:text-style-name="P1" draw:layer="layout" svg:x1="29.928cm" svg:y1="33.455cm" svg:x2="29.928cm" svg:y2="33.854cm">
          <text:p/>
        </draw:line>
        <draw:line draw:style-name="gr1" draw:text-style-name="P1" draw:layer="layout" svg:x1="29.928cm" svg:y1="33.854cm" svg:x2="30.078cm" svg:y2="33.854cm">
          <text:p/>
        </draw:line>
        <draw:line draw:style-name="gr1" draw:text-style-name="P1" draw:layer="layout" svg:x1="30.078cm" svg:y1="33.854cm" svg:x2="30.078cm" svg:y2="33.455cm">
          <text:p/>
        </draw:line>
        <draw:line draw:style-name="gr1" draw:text-style-name="P1" draw:layer="layout" svg:x1="30.078cm" svg:y1="33.455cm" svg:x2="29.928cm" svg:y2="33.455cm">
          <text:p/>
        </draw:line>
        <draw:line draw:style-name="gr1" draw:text-style-name="P1" draw:layer="layout" svg:x1="30.214cm" svg:y1="33.455cm" svg:x2="30.214cm" svg:y2="33.854cm">
          <text:p/>
        </draw:line>
        <draw:line draw:style-name="gr1" draw:text-style-name="P1" draw:layer="layout" svg:x1="30.214cm" svg:y1="33.854cm" svg:x2="30.364cm" svg:y2="33.854cm">
          <text:p/>
        </draw:line>
        <draw:line draw:style-name="gr1" draw:text-style-name="P1" draw:layer="layout" svg:x1="30.364cm" svg:y1="33.854cm" svg:x2="30.364cm" svg:y2="33.455cm">
          <text:p/>
        </draw:line>
        <draw:line draw:style-name="gr1" draw:text-style-name="P1" draw:layer="layout" svg:x1="30.364cm" svg:y1="33.455cm" svg:x2="30.214cm" svg:y2="33.455cm">
          <text:p/>
        </draw:line>
        <draw:line draw:style-name="gr1" draw:text-style-name="P1" draw:layer="layout" svg:x1="33.802cm" svg:y1="33.455cm" svg:x2="33.802cm" svg:y2="33.854cm">
          <text:p/>
        </draw:line>
        <draw:line draw:style-name="gr1" draw:text-style-name="P1" draw:layer="layout" svg:x1="33.802cm" svg:y1="33.854cm" svg:x2="33.952cm" svg:y2="33.854cm">
          <text:p/>
        </draw:line>
        <draw:line draw:style-name="gr1" draw:text-style-name="P1" draw:layer="layout" svg:x1="33.952cm" svg:y1="33.854cm" svg:x2="33.952cm" svg:y2="33.455cm">
          <text:p/>
        </draw:line>
        <draw:line draw:style-name="gr1" draw:text-style-name="P1" draw:layer="layout" svg:x1="33.952cm" svg:y1="33.455cm" svg:x2="33.802cm" svg:y2="33.455cm">
          <text:p/>
        </draw:line>
        <draw:line draw:style-name="gr1" draw:text-style-name="P1" draw:layer="layout" svg:x1="6.998cm" svg:y1="33.455cm" svg:x2="6.998cm" svg:y2="33.854cm">
          <text:p/>
        </draw:line>
        <draw:line draw:style-name="gr1" draw:text-style-name="P1" draw:layer="layout" svg:x1="6.998cm" svg:y1="33.854cm" svg:x2="7.148cm" svg:y2="33.854cm">
          <text:p/>
        </draw:line>
        <draw:line draw:style-name="gr1" draw:text-style-name="P1" draw:layer="layout" svg:x1="7.148cm" svg:y1="33.854cm" svg:x2="7.148cm" svg:y2="33.455cm">
          <text:p/>
        </draw:line>
        <draw:line draw:style-name="gr1" draw:text-style-name="P1" draw:layer="layout" svg:x1="7.148cm" svg:y1="33.455cm" svg:x2="6.998cm" svg:y2="33.455cm">
          <text:p/>
        </draw:line>
        <draw:line draw:style-name="gr1" draw:text-style-name="P1" draw:layer="layout" svg:x1="10.561cm" svg:y1="33.455cm" svg:x2="10.561cm" svg:y2="33.854cm">
          <text:p/>
        </draw:line>
        <draw:line draw:style-name="gr1" draw:text-style-name="P1" draw:layer="layout" svg:x1="10.561cm" svg:y1="33.854cm" svg:x2="10.711cm" svg:y2="33.854cm">
          <text:p/>
        </draw:line>
        <draw:line draw:style-name="gr1" draw:text-style-name="P1" draw:layer="layout" svg:x1="10.711cm" svg:y1="33.854cm" svg:x2="10.711cm" svg:y2="33.455cm">
          <text:p/>
        </draw:line>
        <draw:line draw:style-name="gr1" draw:text-style-name="P1" draw:layer="layout" svg:x1="10.711cm" svg:y1="33.455cm" svg:x2="10.561cm" svg:y2="33.455cm">
          <text:p/>
        </draw:line>
        <draw:line draw:style-name="gr1" draw:text-style-name="P1" draw:layer="layout" svg:x1="31.916cm" svg:y1="35.303cm" svg:x2="30.567cm" svg:y2="35.303cm">
          <text:p/>
        </draw:line>
        <draw:line draw:style-name="gr1" draw:text-style-name="P1" draw:layer="layout" svg:x1="31.916cm" svg:y1="35.054cm" svg:x2="31.916cm" svg:y2="35.303cm">
          <text:p/>
        </draw:line>
        <draw:line draw:style-name="gr1" draw:text-style-name="P1" draw:layer="layout" svg:x1="30.567cm" svg:y1="35.054cm" svg:x2="31.916cm" svg:y2="35.054cm">
          <text:p/>
        </draw:line>
        <draw:line draw:style-name="gr1" draw:text-style-name="P1" draw:layer="layout" svg:x1="30.567cm" svg:y1="35.303cm" svg:x2="30.567cm" svg:y2="35.054cm">
          <text:p/>
        </draw:line>
        <draw:line draw:style-name="gr1" draw:text-style-name="P1" draw:layer="layout" svg:x1="27.979cm" svg:y1="35.303cm" svg:x2="26.63cm" svg:y2="35.303cm">
          <text:p/>
        </draw:line>
        <draw:line draw:style-name="gr1" draw:text-style-name="P1" draw:layer="layout" svg:x1="27.979cm" svg:y1="35.054cm" svg:x2="27.979cm" svg:y2="35.303cm">
          <text:p/>
        </draw:line>
        <draw:line draw:style-name="gr1" draw:text-style-name="P1" draw:layer="layout" svg:x1="26.63cm" svg:y1="35.054cm" svg:x2="27.979cm" svg:y2="35.054cm">
          <text:p/>
        </draw:line>
        <draw:line draw:style-name="gr1" draw:text-style-name="P1" draw:layer="layout" svg:x1="26.63cm" svg:y1="35.303cm" svg:x2="26.63cm" svg:y2="35.054cm">
          <text:p/>
        </draw:line>
        <draw:line draw:style-name="gr1" draw:text-style-name="P1" draw:layer="layout" svg:x1="24.106cm" svg:y1="35.303cm" svg:x2="22.756cm" svg:y2="35.303cm">
          <text:p/>
        </draw:line>
        <draw:line draw:style-name="gr1" draw:text-style-name="P1" draw:layer="layout" svg:x1="24.106cm" svg:y1="35.054cm" svg:x2="24.106cm" svg:y2="35.303cm">
          <text:p/>
        </draw:line>
        <draw:line draw:style-name="gr1" draw:text-style-name="P1" draw:layer="layout" svg:x1="22.756cm" svg:y1="35.054cm" svg:x2="24.106cm" svg:y2="35.054cm">
          <text:p/>
        </draw:line>
        <draw:line draw:style-name="gr1" draw:text-style-name="P1" draw:layer="layout" svg:x1="22.756cm" svg:y1="35.303cm" svg:x2="22.756cm" svg:y2="35.054cm">
          <text:p/>
        </draw:line>
        <draw:line draw:style-name="gr1" draw:text-style-name="P1" draw:layer="layout" svg:x1="20.233cm" svg:y1="35.303cm" svg:x2="18.882cm" svg:y2="35.303cm">
          <text:p/>
        </draw:line>
        <draw:line draw:style-name="gr1" draw:text-style-name="P1" draw:layer="layout" svg:x1="20.233cm" svg:y1="35.054cm" svg:x2="20.233cm" svg:y2="35.303cm">
          <text:p/>
        </draw:line>
        <draw:line draw:style-name="gr1" draw:text-style-name="P1" draw:layer="layout" svg:x1="18.882cm" svg:y1="35.054cm" svg:x2="20.233cm" svg:y2="35.054cm">
          <text:p/>
        </draw:line>
        <draw:line draw:style-name="gr1" draw:text-style-name="P1" draw:layer="layout" svg:x1="18.882cm" svg:y1="35.303cm" svg:x2="18.882cm" svg:y2="35.054cm">
          <text:p/>
        </draw:line>
        <draw:line draw:style-name="gr1" draw:text-style-name="P1" draw:layer="layout" svg:x1="16.359cm" svg:y1="35.303cm" svg:x2="15.009cm" svg:y2="35.303cm">
          <text:p/>
        </draw:line>
        <draw:line draw:style-name="gr1" draw:text-style-name="P1" draw:layer="layout" svg:x1="16.359cm" svg:y1="35.054cm" svg:x2="16.359cm" svg:y2="35.303cm">
          <text:p/>
        </draw:line>
        <draw:line draw:style-name="gr1" draw:text-style-name="P1" draw:layer="layout" svg:x1="15.009cm" svg:y1="35.054cm" svg:x2="16.359cm" svg:y2="35.054cm">
          <text:p/>
        </draw:line>
        <draw:line draw:style-name="gr1" draw:text-style-name="P1" draw:layer="layout" svg:x1="15.009cm" svg:y1="35.303cm" svg:x2="15.009cm" svg:y2="35.054cm">
          <text:p/>
        </draw:line>
        <draw:line draw:style-name="gr1" draw:text-style-name="P1" draw:layer="layout" svg:x1="12.486cm" svg:y1="35.303cm" svg:x2="11.135cm" svg:y2="35.303cm">
          <text:p/>
        </draw:line>
        <draw:line draw:style-name="gr1" draw:text-style-name="P1" draw:layer="layout" svg:x1="12.486cm" svg:y1="35.054cm" svg:x2="12.486cm" svg:y2="35.303cm">
          <text:p/>
        </draw:line>
        <draw:line draw:style-name="gr1" draw:text-style-name="P1" draw:layer="layout" svg:x1="11.135cm" svg:y1="35.054cm" svg:x2="12.486cm" svg:y2="35.054cm">
          <text:p/>
        </draw:line>
        <draw:line draw:style-name="gr1" draw:text-style-name="P1" draw:layer="layout" svg:x1="11.135cm" svg:y1="35.303cm" svg:x2="11.135cm" svg:y2="35.054cm">
          <text:p/>
        </draw:line>
        <draw:line draw:style-name="gr1" draw:text-style-name="P1" draw:layer="layout" svg:x1="8.676cm" svg:y1="35.303cm" svg:x2="7.325cm" svg:y2="35.303cm">
          <text:p/>
        </draw:line>
        <draw:line draw:style-name="gr1" draw:text-style-name="P1" draw:layer="layout" svg:x1="8.676cm" svg:y1="35.054cm" svg:x2="8.676cm" svg:y2="35.303cm">
          <text:p/>
        </draw:line>
        <draw:line draw:style-name="gr1" draw:text-style-name="P1" draw:layer="layout" svg:x1="7.325cm" svg:y1="35.054cm" svg:x2="8.676cm" svg:y2="35.054cm">
          <text:p/>
        </draw:line>
        <draw:line draw:style-name="gr1" draw:text-style-name="P1" draw:layer="layout" svg:x1="7.325cm" svg:y1="35.303cm" svg:x2="7.325cm" svg:y2="35.054cm">
          <text:p/>
        </draw:line>
        <draw:line draw:style-name="gr1" draw:text-style-name="P1" draw:layer="layout" svg:x1="4.739cm" svg:y1="35.303cm" svg:x2="3.388cm" svg:y2="35.303cm">
          <text:p/>
        </draw:line>
        <draw:line draw:style-name="gr1" draw:text-style-name="P1" draw:layer="layout" svg:x1="4.739cm" svg:y1="35.054cm" svg:x2="4.739cm" svg:y2="35.303cm">
          <text:p/>
        </draw:line>
        <draw:line draw:style-name="gr1" draw:text-style-name="P1" draw:layer="layout" svg:x1="3.388cm" svg:y1="35.054cm" svg:x2="4.739cm" svg:y2="35.054cm">
          <text:p/>
        </draw:line>
        <draw:line draw:style-name="gr1" draw:text-style-name="P1" draw:layer="layout" svg:x1="3.388cm" svg:y1="35.303cm" svg:x2="3.388cm" svg:y2="35.054cm">
          <text:p/>
        </draw:line>
        <draw:line draw:style-name="gr1" draw:text-style-name="P1" draw:layer="layout" svg:x1="3.333cm" svg:y1="33.337cm" svg:x2="3.333cm" svg:y2="30.797cm">
          <text:p/>
        </draw:line>
        <draw:line draw:style-name="gr1" draw:text-style-name="P1" draw:layer="layout" svg:x1="3.079cm" svg:y1="30.797cm" svg:x2="3.079cm" svg:y2="33.337cm">
          <text:p/>
        </draw:line>
        <draw:line draw:style-name="gr1" draw:text-style-name="P1" draw:layer="layout" svg:x1="3.333cm" svg:y1="30.797cm" svg:x2="3.079cm" svg:y2="30.797cm">
          <text:p/>
        </draw:line>
        <draw:line draw:style-name="gr1" draw:text-style-name="P1" draw:layer="layout" svg:x1="3.333cm" svg:y1="33.337cm" svg:x2="3.079cm" svg:y2="33.337cm">
          <text:p/>
        </draw:line>
        <draw:line draw:style-name="gr1" draw:text-style-name="P1" draw:layer="layout" svg:x1="6.889cm" svg:y1="33.337cm" svg:x2="6.889cm" svg:y2="30.797cm">
          <text:p/>
        </draw:line>
        <draw:line draw:style-name="gr1" draw:text-style-name="P1" draw:layer="layout" svg:x1="6.635cm" svg:y1="30.797cm" svg:x2="6.635cm" svg:y2="33.337cm">
          <text:p/>
        </draw:line>
        <draw:line draw:style-name="gr1" draw:text-style-name="P1" draw:layer="layout" svg:x1="6.889cm" svg:y1="30.797cm" svg:x2="6.635cm" svg:y2="30.797cm">
          <text:p/>
        </draw:line>
        <draw:line draw:style-name="gr1" draw:text-style-name="P1" draw:layer="layout" svg:x1="6.889cm" svg:y1="33.337cm" svg:x2="6.635cm" svg:y2="33.337cm">
          <text:p/>
        </draw:line>
        <draw:line draw:style-name="gr1" draw:text-style-name="P1" draw:layer="layout" svg:x1="10.763cm" svg:y1="33.337cm" svg:x2="10.763cm" svg:y2="30.797cm">
          <text:p/>
        </draw:line>
        <draw:line draw:style-name="gr1" draw:text-style-name="P1" draw:layer="layout" svg:x1="10.509cm" svg:y1="30.797cm" svg:x2="10.509cm" svg:y2="33.337cm">
          <text:p/>
        </draw:line>
        <draw:line draw:style-name="gr1" draw:text-style-name="P1" draw:layer="layout" svg:x1="10.763cm" svg:y1="30.797cm" svg:x2="10.509cm" svg:y2="30.797cm">
          <text:p/>
        </draw:line>
        <draw:line draw:style-name="gr1" draw:text-style-name="P1" draw:layer="layout" svg:x1="10.763cm" svg:y1="33.337cm" svg:x2="10.509cm" svg:y2="33.337cm">
          <text:p/>
        </draw:line>
        <draw:line draw:style-name="gr1" draw:text-style-name="P1" draw:layer="layout" svg:x1="11.08cm" svg:y1="33.337cm" svg:x2="11.08cm" svg:y2="30.797cm">
          <text:p/>
        </draw:line>
        <draw:line draw:style-name="gr1" draw:text-style-name="P1" draw:layer="layout" svg:x1="10.826cm" svg:y1="30.797cm" svg:x2="10.826cm" svg:y2="33.337cm">
          <text:p/>
        </draw:line>
        <draw:line draw:style-name="gr1" draw:text-style-name="P1" draw:layer="layout" svg:x1="11.08cm" svg:y1="30.797cm" svg:x2="10.826cm" svg:y2="30.797cm">
          <text:p/>
        </draw:line>
        <draw:line draw:style-name="gr1" draw:text-style-name="P1" draw:layer="layout" svg:x1="11.08cm" svg:y1="33.337cm" svg:x2="10.826cm" svg:y2="33.337cm">
          <text:p/>
        </draw:line>
        <draw:line draw:style-name="gr1" draw:text-style-name="P1" draw:layer="layout" svg:x1="14.636cm" svg:y1="33.337cm" svg:x2="14.636cm" svg:y2="30.797cm">
          <text:p/>
        </draw:line>
        <draw:line draw:style-name="gr1" draw:text-style-name="P1" draw:layer="layout" svg:x1="14.382cm" svg:y1="30.797cm" svg:x2="14.382cm" svg:y2="33.337cm">
          <text:p/>
        </draw:line>
        <draw:line draw:style-name="gr1" draw:text-style-name="P1" draw:layer="layout" svg:x1="14.636cm" svg:y1="30.797cm" svg:x2="14.382cm" svg:y2="30.797cm">
          <text:p/>
        </draw:line>
        <draw:line draw:style-name="gr1" draw:text-style-name="P1" draw:layer="layout" svg:x1="14.636cm" svg:y1="33.337cm" svg:x2="14.382cm" svg:y2="33.337cm">
          <text:p/>
        </draw:line>
        <draw:line draw:style-name="gr1" draw:text-style-name="P1" draw:layer="layout" svg:x1="14.954cm" svg:y1="33.337cm" svg:x2="14.954cm" svg:y2="30.797cm">
          <text:p/>
        </draw:line>
        <draw:line draw:style-name="gr1" draw:text-style-name="P1" draw:layer="layout" svg:x1="14.7cm" svg:y1="30.797cm" svg:x2="14.7cm" svg:y2="33.337cm">
          <text:p/>
        </draw:line>
        <draw:line draw:style-name="gr1" draw:text-style-name="P1" draw:layer="layout" svg:x1="14.954cm" svg:y1="30.797cm" svg:x2="14.7cm" svg:y2="30.797cm">
          <text:p/>
        </draw:line>
        <draw:line draw:style-name="gr1" draw:text-style-name="P1" draw:layer="layout" svg:x1="14.954cm" svg:y1="33.337cm" svg:x2="14.7cm" svg:y2="33.337cm">
          <text:p/>
        </draw:line>
        <draw:line draw:style-name="gr1" draw:text-style-name="P1" draw:layer="layout" svg:x1="18.51cm" svg:y1="33.337cm" svg:x2="18.51cm" svg:y2="30.797cm">
          <text:p/>
        </draw:line>
        <draw:line draw:style-name="gr1" draw:text-style-name="P1" draw:layer="layout" svg:x1="18.256cm" svg:y1="30.797cm" svg:x2="18.256cm" svg:y2="33.337cm">
          <text:p/>
        </draw:line>
        <draw:line draw:style-name="gr1" draw:text-style-name="P1" draw:layer="layout" svg:x1="18.51cm" svg:y1="30.797cm" svg:x2="18.256cm" svg:y2="30.797cm">
          <text:p/>
        </draw:line>
        <draw:line draw:style-name="gr1" draw:text-style-name="P1" draw:layer="layout" svg:x1="18.51cm" svg:y1="33.337cm" svg:x2="18.256cm" svg:y2="33.337cm">
          <text:p/>
        </draw:line>
        <draw:line draw:style-name="gr1" draw:text-style-name="P1" draw:layer="layout" svg:x1="18.827cm" svg:y1="33.337cm" svg:x2="18.827cm" svg:y2="30.797cm">
          <text:p/>
        </draw:line>
        <draw:line draw:style-name="gr1" draw:text-style-name="P1" draw:layer="layout" svg:x1="18.573cm" svg:y1="30.797cm" svg:x2="18.573cm" svg:y2="33.337cm">
          <text:p/>
        </draw:line>
        <draw:line draw:style-name="gr1" draw:text-style-name="P1" draw:layer="layout" svg:x1="18.827cm" svg:y1="30.797cm" svg:x2="18.573cm" svg:y2="30.797cm">
          <text:p/>
        </draw:line>
        <draw:line draw:style-name="gr1" draw:text-style-name="P1" draw:layer="layout" svg:x1="18.827cm" svg:y1="33.337cm" svg:x2="18.573cm" svg:y2="33.337cm">
          <text:p/>
        </draw:line>
        <draw:line draw:style-name="gr1" draw:text-style-name="P1" draw:layer="layout" svg:x1="22.383cm" svg:y1="33.337cm" svg:x2="22.383cm" svg:y2="30.797cm">
          <text:p/>
        </draw:line>
        <draw:line draw:style-name="gr1" draw:text-style-name="P1" draw:layer="layout" svg:x1="22.129cm" svg:y1="30.797cm" svg:x2="22.129cm" svg:y2="33.337cm">
          <text:p/>
        </draw:line>
        <draw:line draw:style-name="gr1" draw:text-style-name="P1" draw:layer="layout" svg:x1="22.383cm" svg:y1="30.797cm" svg:x2="22.129cm" svg:y2="30.797cm">
          <text:p/>
        </draw:line>
        <draw:line draw:style-name="gr1" draw:text-style-name="P1" draw:layer="layout" svg:x1="22.383cm" svg:y1="33.337cm" svg:x2="22.129cm" svg:y2="33.337cm">
          <text:p/>
        </draw:line>
        <draw:line draw:style-name="gr1" draw:text-style-name="P1" draw:layer="layout" svg:x1="22.701cm" svg:y1="33.337cm" svg:x2="22.701cm" svg:y2="30.797cm">
          <text:p/>
        </draw:line>
        <draw:line draw:style-name="gr1" draw:text-style-name="P1" draw:layer="layout" svg:x1="22.447cm" svg:y1="30.797cm" svg:x2="22.447cm" svg:y2="33.337cm">
          <text:p/>
        </draw:line>
        <draw:line draw:style-name="gr1" draw:text-style-name="P1" draw:layer="layout" svg:x1="22.701cm" svg:y1="30.797cm" svg:x2="22.447cm" svg:y2="30.797cm">
          <text:p/>
        </draw:line>
        <draw:line draw:style-name="gr1" draw:text-style-name="P1" draw:layer="layout" svg:x1="22.701cm" svg:y1="33.337cm" svg:x2="22.447cm" svg:y2="33.337cm">
          <text:p/>
        </draw:line>
        <draw:line draw:style-name="gr1" draw:text-style-name="P1" draw:layer="layout" svg:x1="26.574cm" svg:y1="33.337cm" svg:x2="26.574cm" svg:y2="30.797cm">
          <text:p/>
        </draw:line>
        <draw:line draw:style-name="gr1" draw:text-style-name="P1" draw:layer="layout" svg:x1="26.32cm" svg:y1="30.797cm" svg:x2="26.32cm" svg:y2="33.337cm">
          <text:p/>
        </draw:line>
        <draw:line draw:style-name="gr1" draw:text-style-name="P1" draw:layer="layout" svg:x1="26.574cm" svg:y1="30.797cm" svg:x2="26.32cm" svg:y2="30.797cm">
          <text:p/>
        </draw:line>
        <draw:line draw:style-name="gr1" draw:text-style-name="P1" draw:layer="layout" svg:x1="26.574cm" svg:y1="33.337cm" svg:x2="26.32cm" svg:y2="33.337cm">
          <text:p/>
        </draw:line>
        <draw:line draw:style-name="gr1" draw:text-style-name="P1" draw:layer="layout" svg:x1="30.13cm" svg:y1="33.337cm" svg:x2="30.13cm" svg:y2="30.797cm">
          <text:p/>
        </draw:line>
        <draw:line draw:style-name="gr1" draw:text-style-name="P1" draw:layer="layout" svg:x1="29.876cm" svg:y1="30.797cm" svg:x2="29.876cm" svg:y2="33.337cm">
          <text:p/>
        </draw:line>
        <draw:line draw:style-name="gr1" draw:text-style-name="P1" draw:layer="layout" svg:x1="30.13cm" svg:y1="30.797cm" svg:x2="29.876cm" svg:y2="30.797cm">
          <text:p/>
        </draw:line>
        <draw:line draw:style-name="gr1" draw:text-style-name="P1" draw:layer="layout" svg:x1="30.13cm" svg:y1="33.337cm" svg:x2="29.876cm" svg:y2="33.337cm">
          <text:p/>
        </draw:line>
        <draw:line draw:style-name="gr1" draw:text-style-name="P1" draw:layer="layout" svg:x1="34.004cm" svg:y1="33.337cm" svg:x2="34.004cm" svg:y2="30.797cm">
          <text:p/>
        </draw:line>
        <draw:line draw:style-name="gr1" draw:text-style-name="P1" draw:layer="layout" svg:x1="33.75cm" svg:y1="30.797cm" svg:x2="33.75cm" svg:y2="33.337cm">
          <text:p/>
        </draw:line>
        <draw:line draw:style-name="gr1" draw:text-style-name="P1" draw:layer="layout" svg:x1="34.004cm" svg:y1="30.797cm" svg:x2="33.75cm" svg:y2="30.797cm">
          <text:p/>
        </draw:line>
        <draw:line draw:style-name="gr1" draw:text-style-name="P1" draw:layer="layout" svg:x1="34.004cm" svg:y1="33.337cm" svg:x2="33.75cm" svg:y2="33.337cm">
          <text:p/>
        </draw:line>
        <draw:line draw:style-name="gr1" draw:text-style-name="P1" draw:layer="layout" svg:x1="7.2cm" svg:y1="33.337cm" svg:x2="7.2cm" svg:y2="30.797cm">
          <text:p/>
        </draw:line>
        <draw:line draw:style-name="gr1" draw:text-style-name="P1" draw:layer="layout" svg:x1="6.946cm" svg:y1="30.797cm" svg:x2="6.946cm" svg:y2="33.337cm">
          <text:p/>
        </draw:line>
        <draw:line draw:style-name="gr1" draw:text-style-name="P1" draw:layer="layout" svg:x1="7.2cm" svg:y1="30.797cm" svg:x2="6.946cm" svg:y2="30.797cm">
          <text:p/>
        </draw:line>
        <draw:line draw:style-name="gr1" draw:text-style-name="P1" draw:layer="layout" svg:x1="7.2cm" svg:y1="33.337cm" svg:x2="6.946cm" svg:y2="33.337cm">
          <text:p/>
        </draw:line>
        <draw:line draw:style-name="gr1" draw:text-style-name="P1" draw:layer="layout" svg:x1="30.416cm" svg:y1="33.337cm" svg:x2="30.416cm" svg:y2="30.797cm">
          <text:p/>
        </draw:line>
        <draw:line draw:style-name="gr1" draw:text-style-name="P1" draw:layer="layout" svg:x1="30.162cm" svg:y1="30.797cm" svg:x2="30.162cm" svg:y2="33.337cm">
          <text:p/>
        </draw:line>
        <draw:line draw:style-name="gr1" draw:text-style-name="P1" draw:layer="layout" svg:x1="30.416cm" svg:y1="30.797cm" svg:x2="30.162cm" svg:y2="30.797cm">
          <text:p/>
        </draw:line>
        <draw:line draw:style-name="gr1" draw:text-style-name="P1" draw:layer="layout" svg:x1="30.416cm" svg:y1="33.337cm" svg:x2="30.162cm" svg:y2="33.337cm">
          <text:p/>
        </draw:line>
        <draw:line draw:style-name="gr1" draw:text-style-name="P1" draw:layer="layout" svg:x1="20.571cm" svg:y1="3.301cm" svg:x2="16.512cm" svg:y2="3.301cm">
          <text:p/>
        </draw:line>
        <draw:line draw:style-name="gr1" draw:text-style-name="P1" draw:layer="layout" svg:x1="16.512cm" svg:y1="3.301cm" svg:x2="16.512cm" svg:y2="1.651cm">
          <text:p/>
        </draw:line>
        <draw:line draw:style-name="gr1" draw:text-style-name="P1" draw:layer="layout" svg:x1="20.571cm" svg:y1="1.651cm" svg:x2="16.512cm" svg:y2="1.651cm">
          <text:p/>
        </draw:line>
        <draw:line draw:style-name="gr1" draw:text-style-name="P1" draw:layer="layout" svg:x1="20.571cm" svg:y1="3.301cm" svg:x2="20.571cm" svg:y2="1.651cm">
          <text:p/>
        </draw:line>
        <draw:line draw:style-name="gr1" draw:text-style-name="P1" draw:layer="layout" svg:x1="8.715cm" svg:y1="1.651cm" svg:x2="8.715cm" svg:y2="3.073cm">
          <text:p/>
        </draw:line>
        <draw:line draw:style-name="gr1" draw:text-style-name="P1" draw:layer="layout" svg:x1="10.036cm" svg:y1="1.651cm" svg:x2="8.715cm" svg:y2="1.651cm">
          <text:p/>
        </draw:line>
        <draw:line draw:style-name="gr1" draw:text-style-name="P1" draw:layer="layout" svg:x1="10.036cm" svg:y1="3.073cm" svg:x2="10.036cm" svg:y2="1.651cm">
          <text:p/>
        </draw:line>
        <draw:line draw:style-name="gr1" draw:text-style-name="P1" draw:layer="layout" svg:x1="8.715cm" svg:y1="3.073cm" svg:x2="10.036cm" svg:y2="3.073cm">
          <text:p/>
        </draw:line>
        <draw:line draw:style-name="gr1" draw:text-style-name="P1" draw:layer="layout" svg:x1="11.255cm" svg:y1="1.651cm" svg:x2="11.255cm" svg:y2="3.073cm">
          <text:p/>
        </draw:line>
        <draw:line draw:style-name="gr1" draw:text-style-name="P1" draw:layer="layout" svg:x1="12.576cm" svg:y1="1.651cm" svg:x2="11.255cm" svg:y2="1.651cm">
          <text:p/>
        </draw:line>
        <draw:line draw:style-name="gr1" draw:text-style-name="P1" draw:layer="layout" svg:x1="12.576cm" svg:y1="3.073cm" svg:x2="12.576cm" svg:y2="1.651cm">
          <text:p/>
        </draw:line>
        <draw:line draw:style-name="gr1" draw:text-style-name="P1" draw:layer="layout" svg:x1="11.255cm" svg:y1="3.073cm" svg:x2="12.576cm" svg:y2="3.073cm">
          <text:p/>
        </draw:line>
        <draw:line draw:style-name="gr1" draw:text-style-name="P1" draw:layer="layout" svg:x1="8.175cm" svg:y1="39.751cm" svg:x2="8.175cm" svg:y2="38.328cm">
          <text:p/>
        </draw:line>
        <draw:line draw:style-name="gr1" draw:text-style-name="P1" draw:layer="layout" svg:x1="6.854cm" svg:y1="39.751cm" svg:x2="8.175cm" svg:y2="39.751cm">
          <text:p/>
        </draw:line>
        <draw:line draw:style-name="gr1" draw:text-style-name="P1" draw:layer="layout" svg:x1="6.854cm" svg:y1="38.328cm" svg:x2="6.854cm" svg:y2="39.751cm">
          <text:p/>
        </draw:line>
        <draw:line draw:style-name="gr1" draw:text-style-name="P1" draw:layer="layout" svg:x1="8.175cm" svg:y1="38.328cm" svg:x2="6.854cm" svg:y2="38.328cm">
          <text:p/>
        </draw:line>
        <draw:line draw:style-name="gr1" draw:text-style-name="P1" draw:layer="layout" svg:x1="10.461cm" svg:y1="39.751cm" svg:x2="10.461cm" svg:y2="38.328cm">
          <text:p/>
        </draw:line>
        <draw:line draw:style-name="gr1" draw:text-style-name="P1" draw:layer="layout" svg:x1="9.14cm" svg:y1="39.751cm" svg:x2="10.461cm" svg:y2="39.751cm">
          <text:p/>
        </draw:line>
        <draw:line draw:style-name="gr1" draw:text-style-name="P1" draw:layer="layout" svg:x1="9.14cm" svg:y1="38.328cm" svg:x2="9.14cm" svg:y2="39.751cm">
          <text:p/>
        </draw:line>
        <draw:line draw:style-name="gr1" draw:text-style-name="P1" draw:layer="layout" svg:x1="10.461cm" svg:y1="38.328cm" svg:x2="9.14cm" svg:y2="38.328cm">
          <text:p/>
        </draw:line>
        <draw:line draw:style-name="gr1" draw:text-style-name="P1" draw:layer="layout" svg:x1="3.048cm" svg:y1="38.239cm" svg:x2="3.81cm" svg:y2="38.239cm">
          <text:p/>
        </draw:line>
        <draw:line draw:style-name="gr1" draw:text-style-name="P1" draw:layer="layout" svg:x1="3.81cm" svg:y1="38.239cm" svg:x2="3.81cm" svg:y2="38.087cm">
          <text:p/>
        </draw:line>
        <draw:line draw:style-name="gr1" draw:text-style-name="P1" draw:layer="layout" svg:x1="3.81cm" svg:y1="38.087cm" svg:x2="3.048cm" svg:y2="38.087cm">
          <text:p/>
        </draw:line>
        <draw:line draw:style-name="gr1" draw:text-style-name="P1" draw:layer="layout" svg:x1="3.048cm" svg:y1="38.087cm" svg:x2="3.048cm" svg:y2="38.239cm">
          <text:p/>
        </draw:line>
        <draw:line draw:style-name="gr1" draw:text-style-name="P1" draw:layer="layout" svg:x1="10.795cm" svg:y1="38.493cm" svg:x2="11.557cm" svg:y2="38.493cm">
          <text:p/>
        </draw:line>
        <draw:line draw:style-name="gr1" draw:text-style-name="P1" draw:layer="layout" svg:x1="11.557cm" svg:y1="38.493cm" svg:x2="11.557cm" svg:y2="38.341cm">
          <text:p/>
        </draw:line>
        <draw:line draw:style-name="gr1" draw:text-style-name="P1" draw:layer="layout" svg:x1="11.557cm" svg:y1="38.341cm" svg:x2="10.795cm" svg:y2="38.341cm">
          <text:p/>
        </draw:line>
        <draw:line draw:style-name="gr1" draw:text-style-name="P1" draw:layer="layout" svg:x1="10.795cm" svg:y1="38.341cm" svg:x2="10.795cm" svg:y2="38.493cm">
          <text:p/>
        </draw:line>
        <draw:line draw:style-name="gr1" draw:text-style-name="P1" draw:layer="layout" svg:x1="30.226cm" svg:y1="38.493cm" svg:x2="30.988cm" svg:y2="38.493cm">
          <text:p/>
        </draw:line>
        <draw:line draw:style-name="gr1" draw:text-style-name="P1" draw:layer="layout" svg:x1="30.988cm" svg:y1="38.493cm" svg:x2="30.988cm" svg:y2="38.341cm">
          <text:p/>
        </draw:line>
        <draw:line draw:style-name="gr1" draw:text-style-name="P1" draw:layer="layout" svg:x1="30.988cm" svg:y1="38.341cm" svg:x2="30.226cm" svg:y2="38.341cm">
          <text:p/>
        </draw:line>
        <draw:line draw:style-name="gr1" draw:text-style-name="P1" draw:layer="layout" svg:x1="30.226cm" svg:y1="38.341cm" svg:x2="30.226cm" svg:y2="38.493cm">
          <text:p/>
        </draw:line>
        <draw:line draw:style-name="gr1" draw:text-style-name="P1" draw:layer="layout" svg:x1="22.479cm" svg:y1="38.493cm" svg:x2="23.241cm" svg:y2="38.493cm">
          <text:p/>
        </draw:line>
        <draw:line draw:style-name="gr1" draw:text-style-name="P1" draw:layer="layout" svg:x1="23.241cm" svg:y1="38.493cm" svg:x2="23.241cm" svg:y2="38.341cm">
          <text:p/>
        </draw:line>
        <draw:line draw:style-name="gr1" draw:text-style-name="P1" draw:layer="layout" svg:x1="23.241cm" svg:y1="38.341cm" svg:x2="22.479cm" svg:y2="38.341cm">
          <text:p/>
        </draw:line>
        <draw:line draw:style-name="gr1" draw:text-style-name="P1" draw:layer="layout" svg:x1="22.479cm" svg:y1="38.341cm" svg:x2="22.479cm" svg:y2="38.493cm">
          <text:p/>
        </draw:line>
        <draw:line draw:style-name="gr1" draw:text-style-name="P1" draw:layer="layout" svg:x1="3.048cm" svg:y1="38.493cm" svg:x2="3.81cm" svg:y2="38.493cm">
          <text:p/>
        </draw:line>
        <draw:line draw:style-name="gr1" draw:text-style-name="P1" draw:layer="layout" svg:x1="3.81cm" svg:y1="38.493cm" svg:x2="3.81cm" svg:y2="38.341cm">
          <text:p/>
        </draw:line>
        <draw:line draw:style-name="gr1" draw:text-style-name="P1" draw:layer="layout" svg:x1="3.81cm" svg:y1="38.341cm" svg:x2="3.048cm" svg:y2="38.341cm">
          <text:p/>
        </draw:line>
        <draw:line draw:style-name="gr1" draw:text-style-name="P1" draw:layer="layout" svg:x1="3.048cm" svg:y1="38.341cm" svg:x2="3.048cm" svg:y2="38.493cm">
          <text:p/>
        </draw:line>
        <draw:frame draw:style-name="gr2" draw:text-style-name="P3" draw:layer="layout" svg:width="1.903cm" svg:height="0.357cm" svg:x="6.985cm" svg:y="37.765cm">
          <draw:text-box>
            <text:p text:style-name="P2"><text:span text:style-name="T1">http://edf.bu.edu</text:span></text:p>
          </draw:text-box>
        </draw:frame>
        <draw:polyline draw:style-name="gr3" draw:text-style-name="P1" draw:layer="layout" svg:width="0.178cm" svg:height="0.102cm" svg:x="26.032cm" svg:y="30.403cm" svg:viewBox="0 0 179 103" draw:points="179,103 0,103 0,34 9,17 17,9 34,0 60,0 78,9 86,17 94,34 94,103">
          <text:p/>
        </draw:polyline>
        <draw:polyline draw:style-name="gr3" draw:text-style-name="P1" draw:layer="layout" svg:width="0.178cm" svg:height="0.11cm" svg:x="26.032cm" svg:y="30.234cm" svg:viewBox="0 0 179 111" draw:points="17,102 9,94 0,77 0,34 9,17 17,9 34,0 51,0 78,9 179,111 179,0">
          <text:p/>
        </draw:polyline>
        <draw:polyline draw:style-name="gr3" draw:text-style-name="P1" draw:layer="layout" svg:width="0.178cm" svg:height="0.101cm" svg:x="26.032cm" svg:y="30.065cm" svg:viewBox="0 0 179 102" draw:points="78,67 68,85 60,94 43,102 34,102 17,94 9,85 0,67 0,34 9,16 17,8 34,0 43,0 60,8 68,16 78,34 78,67 86,85 94,94 111,102 145,102 162,94 171,85 179,67 179,34 171,16 162,8 145,0 111,0 94,8 86,16 78,34">
          <text:p/>
        </draw:polyline>
        <draw:frame draw:style-name="gr2" draw:text-style-name="P3" draw:layer="layout" svg:width="0.438cm" svg:height="0.357cm" draw:transform="rotate (1.5707963267949) translate (25.935cm 30.51cm)">
          <draw:text-box>
            <text:p text:style-name="P2"><text:span text:style-name="T1">P28</text:span></text:p>
          </draw:text-box>
        </draw:frame>
        <draw:polyline draw:style-name="gr3" draw:text-style-name="P1" draw:layer="layout" svg:width="0.118cm" svg:height="0.178cm" svg:x="16.461cm" svg:y="27.842cm" svg:viewBox="0 0 119 179" draw:points="0,179 0,0 59,128 119,0 119,179">
          <text:p/>
        </draw:polyline>
        <draw:line draw:style-name="gr3" draw:text-style-name="P1" draw:layer="layout" svg:x1="16.74cm" svg:y1="27.901cm" svg:x2="16.74cm" svg:y2="28.02cm">
          <text:p/>
        </draw:line>
        <draw:polyline draw:style-name="gr3" draw:text-style-name="P1" draw:layer="layout" svg:width="0.11cm" svg:height="0.127cm" svg:x="16.656cm" svg:y="27.834cm" svg:viewBox="0 0 111 128" draw:points="43,0 0,128 111,128">
          <text:p/>
        </draw:polyline>
        <draw:frame draw:style-name="gr2" draw:text-style-name="P3" draw:layer="layout" svg:width="0.341cm" svg:height="0.357cm" svg:x="16.433cm" svg:y="27.745cm">
          <draw:text-box>
            <text:p text:style-name="P2"><text:span text:style-name="T1">M4</text:span></text:p>
          </draw:text-box>
        </draw:frame>
        <draw:polyline draw:style-name="gr3" draw:text-style-name="P1" draw:layer="layout" svg:width="0.119cm" svg:height="0.178cm" svg:x="28.081cm" svg:y="27.842cm" svg:viewBox="0 0 120 179" draw:points="0,179 0,0 60,128 120,0 120,179">
          <text:p/>
        </draw:polyline>
        <draw:polyline draw:style-name="gr3" draw:text-style-name="P1" draw:layer="layout" svg:width="0.118cm" svg:height="0.178cm" svg:x="28.268cm" svg:y="27.842cm" svg:viewBox="0 0 119 179" draw:points="0,0 119,0 42,179">
          <text:p/>
        </draw:polyline>
        <draw:frame draw:style-name="gr2" draw:text-style-name="P3" draw:layer="layout" svg:width="0.341cm" svg:height="0.357cm" svg:x="28.054cm" svg:y="27.745cm">
          <draw:text-box>
            <text:p text:style-name="P2"><text:span text:style-name="T1">M7</text:span></text:p>
          </draw:text-box>
        </draw:frame>
        <draw:polyline draw:style-name="gr3" draw:text-style-name="P1" draw:layer="layout" svg:width="0.118cm" svg:height="0.178cm" svg:x="31.955cm" svg:y="27.842cm" svg:viewBox="0 0 119 179" draw:points="0,179 0,0 59,128 119,0 119,179">
          <text:p/>
        </draw:polyline>
        <draw:polyline draw:style-name="gr3" draw:text-style-name="P1" draw:layer="layout" svg:width="0.101cm" svg:height="0.178cm" svg:x="32.15cm" svg:y="27.842cm" svg:viewBox="0 0 102 179" draw:points="34,77 17,69 8,60 0,43 0,34 8,17 17,9 34,0 68,0 85,9 94,17 102,34 102,43 94,60 85,69 68,77 34,77 17,86 8,94 0,111 0,145 8,162 17,170 34,179 68,179 85,170 94,162 102,145 102,111 94,94 85,86 68,77">
          <text:p/>
        </draw:polyline>
        <draw:frame draw:style-name="gr2" draw:text-style-name="P3" draw:layer="layout" svg:width="0.341cm" svg:height="0.357cm" svg:x="31.927cm" svg:y="27.745cm">
          <draw:text-box>
            <text:p text:style-name="P2"><text:span text:style-name="T1">M8</text:span></text:p>
          </draw:text-box>
        </draw:frame>
        <draw:polyline draw:style-name="gr1" draw:text-style-name="P1" draw:layer="layout" svg:width="0.038cm" svg:height="0.1cm" svg:x="27.868cm" svg:y="2.358cm" svg:viewBox="0 0 39 101" draw:points="39,0 39,71 34,85 25,96 11,101 0,101">
          <text:p/>
        </draw:polyline>
        <draw:polyline draw:style-name="gr1" draw:text-style-name="P1" draw:layer="layout" svg:width="0.062cm" svg:height="0.1cm" svg:x="27.944cm" svg:y="2.358cm" svg:viewBox="0 0 63 101" draw:points="5,9 10,4 19,0 44,0 54,4 58,9 63,19 63,28 58,43 0,101 63,101">
          <text:p/>
        </draw:polyline>
        <draw:frame draw:style-name="gr4" draw:text-style-name="P4" draw:layer="layout" svg:width="0.154cm" svg:height="0.209cm" svg:x="27.863cm" svg:y="2.303cm">
          <draw:text-box>
            <text:p text:style-name="P2"><text:span text:style-name="T2">J2</text:span></text:p>
          </draw:text-box>
        </draw:frame>
        <draw:polyline draw:style-name="gr1" draw:text-style-name="P1" draw:layer="layout" svg:width="0.061cm" svg:height="0.1cm" svg:x="24.076cm" svg:y="34.679cm" svg:viewBox="0 0 62 101" draw:points="58,5 47,0 33,0 19,5 9,15 4,24 0,43 0,57 4,77 9,87 19,96 33,101 42,101 58,96 62,92 62,57 42,57">
          <text:p/>
        </draw:polyline>
        <draw:polyline draw:style-name="gr1" draw:text-style-name="P1" draw:layer="layout" svg:width="0.057cm" svg:height="0.1cm" svg:x="24.18cm" svg:y="34.679cm" svg:viewBox="0 0 58 101" draw:points="0,101 0,0 58,101 58,0">
          <text:p/>
        </draw:polyline>
        <draw:polygon draw:style-name="gr1" draw:text-style-name="P1" draw:layer="layout" svg:width="0.057cm" svg:height="0.1cm" svg:x="24.285cm" svg:y="34.679cm" svg:viewBox="0 0 58 101" draw:points="0,101 0,0 24,0 39,5 49,15 53,24 58,43 58,57 53,77 49,87 39,96 24,101">
          <text:p/>
        </draw:polygon>
        <draw:line draw:style-name="gr1" draw:text-style-name="P1" draw:layer="layout" svg:x1="24.361cm" svg:y1="34.789cm" svg:x2="24.437cm" svg:y2="34.789cm">
          <text:p/>
        </draw:line>
        <draw:polyline draw:style-name="gr1" draw:text-style-name="P1" draw:layer="layout" svg:width="0.067cm" svg:height="0.1cm" svg:x="24.461cm" svg:y="34.679cm" svg:viewBox="0 0 68 101" draw:points="0,101 0,0 34,73 68,0 68,101">
          <text:p/>
        </draw:polyline>
        <draw:polyline draw:style-name="gr1" draw:text-style-name="P1" draw:layer="layout" svg:width="0.057cm" svg:height="0.1cm" svg:x="24.571cm" svg:y="34.679cm" svg:viewBox="0 0 58 101" draw:points="48,0 29,0 19,5 14,10 5,24 0,43 0,82 5,92 9,96 19,101 39,101 48,96 53,92 58,82 58,57 53,48 48,43 39,38 19,38 9,43 5,48 0,57">
          <text:p/>
        </draw:polyline>
        <draw:frame draw:style-name="gr4" draw:text-style-name="P4" draw:layer="layout" svg:width="0.582cm" svg:height="0.209cm" svg:x="24.062cm" svg:y="34.625cm">
          <draw:text-box>
            <text:p text:style-name="P2"><text:span text:style-name="T2">GND_M6</text:span></text:p>
          </draw:text-box>
        </draw:frame>
        <draw:polyline draw:style-name="gr1" draw:text-style-name="P1" draw:layer="layout" svg:width="0.058cm" svg:height="0.1cm" svg:x="31.854cm" svg:y="33.917cm" svg:viewBox="0 0 59 101" draw:points="0,101 0,0 40,0 49,5 54,10 59,19 59,35 54,44 49,49 40,54 0,54">
          <text:p/>
        </draw:polyline>
        <draw:polyline draw:style-name="gr1" draw:text-style-name="P1" draw:layer="layout" svg:width="0.085cm" svg:height="0.1cm" svg:x="31.945cm" svg:y="33.917cm" svg:viewBox="0 0 86 101" draw:points="0,0 24,101 43,29 63,101 86,0">
          <text:p/>
        </draw:polyline>
        <draw:line draw:style-name="gr1" draw:text-style-name="P1" draw:layer="layout" svg:x1="32.128cm" svg:y1="34.018cm" svg:x2="32.092cm" svg:y2="33.97cm">
          <text:p/>
        </draw:line>
        <draw:polyline draw:style-name="gr1" draw:text-style-name="P1" draw:layer="layout" svg:width="0.057cm" svg:height="0.1cm" svg:x="32.069cm" svg:y="33.917cm" svg:viewBox="0 0 58 101" draw:points="0,101 0,0 38,0 47,5 53,10 58,19 58,35 53,44 47,49 38,54 0,54">
          <text:p/>
        </draw:polyline>
        <draw:line draw:style-name="gr1" draw:text-style-name="P1" draw:layer="layout" svg:x1="32.145cm" svg:y1="34.027cm" svg:x2="32.221cm" svg:y2="34.027cm">
          <text:p/>
        </draw:line>
        <draw:polyline draw:style-name="gr1" draw:text-style-name="P1" draw:layer="layout" svg:width="0.066cm" svg:height="0.1cm" svg:x="32.245cm" svg:y="33.917cm" svg:viewBox="0 0 67 101" draw:points="0,101 0,0 33,73 67,0 67,101">
          <text:p/>
        </draw:polyline>
        <draw:polyline draw:style-name="gr1" draw:text-style-name="P1" draw:layer="layout" svg:width="0.057cm" svg:height="0.1cm" svg:x="32.354cm" svg:y="33.917cm" svg:viewBox="0 0 58 101" draw:points="19,44 10,39 5,35 0,24 0,19 5,10 10,5 19,0 38,0 48,5 54,10 58,19 58,24 54,35 48,39 38,44 19,44 10,49 5,54 0,63 0,82 5,92 10,96 19,101 38,101 48,96 54,92 58,82 58,63 54,54 48,49 38,44">
          <text:p/>
        </draw:polyline>
        <draw:frame draw:style-name="gr4" draw:text-style-name="P4" draw:layer="layout" svg:width="0.595cm" svg:height="0.209cm" svg:x="31.833cm" svg:y="33.863cm">
          <draw:text-box>
            <text:p text:style-name="P2"><text:span text:style-name="T2">PWR_M8</text:span></text:p>
          </draw:text-box>
        </draw:frame>
        <draw:polyline draw:style-name="gr1" draw:text-style-name="P1" draw:layer="layout" svg:width="0.062cm" svg:height="0.1cm" svg:x="31.854cm" svg:y="34.679cm" svg:viewBox="0 0 63 101" draw:points="59,5 49,0 35,0 20,5 10,15 5,24 0,43 0,57 5,77 10,87 20,96 35,101 44,101 59,96 63,92 63,57 44,57">
          <text:p/>
        </draw:polyline>
        <draw:polyline draw:style-name="gr1" draw:text-style-name="P1" draw:layer="layout" svg:width="0.057cm" svg:height="0.1cm" svg:x="31.959cm" svg:y="34.679cm" svg:viewBox="0 0 58 101" draw:points="0,101 0,0 58,101 58,0">
          <text:p/>
        </draw:polyline>
        <draw:polygon draw:style-name="gr1" draw:text-style-name="P1" draw:layer="layout" svg:width="0.057cm" svg:height="0.1cm" svg:x="32.064cm" svg:y="34.679cm" svg:viewBox="0 0 58 101" draw:points="0,101 0,0 24,0 38,5 47,15 52,24 58,43 58,57 52,77 47,87 38,96 24,101">
          <text:p/>
        </draw:polygon>
        <draw:line draw:style-name="gr1" draw:text-style-name="P1" draw:layer="layout" svg:x1="32.14cm" svg:y1="34.789cm" svg:x2="32.216cm" svg:y2="34.789cm">
          <text:p/>
        </draw:line>
        <draw:polyline draw:style-name="gr1" draw:text-style-name="P1" draw:layer="layout" svg:width="0.068cm" svg:height="0.1cm" svg:x="32.24cm" svg:y="34.679cm" svg:viewBox="0 0 69 101" draw:points="0,101 0,0 34,73 69,0 69,101">
          <text:p/>
        </draw:polyline>
        <draw:polyline draw:style-name="gr1" draw:text-style-name="P1" draw:layer="layout" svg:width="0.058cm" svg:height="0.1cm" svg:x="32.349cm" svg:y="34.679cm" svg:viewBox="0 0 59 101" draw:points="19,43 10,38 5,34 0,24 0,19 5,10 10,5 19,0 39,0 48,5 53,10 59,19 59,24 53,34 48,38 39,43 19,43 10,48 5,53 0,62 0,82 5,92 10,96 19,101 39,101 48,96 53,92 59,82 59,62 53,53 48,48 39,43">
          <text:p/>
        </draw:polyline>
        <draw:frame draw:style-name="gr4" draw:text-style-name="P4" draw:layer="layout" svg:width="0.582cm" svg:height="0.209cm" svg:x="31.841cm" svg:y="34.625cm">
          <draw:text-box>
            <text:p text:style-name="P2"><text:span text:style-name="T2">GND_M8</text:span></text:p>
          </draw:text-box>
        </draw:frame>
        <draw:polyline draw:style-name="gr1" draw:text-style-name="P1" draw:layer="layout" svg:width="0.062cm" svg:height="0.1cm" svg:x="4.708cm" svg:y="34.679cm" svg:viewBox="0 0 63 101" draw:points="58,5 49,0 34,0 19,5 10,15 5,24 0,43 0,57 5,77 10,87 19,96 34,101 44,101 58,96 63,92 63,57 44,57">
          <text:p/>
        </draw:polyline>
        <draw:polyline draw:style-name="gr1" draw:text-style-name="P1" draw:layer="layout" svg:width="0.057cm" svg:height="0.1cm" svg:x="4.813cm" svg:y="34.679cm" svg:viewBox="0 0 58 101" draw:points="0,101 0,0 58,101 58,0">
          <text:p/>
        </draw:polyline>
        <draw:polygon draw:style-name="gr1" draw:text-style-name="P1" draw:layer="layout" svg:width="0.057cm" svg:height="0.1cm" svg:x="4.918cm" svg:y="34.679cm" svg:viewBox="0 0 58 101" draw:points="0,101 0,0 24,0 39,5 48,15 53,24 58,43 58,57 53,77 48,87 39,96 24,101">
          <text:p/>
        </draw:polygon>
        <draw:line draw:style-name="gr1" draw:text-style-name="P1" draw:layer="layout" svg:x1="4.994cm" svg:y1="34.789cm" svg:x2="5.07cm" svg:y2="34.789cm">
          <text:p/>
        </draw:line>
        <draw:polyline draw:style-name="gr1" draw:text-style-name="P1" draw:layer="layout" svg:width="0.066cm" svg:height="0.1cm" svg:x="5.094cm" svg:y="34.679cm" svg:viewBox="0 0 67 101" draw:points="0,101 0,0 34,73 67,0 67,101">
          <text:p/>
        </draw:polyline>
        <draw:line draw:style-name="gr1" draw:text-style-name="P1" draw:layer="layout" svg:x1="5.26cm" svg:y1="34.779cm" svg:x2="5.203cm" svg:y2="34.779cm">
          <text:p/>
        </draw:line>
        <draw:polyline draw:style-name="gr1" draw:text-style-name="P1" draw:layer="layout" svg:width="0.029cm" svg:height="0.1cm" svg:x="5.203cm" svg:y="34.679cm" svg:viewBox="0 0 30 101" draw:points="30,101 30,0 20,15 10,24 0,29">
          <text:p/>
        </draw:polyline>
        <draw:frame draw:style-name="gr4" draw:text-style-name="P4" draw:layer="layout" svg:width="0.582cm" svg:height="0.209cm" svg:x="4.695cm" svg:y="34.625cm">
          <draw:text-box>
            <text:p text:style-name="P2"><text:span text:style-name="T2">GND_M1</text:span></text:p>
          </draw:text-box>
        </draw:frame>
        <draw:polyline draw:style-name="gr1" draw:text-style-name="P1" draw:layer="layout" svg:width="0.061cm" svg:height="0.1cm" svg:x="8.582cm" svg:y="34.679cm" svg:viewBox="0 0 62 101" draw:points="58,5 47,0 33,0 19,5 9,15 4,24 0,43 0,57 4,77 9,87 19,96 33,101 42,101 58,96 62,92 62,57 42,57">
          <text:p/>
        </draw:polyline>
        <draw:polyline draw:style-name="gr1" draw:text-style-name="P1" draw:layer="layout" svg:width="0.057cm" svg:height="0.1cm" svg:x="8.686cm" svg:y="34.679cm" svg:viewBox="0 0 58 101" draw:points="0,101 0,0 58,101 58,0">
          <text:p/>
        </draw:polyline>
        <draw:polygon draw:style-name="gr1" draw:text-style-name="P1" draw:layer="layout" svg:width="0.057cm" svg:height="0.1cm" svg:x="8.791cm" svg:y="34.679cm" svg:viewBox="0 0 58 101" draw:points="0,101 0,0 25,0 39,5 49,15 53,24 58,43 58,57 53,77 49,87 39,96 25,101">
          <text:p/>
        </draw:polygon>
        <draw:line draw:style-name="gr1" draw:text-style-name="P1" draw:layer="layout" svg:x1="8.867cm" svg:y1="34.789cm" svg:x2="8.943cm" svg:y2="34.789cm">
          <text:p/>
        </draw:line>
        <draw:polyline draw:style-name="gr1" draw:text-style-name="P1" draw:layer="layout" svg:width="0.067cm" svg:height="0.1cm" svg:x="8.967cm" svg:y="34.679cm" svg:viewBox="0 0 68 101" draw:points="0,101 0,0 34,73 68,0 68,101">
          <text:p/>
        </draw:polyline>
        <draw:polyline draw:style-name="gr1" draw:text-style-name="P1" draw:layer="layout" svg:width="0.062cm" svg:height="0.1cm" svg:x="9.072cm" svg:y="34.679cm" svg:viewBox="0 0 63 101" draw:points="5,10 10,5 19,0 43,0 53,5 58,10 63,19 63,29 58,43 0,101 63,101">
          <text:p/>
        </draw:polyline>
        <draw:frame draw:style-name="gr4" draw:text-style-name="P4" draw:layer="layout" svg:width="0.582cm" svg:height="0.209cm" svg:x="8.568cm" svg:y="34.625cm">
          <draw:text-box>
            <text:p text:style-name="P2"><text:span text:style-name="T2">GND_M2</text:span></text:p>
          </draw:text-box>
        </draw:frame>
        <draw:polyline draw:style-name="gr1" draw:text-style-name="P1" draw:layer="layout" svg:width="0.062cm" svg:height="0.1cm" svg:x="12.455cm" svg:y="34.679cm" svg:viewBox="0 0 63 101" draw:points="58,5 49,0 34,0 19,5 10,15 5,24 0,43 0,57 5,77 10,87 19,96 34,101 44,101 58,96 63,92 63,57 44,57">
          <text:p/>
        </draw:polyline>
        <draw:polyline draw:style-name="gr1" draw:text-style-name="P1" draw:layer="layout" svg:width="0.057cm" svg:height="0.1cm" svg:x="12.56cm" svg:y="34.679cm" svg:viewBox="0 0 58 101" draw:points="0,101 0,0 58,101 58,0">
          <text:p/>
        </draw:polyline>
        <draw:polygon draw:style-name="gr1" draw:text-style-name="P1" draw:layer="layout" svg:width="0.057cm" svg:height="0.1cm" svg:x="12.665cm" svg:y="34.679cm" svg:viewBox="0 0 58 101" draw:points="0,101 0,0 24,0 39,5 48,15 53,24 58,43 58,57 53,77 48,87 39,96 24,101">
          <text:p/>
        </draw:polygon>
        <draw:line draw:style-name="gr1" draw:text-style-name="P1" draw:layer="layout" svg:x1="12.741cm" svg:y1="34.789cm" svg:x2="12.817cm" svg:y2="34.789cm">
          <text:p/>
        </draw:line>
        <draw:polyline draw:style-name="gr1" draw:text-style-name="P1" draw:layer="layout" svg:width="0.066cm" svg:height="0.1cm" svg:x="12.841cm" svg:y="34.679cm" svg:viewBox="0 0 67 101" draw:points="0,101 0,0 33,73 67,0 67,101">
          <text:p/>
        </draw:polyline>
        <draw:polyline draw:style-name="gr1" draw:text-style-name="P1" draw:layer="layout" svg:width="0.061cm" svg:height="0.1cm" svg:x="12.946cm" svg:y="34.679cm" svg:viewBox="0 0 62 101" draw:points="0,0 62,0 29,38 43,38 53,43 58,48 62,57 62,82 58,92 53,96 43,101 14,101 4,96 0,92">
          <text:p/>
        </draw:polyline>
        <draw:frame draw:style-name="gr4" draw:text-style-name="P4" draw:layer="layout" svg:width="0.582cm" svg:height="0.209cm" svg:x="12.442cm" svg:y="34.625cm">
          <draw:text-box>
            <text:p text:style-name="P2"><text:span text:style-name="T2">GND_M3</text:span></text:p>
          </draw:text-box>
        </draw:frame>
        <draw:polyline draw:style-name="gr1" draw:text-style-name="P1" draw:layer="layout" svg:width="0.061cm" svg:height="0.1cm" svg:x="16.329cm" svg:y="34.679cm" svg:viewBox="0 0 62 101" draw:points="58,5 47,0 33,0 19,5 9,15 4,24 0,43 0,57 4,77 9,87 19,96 33,101 42,101 58,96 62,92 62,57 42,57">
          <text:p/>
        </draw:polyline>
        <draw:polyline draw:style-name="gr1" draw:text-style-name="P1" draw:layer="layout" svg:width="0.057cm" svg:height="0.1cm" svg:x="16.433cm" svg:y="34.679cm" svg:viewBox="0 0 58 101" draw:points="0,101 0,0 58,101 58,0">
          <text:p/>
        </draw:polyline>
        <draw:polygon draw:style-name="gr1" draw:text-style-name="P1" draw:layer="layout" svg:width="0.057cm" svg:height="0.1cm" svg:x="16.538cm" svg:y="34.679cm" svg:viewBox="0 0 58 101" draw:points="0,101 0,0 25,0 39,5 49,15 53,24 58,43 58,57 53,77 49,87 39,96 25,101">
          <text:p/>
        </draw:polygon>
        <draw:line draw:style-name="gr1" draw:text-style-name="P1" draw:layer="layout" svg:x1="16.614cm" svg:y1="34.789cm" svg:x2="16.69cm" svg:y2="34.789cm">
          <text:p/>
        </draw:line>
        <draw:polyline draw:style-name="gr1" draw:text-style-name="P1" draw:layer="layout" svg:width="0.067cm" svg:height="0.1cm" svg:x="16.714cm" svg:y="34.679cm" svg:viewBox="0 0 68 101" draw:points="0,101 0,0 35,73 68,0 68,101">
          <text:p/>
        </draw:polyline>
        <draw:line draw:style-name="gr1" draw:text-style-name="P1" draw:layer="layout" svg:x1="16.871cm" svg:y1="34.713cm" svg:x2="16.871cm" svg:y2="34.779cm">
          <text:p/>
        </draw:line>
        <draw:polyline draw:style-name="gr1" draw:text-style-name="P1" draw:layer="layout" svg:width="0.062cm" svg:height="0.071cm" svg:x="16.824cm" svg:y="34.675cm" svg:viewBox="0 0 63 72" draw:points="24,0 0,72 63,72">
          <text:p/>
        </draw:polyline>
        <draw:frame draw:style-name="gr4" draw:text-style-name="P4" draw:layer="layout" svg:width="0.582cm" svg:height="0.209cm" svg:x="16.315cm" svg:y="34.625cm">
          <draw:text-box>
            <text:p text:style-name="P2"><text:span text:style-name="T2">GND_M4</text:span></text:p>
          </draw:text-box>
        </draw:frame>
        <draw:polyline draw:style-name="gr1" draw:text-style-name="P1" draw:layer="layout" svg:width="0.062cm" svg:height="0.1cm" svg:x="20.202cm" svg:y="34.679cm" svg:viewBox="0 0 63 101" draw:points="58,5 49,0 34,0 19,5 10,15 5,24 0,43 0,57 5,77 10,87 19,96 34,101 44,101 58,96 63,92 63,57 44,57">
          <text:p/>
        </draw:polyline>
        <draw:polyline draw:style-name="gr1" draw:text-style-name="P1" draw:layer="layout" svg:width="0.057cm" svg:height="0.1cm" svg:x="20.307cm" svg:y="34.679cm" svg:viewBox="0 0 58 101" draw:points="0,101 0,0 58,101 58,0">
          <text:p/>
        </draw:polyline>
        <draw:polygon draw:style-name="gr1" draw:text-style-name="P1" draw:layer="layout" svg:width="0.057cm" svg:height="0.1cm" svg:x="20.412cm" svg:y="34.679cm" svg:viewBox="0 0 58 101" draw:points="0,101 0,0 24,0 39,5 48,15 53,24 58,43 58,57 53,77 48,87 39,96 24,101">
          <text:p/>
        </draw:polygon>
        <draw:line draw:style-name="gr1" draw:text-style-name="P1" draw:layer="layout" svg:x1="20.488cm" svg:y1="34.789cm" svg:x2="20.564cm" svg:y2="34.789cm">
          <text:p/>
        </draw:line>
        <draw:polyline draw:style-name="gr1" draw:text-style-name="P1" draw:layer="layout" svg:width="0.066cm" svg:height="0.1cm" svg:x="20.588cm" svg:y="34.679cm" svg:viewBox="0 0 67 101" draw:points="0,101 0,0 33,73 67,0 67,101">
          <text:p/>
        </draw:polyline>
        <draw:polyline draw:style-name="gr1" draw:text-style-name="P1" draw:layer="layout" svg:width="0.057cm" svg:height="0.1cm" svg:x="20.697cm" svg:y="34.679cm" svg:viewBox="0 0 58 101" draw:points="54,0 5,0 0,48 5,43 15,38 39,38 49,43 54,48 58,57 58,82 54,92 49,96 39,101 15,101 5,96 0,92">
          <text:p/>
        </draw:polyline>
        <draw:frame draw:style-name="gr4" draw:text-style-name="P4" draw:layer="layout" svg:width="0.582cm" svg:height="0.209cm" svg:x="20.189cm" svg:y="34.625cm">
          <draw:text-box>
            <text:p text:style-name="P2"><text:span text:style-name="T2">GND_M5</text:span></text:p>
          </draw:text-box>
        </draw:frame>
        <draw:polyline draw:style-name="gr1" draw:text-style-name="P1" draw:layer="layout" svg:width="0.062cm" svg:height="0.1cm" svg:x="27.949cm" svg:y="34.679cm" svg:viewBox="0 0 63 101" draw:points="58,5 49,0 34,0 19,5 10,15 5,24 0,43 0,57 5,77 10,87 19,96 34,101 44,101 58,96 63,92 63,57 44,57">
          <text:p/>
        </draw:polyline>
        <draw:polyline draw:style-name="gr1" draw:text-style-name="P1" draw:layer="layout" svg:width="0.057cm" svg:height="0.1cm" svg:x="28.054cm" svg:y="34.679cm" svg:viewBox="0 0 58 101" draw:points="0,101 0,0 58,101 58,0">
          <text:p/>
        </draw:polyline>
        <draw:polygon draw:style-name="gr1" draw:text-style-name="P1" draw:layer="layout" svg:width="0.057cm" svg:height="0.1cm" svg:x="28.159cm" svg:y="34.679cm" svg:viewBox="0 0 58 101" draw:points="0,101 0,0 23,0 39,5 48,15 53,24 58,43 58,57 53,77 48,87 39,96 23,101">
          <text:p/>
        </draw:polygon>
        <draw:line draw:style-name="gr1" draw:text-style-name="P1" draw:layer="layout" svg:x1="28.235cm" svg:y1="34.789cm" svg:x2="28.311cm" svg:y2="34.789cm">
          <text:p/>
        </draw:line>
        <draw:polyline draw:style-name="gr1" draw:text-style-name="P1" draw:layer="layout" svg:width="0.067cm" svg:height="0.1cm" svg:x="28.335cm" svg:y="34.679cm" svg:viewBox="0 0 68 101" draw:points="0,101 0,0 34,73 68,0 68,101">
          <text:p/>
        </draw:polyline>
        <draw:polyline draw:style-name="gr1" draw:text-style-name="P1" draw:layer="layout" svg:width="0.066cm" svg:height="0.1cm" svg:x="28.44cm" svg:y="34.679cm" svg:viewBox="0 0 67 101" draw:points="0,0 67,0 23,101">
          <text:p/>
        </draw:polyline>
        <draw:frame draw:style-name="gr4" draw:text-style-name="P4" draw:layer="layout" svg:width="0.582cm" svg:height="0.209cm" svg:x="27.936cm" svg:y="34.625cm">
          <draw:text-box>
            <text:p text:style-name="P2"><text:span text:style-name="T2">GND_M7</text:span></text:p>
          </draw:text-box>
        </draw:frame>
        <draw:polyline draw:style-name="gr1" draw:text-style-name="P1" draw:layer="layout" svg:width="0.057cm" svg:height="0.1cm" svg:x="4.708cm" svg:y="33.917cm" svg:viewBox="0 0 58 101" draw:points="0,101 0,0 38,0 48,5 53,10 58,19 58,35 53,44 48,49 38,54 0,54">
          <text:p/>
        </draw:polyline>
        <draw:polyline draw:style-name="gr1" draw:text-style-name="P1" draw:layer="layout" svg:width="0.085cm" svg:height="0.1cm" svg:x="4.799cm" svg:y="33.917cm" svg:viewBox="0 0 86 101" draw:points="0,0 24,101 43,29 62,101 86,0">
          <text:p/>
        </draw:polyline>
        <draw:line draw:style-name="gr1" draw:text-style-name="P1" draw:layer="layout" svg:x1="4.981cm" svg:y1="34.018cm" svg:x2="4.946cm" svg:y2="33.97cm">
          <text:p/>
        </draw:line>
        <draw:polyline draw:style-name="gr1" draw:text-style-name="P1" draw:layer="layout" svg:width="0.058cm" svg:height="0.1cm" svg:x="4.922cm" svg:y="33.917cm" svg:viewBox="0 0 59 101" draw:points="0,101 0,0 39,0 49,5 54,10 59,19 59,35 54,44 49,49 39,54 0,54">
          <text:p/>
        </draw:polyline>
        <draw:line draw:style-name="gr1" draw:text-style-name="P1" draw:layer="layout" svg:x1="4.999cm" svg:y1="34.027cm" svg:x2="5.075cm" svg:y2="34.027cm">
          <text:p/>
        </draw:line>
        <draw:polyline draw:style-name="gr1" draw:text-style-name="P1" draw:layer="layout" svg:width="0.066cm" svg:height="0.1cm" svg:x="5.099cm" svg:y="33.917cm" svg:viewBox="0 0 67 101" draw:points="0,101 0,0 34,73 67,0 67,101">
          <text:p/>
        </draw:polyline>
        <draw:line draw:style-name="gr1" draw:text-style-name="P1" draw:layer="layout" svg:x1="5.265cm" svg:y1="34.017cm" svg:x2="5.208cm" svg:y2="34.017cm">
          <text:p/>
        </draw:line>
        <draw:polyline draw:style-name="gr1" draw:text-style-name="P1" draw:layer="layout" svg:width="0.029cm" svg:height="0.1cm" svg:x="5.208cm" svg:y="33.917cm" svg:viewBox="0 0 30 101" draw:points="30,101 30,0 20,15 10,24 0,29">
          <text:p/>
        </draw:polyline>
        <draw:frame draw:style-name="gr4" draw:text-style-name="P4" draw:layer="layout" svg:width="0.595cm" svg:height="0.209cm" svg:x="4.687cm" svg:y="33.863cm">
          <draw:text-box>
            <text:p text:style-name="P2"><text:span text:style-name="T2">PWR_M1</text:span></text:p>
          </draw:text-box>
        </draw:frame>
        <draw:polyline draw:style-name="gr1" draw:text-style-name="P1" draw:layer="layout" svg:width="0.057cm" svg:height="0.1cm" svg:x="8.582cm" svg:y="33.917cm" svg:viewBox="0 0 58 101" draw:points="0,101 0,0 38,0 47,5 52,10 58,19 58,35 52,44 47,49 38,54 0,54">
          <text:p/>
        </draw:polyline>
        <draw:polyline draw:style-name="gr1" draw:text-style-name="P1" draw:layer="layout" svg:width="0.086cm" svg:height="0.1cm" svg:x="8.672cm" svg:y="33.917cm" svg:viewBox="0 0 87 101" draw:points="0,0 24,101 44,29 63,101 87,0">
          <text:p/>
        </draw:polyline>
        <draw:line draw:style-name="gr1" draw:text-style-name="P1" draw:layer="layout" svg:x1="8.854cm" svg:y1="34.018cm" svg:x2="8.82cm" svg:y2="33.97cm">
          <text:p/>
        </draw:line>
        <draw:polyline draw:style-name="gr1" draw:text-style-name="P1" draw:layer="layout" svg:width="0.057cm" svg:height="0.1cm" svg:x="8.796cm" svg:y="33.917cm" svg:viewBox="0 0 58 101" draw:points="0,101 0,0 39,0 48,5 53,10 58,19 58,35 53,44 48,49 39,54 0,54">
          <text:p/>
        </draw:polyline>
        <draw:line draw:style-name="gr1" draw:text-style-name="P1" draw:layer="layout" svg:x1="8.872cm" svg:y1="34.027cm" svg:x2="8.948cm" svg:y2="34.027cm">
          <text:p/>
        </draw:line>
        <draw:polyline draw:style-name="gr1" draw:text-style-name="P1" draw:layer="layout" svg:width="0.067cm" svg:height="0.1cm" svg:x="8.972cm" svg:y="33.917cm" svg:viewBox="0 0 68 101" draw:points="0,101 0,0 33,73 68,0 68,101">
          <text:p/>
        </draw:polyline>
        <draw:polyline draw:style-name="gr1" draw:text-style-name="P1" draw:layer="layout" svg:width="0.062cm" svg:height="0.1cm" svg:x="9.077cm" svg:y="33.917cm" svg:viewBox="0 0 63 101" draw:points="5,10 9,5 19,0 44,0 53,5 58,10 63,19 63,29 58,44 0,101 63,101">
          <text:p/>
        </draw:polyline>
        <draw:frame draw:style-name="gr4" draw:text-style-name="P4" draw:layer="layout" svg:width="0.595cm" svg:height="0.209cm" svg:x="8.56cm" svg:y="33.863cm">
          <draw:text-box>
            <text:p text:style-name="P2"><text:span text:style-name="T2">PWR_M2</text:span></text:p>
          </draw:text-box>
        </draw:frame>
        <draw:polyline draw:style-name="gr1" draw:text-style-name="P1" draw:layer="layout" svg:width="0.057cm" svg:height="0.1cm" svg:x="12.455cm" svg:y="33.917cm" svg:viewBox="0 0 58 101" draw:points="0,101 0,0 38,0 48,5 52,10 58,19 58,35 52,44 48,49 38,54 0,54">
          <text:p/>
        </draw:polyline>
        <draw:polyline draw:style-name="gr1" draw:text-style-name="P1" draw:layer="layout" svg:width="0.085cm" svg:height="0.1cm" svg:x="12.546cm" svg:y="33.917cm" svg:viewBox="0 0 86 101" draw:points="0,0 23,101 42,29 61,101 86,0">
          <text:p/>
        </draw:polyline>
        <draw:line draw:style-name="gr1" draw:text-style-name="P1" draw:layer="layout" svg:x1="12.728cm" svg:y1="34.018cm" svg:x2="12.693cm" svg:y2="33.97cm">
          <text:p/>
        </draw:line>
        <draw:polyline draw:style-name="gr1" draw:text-style-name="P1" draw:layer="layout" svg:width="0.058cm" svg:height="0.1cm" svg:x="12.669cm" svg:y="33.917cm" svg:viewBox="0 0 59 101" draw:points="0,101 0,0 39,0 49,5 54,10 59,19 59,35 54,44 49,49 39,54 0,54">
          <text:p/>
        </draw:polyline>
        <draw:line draw:style-name="gr1" draw:text-style-name="P1" draw:layer="layout" svg:x1="12.746cm" svg:y1="34.027cm" svg:x2="12.822cm" svg:y2="34.027cm">
          <text:p/>
        </draw:line>
        <draw:polyline draw:style-name="gr1" draw:text-style-name="P1" draw:layer="layout" svg:width="0.066cm" svg:height="0.1cm" svg:x="12.846cm" svg:y="33.917cm" svg:viewBox="0 0 67 101" draw:points="0,101 0,0 33,73 67,0 67,101">
          <text:p/>
        </draw:polyline>
        <draw:polyline draw:style-name="gr1" draw:text-style-name="P1" draw:layer="layout" svg:width="0.062cm" svg:height="0.1cm" svg:x="12.95cm" svg:y="33.917cm" svg:viewBox="0 0 63 101" draw:points="0,0 63,0 30,39 44,39 54,44 58,49 63,58 63,82 58,92 54,96 44,101 16,101 5,96 0,92">
          <text:p/>
        </draw:polyline>
        <draw:frame draw:style-name="gr4" draw:text-style-name="P4" draw:layer="layout" svg:width="0.595cm" svg:height="0.209cm" svg:x="12.434cm" svg:y="33.863cm">
          <draw:text-box>
            <text:p text:style-name="P2"><text:span text:style-name="T2">PWR_M3</text:span></text:p>
          </draw:text-box>
        </draw:frame>
        <draw:polyline draw:style-name="gr1" draw:text-style-name="P1" draw:layer="layout" svg:width="0.057cm" svg:height="0.1cm" svg:x="16.329cm" svg:y="33.917cm" svg:viewBox="0 0 58 101" draw:points="0,101 0,0 39,0 48,5 53,10 58,19 58,35 53,44 48,49 39,54 0,54">
          <text:p/>
        </draw:polyline>
        <draw:polyline draw:style-name="gr1" draw:text-style-name="P1" draw:layer="layout" svg:width="0.086cm" svg:height="0.1cm" svg:x="16.419cm" svg:y="33.917cm" svg:viewBox="0 0 87 101" draw:points="0,0 24,101 44,29 63,101 87,0">
          <text:p/>
        </draw:polyline>
        <draw:line draw:style-name="gr1" draw:text-style-name="P1" draw:layer="layout" svg:x1="16.601cm" svg:y1="34.018cm" svg:x2="16.567cm" svg:y2="33.97cm">
          <text:p/>
        </draw:line>
        <draw:polyline draw:style-name="gr1" draw:text-style-name="P1" draw:layer="layout" svg:width="0.057cm" svg:height="0.1cm" svg:x="16.543cm" svg:y="33.917cm" svg:viewBox="0 0 58 101" draw:points="0,101 0,0 39,0 48,5 53,10 58,19 58,35 53,44 48,49 39,54 0,54">
          <text:p/>
        </draw:polyline>
        <draw:line draw:style-name="gr1" draw:text-style-name="P1" draw:layer="layout" svg:x1="16.619cm" svg:y1="34.027cm" svg:x2="16.695cm" svg:y2="34.027cm">
          <text:p/>
        </draw:line>
        <draw:polyline draw:style-name="gr1" draw:text-style-name="P1" draw:layer="layout" svg:width="0.067cm" svg:height="0.1cm" svg:x="16.719cm" svg:y="33.917cm" svg:viewBox="0 0 68 101" draw:points="0,101 0,0 34,73 68,0 68,101">
          <text:p/>
        </draw:polyline>
        <draw:line draw:style-name="gr1" draw:text-style-name="P1" draw:layer="layout" svg:x1="16.876cm" svg:y1="33.951cm" svg:x2="16.876cm" svg:y2="34.017cm">
          <text:p/>
        </draw:line>
        <draw:polyline draw:style-name="gr1" draw:text-style-name="P1" draw:layer="layout" svg:width="0.061cm" svg:height="0.071cm" svg:x="16.829cm" svg:y="33.913cm" svg:viewBox="0 0 62 72" draw:points="23,0 0,72 62,72">
          <text:p/>
        </draw:polyline>
        <draw:frame draw:style-name="gr4" draw:text-style-name="P4" draw:layer="layout" svg:width="0.595cm" svg:height="0.209cm" svg:x="16.307cm" svg:y="33.863cm">
          <draw:text-box>
            <text:p text:style-name="P2"><text:span text:style-name="T2">PWR_M4</text:span></text:p>
          </draw:text-box>
        </draw:frame>
        <draw:polyline draw:style-name="gr1" draw:text-style-name="P1" draw:layer="layout" svg:width="0.057cm" svg:height="0.1cm" svg:x="20.202cm" svg:y="33.917cm" svg:viewBox="0 0 58 101" draw:points="0,101 0,0 39,0 49,5 53,10 58,19 58,35 53,44 49,49 39,54 0,54">
          <text:p/>
        </draw:polyline>
        <draw:polyline draw:style-name="gr1" draw:text-style-name="P1" draw:layer="layout" svg:width="0.085cm" svg:height="0.1cm" svg:x="20.293cm" svg:y="33.917cm" svg:viewBox="0 0 86 101" draw:points="0,0 23,101 42,29 61,101 86,0">
          <text:p/>
        </draw:polyline>
        <draw:line draw:style-name="gr1" draw:text-style-name="P1" draw:layer="layout" svg:x1="20.475cm" svg:y1="34.018cm" svg:x2="20.44cm" svg:y2="33.97cm">
          <text:p/>
        </draw:line>
        <draw:polyline draw:style-name="gr1" draw:text-style-name="P1" draw:layer="layout" svg:width="0.058cm" svg:height="0.1cm" svg:x="20.416cm" svg:y="33.917cm" svg:viewBox="0 0 59 101" draw:points="0,101 0,0 39,0 49,5 54,10 59,19 59,35 54,44 49,49 39,54 0,54">
          <text:p/>
        </draw:polyline>
        <draw:line draw:style-name="gr1" draw:text-style-name="P1" draw:layer="layout" svg:x1="20.493cm" svg:y1="34.027cm" svg:x2="20.569cm" svg:y2="34.027cm">
          <text:p/>
        </draw:line>
        <draw:polyline draw:style-name="gr1" draw:text-style-name="P1" draw:layer="layout" svg:width="0.066cm" svg:height="0.1cm" svg:x="20.593cm" svg:y="33.917cm" svg:viewBox="0 0 67 101" draw:points="0,101 0,0 34,73 67,0 67,101">
          <text:p/>
        </draw:polyline>
        <draw:polyline draw:style-name="gr1" draw:text-style-name="P1" draw:layer="layout" svg:width="0.057cm" svg:height="0.1cm" svg:x="20.702cm" svg:y="33.917cm" svg:viewBox="0 0 58 101" draw:points="53,0 5,0 0,49 5,44 14,39 39,39 49,44 53,49 58,58 58,82 53,92 49,96 39,101 14,101 5,96 0,92">
          <text:p/>
        </draw:polyline>
        <draw:frame draw:style-name="gr4" draw:text-style-name="P4" draw:layer="layout" svg:width="0.595cm" svg:height="0.209cm" svg:x="20.181cm" svg:y="33.863cm">
          <draw:text-box>
            <text:p text:style-name="P2"><text:span text:style-name="T2">PWR_M5</text:span></text:p>
          </draw:text-box>
        </draw:frame>
        <draw:polyline draw:style-name="gr1" draw:text-style-name="P1" draw:layer="layout" svg:width="0.057cm" svg:height="0.1cm" svg:x="24.076cm" svg:y="33.917cm" svg:viewBox="0 0 58 101" draw:points="0,101 0,0 39,0 48,5 53,10 58,19 58,35 53,44 48,49 39,54 0,54">
          <text:p/>
        </draw:polyline>
        <draw:polyline draw:style-name="gr1" draw:text-style-name="P1" draw:layer="layout" svg:width="0.086cm" svg:height="0.1cm" svg:x="24.166cm" svg:y="33.917cm" svg:viewBox="0 0 87 101" draw:points="0,0 25,101 44,29 63,101 87,0">
          <text:p/>
        </draw:polyline>
        <draw:line draw:style-name="gr1" draw:text-style-name="P1" draw:layer="layout" svg:x1="24.348cm" svg:y1="34.018cm" svg:x2="24.314cm" svg:y2="33.97cm">
          <text:p/>
        </draw:line>
        <draw:polyline draw:style-name="gr1" draw:text-style-name="P1" draw:layer="layout" svg:width="0.057cm" svg:height="0.1cm" svg:x="24.29cm" svg:y="33.917cm" svg:viewBox="0 0 58 101" draw:points="0,101 0,0 39,0 48,5 53,10 58,19 58,35 53,44 48,49 39,54 0,54">
          <text:p/>
        </draw:polyline>
        <draw:line draw:style-name="gr1" draw:text-style-name="P1" draw:layer="layout" svg:x1="24.366cm" svg:y1="34.027cm" svg:x2="24.442cm" svg:y2="34.027cm">
          <text:p/>
        </draw:line>
        <draw:polyline draw:style-name="gr1" draw:text-style-name="P1" draw:layer="layout" svg:width="0.067cm" svg:height="0.1cm" svg:x="24.466cm" svg:y="33.917cm" svg:viewBox="0 0 68 101" draw:points="0,101 0,0 33,73 68,0 68,101">
          <text:p/>
        </draw:polyline>
        <draw:polyline draw:style-name="gr1" draw:text-style-name="P1" draw:layer="layout" svg:width="0.057cm" svg:height="0.1cm" svg:x="24.576cm" svg:y="33.917cm" svg:viewBox="0 0 58 101" draw:points="48,0 29,0 19,5 14,10 4,24 0,44 0,82 4,92 9,96 19,101 39,101 48,96 53,92 58,82 58,58 53,49 48,44 39,39 19,39 9,44 4,49 0,58">
          <text:p/>
        </draw:polyline>
        <draw:frame draw:style-name="gr4" draw:text-style-name="P4" draw:layer="layout" svg:width="0.595cm" svg:height="0.209cm" svg:x="24.054cm" svg:y="33.863cm">
          <draw:text-box>
            <text:p text:style-name="P2"><text:span text:style-name="T2">PWR_M6</text:span></text:p>
          </draw:text-box>
        </draw:frame>
        <draw:polyline draw:style-name="gr1" draw:text-style-name="P1" draw:layer="layout" svg:width="0.057cm" svg:height="0.1cm" svg:x="27.949cm" svg:y="33.917cm" svg:viewBox="0 0 58 101" draw:points="0,101 0,0 39,0 49,5 53,10 58,19 58,35 53,44 49,49 39,54 0,54">
          <text:p/>
        </draw:polyline>
        <draw:polyline draw:style-name="gr1" draw:text-style-name="P1" draw:layer="layout" svg:width="0.085cm" svg:height="0.1cm" svg:x="28.04cm" svg:y="33.917cm" svg:viewBox="0 0 86 101" draw:points="0,0 23,101 43,29 63,101 86,0">
          <text:p/>
        </draw:polyline>
        <draw:line draw:style-name="gr1" draw:text-style-name="P1" draw:layer="layout" svg:x1="28.221cm" svg:y1="34.018cm" svg:x2="28.187cm" svg:y2="33.97cm">
          <text:p/>
        </draw:line>
        <draw:polyline draw:style-name="gr1" draw:text-style-name="P1" draw:layer="layout" svg:width="0.057cm" svg:height="0.1cm" svg:x="28.163cm" svg:y="33.917cm" svg:viewBox="0 0 58 101" draw:points="0,101 0,0 39,0 49,5 54,10 58,19 58,35 54,44 49,49 39,54 0,54">
          <text:p/>
        </draw:polyline>
        <draw:line draw:style-name="gr1" draw:text-style-name="P1" draw:layer="layout" svg:x1="28.239cm" svg:y1="34.027cm" svg:x2="28.316cm" svg:y2="34.027cm">
          <text:p/>
        </draw:line>
        <draw:polyline draw:style-name="gr1" draw:text-style-name="P1" draw:layer="layout" svg:width="0.066cm" svg:height="0.1cm" svg:x="28.34cm" svg:y="33.917cm" svg:viewBox="0 0 67 101" draw:points="0,101 0,0 34,73 67,0 67,101">
          <text:p/>
        </draw:polyline>
        <draw:polyline draw:style-name="gr1" draw:text-style-name="P1" draw:layer="layout" svg:width="0.067cm" svg:height="0.1cm" svg:x="28.444cm" svg:y="33.917cm" svg:viewBox="0 0 68 101" draw:points="0,0 68,0 24,101">
          <text:p/>
        </draw:polyline>
        <draw:frame draw:style-name="gr4" draw:text-style-name="P4" draw:layer="layout" svg:width="0.595cm" svg:height="0.209cm" svg:x="27.928cm" svg:y="33.863cm">
          <draw:text-box>
            <text:p text:style-name="P2"><text:span text:style-name="T2">PWR_M7</text:span></text:p>
          </draw:text-box>
        </draw:frame>
        <draw:polyline draw:style-name="gr3" draw:text-style-name="P1" draw:layer="layout" svg:width="0.118cm" svg:height="0.178cm" svg:x="19.16cm" svg:y="36.478cm" svg:viewBox="0 0 119 179" draw:points="0,179 0,0 60,128 119,0 119,179">
          <text:p/>
        </draw:polyline>
        <draw:polyline draw:style-name="gr3" draw:text-style-name="P1" draw:layer="layout" svg:width="0.102cm" svg:height="0.178cm" svg:x="19.354cm" svg:y="36.478cm" svg:viewBox="0 0 103 179" draw:points="17,179 51,179 68,170 77,162 94,137 103,103 103,34 94,17 85,9 68,0 34,0 17,9 9,17 0,34 0,77 9,94 17,103 34,111 68,111 85,103 94,94 103,77">
          <text:p/>
        </draw:polyline>
        <draw:frame draw:style-name="gr2" draw:text-style-name="P3" draw:layer="layout" svg:width="0.341cm" svg:height="0.357cm" svg:x="19.132cm" svg:y="36.381cm">
          <draw:text-box>
            <text:p text:style-name="P2"><text:span text:style-name="T1">M9</text:span></text:p>
          </draw:text-box>
        </draw:frame>
        <draw:polyline draw:style-name="gr3" draw:text-style-name="P1" draw:layer="layout" svg:width="0.118cm" svg:height="0.178cm" svg:x="24.208cm" svg:y="27.842cm" svg:viewBox="0 0 119 179" draw:points="0,179 0,0 60,128 119,0 119,179">
          <text:p/>
        </draw:polyline>
        <draw:polyline draw:style-name="gr3" draw:text-style-name="P1" draw:layer="layout" svg:width="0.101cm" svg:height="0.178cm" svg:x="24.403cm" svg:y="27.842cm" svg:viewBox="0 0 102 179" draw:points="84,0 50,0 33,9 25,17 8,43 0,77 0,145 8,162 16,170 33,179 67,179 84,170 94,162 102,145 102,103 94,86 84,77 67,69 33,69 16,77 8,86 0,103">
          <text:p/>
        </draw:polyline>
        <draw:frame draw:style-name="gr2" draw:text-style-name="P3" draw:layer="layout" svg:width="0.341cm" svg:height="0.357cm" svg:x="24.18cm" svg:y="27.745cm">
          <draw:text-box>
            <text:p text:style-name="P2"><text:span text:style-name="T1">M6</text:span></text:p>
          </draw:text-box>
        </draw:frame>
        <draw:polyline draw:style-name="gr3" draw:text-style-name="P1" draw:layer="layout" svg:width="0.119cm" svg:height="0.178cm" svg:x="12.587cm" svg:y="27.842cm" svg:viewBox="0 0 120 179" draw:points="0,179 0,0 60,128 120,0 120,179">
          <text:p/>
        </draw:polyline>
        <draw:polyline draw:style-name="gr3" draw:text-style-name="P1" draw:layer="layout" svg:width="0.11cm" svg:height="0.178cm" svg:x="12.774cm" svg:y="27.842cm" svg:viewBox="0 0 111 179" draw:points="0,0 111,0 51,69 77,69 94,77 102,86 111,103 111,145 102,162 94,170 77,179 25,179 8,170 0,162">
          <text:p/>
        </draw:polyline>
        <draw:frame draw:style-name="gr2" draw:text-style-name="P3" draw:layer="layout" svg:width="0.341cm" svg:height="0.357cm" svg:x="12.56cm" svg:y="27.745cm">
          <draw:text-box>
            <text:p text:style-name="P2"><text:span text:style-name="T1">M3</text:span></text:p>
          </draw:text-box>
        </draw:frame>
        <draw:polyline draw:style-name="gr3" draw:text-style-name="P1" draw:layer="layout" svg:width="0.101cm" svg:height="0.177cm" svg:x="23.137cm" svg:y="36.034cm" svg:viewBox="0 0 102 178" draw:points="0,0 0,144 8,161 17,170 34,178 69,178 85,170 94,161 102,144 102,0">
          <text:p/>
        </draw:polyline>
        <draw:polyline draw:style-name="gr3" draw:text-style-name="P1" draw:layer="layout" svg:width="0.11cm" svg:height="0.177cm" svg:x="23.306cm" svg:y="36.034cm" svg:viewBox="0 0 111 178" draw:points="0,0 111,0 51,67 77,67 94,76 103,84 111,101 111,144 103,161 94,170 77,178 26,178 9,170 0,161">
          <text:p/>
        </draw:polyline>
        <draw:frame draw:style-name="gr2" draw:text-style-name="P3" draw:layer="layout" svg:width="0.315cm" svg:height="0.357cm" svg:x="23.115cm" svg:y="35.936cm">
          <draw:text-box>
            <text:p text:style-name="P2"><text:span text:style-name="T1">U3</text:span></text:p>
          </draw:text-box>
        </draw:frame>
        <draw:polyline draw:style-name="gr3" draw:text-style-name="P1" draw:layer="layout" svg:width="0.119cm" svg:height="0.178cm" svg:x="20.334cm" svg:y="27.842cm" svg:viewBox="0 0 120 179" draw:points="0,179 0,0 61,128 120,0 120,179">
          <text:p/>
        </draw:polyline>
        <draw:polyline draw:style-name="gr3" draw:text-style-name="P1" draw:layer="layout" svg:width="0.102cm" svg:height="0.178cm" svg:x="20.529cm" svg:y="27.842cm" svg:viewBox="0 0 103 179" draw:points="94,0 9,0 0,86 9,77 26,69 69,69 86,77 94,86 103,103 103,145 94,162 86,170 69,179 26,179 9,170 0,162">
          <text:p/>
        </draw:polyline>
        <draw:frame draw:style-name="gr2" draw:text-style-name="P3" draw:layer="layout" svg:width="0.341cm" svg:height="0.357cm" svg:x="20.307cm" svg:y="27.745cm">
          <draw:text-box>
            <text:p text:style-name="P2"><text:span text:style-name="T1">M5</text:span></text:p>
          </draw:text-box>
        </draw:frame>
        <draw:polyline draw:style-name="gr3" draw:text-style-name="P1" draw:layer="layout" svg:width="0.119cm" svg:height="0.178cm" svg:x="4.872cm" svg:y="27.842cm" svg:viewBox="0 0 120 179" draw:points="0,179 0,0 60,128 120,0 120,179">
          <text:p/>
        </draw:polyline>
        <draw:line draw:style-name="gr3" draw:text-style-name="P1" draw:layer="layout" svg:x1="5.168cm" svg:y1="28.02cm" svg:x2="5.067cm" svg:y2="28.02cm">
          <text:p/>
        </draw:line>
        <draw:polyline draw:style-name="gr3" draw:text-style-name="P1" draw:layer="layout" svg:width="0.051cm" svg:height="0.178cm" svg:x="5.067cm" svg:y="27.842cm" svg:viewBox="0 0 52 179" draw:points="52,179 52,0 35,26 18,43 0,52">
          <text:p/>
        </draw:polyline>
        <draw:frame draw:style-name="gr2" draw:text-style-name="P3" draw:layer="layout" svg:width="0.341cm" svg:height="0.357cm" svg:x="4.845cm" svg:y="27.745cm">
          <draw:text-box>
            <text:p text:style-name="P2"><text:span text:style-name="T1">M1</text:span></text:p>
          </draw:text-box>
        </draw:frame>
        <draw:polyline draw:style-name="gr3" draw:text-style-name="P1" draw:layer="layout" svg:width="0.118cm" svg:height="0.178cm" svg:x="8.714cm" svg:y="27.842cm" svg:viewBox="0 0 119 179" draw:points="0,179 0,0 59,128 119,0 119,179">
          <text:p/>
        </draw:polyline>
        <draw:polyline draw:style-name="gr3" draw:text-style-name="P1" draw:layer="layout" svg:width="0.11cm" svg:height="0.178cm" svg:x="8.9cm" svg:y="27.842cm" svg:viewBox="0 0 111 179" draw:points="9,17 17,9 34,0 77,0 94,9 103,17 111,34 111,52 103,77 0,179 111,179">
          <text:p/>
        </draw:polyline>
        <draw:frame draw:style-name="gr2" draw:text-style-name="P3" draw:layer="layout" svg:width="0.341cm" svg:height="0.357cm" svg:x="8.686cm" svg:y="27.745cm">
          <draw:text-box>
            <text:p text:style-name="P2"><text:span text:style-name="T1">M2</text:span></text:p>
          </draw:text-box>
        </draw:frame>
        <draw:polyline draw:style-name="gr3" draw:text-style-name="P1" draw:layer="layout" svg:width="0.101cm" svg:height="0.177cm" svg:x="30.884cm" svg:y="36.034cm" svg:viewBox="0 0 102 178" draw:points="0,0 0,144 8,161 17,170 34,178 67,178 85,170 94,161 102,144 102,0">
          <text:p/>
        </draw:polyline>
        <draw:line draw:style-name="gr3" draw:text-style-name="P1" draw:layer="layout" svg:x1="31.146cm" svg:y1="36.093cm" svg:x2="31.146cm" svg:y2="36.211cm">
          <text:p/>
        </draw:line>
        <draw:polyline draw:style-name="gr3" draw:text-style-name="P1" draw:layer="layout" svg:width="0.11cm" svg:height="0.127cm" svg:x="31.062cm" svg:y="36.025cm" svg:viewBox="0 0 111 128" draw:points="42,0 0,128 111,128">
          <text:p/>
        </draw:polyline>
        <draw:frame draw:style-name="gr2" draw:text-style-name="P3" draw:layer="layout" svg:width="0.315cm" svg:height="0.357cm" svg:x="30.862cm" svg:y="35.936cm">
          <draw:text-box>
            <text:p text:style-name="P2"><text:span text:style-name="T1">U4</text:span></text:p>
          </draw:text-box>
        </draw:frame>
        <draw:polyline draw:style-name="gr3" draw:text-style-name="P1" draw:layer="layout" svg:width="0.102cm" svg:height="0.177cm" svg:x="11.516cm" svg:y="36.034cm" svg:viewBox="0 0 103 178" draw:points="0,0 0,144 9,161 17,170 34,178 69,178 86,170 94,161 103,144 103,0">
          <text:p/>
        </draw:polyline>
        <draw:polyline draw:style-name="gr3" draw:text-style-name="P1" draw:layer="layout" svg:width="0.11cm" svg:height="0.177cm" svg:x="11.686cm" svg:y="36.034cm" svg:viewBox="0 0 111 178" draw:points="8,17 17,8 34,0 77,0 94,8 102,17 111,34 111,50 102,76 0,178 111,178">
          <text:p/>
        </draw:polyline>
        <draw:frame draw:style-name="gr2" draw:text-style-name="P3" draw:layer="layout" svg:width="0.315cm" svg:height="0.357cm" svg:x="11.494cm" svg:y="35.936cm">
          <draw:text-box>
            <text:p text:style-name="P2"><text:span text:style-name="T1">U2</text:span></text:p>
          </draw:text-box>
        </draw:frame>
        <draw:polyline draw:style-name="gr3" draw:text-style-name="P1" draw:layer="layout" svg:width="0.102cm" svg:height="0.177cm" svg:x="3.769cm" svg:y="36.034cm" svg:viewBox="0 0 103 178" draw:points="0,0 0,144 9,161 17,170 35,178 69,178 86,170 94,161 103,144 103,0">
          <text:p/>
        </draw:polyline>
        <draw:line draw:style-name="gr3" draw:text-style-name="P1" draw:layer="layout" svg:x1="4.049cm" svg:y1="36.211cm" svg:x2="3.947cm" svg:y2="36.211cm">
          <text:p/>
        </draw:line>
        <draw:polyline draw:style-name="gr3" draw:text-style-name="P1" draw:layer="layout" svg:width="0.051cm" svg:height="0.177cm" svg:x="3.947cm" svg:y="36.034cm" svg:viewBox="0 0 52 178" draw:points="52,178 52,0 35,25 17,42 0,50">
          <text:p/>
        </draw:polyline>
        <draw:frame draw:style-name="gr2" draw:text-style-name="P3" draw:layer="layout" svg:width="0.315cm" svg:height="0.357cm" svg:x="3.747cm" svg:y="35.936cm">
          <draw:text-box>
            <text:p text:style-name="P2"><text:span text:style-name="T1">U1</text:span></text:p>
          </draw:text-box>
        </draw:frame>
        <draw:polyline draw:style-name="gr3" draw:text-style-name="P1" draw:layer="layout" svg:width="0.068cm" svg:height="0.177cm" svg:x="29.743cm" svg:y="37.558cm" svg:viewBox="0 0 69 178" draw:points="69,0 69,128 60,153 43,170 17,178 0,178">
          <text:p/>
        </draw:polyline>
        <draw:line draw:style-name="gr3" draw:text-style-name="P1" draw:layer="layout" svg:x1="29.972cm" svg:y1="37.617cm" svg:x2="29.972cm" svg:y2="37.735cm">
          <text:p/>
        </draw:line>
        <draw:polyline draw:style-name="gr3" draw:text-style-name="P1" draw:layer="layout" svg:width="0.11cm" svg:height="0.127cm" svg:x="29.887cm" svg:y="37.549cm" svg:viewBox="0 0 111 128" draw:points="43,0 0,128 111,128">
          <text:p/>
        </draw:polyline>
        <draw:frame draw:style-name="gr2" draw:text-style-name="P3" draw:layer="layout" svg:width="0.273cm" svg:height="0.357cm" svg:x="29.733cm" svg:y="37.46cm">
          <draw:text-box>
            <text:p text:style-name="P2"><text:span text:style-name="T1">J4</text:span></text:p>
          </draw:text-box>
        </draw:frame>
        <draw:polyline draw:style-name="gr1" draw:text-style-name="P1" draw:layer="layout" svg:width="0.062cm" svg:height="0.1cm" svg:x="6.16cm" svg:y="38.235cm" svg:viewBox="0 0 63 101" draw:points="63,92 58,96 44,101 34,101 19,96 9,87 5,77 0,58 0,44 5,24 9,15 19,5 34,0 44,0 58,5 63,10">
          <text:p/>
        </draw:polyline>
        <draw:line draw:style-name="gr1" draw:text-style-name="P1" draw:layer="layout" svg:x1="6.317cm" svg:y1="38.335cm" svg:x2="6.26cm" svg:y2="38.335cm">
          <text:p/>
        </draw:line>
        <draw:polyline draw:style-name="gr1" draw:text-style-name="P1" draw:layer="layout" svg:width="0.028cm" svg:height="0.1cm" svg:x="6.26cm" svg:y="38.235cm" svg:viewBox="0 0 29 101" draw:points="29,101 29,0 19,15 9,24 0,30">
          <text:p/>
        </draw:polyline>
        <draw:polyline draw:style-name="gr1" draw:text-style-name="P1" draw:layer="layout" svg:width="0.057cm" svg:height="0.1cm" svg:x="6.355cm" svg:y="38.235cm" svg:viewBox="0 0 58 101" draw:points="53,0 6,0 0,49 6,44 15,39 39,39 49,44 53,49 58,58 58,82 53,92 49,96 39,101 15,101 6,96 0,92">
          <text:p/>
        </draw:polyline>
        <draw:frame draw:style-name="gr4" draw:text-style-name="P4" draw:layer="layout" svg:width="0.256cm" svg:height="0.209cm" svg:x="6.159cm" svg:y="38.181cm">
          <draw:text-box>
            <text:p text:style-name="P2"><text:span text:style-name="T2">C15</text:span></text:p>
          </draw:text-box>
        </draw:frame>
        <draw:polyline draw:style-name="gr1" draw:text-style-name="P1" draw:layer="layout" svg:width="0.062cm" svg:height="0.1cm" svg:x="13.907cm" svg:y="38.235cm" svg:viewBox="0 0 63 101" draw:points="63,92 58,96 44,101 34,101 19,96 9,87 5,77 0,58 0,44 5,24 9,15 19,5 34,0 44,0 58,5 63,10">
          <text:p/>
        </draw:polyline>
        <draw:line draw:style-name="gr1" draw:text-style-name="P1" draw:layer="layout" svg:x1="14.064cm" svg:y1="38.335cm" svg:x2="14.007cm" svg:y2="38.335cm">
          <text:p/>
        </draw:line>
        <draw:polyline draw:style-name="gr1" draw:text-style-name="P1" draw:layer="layout" svg:width="0.028cm" svg:height="0.1cm" svg:x="14.007cm" svg:y="38.235cm" svg:viewBox="0 0 29 101" draw:points="29,101 29,0 20,15 10,24 0,30">
          <text:p/>
        </draw:polyline>
        <draw:polyline draw:style-name="gr1" draw:text-style-name="P1" draw:layer="layout" svg:width="0.057cm" svg:height="0.1cm" svg:x="14.102cm" svg:y="38.235cm" svg:viewBox="0 0 58 101" draw:points="49,0 30,0 20,5 15,10 5,24 0,44 0,82 5,92 11,96 20,101 39,101 49,96 53,92 58,82 58,58 53,49 49,44 39,39 20,39 11,44 5,49 0,58">
          <text:p/>
        </draw:polyline>
        <draw:frame draw:style-name="gr4" draw:text-style-name="P4" draw:layer="layout" svg:width="0.256cm" svg:height="0.209cm" svg:x="13.906cm" svg:y="38.181cm">
          <draw:text-box>
            <text:p text:style-name="P2"><text:span text:style-name="T2">C16</text:span></text:p>
          </draw:text-box>
        </draw:frame>
        <draw:polyline draw:style-name="gr1" draw:text-style-name="P1" draw:layer="layout" svg:width="0.062cm" svg:height="0.1cm" svg:x="25.527cm" svg:y="38.235cm" svg:viewBox="0 0 63 101" draw:points="63,92 58,96 44,101 35,101 20,96 11,87 6,77 0,58 0,44 6,24 11,15 20,5 35,0 44,0 58,5 63,10">
          <text:p/>
        </draw:polyline>
        <draw:line draw:style-name="gr1" draw:text-style-name="P1" draw:layer="layout" svg:x1="25.684cm" svg:y1="38.335cm" svg:x2="25.627cm" svg:y2="38.335cm">
          <text:p/>
        </draw:line>
        <draw:polyline draw:style-name="gr1" draw:text-style-name="P1" draw:layer="layout" svg:width="0.029cm" svg:height="0.1cm" svg:x="25.627cm" svg:y="38.235cm" svg:viewBox="0 0 30 101" draw:points="30,101 30,0 20,15 11,24 0,30">
          <text:p/>
        </draw:polyline>
        <draw:polyline draw:style-name="gr1" draw:text-style-name="P1" draw:layer="layout" svg:width="0.067cm" svg:height="0.1cm" svg:x="25.718cm" svg:y="38.235cm" svg:viewBox="0 0 68 101" draw:points="0,0 68,0 24,101">
          <text:p/>
        </draw:polyline>
        <draw:frame draw:style-name="gr4" draw:text-style-name="P4" draw:layer="layout" svg:width="0.256cm" svg:height="0.209cm" svg:x="25.526cm" svg:y="38.181cm">
          <draw:text-box>
            <text:p text:style-name="P2"><text:span text:style-name="T2">C17</text:span></text:p>
          </draw:text-box>
        </draw:frame>
        <draw:polyline draw:style-name="gr1" draw:text-style-name="P1" draw:layer="layout" svg:width="0.062cm" svg:height="0.101cm" svg:x="33.655cm" svg:y="38.362cm" svg:viewBox="0 0 63 102" draw:points="63,92 58,96 43,102 34,102 19,96 10,87 5,77 0,58 0,44 5,25 10,16 19,6 34,0 43,0 58,6 63,11">
          <text:p/>
        </draw:polyline>
        <draw:line draw:style-name="gr1" draw:text-style-name="P1" draw:layer="layout" svg:x1="33.812cm" svg:y1="38.462cm" svg:x2="33.755cm" svg:y2="38.462cm">
          <text:p/>
        </draw:line>
        <draw:polyline draw:style-name="gr1" draw:text-style-name="P1" draw:layer="layout" svg:width="0.029cm" svg:height="0.101cm" svg:x="33.755cm" svg:y="38.362cm" svg:viewBox="0 0 30 102" draw:points="30,102 30,0 19,16 10,25 0,30">
          <text:p/>
        </draw:polyline>
        <draw:polyline draw:style-name="gr1" draw:text-style-name="P1" draw:layer="layout" svg:width="0.057cm" svg:height="0.101cm" svg:x="33.851cm" svg:y="38.362cm" svg:viewBox="0 0 58 102" draw:points="19,44 9,39 4,35 0,25 0,20 4,11 9,6 19,0 39,0 48,6 53,11 58,20 58,25 53,35 48,39 39,44 19,44 9,49 4,54 0,63 0,82 4,92 9,96 19,102 39,102 48,96 53,92 58,82 58,63 53,54 48,49 39,44">
          <text:p/>
        </draw:polyline>
        <draw:frame draw:style-name="gr4" draw:text-style-name="P4" draw:layer="layout" svg:width="0.256cm" svg:height="0.209cm" svg:x="33.654cm" svg:y="38.308cm">
          <draw:text-box>
            <text:p text:style-name="P2"><text:span text:style-name="T2">C18</text:span></text:p>
          </draw:text-box>
        </draw:frame>
        <draw:polyline draw:style-name="gr1" draw:text-style-name="P1" draw:layer="layout" svg:width="0.057cm" svg:height="0.1cm" svg:x="3.015cm" svg:y="37.27cm" svg:viewBox="0 0 58 101" draw:points="0,101 0,0 39,0 49,6 53,11 58,20 58,34 53,44 49,49 39,53 0,53">
          <text:p/>
        </draw:polyline>
        <draw:polyline draw:style-name="gr1" draw:text-style-name="P1" draw:layer="layout" svg:width="0.062cm" svg:height="0.1cm" svg:x="3.105cm" svg:y="37.27cm" svg:viewBox="0 0 63 101" draw:points="0,0 63,0 29,39 44,39 54,44 59,49 63,58 63,82 59,92 54,96 44,101 15,101 5,96 0,92">
          <text:p/>
        </draw:polyline>
        <draw:line draw:style-name="gr1" draw:text-style-name="P1" draw:layer="layout" svg:x1="3.263cm" svg:y1="37.37cm" svg:x2="3.205cm" svg:y2="37.37cm">
          <text:p/>
        </draw:line>
        <draw:polyline draw:style-name="gr1" draw:text-style-name="P1" draw:layer="layout" svg:width="0.03cm" svg:height="0.1cm" svg:x="3.205cm" svg:y="37.27cm" svg:viewBox="0 0 31 101" draw:points="31,101 31,0 20,15 11,25 0,30">
          <text:p/>
        </draw:polyline>
        <draw:frame draw:style-name="gr4" draw:text-style-name="P4" draw:layer="layout" svg:width="0.248cm" svg:height="0.209cm" svg:x="3.013cm" svg:y="37.215cm">
          <draw:text-box>
            <text:p text:style-name="P2"><text:span text:style-name="T2">P31</text:span></text:p>
          </draw:text-box>
        </draw:frame>
        <draw:polyline draw:style-name="gr1" draw:text-style-name="P1" draw:layer="layout" svg:width="0.099cm" svg:height="0.062cm" svg:x="3.302cm" svg:y="33.671cm" svg:viewBox="0 0 100 63" draw:points="91,0 96,5 100,19 100,29 96,44 86,54 77,58 58,63 43,63 24,58 14,54 4,44 0,29 0,19 4,5 9,0">
          <text:p/>
        </draw:polyline>
        <draw:line draw:style-name="gr1" draw:text-style-name="P1" draw:layer="layout" svg:x1="3.401cm" svg:y1="33.576cm" svg:x2="3.401cm" svg:y2="33.633cm">
          <text:p/>
        </draw:line>
        <draw:polyline draw:style-name="gr1" draw:text-style-name="P1" draw:layer="layout" svg:width="0.099cm" svg:height="0.029cm" svg:x="3.302cm" svg:y="33.604cm" svg:viewBox="0 0 100 30" draw:points="100,0 0,0 14,11 24,21 29,30">
          <text:p/>
        </draw:polyline>
        <draw:frame draw:style-name="gr4" draw:text-style-name="P4" draw:layer="layout" svg:width="0.18cm" svg:height="0.209cm" draw:transform="rotate (1.5707963267949) translate (3.247cm 33.744cm)">
          <draw:text-box>
            <text:p text:style-name="P2"><text:span text:style-name="T2">C1</text:span></text:p>
          </draw:text-box>
        </draw:frame>
        <draw:polyline draw:style-name="gr1" draw:text-style-name="P1" draw:layer="layout" svg:width="0.099cm" svg:height="0.062cm" svg:x="6.858cm" svg:y="33.671cm" svg:viewBox="0 0 100 63" draw:points="91,0 96,5 100,19 100,29 96,44 86,54 77,58 58,63 43,63 24,58 14,54 4,44 0,29 0,19 4,5 9,0">
          <text:p/>
        </draw:polyline>
        <draw:polyline draw:style-name="gr1" draw:text-style-name="P1" draw:layer="layout" svg:width="0.099cm" svg:height="0.062cm" svg:x="6.858cm" svg:y="33.576cm" svg:viewBox="0 0 100 63" draw:points="9,58 4,53 0,44 0,20 4,10 9,6 19,0 29,0 43,6 100,63 100,0">
          <text:p/>
        </draw:polyline>
        <draw:frame draw:style-name="gr4" draw:text-style-name="P4" draw:layer="layout" svg:width="0.18cm" svg:height="0.209cm" draw:transform="rotate (1.5707963267949) translate (6.803cm 33.744cm)">
          <draw:text-box>
            <text:p text:style-name="P2"><text:span text:style-name="T2">C2</text:span></text:p>
          </draw:text-box>
        </draw:frame>
        <draw:polyline draw:style-name="gr1" draw:text-style-name="P1" draw:layer="layout" svg:width="0.099cm" svg:height="0.062cm" svg:x="11.049cm" svg:y="33.671cm" svg:viewBox="0 0 100 63" draw:points="91,0 96,5 100,19 100,29 96,44 85,54 76,58 57,63 42,63 23,58 14,54 4,44 0,29 0,19 4,5 9,0">
          <text:p/>
        </draw:polyline>
        <draw:polyline draw:style-name="gr1" draw:text-style-name="P1" draw:layer="layout" svg:width="0.099cm" svg:height="0.062cm" svg:x="11.049cm" svg:y="33.576cm" svg:viewBox="0 0 100 63" draw:points="0,63 0,0 38,34 38,20 42,10 47,6 57,0 80,0 91,6 96,10 100,20 100,49 96,58 91,63">
          <text:p/>
        </draw:polyline>
        <draw:frame draw:style-name="gr4" draw:text-style-name="P4" draw:layer="layout" svg:width="0.18cm" svg:height="0.209cm" draw:transform="rotate (1.5707963267949) translate (10.994cm 33.744cm)">
          <draw:text-box>
            <text:p text:style-name="P2"><text:span text:style-name="T2">C3</text:span></text:p>
          </draw:text-box>
        </draw:frame>
        <draw:polyline draw:style-name="gr1" draw:text-style-name="P1" draw:layer="layout" svg:width="0.099cm" svg:height="0.062cm" svg:x="14.605cm" svg:y="33.671cm" svg:viewBox="0 0 100 63" draw:points="90,0 95,5 100,19 100,29 95,44 85,54 76,58 57,63 42,63 23,58 14,54 4,44 0,29 0,19 4,5 9,0">
          <text:p/>
        </draw:polyline>
        <draw:line draw:style-name="gr1" draw:text-style-name="P1" draw:layer="layout" svg:x1="14.638cm" svg:y1="33.585cm" svg:x2="14.704cm" svg:y2="33.585cm">
          <text:p/>
        </draw:line>
        <draw:polyline draw:style-name="gr1" draw:text-style-name="P1" draw:layer="layout" svg:width="0.071cm" svg:height="0.062cm" svg:x="14.6cm" svg:y="33.571cm" svg:viewBox="0 0 72 63" draw:points="0,39 72,63 72,0">
          <text:p/>
        </draw:polyline>
        <draw:frame draw:style-name="gr4" draw:text-style-name="P4" draw:layer="layout" svg:width="0.18cm" svg:height="0.209cm" draw:transform="rotate (1.5707963267949) translate (14.55cm 33.744cm)">
          <draw:text-box>
            <text:p text:style-name="P2"><text:span text:style-name="T2">C4</text:span></text:p>
          </draw:text-box>
        </draw:frame>
        <draw:polyline draw:style-name="gr1" draw:text-style-name="P1" draw:layer="layout" svg:width="0.1cm" svg:height="0.062cm" svg:x="14.922cm" svg:y="33.671cm" svg:viewBox="0 0 101 63" draw:points="91,0 96,5 101,19 101,29 96,44 87,54 76,58 57,63 43,63 24,58 14,54 5,44 0,29 0,19 5,5 9,0">
          <text:p/>
        </draw:polyline>
        <draw:polyline draw:style-name="gr1" draw:text-style-name="P1" draw:layer="layout" svg:width="0.1cm" svg:height="0.057cm" svg:x="14.922cm" svg:y="33.576cm" svg:viewBox="0 0 101 58" draw:points="0,5 0,53 48,58 43,53 38,44 38,19 43,9 48,5 57,0 82,0 91,5 96,9 101,19 101,44 96,53 91,58">
          <text:p/>
        </draw:polyline>
        <draw:frame draw:style-name="gr4" draw:text-style-name="P4" draw:layer="layout" svg:width="0.18cm" svg:height="0.209cm" draw:transform="rotate (1.5707963267949) translate (14.867cm 33.744cm)">
          <draw:text-box>
            <text:p text:style-name="P2"><text:span text:style-name="T2">C5</text:span></text:p>
          </draw:text-box>
        </draw:frame>
        <draw:polyline draw:style-name="gr1" draw:text-style-name="P1" draw:layer="layout" svg:width="0.1cm" svg:height="0.062cm" svg:x="18.478cm" svg:y="33.671cm" svg:viewBox="0 0 101 63" draw:points="91,0 96,5 101,19 101,29 96,44 87,54 76,58 57,63 43,63 24,58 14,54 5,44 0,29 0,19 5,5 9,0">
          <text:p/>
        </draw:polyline>
        <draw:polyline draw:style-name="gr1" draw:text-style-name="P1" draw:layer="layout" svg:width="0.1cm" svg:height="0.057cm" svg:x="18.478cm" svg:y="33.576cm" svg:viewBox="0 0 101 58" draw:points="0,9 0,29 5,39 9,44 24,53 43,58 81,58 91,53 96,49 101,39 101,19 96,9 91,5 81,0 57,0 48,5 43,9 38,19 38,39 43,49 48,53 57,58">
          <text:p/>
        </draw:polyline>
        <draw:frame draw:style-name="gr4" draw:text-style-name="P4" draw:layer="layout" svg:width="0.18cm" svg:height="0.209cm" draw:transform="rotate (1.5707963267949) translate (18.423cm 33.744cm)">
          <draw:text-box>
            <text:p text:style-name="P2"><text:span text:style-name="T2">C6</text:span></text:p>
          </draw:text-box>
        </draw:frame>
        <draw:polyline draw:style-name="gr1" draw:text-style-name="P1" draw:layer="layout" svg:width="0.099cm" svg:height="0.062cm" svg:x="18.796cm" svg:y="33.671cm" svg:viewBox="0 0 100 63" draw:points="91,0 96,5 100,19 100,29 96,44 86,54 77,58 57,63 42,63 23,58 14,54 4,44 0,29 0,19 4,5 9,0">
          <text:p/>
        </draw:polyline>
        <draw:polyline draw:style-name="gr1" draw:text-style-name="P1" draw:layer="layout" svg:width="0.099cm" svg:height="0.067cm" svg:x="18.796cm" svg:y="33.571cm" svg:viewBox="0 0 100 68" draw:points="0,68 0,0 100,43">
          <text:p/>
        </draw:polyline>
        <draw:frame draw:style-name="gr4" draw:text-style-name="P4" draw:layer="layout" svg:width="0.18cm" svg:height="0.209cm" draw:transform="rotate (1.5707963267949) translate (18.741cm 33.744cm)">
          <draw:text-box>
            <text:p text:style-name="P2"><text:span text:style-name="T2">C7</text:span></text:p>
          </draw:text-box>
        </draw:frame>
        <draw:polyline draw:style-name="gr1" draw:text-style-name="P1" draw:layer="layout" svg:width="0.099cm" svg:height="0.062cm" svg:x="22.352cm" svg:y="33.671cm" svg:viewBox="0 0 100 63" draw:points="91,0 96,5 100,19 100,29 96,44 86,54 77,58 57,63 42,63 23,58 14,54 4,44 0,29 0,19 4,5 9,0">
          <text:p/>
        </draw:polyline>
        <draw:polyline draw:style-name="gr1" draw:text-style-name="P1" draw:layer="layout" svg:width="0.099cm" svg:height="0.057cm" svg:x="22.352cm" svg:y="33.576cm" svg:viewBox="0 0 100 58" draw:points="42,39 38,49 33,53 23,58 19,58 9,53 4,49 0,39 0,19 4,9 9,5 19,0 23,0 33,5 38,9 42,19 42,39 47,49 52,53 61,58 81,58 91,53 96,49 100,39 100,19 96,9 91,5 81,0 61,0 52,5 47,9 42,19">
          <text:p/>
        </draw:polyline>
        <draw:frame draw:style-name="gr4" draw:text-style-name="P4" draw:layer="layout" svg:width="0.18cm" svg:height="0.209cm" draw:transform="rotate (1.5707963267949) translate (22.297cm 33.744cm)">
          <draw:text-box>
            <text:p text:style-name="P2"><text:span text:style-name="T2">C8</text:span></text:p>
          </draw:text-box>
        </draw:frame>
        <draw:polyline draw:style-name="gr1" draw:text-style-name="P1" draw:layer="layout" svg:width="0.1cm" svg:height="0.062cm" svg:x="22.669cm" svg:y="33.671cm" svg:viewBox="0 0 101 63" draw:points="91,0 96,5 101,19 101,29 96,44 87,54 77,58 58,63 43,63 24,58 14,54 5,44 0,29 0,19 5,5 9,0">
          <text:p/>
        </draw:polyline>
        <draw:polyline draw:style-name="gr1" draw:text-style-name="P1" draw:layer="layout" svg:width="0.1cm" svg:height="0.057cm" svg:x="22.669cm" svg:y="33.576cm" svg:viewBox="0 0 101 58" draw:points="101,49 101,29 96,19 91,14 77,5 58,0 19,0 9,5 5,9 0,19 0,39 5,49 9,53 19,58 43,58 53,53 58,49 63,39 63,19 58,9 53,5 43,0">
          <text:p/>
        </draw:polyline>
        <draw:frame draw:style-name="gr4" draw:text-style-name="P4" draw:layer="layout" svg:width="0.18cm" svg:height="0.209cm" draw:transform="rotate (1.5707963267949) translate (22.614cm 33.744cm)">
          <draw:text-box>
            <text:p text:style-name="P2"><text:span text:style-name="T2">C9</text:span></text:p>
          </draw:text-box>
        </draw:frame>
        <draw:polyline draw:style-name="gr1" draw:text-style-name="P1" draw:layer="layout" svg:width="0.1cm" svg:height="0.062cm" svg:x="26.225cm" svg:y="33.719cm" svg:viewBox="0 0 101 63" draw:points="91,0 96,5 101,19 101,28 96,43 87,53 77,58 58,63 44,63 24,58 14,53 5,43 0,28 0,19 5,5 9,0">
          <text:p/>
        </draw:polyline>
        <draw:line draw:style-name="gr1" draw:text-style-name="P1" draw:layer="layout" svg:x1="26.325cm" svg:y1="33.624cm" svg:x2="26.325cm" svg:y2="33.681cm">
          <text:p/>
        </draw:line>
        <draw:polyline draw:style-name="gr1" draw:text-style-name="P1" draw:layer="layout" svg:width="0.1cm" svg:height="0.029cm" svg:x="26.225cm" svg:y="33.652cm" svg:viewBox="0 0 101 30" draw:points="101,0 0,0 14,10 24,20 29,30">
          <text:p/>
        </draw:polyline>
        <draw:polygon draw:style-name="gr1" draw:text-style-name="P1" draw:layer="layout" svg:width="0.1cm" svg:height="0.057cm" svg:x="26.225cm" svg:y="33.528cm" svg:viewBox="0 0 101 58" draw:points="0,35 0,25 5,14 9,10 19,5 39,0 63,0 82,5 91,10 96,14 101,25 101,35 96,44 91,49 82,54 63,58 39,58 19,54 9,49 5,44">
          <text:p/>
        </draw:polygon>
        <draw:frame draw:style-name="gr4" draw:text-style-name="P4" draw:layer="layout" svg:width="0.256cm" svg:height="0.209cm" draw:transform="rotate (1.5707963267949) translate (26.17cm 33.783cm)">
          <draw:text-box>
            <text:p text:style-name="P2"><text:span text:style-name="T2">C10</text:span></text:p>
          </draw:text-box>
        </draw:frame>
        <draw:polyline draw:style-name="gr1" draw:text-style-name="P1" draw:layer="layout" svg:width="0.1cm" svg:height="0.062cm" svg:x="26.543cm" svg:y="33.719cm" svg:viewBox="0 0 101 63" draw:points="91,0 96,5 101,19 101,28 96,43 86,53 77,58 58,63 43,63 24,58 15,53 4,43 0,28 0,19 4,5 10,0">
          <text:p/>
        </draw:polyline>
        <draw:line draw:style-name="gr1" draw:text-style-name="P1" draw:layer="layout" svg:x1="26.643cm" svg:y1="33.624cm" svg:x2="26.643cm" svg:y2="33.681cm">
          <text:p/>
        </draw:line>
        <draw:polyline draw:style-name="gr1" draw:text-style-name="P1" draw:layer="layout" svg:width="0.1cm" svg:height="0.029cm" svg:x="26.543cm" svg:y="33.652cm" svg:viewBox="0 0 101 30" draw:points="101,0 0,0 15,10 24,20 29,30">
          <text:p/>
        </draw:polyline>
        <draw:line draw:style-name="gr1" draw:text-style-name="P1" draw:layer="layout" svg:x1="26.643cm" svg:y1="33.528cm" svg:x2="26.643cm" svg:y2="33.585cm">
          <text:p/>
        </draw:line>
        <draw:polyline draw:style-name="gr1" draw:text-style-name="P1" draw:layer="layout" svg:width="0.1cm" svg:height="0.028cm" svg:x="26.543cm" svg:y="33.557cm" svg:viewBox="0 0 101 29" draw:points="101,0 0,0 15,10 24,20 29,29">
          <text:p/>
        </draw:polyline>
        <draw:frame draw:style-name="gr4" draw:text-style-name="P4" draw:layer="layout" svg:width="0.256cm" svg:height="0.209cm" draw:transform="rotate (1.5707963267949) translate (26.488cm 33.783cm)">
          <draw:text-box>
            <text:p text:style-name="P2"><text:span text:style-name="T2">C11</text:span></text:p>
          </draw:text-box>
        </draw:frame>
        <draw:polyline draw:style-name="gr1" draw:text-style-name="P1" draw:layer="layout" svg:width="0.1cm" svg:height="0.062cm" svg:x="30.099cm" svg:y="33.719cm" svg:viewBox="0 0 101 63" draw:points="91,0 96,5 101,19 101,28 96,43 86,53 77,58 58,63 42,63 23,58 14,53 4,43 0,28 0,19 4,5 9,0">
          <text:p/>
        </draw:polyline>
        <draw:line draw:style-name="gr1" draw:text-style-name="P1" draw:layer="layout" svg:x1="30.199cm" svg:y1="33.624cm" svg:x2="30.199cm" svg:y2="33.681cm">
          <text:p/>
        </draw:line>
        <draw:polyline draw:style-name="gr1" draw:text-style-name="P1" draw:layer="layout" svg:width="0.1cm" svg:height="0.029cm" svg:x="30.099cm" svg:y="33.652cm" svg:viewBox="0 0 101 30" draw:points="101,0 0,0 14,10 23,20 28,30">
          <text:p/>
        </draw:polyline>
        <draw:polyline draw:style-name="gr1" draw:text-style-name="P1" draw:layer="layout" svg:width="0.1cm" svg:height="0.062cm" svg:x="30.099cm" svg:y="33.528cm" svg:viewBox="0 0 101 63" draw:points="9,58 4,54 0,43 0,19 4,10 9,5 19,0 28,0 42,5 101,63 101,0">
          <text:p/>
        </draw:polyline>
        <draw:frame draw:style-name="gr4" draw:text-style-name="P4" draw:layer="layout" svg:width="0.256cm" svg:height="0.209cm" draw:transform="rotate (1.5707963267949) translate (30.044cm 33.783cm)">
          <draw:text-box>
            <text:p text:style-name="P2"><text:span text:style-name="T2">C12</text:span></text:p>
          </draw:text-box>
        </draw:frame>
        <draw:polyline draw:style-name="gr1" draw:text-style-name="P1" draw:layer="layout" svg:width="0.1cm" svg:height="0.062cm" svg:x="30.384cm" svg:y="33.719cm" svg:viewBox="0 0 101 63" draw:points="92,0 97,5 101,19 101,28 97,43 87,53 77,58 57,63 43,63 24,58 14,53 5,43 0,28 0,19 5,5 10,0">
          <text:p/>
        </draw:polyline>
        <draw:line draw:style-name="gr1" draw:text-style-name="P1" draw:layer="layout" svg:x1="30.484cm" svg:y1="33.624cm" svg:x2="30.484cm" svg:y2="33.681cm">
          <text:p/>
        </draw:line>
        <draw:polyline draw:style-name="gr1" draw:text-style-name="P1" draw:layer="layout" svg:width="0.1cm" svg:height="0.029cm" svg:x="30.384cm" svg:y="33.652cm" svg:viewBox="0 0 101 30" draw:points="101,0 0,0 14,10 24,20 29,30">
          <text:p/>
        </draw:polyline>
        <draw:polyline draw:style-name="gr1" draw:text-style-name="P1" draw:layer="layout" svg:width="0.1cm" svg:height="0.062cm" svg:x="30.384cm" svg:y="33.528cm" svg:viewBox="0 0 101 63" draw:points="0,63 0,0 38,34 38,19 43,10 48,5 57,0 82,0 92,5 97,10 101,19 101,48 97,58 92,63">
          <text:p/>
        </draw:polyline>
        <draw:frame draw:style-name="gr4" draw:text-style-name="P4" draw:layer="layout" svg:width="0.256cm" svg:height="0.209cm" draw:transform="rotate (1.5707963267949) translate (30.33cm 33.783cm)">
          <draw:text-box>
            <text:p text:style-name="P2"><text:span text:style-name="T2">C13</text:span></text:p>
          </draw:text-box>
        </draw:frame>
        <draw:polyline draw:style-name="gr1" draw:text-style-name="P1" draw:layer="layout" svg:width="0.1cm" svg:height="0.062cm" svg:x="33.972cm" svg:y="33.719cm" svg:viewBox="0 0 101 63" draw:points="91,0 96,5 101,19 101,28 96,43 87,53 76,58 57,63 43,63 24,58 14,53 5,43 0,28 0,19 5,5 9,0">
          <text:p/>
        </draw:polyline>
        <draw:line draw:style-name="gr1" draw:text-style-name="P1" draw:layer="layout" svg:x1="34.072cm" svg:y1="33.624cm" svg:x2="34.072cm" svg:y2="33.681cm">
          <text:p/>
        </draw:line>
        <draw:polyline draw:style-name="gr1" draw:text-style-name="P1" draw:layer="layout" svg:width="0.1cm" svg:height="0.029cm" svg:x="33.972cm" svg:y="33.652cm" svg:viewBox="0 0 101 30" draw:points="101,0 0,0 14,10 24,20 28,30">
          <text:p/>
        </draw:polyline>
        <draw:line draw:style-name="gr1" draw:text-style-name="P1" draw:layer="layout" svg:x1="34.005cm" svg:y1="33.538cm" svg:x2="34.072cm" svg:y2="33.538cm">
          <text:p/>
        </draw:line>
        <draw:polyline draw:style-name="gr1" draw:text-style-name="P1" draw:layer="layout" svg:width="0.072cm" svg:height="0.062cm" svg:x="33.967cm" svg:y="33.523cm" svg:viewBox="0 0 73 63" draw:points="0,39 73,63 73,0">
          <text:p/>
        </draw:polyline>
        <draw:frame draw:style-name="gr4" draw:text-style-name="P4" draw:layer="layout" svg:width="0.256cm" svg:height="0.209cm" draw:transform="rotate (1.5707963267949) translate (33.917cm 33.783cm)">
          <draw:text-box>
            <text:p text:style-name="P2"><text:span text:style-name="T2">C14</text:span></text:p>
          </draw:text-box>
        </draw:frame>
        <draw:polyline draw:style-name="gr1" draw:text-style-name="P1" draw:layer="layout" svg:width="0.1cm" svg:height="0.062cm" svg:x="7.169cm" svg:y="33.719cm" svg:viewBox="0 0 101 63" draw:points="91,0 96,5 101,19 101,28 96,43 86,53 77,58 58,63 43,63 24,58 15,53 4,43 0,28 0,19 4,5 10,0">
          <text:p/>
        </draw:polyline>
        <draw:line draw:style-name="gr1" draw:text-style-name="P1" draw:layer="layout" svg:x1="7.269cm" svg:y1="33.624cm" svg:x2="7.269cm" svg:y2="33.681cm">
          <text:p/>
        </draw:line>
        <draw:polyline draw:style-name="gr1" draw:text-style-name="P1" draw:layer="layout" svg:width="0.1cm" svg:height="0.029cm" svg:x="7.169cm" svg:y="33.652cm" svg:viewBox="0 0 101 30" draw:points="101,0 0,0 15,10 24,20 29,30">
          <text:p/>
        </draw:polyline>
        <draw:polyline draw:style-name="gr1" draw:text-style-name="P1" draw:layer="layout" svg:width="0.1cm" svg:height="0.057cm" svg:x="7.169cm" svg:y="33.528cm" svg:viewBox="0 0 101 58" draw:points="101,49 101,30 96,20 91,14 77,5 58,0 20,0 10,5 4,10 0,20 0,39 4,49 10,54 20,58 43,58 53,54 58,49 63,39 63,20 58,10 53,5 43,0">
          <text:p/>
        </draw:polyline>
        <draw:frame draw:style-name="gr4" draw:text-style-name="P4" draw:layer="layout" svg:width="0.256cm" svg:height="0.209cm" draw:transform="rotate (1.5707963267949) translate (7.114cm 33.783cm)">
          <draw:text-box>
            <text:p text:style-name="P2"><text:span text:style-name="T2">C19</text:span></text:p>
          </draw:text-box>
        </draw:frame>
        <draw:polyline draw:style-name="gr1" draw:text-style-name="P1" draw:layer="layout" svg:width="0.1cm" svg:height="0.062cm" svg:x="10.731cm" svg:y="33.719cm" svg:viewBox="0 0 101 63" draw:points="91,0 96,5 101,19 101,28 96,43 87,53 77,58 58,63 44,63 25,58 15,53 5,43 0,28 0,19 5,5 9,0">
          <text:p/>
        </draw:polyline>
        <draw:polyline draw:style-name="gr1" draw:text-style-name="P1" draw:layer="layout" svg:width="0.1cm" svg:height="0.061cm" svg:x="10.731cm" svg:y="33.624cm" svg:viewBox="0 0 101 62" draw:points="9,58 5,53 0,43 0,20 5,9 9,4 20,0 30,0 44,4 101,62 101,0">
          <text:p/>
        </draw:polyline>
        <draw:polygon draw:style-name="gr1" draw:text-style-name="P1" draw:layer="layout" svg:width="0.1cm" svg:height="0.057cm" svg:x="10.731cm" svg:y="33.528cm" svg:viewBox="0 0 101 58" draw:points="0,35 0,25 5,14 9,10 20,5 39,0 63,0 82,5 91,10 96,14 101,25 101,35 96,44 91,49 82,54 63,58 39,58 20,54 9,49 5,44">
          <text:p/>
        </draw:polygon>
        <draw:frame draw:style-name="gr4" draw:text-style-name="P4" draw:layer="layout" svg:width="0.256cm" svg:height="0.209cm" draw:transform="rotate (1.5707963267949) translate (10.676cm 33.783cm)">
          <draw:text-box>
            <text:p text:style-name="P2"><text:span text:style-name="T2">C20</text:span></text:p>
          </draw:text-box>
        </draw:frame>
        <draw:polyline draw:style-name="gr1" draw:text-style-name="P1" draw:layer="layout" svg:width="0.1cm" svg:height="0.038cm" svg:x="31.187cm" svg:y="34.881cm" svg:viewBox="0 0 101 39" draw:points="0,0 72,0 86,5 96,14 101,30 101,39">
          <text:p/>
        </draw:polyline>
        <draw:polyline draw:style-name="gr1" draw:text-style-name="P1" draw:layer="layout" svg:width="0.1cm" svg:height="0.057cm" svg:x="31.187cm" svg:y="34.776cm" svg:viewBox="0 0 101 58" draw:points="101,58 0,58 0,19 4,10 9,5 19,0 33,0 43,5 47,10 52,19 52,58">
          <text:p/>
        </draw:polyline>
        <draw:polyline draw:style-name="gr1" draw:text-style-name="P1" draw:layer="layout" svg:width="0.1cm" svg:height="0.057cm" svg:x="31.187cm" svg:y="34.681cm" svg:viewBox="0 0 101 58" draw:points="43,39 38,48 33,53 24,58 19,58 9,53 4,48 0,39 0,20 4,10 9,5 19,0 24,0 33,5 38,10 43,20 43,39 47,48 52,53 62,58 82,58 91,53 96,48 101,39 101,20 96,10 91,5 82,0 62,0 52,5 47,10 43,20">
          <text:p/>
        </draw:polyline>
        <draw:frame draw:style-name="gr4" draw:text-style-name="P4" draw:layer="layout" svg:width="0.248cm" svg:height="0.209cm" draw:transform="rotate (1.5707963267949) translate (31.132cm 34.922cm)">
          <draw:text-box>
            <text:p text:style-name="P2"><text:span text:style-name="T2">JP8</text:span></text:p>
          </draw:text-box>
        </draw:frame>
        <draw:polyline draw:style-name="gr1" draw:text-style-name="P1" draw:layer="layout" svg:width="0.1cm" svg:height="0.062cm" svg:x="30.679cm" svg:y="34.859cm" svg:viewBox="0 0 101 63" draw:points="9,59 4,54 0,44 0,21 4,11 9,6 19,0 28,0 43,6 101,63 101,0">
          <text:p/>
        </draw:polyline>
        <draw:line draw:style-name="gr1" draw:text-style-name="P1" draw:layer="layout" svg:x1="30.712cm" svg:y1="34.774cm" svg:x2="30.779cm" svg:y2="34.774cm">
          <text:p/>
        </draw:line>
        <draw:polyline draw:style-name="gr1" draw:text-style-name="P1" draw:layer="layout" svg:width="0.071cm" svg:height="0.062cm" svg:x="30.674cm" svg:y="34.759cm" svg:viewBox="0 0 72 63" draw:points="0,39 72,63 72,0">
          <text:p/>
        </draw:polyline>
        <draw:polyline draw:style-name="gr1" draw:text-style-name="P1" draw:layer="layout" svg:width="0.1cm" svg:height="0.067cm" svg:x="30.679cm" svg:y="34.669cm" svg:viewBox="0 0 101 68" draw:points="0,68 101,34 0,0">
          <text:p/>
        </draw:polyline>
        <draw:frame draw:style-name="gr4" draw:text-style-name="P4" draw:layer="layout" svg:width="0.248cm" svg:height="0.209cm" draw:transform="rotate (1.5707963267949) translate (30.624cm 34.922cm)">
          <draw:text-box>
            <text:p text:style-name="P2"><text:span text:style-name="T2">24V</text:span></text:p>
          </draw:text-box>
        </draw:frame>
        <draw:polyline draw:style-name="gr1" draw:text-style-name="P1" draw:layer="layout" svg:width="0.1cm" svg:height="0.057cm" svg:x="31.695cm" svg:y="34.812cm" svg:viewBox="0 0 101 58" draw:points="0,5 0,53 47,58 43,53 38,43 38,19 43,9 47,5 58,0 82,0 91,5 96,9 101,19 101,43 96,53 91,58">
          <text:p/>
        </draw:polyline>
        <draw:polyline draw:style-name="gr1" draw:text-style-name="P1" draw:layer="layout" svg:width="0.1cm" svg:height="0.067cm" svg:x="31.695cm" svg:y="34.716cm" svg:viewBox="0 0 101 68" draw:points="0,68 101,35 0,0">
          <text:p/>
        </draw:polyline>
        <draw:frame draw:style-name="gr4" draw:text-style-name="P4" draw:layer="layout" svg:width="0.171cm" svg:height="0.209cm" draw:transform="rotate (1.5707963267949) translate (31.64cm 34.883cm)">
          <draw:text-box>
            <text:p text:style-name="P2"><text:span text:style-name="T2">5V</text:span></text:p>
          </draw:text-box>
        </draw:frame>
        <draw:polyline draw:style-name="gr1" draw:text-style-name="P1" draw:layer="layout" svg:width="0.1cm" svg:height="0.038cm" svg:x="27.25cm" svg:y="34.881cm" svg:viewBox="0 0 101 39" draw:points="0,0 71,0 85,5 95,14 101,30 101,39">
          <text:p/>
        </draw:polyline>
        <draw:polyline draw:style-name="gr1" draw:text-style-name="P1" draw:layer="layout" svg:width="0.1cm" svg:height="0.057cm" svg:x="27.25cm" svg:y="34.776cm" svg:viewBox="0 0 101 58" draw:points="101,58 0,58 0,19 4,10 9,5 19,0 33,0 43,5 47,10 52,19 52,58">
          <text:p/>
        </draw:polyline>
        <draw:polyline draw:style-name="gr1" draw:text-style-name="P1" draw:layer="layout" svg:width="0.1cm" svg:height="0.067cm" svg:x="27.25cm" svg:y="34.676cm" svg:viewBox="0 0 101 68" draw:points="0,68 0,0 101,44">
          <text:p/>
        </draw:polyline>
        <draw:frame draw:style-name="gr4" draw:text-style-name="P4" draw:layer="layout" svg:width="0.248cm" svg:height="0.209cm" draw:transform="rotate (1.5707963267949) translate (27.195cm 34.922cm)">
          <draw:text-box>
            <text:p text:style-name="P2"><text:span text:style-name="T2">JP7</text:span></text:p>
          </draw:text-box>
        </draw:frame>
        <draw:polyline draw:style-name="gr1" draw:text-style-name="P1" draw:layer="layout" svg:width="0.1cm" svg:height="0.062cm" svg:x="26.742cm" svg:y="34.859cm" svg:viewBox="0 0 101 63" draw:points="10,59 4,54 0,44 0,21 4,11 10,6 20,0 29,0 44,6 101,63 101,0">
          <text:p/>
        </draw:polyline>
        <draw:line draw:style-name="gr1" draw:text-style-name="P1" draw:layer="layout" svg:x1="26.775cm" svg:y1="34.774cm" svg:x2="26.842cm" svg:y2="34.774cm">
          <text:p/>
        </draw:line>
        <draw:polyline draw:style-name="gr1" draw:text-style-name="P1" draw:layer="layout" svg:width="0.071cm" svg:height="0.062cm" svg:x="26.737cm" svg:y="34.759cm" svg:viewBox="0 0 72 63" draw:points="0,39 72,63 72,0">
          <text:p/>
        </draw:polyline>
        <draw:polyline draw:style-name="gr1" draw:text-style-name="P1" draw:layer="layout" svg:width="0.1cm" svg:height="0.067cm" svg:x="26.742cm" svg:y="34.669cm" svg:viewBox="0 0 101 68" draw:points="0,68 101,34 0,0">
          <text:p/>
        </draw:polyline>
        <draw:frame draw:style-name="gr4" draw:text-style-name="P4" draw:layer="layout" svg:width="0.248cm" svg:height="0.209cm" draw:transform="rotate (1.5707963267949) translate (26.687cm 34.922cm)">
          <draw:text-box>
            <text:p text:style-name="P2"><text:span text:style-name="T2">24V</text:span></text:p>
          </draw:text-box>
        </draw:frame>
        <draw:polyline draw:style-name="gr1" draw:text-style-name="P1" draw:layer="layout" svg:width="0.1cm" svg:height="0.057cm" svg:x="27.758cm" svg:y="34.812cm" svg:viewBox="0 0 101 58" draw:points="0,5 0,53 47,58 43,53 38,43 38,19 43,9 47,5 57,0 81,0 90,5 96,9 101,19 101,43 96,53 90,58">
          <text:p/>
        </draw:polyline>
        <draw:polyline draw:style-name="gr1" draw:text-style-name="P1" draw:layer="layout" svg:width="0.1cm" svg:height="0.067cm" svg:x="27.758cm" svg:y="34.716cm" svg:viewBox="0 0 101 68" draw:points="0,68 101,35 0,0">
          <text:p/>
        </draw:polyline>
        <draw:frame draw:style-name="gr4" draw:text-style-name="P4" draw:layer="layout" svg:width="0.171cm" svg:height="0.209cm" draw:transform="rotate (1.5707963267949) translate (27.703cm 34.883cm)">
          <draw:text-box>
            <text:p text:style-name="P2"><text:span text:style-name="T2">5V</text:span></text:p>
          </draw:text-box>
        </draw:frame>
        <draw:polyline draw:style-name="gr1" draw:text-style-name="P1" draw:layer="layout" svg:width="0.1cm" svg:height="0.038cm" svg:x="23.376cm" svg:y="34.881cm" svg:viewBox="0 0 101 39" draw:points="0,0 73,0 87,5 96,14 101,30 101,39">
          <text:p/>
        </draw:polyline>
        <draw:polyline draw:style-name="gr1" draw:text-style-name="P1" draw:layer="layout" svg:width="0.1cm" svg:height="0.057cm" svg:x="23.376cm" svg:y="34.776cm" svg:viewBox="0 0 101 58" draw:points="101,58 0,58 0,19 5,10 10,5 19,0 34,0 44,5 49,10 54,19 54,58">
          <text:p/>
        </draw:polyline>
        <draw:polyline draw:style-name="gr1" draw:text-style-name="P1" draw:layer="layout" svg:width="0.1cm" svg:height="0.057cm" svg:x="23.376cm" svg:y="34.681cm" svg:viewBox="0 0 101 58" draw:points="0,10 0,29 5,39 10,44 24,53 44,58 82,58 92,53 96,48 101,39 101,20 96,10 92,5 82,0 58,0 49,5 44,10 39,20 39,39 44,48 49,53 58,58">
          <text:p/>
        </draw:polyline>
        <draw:frame draw:style-name="gr4" draw:text-style-name="P4" draw:layer="layout" svg:width="0.248cm" svg:height="0.209cm" draw:transform="rotate (1.5707963267949) translate (23.322cm 34.922cm)">
          <draw:text-box>
            <text:p text:style-name="P2"><text:span text:style-name="T2">JP6</text:span></text:p>
          </draw:text-box>
        </draw:frame>
        <draw:polyline draw:style-name="gr1" draw:text-style-name="P1" draw:layer="layout" svg:width="0.1cm" svg:height="0.062cm" svg:x="22.868cm" svg:y="34.859cm" svg:viewBox="0 0 101 63" draw:points="10,59 5,54 0,44 0,21 5,11 10,6 19,0 29,0 43,6 101,63 101,0">
          <text:p/>
        </draw:polyline>
        <draw:line draw:style-name="gr1" draw:text-style-name="P1" draw:layer="layout" svg:x1="22.902cm" svg:y1="34.774cm" svg:x2="22.968cm" svg:y2="34.774cm">
          <text:p/>
        </draw:line>
        <draw:polyline draw:style-name="gr1" draw:text-style-name="P1" draw:layer="layout" svg:width="0.072cm" svg:height="0.062cm" svg:x="22.863cm" svg:y="34.759cm" svg:viewBox="0 0 73 63" draw:points="0,39 73,63 73,0">
          <text:p/>
        </draw:polyline>
        <draw:polyline draw:style-name="gr1" draw:text-style-name="P1" draw:layer="layout" svg:width="0.1cm" svg:height="0.067cm" svg:x="22.868cm" svg:y="34.669cm" svg:viewBox="0 0 101 68" draw:points="0,68 101,34 0,0">
          <text:p/>
        </draw:polyline>
        <draw:frame draw:style-name="gr4" draw:text-style-name="P4" draw:layer="layout" svg:width="0.248cm" svg:height="0.209cm" draw:transform="rotate (1.5707963267949) translate (22.814cm 34.922cm)">
          <draw:text-box>
            <text:p text:style-name="P2"><text:span text:style-name="T2">24V</text:span></text:p>
          </draw:text-box>
        </draw:frame>
        <draw:polyline draw:style-name="gr1" draw:text-style-name="P1" draw:layer="layout" svg:width="0.1cm" svg:height="0.057cm" svg:x="23.884cm" svg:y="34.812cm" svg:viewBox="0 0 101 58" draw:points="0,5 0,53 49,58 44,53 39,43 39,19 44,9 49,5 58,0 82,0 92,5 96,9 101,19 101,43 96,53 92,58">
          <text:p/>
        </draw:polyline>
        <draw:polyline draw:style-name="gr1" draw:text-style-name="P1" draw:layer="layout" svg:width="0.1cm" svg:height="0.067cm" svg:x="23.884cm" svg:y="34.716cm" svg:viewBox="0 0 101 68" draw:points="0,68 101,35 0,0">
          <text:p/>
        </draw:polyline>
        <draw:frame draw:style-name="gr4" draw:text-style-name="P4" draw:layer="layout" svg:width="0.171cm" svg:height="0.209cm" draw:transform="rotate (1.5707963267949) translate (23.83cm 34.883cm)">
          <draw:text-box>
            <text:p text:style-name="P2"><text:span text:style-name="T2">5V</text:span></text:p>
          </draw:text-box>
        </draw:frame>
        <draw:polyline draw:style-name="gr1" draw:text-style-name="P1" draw:layer="layout" svg:width="0.1cm" svg:height="0.038cm" svg:x="19.503cm" svg:y="34.881cm" svg:viewBox="0 0 101 39" draw:points="0,0 72,0 86,5 96,14 101,30 101,39">
          <text:p/>
        </draw:polyline>
        <draw:polyline draw:style-name="gr1" draw:text-style-name="P1" draw:layer="layout" svg:width="0.1cm" svg:height="0.057cm" svg:x="19.503cm" svg:y="34.776cm" svg:viewBox="0 0 101 58" draw:points="101,58 0,58 0,19 4,10 9,5 19,0 33,0 43,5 47,10 53,19 53,58">
          <text:p/>
        </draw:polyline>
        <draw:polyline draw:style-name="gr1" draw:text-style-name="P1" draw:layer="layout" svg:width="0.1cm" svg:height="0.057cm" svg:x="19.503cm" svg:y="34.681cm" svg:viewBox="0 0 101 58" draw:points="0,5 0,53 47,58 43,53 38,44 38,20 43,10 47,5 58,0 82,0 91,5 96,10 101,20 101,44 96,53 91,58">
          <text:p/>
        </draw:polyline>
        <draw:frame draw:style-name="gr4" draw:text-style-name="P4" draw:layer="layout" svg:width="0.248cm" svg:height="0.209cm" draw:transform="rotate (1.5707963267949) translate (19.448cm 34.922cm)">
          <draw:text-box>
            <text:p text:style-name="P2"><text:span text:style-name="T2">JP5</text:span></text:p>
          </draw:text-box>
        </draw:frame>
        <draw:polyline draw:style-name="gr1" draw:text-style-name="P1" draw:layer="layout" svg:width="0.1cm" svg:height="0.062cm" svg:x="18.995cm" svg:y="34.859cm" svg:viewBox="0 0 101 63" draw:points="9,59 4,54 0,44 0,21 4,11 9,6 19,0 28,0 43,6 101,63 101,0">
          <text:p/>
        </draw:polyline>
        <draw:line draw:style-name="gr1" draw:text-style-name="P1" draw:layer="layout" svg:x1="19.028cm" svg:y1="34.774cm" svg:x2="19.095cm" svg:y2="34.774cm">
          <text:p/>
        </draw:line>
        <draw:polyline draw:style-name="gr1" draw:text-style-name="P1" draw:layer="layout" svg:width="0.071cm" svg:height="0.062cm" svg:x="18.99cm" svg:y="34.759cm" svg:viewBox="0 0 72 63" draw:points="0,39 72,63 72,0">
          <text:p/>
        </draw:polyline>
        <draw:polyline draw:style-name="gr1" draw:text-style-name="P1" draw:layer="layout" svg:width="0.1cm" svg:height="0.067cm" svg:x="18.995cm" svg:y="34.669cm" svg:viewBox="0 0 101 68" draw:points="0,68 101,34 0,0">
          <text:p/>
        </draw:polyline>
        <draw:frame draw:style-name="gr4" draw:text-style-name="P4" draw:layer="layout" svg:width="0.248cm" svg:height="0.209cm" draw:transform="rotate (1.5707963267949) translate (18.94cm 34.922cm)">
          <draw:text-box>
            <text:p text:style-name="P2"><text:span text:style-name="T2">24V</text:span></text:p>
          </draw:text-box>
        </draw:frame>
        <draw:polyline draw:style-name="gr1" draw:text-style-name="P1" draw:layer="layout" svg:width="0.1cm" svg:height="0.057cm" svg:x="20.011cm" svg:y="34.812cm" svg:viewBox="0 0 101 58" draw:points="0,5 0,53 48,58 44,53 39,43 39,19 44,9 48,5 58,0 82,0 91,5 96,9 101,19 101,43 96,53 91,58">
          <text:p/>
        </draw:polyline>
        <draw:polyline draw:style-name="gr1" draw:text-style-name="P1" draw:layer="layout" svg:width="0.1cm" svg:height="0.067cm" svg:x="20.011cm" svg:y="34.716cm" svg:viewBox="0 0 101 68" draw:points="0,68 101,35 0,0">
          <text:p/>
        </draw:polyline>
        <draw:frame draw:style-name="gr4" draw:text-style-name="P4" draw:layer="layout" svg:width="0.171cm" svg:height="0.209cm" draw:transform="rotate (1.5707963267949) translate (19.956cm 34.883cm)">
          <draw:text-box>
            <text:p text:style-name="P2"><text:span text:style-name="T2">5V</text:span></text:p>
          </draw:text-box>
        </draw:frame>
        <draw:polyline draw:style-name="gr1" draw:text-style-name="P1" draw:layer="layout" svg:width="0.1cm" svg:height="0.038cm" svg:x="15.629cm" svg:y="34.881cm" svg:viewBox="0 0 101 39" draw:points="0,0 73,0 87,5 96,14 101,30 101,39">
          <text:p/>
        </draw:polyline>
        <draw:polyline draw:style-name="gr1" draw:text-style-name="P1" draw:layer="layout" svg:width="0.1cm" svg:height="0.057cm" svg:x="15.629cm" svg:y="34.776cm" svg:viewBox="0 0 101 58" draw:points="101,58 0,58 0,19 5,10 10,5 19,0 34,0 43,5 48,10 53,19 53,58">
          <text:p/>
        </draw:polyline>
        <draw:line draw:style-name="gr1" draw:text-style-name="P1" draw:layer="layout" svg:x1="15.663cm" svg:y1="34.69cm" svg:x2="15.729cm" svg:y2="34.69cm">
          <text:p/>
        </draw:line>
        <draw:polyline draw:style-name="gr1" draw:text-style-name="P1" draw:layer="layout" svg:width="0.072cm" svg:height="0.062cm" svg:x="15.624cm" svg:y="34.676cm" svg:viewBox="0 0 73 63" draw:points="0,39 73,63 73,0">
          <text:p/>
        </draw:polyline>
        <draw:frame draw:style-name="gr4" draw:text-style-name="P4" draw:layer="layout" svg:width="0.248cm" svg:height="0.209cm" draw:transform="rotate (1.5707963267949) translate (15.575cm 34.922cm)">
          <draw:text-box>
            <text:p text:style-name="P2"><text:span text:style-name="T2">JP4</text:span></text:p>
          </draw:text-box>
        </draw:frame>
        <draw:polyline draw:style-name="gr1" draw:text-style-name="P1" draw:layer="layout" svg:width="0.1cm" svg:height="0.062cm" svg:x="15.121cm" svg:y="34.859cm" svg:viewBox="0 0 101 63" draw:points="10,59 5,54 0,44 0,21 5,11 10,6 19,0 29,0 43,6 101,63 101,0">
          <text:p/>
        </draw:polyline>
        <draw:line draw:style-name="gr1" draw:text-style-name="P1" draw:layer="layout" svg:x1="15.155cm" svg:y1="34.774cm" svg:x2="15.221cm" svg:y2="34.774cm">
          <text:p/>
        </draw:line>
        <draw:polyline draw:style-name="gr1" draw:text-style-name="P1" draw:layer="layout" svg:width="0.072cm" svg:height="0.062cm" svg:x="15.116cm" svg:y="34.759cm" svg:viewBox="0 0 73 63" draw:points="0,39 73,63 73,0">
          <text:p/>
        </draw:polyline>
        <draw:polyline draw:style-name="gr1" draw:text-style-name="P1" draw:layer="layout" svg:width="0.1cm" svg:height="0.067cm" svg:x="15.121cm" svg:y="34.669cm" svg:viewBox="0 0 101 68" draw:points="0,68 101,34 0,0">
          <text:p/>
        </draw:polyline>
        <draw:frame draw:style-name="gr4" draw:text-style-name="P4" draw:layer="layout" svg:width="0.248cm" svg:height="0.209cm" draw:transform="rotate (1.5707963267949) translate (15.067cm 34.922cm)">
          <draw:text-box>
            <text:p text:style-name="P2"><text:span text:style-name="T2">24V</text:span></text:p>
          </draw:text-box>
        </draw:frame>
        <draw:polyline draw:style-name="gr1" draw:text-style-name="P1" draw:layer="layout" svg:width="0.1cm" svg:height="0.057cm" svg:x="16.137cm" svg:y="34.812cm" svg:viewBox="0 0 101 58" draw:points="0,5 0,53 48,58 43,53 38,43 38,19 43,9 48,5 58,0 82,0 92,5 96,9 101,19 101,43 96,53 92,58">
          <text:p/>
        </draw:polyline>
        <draw:polyline draw:style-name="gr1" draw:text-style-name="P1" draw:layer="layout" svg:width="0.1cm" svg:height="0.067cm" svg:x="16.137cm" svg:y="34.716cm" svg:viewBox="0 0 101 68" draw:points="0,68 101,35 0,0">
          <text:p/>
        </draw:polyline>
        <draw:frame draw:style-name="gr4" draw:text-style-name="P4" draw:layer="layout" svg:width="0.171cm" svg:height="0.209cm" draw:transform="rotate (1.5707963267949) translate (16.083cm 34.883cm)">
          <draw:text-box>
            <text:p text:style-name="P2"><text:span text:style-name="T2">5V</text:span></text:p>
          </draw:text-box>
        </draw:frame>
        <draw:polyline draw:style-name="gr1" draw:text-style-name="P1" draw:layer="layout" svg:width="0.1cm" svg:height="0.038cm" svg:x="11.756cm" svg:y="34.881cm" svg:viewBox="0 0 101 39" draw:points="0,0 71,0 86,5 96,14 101,30 101,39">
          <text:p/>
        </draw:polyline>
        <draw:polyline draw:style-name="gr1" draw:text-style-name="P1" draw:layer="layout" svg:width="0.1cm" svg:height="0.057cm" svg:x="11.756cm" svg:y="34.776cm" svg:viewBox="0 0 101 58" draw:points="101,58 0,58 0,19 4,10 9,5 19,0 33,0 43,5 47,10 52,19 52,58">
          <text:p/>
        </draw:polyline>
        <draw:polyline draw:style-name="gr1" draw:text-style-name="P1" draw:layer="layout" svg:width="0.1cm" svg:height="0.062cm" svg:x="11.756cm" svg:y="34.681cm" svg:viewBox="0 0 101 63" draw:points="0,63 0,0 38,33 38,19 43,9 47,4 57,0 82,0 91,4 96,9 101,19 101,47 96,57 91,63">
          <text:p/>
        </draw:polyline>
        <draw:frame draw:style-name="gr4" draw:text-style-name="P4" draw:layer="layout" svg:width="0.248cm" svg:height="0.209cm" draw:transform="rotate (1.5707963267949) translate (11.701cm 34.922cm)">
          <draw:text-box>
            <text:p text:style-name="P2"><text:span text:style-name="T2">JP3</text:span></text:p>
          </draw:text-box>
        </draw:frame>
        <draw:polyline draw:style-name="gr1" draw:text-style-name="P1" draw:layer="layout" svg:width="0.1cm" svg:height="0.062cm" svg:x="11.248cm" svg:y="34.859cm" svg:viewBox="0 0 101 63" draw:points="9,59 4,54 0,44 0,21 4,11 9,6 19,0 28,0 43,6 101,63 101,0">
          <text:p/>
        </draw:polyline>
        <draw:line draw:style-name="gr1" draw:text-style-name="P1" draw:layer="layout" svg:x1="11.281cm" svg:y1="34.774cm" svg:x2="11.348cm" svg:y2="34.774cm">
          <text:p/>
        </draw:line>
        <draw:polyline draw:style-name="gr1" draw:text-style-name="P1" draw:layer="layout" svg:width="0.071cm" svg:height="0.062cm" svg:x="11.243cm" svg:y="34.759cm" svg:viewBox="0 0 72 63" draw:points="0,39 72,63 72,0">
          <text:p/>
        </draw:polyline>
        <draw:polyline draw:style-name="gr1" draw:text-style-name="P1" draw:layer="layout" svg:width="0.1cm" svg:height="0.067cm" svg:x="11.248cm" svg:y="34.669cm" svg:viewBox="0 0 101 68" draw:points="0,68 101,34 0,0">
          <text:p/>
        </draw:polyline>
        <draw:frame draw:style-name="gr4" draw:text-style-name="P4" draw:layer="layout" svg:width="0.248cm" svg:height="0.209cm" draw:transform="rotate (1.5707963267949) translate (11.193cm 34.922cm)">
          <draw:text-box>
            <text:p text:style-name="P2"><text:span text:style-name="T2">24V</text:span></text:p>
          </draw:text-box>
        </draw:frame>
        <draw:polyline draw:style-name="gr1" draw:text-style-name="P1" draw:layer="layout" svg:width="0.1cm" svg:height="0.057cm" svg:x="12.264cm" svg:y="34.812cm" svg:viewBox="0 0 101 58" draw:points="0,5 0,53 47,58 43,53 38,43 38,19 43,9 47,5 57,0 82,0 91,5 96,9 101,19 101,43 96,53 91,58">
          <text:p/>
        </draw:polyline>
        <draw:polyline draw:style-name="gr1" draw:text-style-name="P1" draw:layer="layout" svg:width="0.1cm" svg:height="0.067cm" svg:x="12.264cm" svg:y="34.716cm" svg:viewBox="0 0 101 68" draw:points="0,68 101,35 0,0">
          <text:p/>
        </draw:polyline>
        <draw:frame draw:style-name="gr4" draw:text-style-name="P4" draw:layer="layout" svg:width="0.171cm" svg:height="0.209cm" draw:transform="rotate (1.5707963267949) translate (12.209cm 34.883cm)">
          <draw:text-box>
            <text:p text:style-name="P2"><text:span text:style-name="T2">5V</text:span></text:p>
          </draw:text-box>
        </draw:frame>
        <draw:polyline draw:style-name="gr1" draw:text-style-name="P1" draw:layer="layout" svg:width="0.1cm" svg:height="0.038cm" svg:x="7.946cm" svg:y="34.881cm" svg:viewBox="0 0 101 39" draw:points="0,0 72,0 86,5 96,14 101,30 101,39">
          <text:p/>
        </draw:polyline>
        <draw:polyline draw:style-name="gr1" draw:text-style-name="P1" draw:layer="layout" svg:width="0.1cm" svg:height="0.057cm" svg:x="7.946cm" svg:y="34.776cm" svg:viewBox="0 0 101 58" draw:points="101,58 0,58 0,19 4,10 9,5 19,0 34,0 44,5 48,10 53,19 53,58">
          <text:p/>
        </draw:polyline>
        <draw:polyline draw:style-name="gr1" draw:text-style-name="P1" draw:layer="layout" svg:width="0.1cm" svg:height="0.062cm" svg:x="7.946cm" svg:y="34.681cm" svg:viewBox="0 0 101 63" draw:points="9,57 4,52 0,43 0,19 4,9 9,4 19,0 29,0 44,4 101,63 101,0">
          <text:p/>
        </draw:polyline>
        <draw:frame draw:style-name="gr4" draw:text-style-name="P4" draw:layer="layout" svg:width="0.248cm" svg:height="0.209cm" draw:transform="rotate (1.5707963267949) translate (7.891cm 34.922cm)">
          <draw:text-box>
            <text:p text:style-name="P2"><text:span text:style-name="T2">JP2</text:span></text:p>
          </draw:text-box>
        </draw:frame>
        <draw:polyline draw:style-name="gr1" draw:text-style-name="P1" draw:layer="layout" svg:width="0.1cm" svg:height="0.062cm" svg:x="7.438cm" svg:y="34.859cm" svg:viewBox="0 0 101 63" draw:points="9,59 4,54 0,44 0,21 4,11 9,6 19,0 28,0 44,6 101,63 101,0">
          <text:p/>
        </draw:polyline>
        <draw:line draw:style-name="gr1" draw:text-style-name="P1" draw:layer="layout" svg:x1="7.471cm" svg:y1="34.774cm" svg:x2="7.538cm" svg:y2="34.774cm">
          <text:p/>
        </draw:line>
        <draw:polyline draw:style-name="gr1" draw:text-style-name="P1" draw:layer="layout" svg:width="0.071cm" svg:height="0.062cm" svg:x="7.433cm" svg:y="34.759cm" svg:viewBox="0 0 72 63" draw:points="0,39 72,63 72,0">
          <text:p/>
        </draw:polyline>
        <draw:polyline draw:style-name="gr1" draw:text-style-name="P1" draw:layer="layout" svg:width="0.1cm" svg:height="0.067cm" svg:x="7.438cm" svg:y="34.669cm" svg:viewBox="0 0 101 68" draw:points="0,68 101,34 0,0">
          <text:p/>
        </draw:polyline>
        <draw:frame draw:style-name="gr4" draw:text-style-name="P4" draw:layer="layout" svg:width="0.248cm" svg:height="0.209cm" draw:transform="rotate (1.5707963267949) translate (7.383cm 34.922cm)">
          <draw:text-box>
            <text:p text:style-name="P2"><text:span text:style-name="T2">24V</text:span></text:p>
          </draw:text-box>
        </draw:frame>
        <draw:polyline draw:style-name="gr1" draw:text-style-name="P1" draw:layer="layout" svg:width="0.1cm" svg:height="0.057cm" svg:x="8.454cm" svg:y="34.812cm" svg:viewBox="0 0 101 58" draw:points="0,5 0,53 48,58 44,53 39,43 39,19 44,9 48,5 58,0 82,0 91,5 96,9 101,19 101,43 96,53 91,58">
          <text:p/>
        </draw:polyline>
        <draw:polyline draw:style-name="gr1" draw:text-style-name="P1" draw:layer="layout" svg:width="0.1cm" svg:height="0.067cm" svg:x="8.454cm" svg:y="34.716cm" svg:viewBox="0 0 101 68" draw:points="0,68 101,35 0,0">
          <text:p/>
        </draw:polyline>
        <draw:frame draw:style-name="gr4" draw:text-style-name="P4" draw:layer="layout" svg:width="0.171cm" svg:height="0.209cm" draw:transform="rotate (1.5707963267949) translate (8.399cm 34.883cm)">
          <draw:text-box>
            <text:p text:style-name="P2"><text:span text:style-name="T2">5V</text:span></text:p>
          </draw:text-box>
        </draw:frame>
        <draw:polyline draw:style-name="gr1" draw:text-style-name="P1" draw:layer="layout" svg:width="0.101cm" svg:height="0.038cm" svg:x="4.009cm" svg:y="34.881cm" svg:viewBox="0 0 102 39" draw:points="0,0 72,0 86,5 96,14 102,30 102,39">
          <text:p/>
        </draw:polyline>
        <draw:polyline draw:style-name="gr1" draw:text-style-name="P1" draw:layer="layout" svg:width="0.101cm" svg:height="0.057cm" svg:x="4.009cm" svg:y="34.776cm" svg:viewBox="0 0 102 58" draw:points="102,58 0,58 0,19 5,10 10,5 20,0 34,0 44,5 48,10 53,19 53,58">
          <text:p/>
        </draw:polyline>
        <draw:line draw:style-name="gr1" draw:text-style-name="P1" draw:layer="layout" svg:x1="4.109cm" svg:y1="34.681cm" svg:x2="4.109cm" svg:y2="34.738cm">
          <text:p/>
        </draw:line>
        <draw:polyline draw:style-name="gr1" draw:text-style-name="P1" draw:layer="layout" svg:width="0.101cm" svg:height="0.029cm" svg:x="4.009cm" svg:y="34.709cm" svg:viewBox="0 0 102 30" draw:points="102,0 0,0 15,10 25,19 29,30">
          <text:p/>
        </draw:polyline>
        <draw:frame draw:style-name="gr4" draw:text-style-name="P4" draw:layer="layout" svg:width="0.248cm" svg:height="0.209cm" draw:transform="rotate (1.5707963267949) translate (3.954cm 34.922cm)">
          <draw:text-box>
            <text:p text:style-name="P2"><text:span text:style-name="T2">JP1</text:span></text:p>
          </draw:text-box>
        </draw:frame>
        <draw:polyline draw:style-name="gr1" draw:text-style-name="P1" draw:layer="layout" svg:width="0.1cm" svg:height="0.062cm" svg:x="3.501cm" svg:y="34.859cm" svg:viewBox="0 0 101 63" draw:points="9,59 4,54 0,44 0,21 4,11 9,6 20,0 29,0 44,6 101,63 101,0">
          <text:p/>
        </draw:polyline>
        <draw:line draw:style-name="gr1" draw:text-style-name="P1" draw:layer="layout" svg:x1="3.534cm" svg:y1="34.774cm" svg:x2="3.601cm" svg:y2="34.774cm">
          <text:p/>
        </draw:line>
        <draw:polyline draw:style-name="gr1" draw:text-style-name="P1" draw:layer="layout" svg:width="0.071cm" svg:height="0.062cm" svg:x="3.496cm" svg:y="34.759cm" svg:viewBox="0 0 72 63" draw:points="0,39 72,63 72,0">
          <text:p/>
        </draw:polyline>
        <draw:polyline draw:style-name="gr1" draw:text-style-name="P1" draw:layer="layout" svg:width="0.1cm" svg:height="0.067cm" svg:x="3.501cm" svg:y="34.669cm" svg:viewBox="0 0 101 68" draw:points="0,68 101,34 0,0">
          <text:p/>
        </draw:polyline>
        <draw:frame draw:style-name="gr4" draw:text-style-name="P4" draw:layer="layout" svg:width="0.248cm" svg:height="0.209cm" draw:transform="rotate (1.5707963267949) translate (3.446cm 34.922cm)">
          <draw:text-box>
            <text:p text:style-name="P2"><text:span text:style-name="T2">24V</text:span></text:p>
          </draw:text-box>
        </draw:frame>
        <draw:polyline draw:style-name="gr1" draw:text-style-name="P1" draw:layer="layout" svg:width="0.1cm" svg:height="0.057cm" svg:x="4.517cm" svg:y="34.812cm" svg:viewBox="0 0 101 58" draw:points="0,5 0,53 47,58 43,53 38,43 38,19 43,9 47,5 57,0 81,0 91,5 96,9 101,19 101,43 96,53 91,58">
          <text:p/>
        </draw:polyline>
        <draw:polyline draw:style-name="gr1" draw:text-style-name="P1" draw:layer="layout" svg:width="0.1cm" svg:height="0.067cm" svg:x="4.517cm" svg:y="34.716cm" svg:viewBox="0 0 101 68" draw:points="0,68 101,35 0,0">
          <text:p/>
        </draw:polyline>
        <draw:frame draw:style-name="gr4" draw:text-style-name="P4" draw:layer="layout" svg:width="0.171cm" svg:height="0.209cm" draw:transform="rotate (1.5707963267949) translate (4.462cm 34.883cm)">
          <draw:text-box>
            <text:p text:style-name="P2"><text:span text:style-name="T2">5V</text:span></text:p>
          </draw:text-box>
        </draw:frame>
        <draw:polyline draw:style-name="gr3" draw:text-style-name="P1" draw:layer="layout" svg:width="0.178cm" svg:height="0.102cm" svg:x="3.109cm" svg:y="30.403cm" svg:viewBox="0 0 179 103" draw:points="179,103 0,103 0,34 8,17 17,9 34,0 59,0 76,9 85,17 93,34 93,103">
          <text:p/>
        </draw:polyline>
        <draw:line draw:style-name="gr3" draw:text-style-name="P1" draw:layer="layout" svg:x1="3.287cm" svg:y1="30.234cm" svg:x2="3.287cm" svg:y2="30.335cm">
          <text:p/>
        </draw:line>
        <draw:polyline draw:style-name="gr3" draw:text-style-name="P1" draw:layer="layout" svg:width="0.178cm" svg:height="0.05cm" svg:x="3.109cm" svg:y="30.285cm" svg:viewBox="0 0 179 51" draw:points="179,0 0,0 25,17 42,34 51,51">
          <text:p/>
        </draw:polyline>
        <draw:polyline draw:style-name="gr3" draw:text-style-name="P1" draw:layer="layout" svg:width="0.178cm" svg:height="0.119cm" svg:x="3.109cm" svg:y="30.056cm" svg:viewBox="0 0 179 120" draw:points="0,120 0,0 179,76">
          <text:p/>
        </draw:polyline>
        <draw:frame draw:style-name="gr2" draw:text-style-name="P3" draw:layer="layout" svg:width="0.438cm" svg:height="0.357cm" draw:transform="rotate (1.5707963267949) translate (3.011cm 30.51cm)">
          <draw:text-box>
            <text:p text:style-name="P2"><text:span text:style-name="T1">P17</text:span></text:p>
          </draw:text-box>
        </draw:frame>
        <draw:polyline draw:style-name="gr3" draw:text-style-name="P1" draw:layer="layout" svg:width="0.178cm" svg:height="0.102cm" svg:x="6.665cm" svg:y="30.403cm" svg:viewBox="0 0 179 103" draw:points="179,103 0,103 0,34 8,17 17,9 34,0 59,0 76,9 85,17 93,34 93,103">
          <text:p/>
        </draw:polyline>
        <draw:line draw:style-name="gr3" draw:text-style-name="P1" draw:layer="layout" svg:x1="6.843cm" svg:y1="30.234cm" svg:x2="6.843cm" svg:y2="30.335cm">
          <text:p/>
        </draw:line>
        <draw:polyline draw:style-name="gr3" draw:text-style-name="P1" draw:layer="layout" svg:width="0.178cm" svg:height="0.05cm" svg:x="6.665cm" svg:y="30.285cm" svg:viewBox="0 0 179 51" draw:points="179,0 0,0 25,17 42,34 51,51">
          <text:p/>
        </draw:polyline>
        <draw:polyline draw:style-name="gr3" draw:text-style-name="P1" draw:layer="layout" svg:width="0.178cm" svg:height="0.101cm" svg:x="6.665cm" svg:y="30.065cm" svg:viewBox="0 0 179 102" draw:points="76,67 68,85 59,94 42,102 34,102 17,94 8,85 0,67 0,34 8,16 17,8 34,0 42,0 59,8 68,16 76,34 76,67 85,85 93,94 110,102 144,102 162,94 170,85 179,67 179,34 170,16 162,8 144,0 110,0 93,8 85,16 76,34">
          <text:p/>
        </draw:polyline>
        <draw:frame draw:style-name="gr2" draw:text-style-name="P3" draw:layer="layout" svg:width="0.438cm" svg:height="0.357cm" draw:transform="rotate (1.5707963267949) translate (6.567cm 30.51cm)">
          <draw:text-box>
            <text:p text:style-name="P2"><text:span text:style-name="T1">P18</text:span></text:p>
          </draw:text-box>
        </draw:frame>
        <draw:polyline draw:style-name="gr3" draw:text-style-name="P1" draw:layer="layout" svg:width="0.178cm" svg:height="0.102cm" svg:x="10.538cm" svg:y="30.403cm" svg:viewBox="0 0 179 103" draw:points="179,103 0,103 0,34 9,17 17,9 34,0 60,0 77,9 85,17 94,34 94,103">
          <text:p/>
        </draw:polyline>
        <draw:polyline draw:style-name="gr3" draw:text-style-name="P1" draw:layer="layout" svg:width="0.178cm" svg:height="0.11cm" svg:x="10.538cm" svg:y="30.234cm" svg:viewBox="0 0 179 111" draw:points="17,102 9,94 0,77 0,34 9,17 17,9 34,0 51,0 77,9 179,111 179,0">
          <text:p/>
        </draw:polyline>
        <draw:polygon draw:style-name="gr3" draw:text-style-name="P1" draw:layer="layout" svg:width="0.178cm" svg:height="0.101cm" svg:x="10.538cm" svg:y="30.065cm" svg:viewBox="0 0 179 102" draw:points="0,59 0,42 9,25 17,16 34,8 68,0 110,0 144,8 161,16 170,25 179,42 179,59 170,76 161,85 144,94 110,102 68,102 34,94 17,85 9,76">
          <text:p/>
        </draw:polygon>
        <draw:frame draw:style-name="gr2" draw:text-style-name="P3" draw:layer="layout" svg:width="0.438cm" svg:height="0.357cm" draw:transform="rotate (1.5707963267949) translate (10.441cm 30.51cm)">
          <draw:text-box>
            <text:p text:style-name="P2"><text:span text:style-name="T1">P20</text:span></text:p>
          </draw:text-box>
        </draw:frame>
        <draw:polyline draw:style-name="gr3" draw:text-style-name="P1" draw:layer="layout" svg:width="0.178cm" svg:height="0.102cm" svg:x="10.856cm" svg:y="30.403cm" svg:viewBox="0 0 179 103" draw:points="179,103 0,103 0,34 8,17 17,9 35,0 60,0 77,9 86,17 94,34 94,103">
          <text:p/>
        </draw:polyline>
        <draw:polyline draw:style-name="gr3" draw:text-style-name="P1" draw:layer="layout" svg:width="0.178cm" svg:height="0.11cm" svg:x="10.856cm" svg:y="30.234cm" svg:viewBox="0 0 179 111" draw:points="17,102 8,94 0,77 0,34 8,17 17,9 35,0 52,0 77,9 179,111 179,0">
          <text:p/>
        </draw:polyline>
        <draw:line draw:style-name="gr3" draw:text-style-name="P1" draw:layer="layout" svg:x1="11.034cm" svg:y1="30.065cm" svg:x2="11.034cm" svg:y2="30.166cm">
          <text:p/>
        </draw:line>
        <draw:polyline draw:style-name="gr3" draw:text-style-name="P1" draw:layer="layout" svg:width="0.178cm" svg:height="0.05cm" svg:x="10.856cm" svg:y="30.116cm" svg:viewBox="0 0 179 51" draw:points="179,0 0,0 25,17 43,34 52,51">
          <text:p/>
        </draw:polyline>
        <draw:frame draw:style-name="gr2" draw:text-style-name="P3" draw:layer="layout" svg:width="0.438cm" svg:height="0.357cm" draw:transform="rotate (1.5707963267949) translate (10.758cm 30.51cm)">
          <draw:text-box>
            <text:p text:style-name="P2"><text:span text:style-name="T1">P21</text:span></text:p>
          </draw:text-box>
        </draw:frame>
        <draw:polyline draw:style-name="gr3" draw:text-style-name="P1" draw:layer="layout" svg:width="0.178cm" svg:height="0.102cm" svg:x="14.412cm" svg:y="30.403cm" svg:viewBox="0 0 179 103" draw:points="179,103 0,103 0,34 8,17 18,9 35,0 60,0 77,9 86,17 94,34 94,103">
          <text:p/>
        </draw:polyline>
        <draw:polyline draw:style-name="gr3" draw:text-style-name="P1" draw:layer="layout" svg:width="0.178cm" svg:height="0.11cm" svg:x="14.412cm" svg:y="30.234cm" svg:viewBox="0 0 179 111" draw:points="18,102 8,94 0,77 0,34 8,17 18,9 35,0 52,0 77,9 179,111 179,0">
          <text:p/>
        </draw:polyline>
        <draw:polyline draw:style-name="gr3" draw:text-style-name="P1" draw:layer="layout" svg:width="0.178cm" svg:height="0.11cm" svg:x="14.412cm" svg:y="30.065cm" svg:viewBox="0 0 179 111" draw:points="18,102 8,94 0,77 0,34 8,16 18,8 35,0 52,0 77,8 179,111 179,0">
          <text:p/>
        </draw:polyline>
        <draw:frame draw:style-name="gr2" draw:text-style-name="P3" draw:layer="layout" svg:width="0.438cm" svg:height="0.357cm" draw:transform="rotate (1.5707963267949) translate (14.314cm 30.51cm)">
          <draw:text-box>
            <text:p text:style-name="P2"><text:span text:style-name="T1">P22</text:span></text:p>
          </draw:text-box>
        </draw:frame>
        <draw:polyline draw:style-name="gr3" draw:text-style-name="P1" draw:layer="layout" svg:width="0.178cm" svg:height="0.102cm" svg:x="14.729cm" svg:y="30.403cm" svg:viewBox="0 0 179 103" draw:points="179,103 0,103 0,34 9,17 17,9 34,0 61,0 78,9 86,17 95,34 95,103">
          <text:p/>
        </draw:polyline>
        <draw:polyline draw:style-name="gr3" draw:text-style-name="P1" draw:layer="layout" svg:width="0.178cm" svg:height="0.11cm" svg:x="14.729cm" svg:y="30.234cm" svg:viewBox="0 0 179 111" draw:points="17,102 9,94 0,77 0,34 9,17 17,9 34,0 52,0 78,9 179,111 179,0">
          <text:p/>
        </draw:polyline>
        <draw:polyline draw:style-name="gr3" draw:text-style-name="P1" draw:layer="layout" svg:width="0.178cm" svg:height="0.11cm" svg:x="14.729cm" svg:y="30.065cm" svg:viewBox="0 0 179 111" draw:points="0,111 0,0 69,59 69,34 78,16 86,8 103,0 145,0 162,8 171,16 179,34 179,85 171,102 162,111">
          <text:p/>
        </draw:polyline>
        <draw:frame draw:style-name="gr2" draw:text-style-name="P3" draw:layer="layout" svg:width="0.438cm" svg:height="0.357cm" draw:transform="rotate (1.5707963267949) translate (14.632cm 30.51cm)">
          <draw:text-box>
            <text:p text:style-name="P2"><text:span text:style-name="T1">P23</text:span></text:p>
          </draw:text-box>
        </draw:frame>
        <draw:polyline draw:style-name="gr3" draw:text-style-name="P1" draw:layer="layout" svg:width="0.178cm" svg:height="0.102cm" svg:x="18.285cm" svg:y="30.403cm" svg:viewBox="0 0 179 103" draw:points="179,103 0,103 0,34 9,17 17,9 34,0 61,0 78,9 86,17 95,34 95,103">
          <text:p/>
        </draw:polyline>
        <draw:polyline draw:style-name="gr3" draw:text-style-name="P1" draw:layer="layout" svg:width="0.178cm" svg:height="0.11cm" svg:x="18.285cm" svg:y="30.234cm" svg:viewBox="0 0 179 111" draw:points="17,102 9,94 0,77 0,34 9,17 17,9 34,0 52,0 78,9 179,111 179,0">
          <text:p/>
        </draw:polyline>
        <draw:line draw:style-name="gr3" draw:text-style-name="P1" draw:layer="layout" svg:x1="18.345cm" svg:y1="30.081cm" svg:x2="18.463cm" svg:y2="30.081cm">
          <text:p/>
        </draw:line>
        <draw:polyline draw:style-name="gr3" draw:text-style-name="P1" draw:layer="layout" svg:width="0.127cm" svg:height="0.11cm" svg:x="18.277cm" svg:y="30.056cm" svg:viewBox="0 0 128 111" draw:points="0,69 128,111 128,0">
          <text:p/>
        </draw:polyline>
        <draw:frame draw:style-name="gr2" draw:text-style-name="P3" draw:layer="layout" svg:width="0.438cm" svg:height="0.357cm" draw:transform="rotate (1.5707963267949) translate (18.188cm 30.51cm)">
          <draw:text-box>
            <text:p text:style-name="P2"><text:span text:style-name="T1">P24</text:span></text:p>
          </draw:text-box>
        </draw:frame>
        <draw:polyline draw:style-name="gr3" draw:text-style-name="P1" draw:layer="layout" svg:width="0.178cm" svg:height="0.102cm" svg:x="18.603cm" svg:y="30.403cm" svg:viewBox="0 0 179 103" draw:points="179,103 0,103 0,34 8,17 17,9 34,0 59,0 77,9 86,17 94,34 94,103">
          <text:p/>
        </draw:polyline>
        <draw:polyline draw:style-name="gr3" draw:text-style-name="P1" draw:layer="layout" svg:width="0.178cm" svg:height="0.11cm" svg:x="18.603cm" svg:y="30.234cm" svg:viewBox="0 0 179 111" draw:points="17,102 8,94 0,77 0,34 8,17 17,9 34,0 51,0 77,9 179,111 179,0">
          <text:p/>
        </draw:polyline>
        <draw:polyline draw:style-name="gr3" draw:text-style-name="P1" draw:layer="layout" svg:width="0.178cm" svg:height="0.101cm" svg:x="18.603cm" svg:y="30.065cm" svg:viewBox="0 0 179 102" draw:points="0,8 0,94 86,102 77,94 68,76 68,34 77,16 86,8 102,0 145,0 162,8 170,16 179,34 179,76 170,94 162,102">
          <text:p/>
        </draw:polyline>
        <draw:frame draw:style-name="gr2" draw:text-style-name="P3" draw:layer="layout" svg:width="0.438cm" svg:height="0.357cm" draw:transform="rotate (1.5707963267949) translate (18.505cm 30.51cm)">
          <draw:text-box>
            <text:p text:style-name="P2"><text:span text:style-name="T1">P25</text:span></text:p>
          </draw:text-box>
        </draw:frame>
        <draw:polyline draw:style-name="gr3" draw:text-style-name="P1" draw:layer="layout" svg:width="0.178cm" svg:height="0.102cm" svg:x="22.159cm" svg:y="30.403cm" svg:viewBox="0 0 179 103" draw:points="179,103 0,103 0,34 8,17 17,9 34,0 60,0 77,9 86,17 94,34 94,103">
          <text:p/>
        </draw:polyline>
        <draw:polyline draw:style-name="gr3" draw:text-style-name="P1" draw:layer="layout" svg:width="0.178cm" svg:height="0.11cm" svg:x="22.159cm" svg:y="30.234cm" svg:viewBox="0 0 179 111" draw:points="17,102 8,94 0,77 0,34 8,17 17,9 34,0 51,0 77,9 179,111 179,0">
          <text:p/>
        </draw:polyline>
        <draw:polyline draw:style-name="gr3" draw:text-style-name="P1" draw:layer="layout" svg:width="0.178cm" svg:height="0.101cm" svg:x="22.159cm" svg:y="30.065cm" svg:viewBox="0 0 179 102" draw:points="0,16 0,51 8,67 17,76 42,94 77,102 145,102 162,94 170,85 179,67 179,34 170,16 162,8 145,0 102,0 86,8 77,16 69,34 69,67 77,85 86,94 102,102">
          <text:p/>
        </draw:polyline>
        <draw:frame draw:style-name="gr2" draw:text-style-name="P3" draw:layer="layout" svg:width="0.438cm" svg:height="0.357cm" draw:transform="rotate (1.5707963267949) translate (22.061cm 30.51cm)">
          <draw:text-box>
            <text:p text:style-name="P2"><text:span text:style-name="T1">P26</text:span></text:p>
          </draw:text-box>
        </draw:frame>
        <draw:polyline draw:style-name="gr3" draw:text-style-name="P1" draw:layer="layout" svg:width="0.178cm" svg:height="0.102cm" svg:x="22.476cm" svg:y="30.403cm" svg:viewBox="0 0 179 103" draw:points="179,103 0,103 0,34 9,17 17,9 34,0 60,0 77,9 85,17 95,34 95,103">
          <text:p/>
        </draw:polyline>
        <draw:polyline draw:style-name="gr3" draw:text-style-name="P1" draw:layer="layout" svg:width="0.178cm" svg:height="0.11cm" svg:x="22.476cm" svg:y="30.234cm" svg:viewBox="0 0 179 111" draw:points="17,102 9,94 0,77 0,34 9,17 17,9 34,0 51,0 77,9 179,111 179,0">
          <text:p/>
        </draw:polyline>
        <draw:polyline draw:style-name="gr3" draw:text-style-name="P1" draw:layer="layout" svg:width="0.178cm" svg:height="0.119cm" svg:x="22.476cm" svg:y="30.056cm" svg:viewBox="0 0 179 120" draw:points="0,120 0,0 179,76">
          <text:p/>
        </draw:polyline>
        <draw:frame draw:style-name="gr2" draw:text-style-name="P3" draw:layer="layout" svg:width="0.438cm" svg:height="0.357cm" draw:transform="rotate (1.5707963267949) translate (22.379cm 30.51cm)">
          <draw:text-box>
            <text:p text:style-name="P2"><text:span text:style-name="T1">P27</text:span></text:p>
          </draw:text-box>
        </draw:frame>
        <draw:polyline draw:style-name="gr3" draw:text-style-name="P1" draw:layer="layout" svg:width="0.178cm" svg:height="0.102cm" svg:x="26.35cm" svg:y="30.403cm" svg:viewBox="0 0 179 103" draw:points="179,103 0,103 0,34 8,17 17,9 34,0 59,0 76,9 85,17 93,34 93,103">
          <text:p/>
        </draw:polyline>
        <draw:polyline draw:style-name="gr3" draw:text-style-name="P1" draw:layer="layout" svg:width="0.178cm" svg:height="0.11cm" svg:x="26.35cm" svg:y="30.234cm" svg:viewBox="0 0 179 111" draw:points="17,102 8,94 0,77 0,34 8,17 17,9 34,0 51,0 76,9 179,111 179,0">
          <text:p/>
        </draw:polyline>
        <draw:polyline draw:style-name="gr3" draw:text-style-name="P1" draw:layer="layout" svg:width="0.178cm" svg:height="0.101cm" svg:x="26.35cm" svg:y="30.065cm" svg:viewBox="0 0 179 102" draw:points="179,85 179,51 170,34 162,25 136,8 102,0 34,0 17,8 8,16 0,34 0,67 8,85 17,94 34,102 76,102 93,94 102,85 110,67 110,34 102,16 93,8 76,0">
          <text:p/>
        </draw:polyline>
        <draw:frame draw:style-name="gr2" draw:text-style-name="P3" draw:layer="layout" svg:width="0.438cm" svg:height="0.357cm" draw:transform="rotate (1.5707963267949) translate (26.252cm 30.51cm)">
          <draw:text-box>
            <text:p text:style-name="P2"><text:span text:style-name="T1">P29</text:span></text:p>
          </draw:text-box>
        </draw:frame>
        <draw:polyline draw:style-name="gr3" draw:text-style-name="P1" draw:layer="layout" svg:width="0.178cm" svg:height="0.102cm" svg:x="29.906cm" svg:y="30.403cm" svg:viewBox="0 0 179 103" draw:points="179,103 0,103 0,34 8,17 17,9 34,0 59,0 76,9 85,17 93,34 93,103">
          <text:p/>
        </draw:polyline>
        <draw:polyline draw:style-name="gr3" draw:text-style-name="P1" draw:layer="layout" svg:width="0.178cm" svg:height="0.11cm" svg:x="29.906cm" svg:y="30.234cm" svg:viewBox="0 0 179 111" draw:points="0,111 0,0 68,59 68,34 76,17 85,9 103,0 145,0 162,9 170,17 179,34 179,86 170,102 162,111">
          <text:p/>
        </draw:polyline>
        <draw:polygon draw:style-name="gr3" draw:text-style-name="P1" draw:layer="layout" svg:width="0.178cm" svg:height="0.101cm" svg:x="29.906cm" svg:y="30.065cm" svg:viewBox="0 0 179 102" draw:points="0,59 0,42 8,25 17,16 34,8 68,0 111,0 145,8 162,16 170,25 179,42 179,59 170,76 162,85 145,94 111,102 68,102 34,94 17,85 8,76">
          <text:p/>
        </draw:polygon>
        <draw:frame draw:style-name="gr2" draw:text-style-name="P3" draw:layer="layout" svg:width="0.438cm" svg:height="0.357cm" draw:transform="rotate (1.5707963267949) translate (29.808cm 30.51cm)">
          <draw:text-box>
            <text:p text:style-name="P2"><text:span text:style-name="T1">P30</text:span></text:p>
          </draw:text-box>
        </draw:frame>
        <draw:polyline draw:style-name="gr3" draw:text-style-name="P1" draw:layer="layout" svg:width="0.178cm" svg:height="0.102cm" svg:x="33.779cm" svg:y="30.403cm" svg:viewBox="0 0 179 103" draw:points="179,103 0,103 0,34 9,17 17,9 34,0 60,0 77,9 85,17 93,34 93,103">
          <text:p/>
        </draw:polyline>
        <draw:polyline draw:style-name="gr3" draw:text-style-name="P1" draw:layer="layout" svg:width="0.178cm" svg:height="0.11cm" svg:x="33.779cm" svg:y="30.234cm" svg:viewBox="0 0 179 111" draw:points="0,111 0,0 68,59 68,34 77,17 85,9 102,0 145,0 162,9 171,17 179,34 179,86 171,102 162,111">
          <text:p/>
        </draw:polyline>
        <draw:polyline draw:style-name="gr3" draw:text-style-name="P1" draw:layer="layout" svg:width="0.178cm" svg:height="0.11cm" svg:x="33.779cm" svg:y="30.065cm" svg:viewBox="0 0 179 111" draw:points="0,111 0,0 68,59 68,34 77,16 85,8 102,0 145,0 162,8 171,16 179,34 179,85 171,102 162,111">
          <text:p/>
        </draw:polyline>
        <draw:frame draw:style-name="gr2" draw:text-style-name="P3" draw:layer="layout" svg:width="0.438cm" svg:height="0.357cm" draw:transform="rotate (1.5707963267949) translate (33.682cm 30.51cm)">
          <draw:text-box>
            <text:p text:style-name="P2"><text:span text:style-name="T1">P33</text:span></text:p>
          </draw:text-box>
        </draw:frame>
        <draw:polyline draw:style-name="gr3" draw:text-style-name="P1" draw:layer="layout" svg:width="0.178cm" svg:height="0.102cm" svg:x="6.976cm" svg:y="30.403cm" svg:viewBox="0 0 179 103" draw:points="179,103 0,103 0,34 9,17 18,9 35,0 60,0 77,9 86,17 94,34 94,103">
          <text:p/>
        </draw:polyline>
        <draw:line draw:style-name="gr3" draw:text-style-name="P1" draw:layer="layout" svg:x1="7.154cm" svg:y1="30.234cm" svg:x2="7.154cm" svg:y2="30.335cm">
          <text:p/>
        </draw:line>
        <draw:polyline draw:style-name="gr3" draw:text-style-name="P1" draw:layer="layout" svg:width="0.178cm" svg:height="0.05cm" svg:x="6.976cm" svg:y="30.285cm" svg:viewBox="0 0 179 51" draw:points="179,0 0,0 26,17 43,34 52,51">
          <text:p/>
        </draw:polyline>
        <draw:polyline draw:style-name="gr3" draw:text-style-name="P1" draw:layer="layout" svg:width="0.178cm" svg:height="0.101cm" svg:x="6.976cm" svg:y="30.065cm" svg:viewBox="0 0 179 102" draw:points="179,85 179,51 170,34 162,25 137,8 103,0 35,0 18,8 9,16 0,34 0,67 9,85 18,94 35,102 77,102 94,94 103,85 111,67 111,34 103,16 94,8 77,0">
          <text:p/>
        </draw:polyline>
        <draw:frame draw:style-name="gr2" draw:text-style-name="P3" draw:layer="layout" svg:width="0.438cm" svg:height="0.357cm" draw:transform="rotate (1.5707963267949) translate (6.879cm 30.51cm)">
          <draw:text-box>
            <text:p text:style-name="P2"><text:span text:style-name="T1">P19</text:span></text:p>
          </draw:text-box>
        </draw:frame>
        <draw:polyline draw:style-name="gr3" draw:text-style-name="P1" draw:layer="layout" svg:width="0.178cm" svg:height="0.102cm" svg:x="30.192cm" svg:y="30.403cm" svg:viewBox="0 0 179 103" draw:points="179,103 0,103 0,34 8,17 16,9 34,0 59,0 76,9 84,17 93,34 93,103">
          <text:p/>
        </draw:polyline>
        <draw:polyline draw:style-name="gr3" draw:text-style-name="P1" draw:layer="layout" svg:width="0.178cm" svg:height="0.11cm" svg:x="30.192cm" svg:y="30.234cm" svg:viewBox="0 0 179 111" draw:points="0,111 0,0 67,59 67,34 76,17 84,9 101,0 143,0 161,9 170,17 179,34 179,86 170,102 161,111">
          <text:p/>
        </draw:polyline>
        <draw:polyline draw:style-name="gr3" draw:text-style-name="P1" draw:layer="layout" svg:width="0.178cm" svg:height="0.11cm" svg:x="30.192cm" svg:y="30.065cm" svg:viewBox="0 0 179 111" draw:points="16,102 8,94 0,77 0,34 8,16 16,8 34,0 51,0 76,8 179,111 179,0">
          <text:p/>
        </draw:polyline>
        <draw:frame draw:style-name="gr2" draw:text-style-name="P3" draw:layer="layout" svg:width="0.438cm" svg:height="0.357cm" draw:transform="rotate (1.5707963267949) translate (30.094cm 30.51cm)">
          <draw:text-box>
            <text:p text:style-name="P2"><text:span text:style-name="T1">P32</text:span></text:p>
          </draw:text-box>
        </draw:frame>
        <draw:polyline draw:style-name="gr1" draw:text-style-name="P1" draw:layer="layout" svg:width="0.038cm" svg:height="0.1cm" svg:x="16.311cm" svg:y="2.421cm" svg:viewBox="0 0 39 101" draw:points="39,0 39,73 34,87 25,96 11,101 0,101">
          <text:p/>
        </draw:polyline>
        <draw:line draw:style-name="gr1" draw:text-style-name="P1" draw:layer="layout" svg:x1="16.449cm" svg:y1="2.521cm" svg:x2="16.392cm" svg:y2="2.521cm">
          <text:p/>
        </draw:line>
        <draw:polyline draw:style-name="gr1" draw:text-style-name="P1" draw:layer="layout" svg:width="0.029cm" svg:height="0.1cm" svg:x="16.392cm" svg:y="2.421cm" svg:viewBox="0 0 30 101" draw:points="30,101 30,0 20,15 11,24 0,30">
          <text:p/>
        </draw:polyline>
        <draw:frame draw:style-name="gr4" draw:text-style-name="P4" draw:layer="layout" svg:width="0.154cm" svg:height="0.209cm" svg:x="16.306cm" svg:y="2.367cm">
          <draw:text-box>
            <text:p text:style-name="P2"><text:span text:style-name="T2">J1</text:span></text:p>
          </draw:text-box>
        </draw:frame>
        <draw:polyline draw:style-name="gr1" draw:text-style-name="P1" draw:layer="layout" svg:width="0.057cm" svg:height="0.1cm" svg:x="8.895cm" svg:y="3.12cm" svg:viewBox="0 0 58 101" draw:points="0,101 0,0 39,0 49,4 53,9 58,19 58,34 53,44 49,48 39,53 0,53">
          <text:p/>
        </draw:polyline>
        <draw:polyline draw:style-name="gr1" draw:text-style-name="P1" draw:layer="layout" svg:width="0.061cm" svg:height="0.1cm" svg:x="8.986cm" svg:y="3.12cm" svg:viewBox="0 0 62 101" draw:points="0,0 62,0 29,39 43,39 53,44 58,48 62,58 62,82 58,91 53,96 43,101 15,101 4,96 0,91">
          <text:p/>
        </draw:polyline>
        <draw:line draw:style-name="gr1" draw:text-style-name="P1" draw:layer="layout" svg:x1="9.133cm" svg:y1="3.153cm" svg:x2="9.133cm" svg:y2="3.22cm">
          <text:p/>
        </draw:line>
        <draw:polyline draw:style-name="gr1" draw:text-style-name="P1" draw:layer="layout" svg:width="0.061cm" svg:height="0.071cm" svg:x="9.086cm" svg:y="3.115cm" svg:viewBox="0 0 62 72" draw:points="23,0 0,72 62,72">
          <text:p/>
        </draw:polyline>
        <draw:frame draw:style-name="gr4" draw:text-style-name="P4" draw:layer="layout" svg:width="0.248cm" svg:height="0.209cm" svg:x="8.893cm" svg:y="3.065cm">
          <draw:text-box>
            <text:p text:style-name="P2"><text:span text:style-name="T2">P34</text:span></text:p>
          </draw:text-box>
        </draw:frame>
        <draw:polyline draw:style-name="gr1" draw:text-style-name="P1" draw:layer="layout" svg:width="0.057cm" svg:height="0.1cm" svg:x="11.435cm" svg:y="3.12cm" svg:viewBox="0 0 58 101" draw:points="0,101 0,0 38,0 48,4 53,9 58,19 58,34 53,44 48,48 38,53 0,53">
          <text:p/>
        </draw:polyline>
        <draw:polyline draw:style-name="gr1" draw:text-style-name="P1" draw:layer="layout" svg:width="0.061cm" svg:height="0.1cm" svg:x="11.526cm" svg:y="3.12cm" svg:viewBox="0 0 62 101" draw:points="0,0 62,0 28,39 43,39 53,44 58,48 62,58 62,82 58,91 53,96 43,101 14,101 4,96 0,91">
          <text:p/>
        </draw:polyline>
        <draw:polyline draw:style-name="gr1" draw:text-style-name="P1" draw:layer="layout" svg:width="0.057cm" svg:height="0.1cm" svg:x="11.626cm" svg:y="3.12cm" svg:viewBox="0 0 58 101" draw:points="53,0 4,0 0,48 4,44 14,39 39,39 48,44 53,48 58,58 58,82 53,91 48,96 39,101 14,101 4,96 0,91">
          <text:p/>
        </draw:polyline>
        <draw:frame draw:style-name="gr4" draw:text-style-name="P4" draw:layer="layout" svg:width="0.248cm" svg:height="0.209cm" svg:x="11.433cm" svg:y="3.065cm">
          <draw:text-box>
            <text:p text:style-name="P2"><text:span text:style-name="T2">P35</text:span></text:p>
          </draw:text-box>
        </draw:frame>
        <draw:polyline draw:style-name="gr1" draw:text-style-name="P1" draw:layer="layout" svg:width="0.057cm" svg:height="0.1cm" svg:x="7.752cm" svg:y="38.172cm" svg:viewBox="0 0 58 101" draw:points="0,101 0,0 39,0 49,4 53,9 58,19 58,33 53,43 49,47 39,52 0,52">
          <text:p/>
        </draw:polyline>
        <draw:polyline draw:style-name="gr1" draw:text-style-name="P1" draw:layer="layout" svg:width="0.061cm" svg:height="0.1cm" svg:x="7.843cm" svg:y="38.172cm" svg:viewBox="0 0 62 101" draw:points="0,0 62,0 28,38 42,38 52,43 58,47 62,57 62,81 58,90 52,96 42,101 14,101 4,96 0,90">
          <text:p/>
        </draw:polyline>
        <draw:polyline draw:style-name="gr1" draw:text-style-name="P1" draw:layer="layout" svg:width="0.057cm" svg:height="0.1cm" svg:x="7.943cm" svg:y="38.172cm" svg:viewBox="0 0 58 101" draw:points="48,0 29,0 20,4 15,9 4,24 0,43 0,81 4,90 10,96 20,101 39,101 48,96 53,90 58,81 58,57 53,47 48,43 39,38 20,38 10,43 4,47 0,57">
          <text:p/>
        </draw:polyline>
        <draw:frame draw:style-name="gr4" draw:text-style-name="P4" draw:layer="layout" svg:width="0.248cm" svg:height="0.209cm" svg:x="7.75cm" svg:y="38.117cm">
          <draw:text-box>
            <text:p text:style-name="P2"><text:span text:style-name="T2">P36</text:span></text:p>
          </draw:text-box>
        </draw:frame>
        <draw:polyline draw:style-name="gr1" draw:text-style-name="P1" draw:layer="layout" svg:width="0.057cm" svg:height="0.1cm" svg:x="10.038cm" svg:y="38.172cm" svg:viewBox="0 0 58 101" draw:points="0,101 0,0 39,0 49,4 53,9 58,19 58,33 53,43 49,47 39,52 0,52">
          <text:p/>
        </draw:polyline>
        <draw:polyline draw:style-name="gr1" draw:text-style-name="P1" draw:layer="layout" svg:width="0.061cm" svg:height="0.1cm" svg:x="10.129cm" svg:y="38.172cm" svg:viewBox="0 0 62 101" draw:points="0,0 62,0 29,38 43,38 53,43 58,47 62,57 62,81 58,90 53,96 43,101 14,101 4,96 0,90">
          <text:p/>
        </draw:polyline>
        <draw:polyline draw:style-name="gr1" draw:text-style-name="P1" draw:layer="layout" svg:width="0.066cm" svg:height="0.1cm" svg:x="10.224cm" svg:y="38.172cm" svg:viewBox="0 0 67 101" draw:points="0,0 67,0 24,101">
          <text:p/>
        </draw:polyline>
        <draw:frame draw:style-name="gr4" draw:text-style-name="P4" draw:layer="layout" svg:width="0.248cm" svg:height="0.209cm" svg:x="10.036cm" svg:y="38.117cm">
          <draw:text-box>
            <text:p text:style-name="P2"><text:span text:style-name="T2">P37</text:span></text:p>
          </draw:text-box>
        </draw:frame>
        <draw:line draw:style-name="gr1" draw:text-style-name="P1" draw:layer="layout" svg:x1="3.413cm" svg:y1="38.059cm" svg:x2="3.378cm" svg:y2="38.011cm">
          <text:p/>
        </draw:line>
        <draw:polyline draw:style-name="gr1" draw:text-style-name="P1" draw:layer="layout" svg:width="0.057cm" svg:height="0.1cm" svg:x="3.355cm" svg:y="37.958cm" svg:viewBox="0 0 58 101" draw:points="0,101 0,0 39,0 48,5 53,11 58,20 58,35 53,44 48,49 39,54 0,54">
          <text:p/>
        </draw:polyline>
        <draw:polyline draw:style-name="gr1" draw:text-style-name="P1" draw:layer="layout" svg:width="0.057cm" svg:height="0.1cm" svg:x="3.45cm" svg:y="37.958cm" svg:viewBox="0 0 58 101" draw:points="52,0 5,0 0,49 5,44 14,39 38,39 48,44 52,49 58,58 58,82 52,92 48,96 38,101 14,101 5,96 0,92">
          <text:p/>
        </draw:polyline>
        <draw:frame draw:style-name="gr4" draw:text-style-name="P4" draw:layer="layout" svg:width="0.18cm" svg:height="0.209cm" svg:x="3.34cm" svg:y="37.904cm">
          <draw:text-box>
            <text:p text:style-name="P2"><text:span text:style-name="T2">R5</text:span></text:p>
          </draw:text-box>
        </draw:frame>
        <draw:line draw:style-name="gr1" draw:text-style-name="P1" draw:layer="layout" svg:x1="11.16cm" svg:y1="38.313cm" svg:x2="11.125cm" svg:y2="38.265cm">
          <text:p/>
        </draw:line>
        <draw:polyline draw:style-name="gr1" draw:text-style-name="P1" draw:layer="layout" svg:width="0.057cm" svg:height="0.1cm" svg:x="11.102cm" svg:y="38.212cm" svg:viewBox="0 0 58 101" draw:points="0,101 0,0 38,0 48,5 53,10 58,19 58,34 53,43 48,48 38,54 0,54">
          <text:p/>
        </draw:polyline>
        <draw:polyline draw:style-name="gr1" draw:text-style-name="P1" draw:layer="layout" svg:width="0.062cm" svg:height="0.1cm" svg:x="11.192cm" svg:y="38.212cm" svg:viewBox="0 0 63 101" draw:points="0,0 63,0 30,38 44,38 54,43 58,48 63,58 63,82 58,92 54,96 44,101 15,101 6,96 0,92">
          <text:p/>
        </draw:polyline>
        <draw:frame draw:style-name="gr4" draw:text-style-name="P4" draw:layer="layout" svg:width="0.18cm" svg:height="0.209cm" svg:x="11.087cm" svg:y="38.158cm">
          <draw:text-box>
            <text:p text:style-name="P2"><text:span text:style-name="T2">R3</text:span></text:p>
          </draw:text-box>
        </draw:frame>
        <draw:line draw:style-name="gr1" draw:text-style-name="P1" draw:layer="layout" svg:x1="30.591cm" svg:y1="38.313cm" svg:x2="30.556cm" svg:y2="38.265cm">
          <text:p/>
        </draw:line>
        <draw:polyline draw:style-name="gr1" draw:text-style-name="P1" draw:layer="layout" svg:width="0.057cm" svg:height="0.1cm" svg:x="30.533cm" svg:y="38.212cm" svg:viewBox="0 0 58 101" draw:points="0,101 0,0 38,0 47,5 53,10 58,19 58,34 53,43 47,48 38,54 0,54">
          <text:p/>
        </draw:polyline>
        <draw:line draw:style-name="gr1" draw:text-style-name="P1" draw:layer="layout" svg:x1="30.685cm" svg:y1="38.312cm" svg:x2="30.628cm" svg:y2="38.312cm">
          <text:p/>
        </draw:line>
        <draw:polyline draw:style-name="gr1" draw:text-style-name="P1" draw:layer="layout" svg:width="0.029cm" svg:height="0.1cm" svg:x="30.628cm" svg:y="38.212cm" svg:viewBox="0 0 30 101" draw:points="30,101 30,0 20,15 9,24 0,29">
          <text:p/>
        </draw:polyline>
        <draw:frame draw:style-name="gr4" draw:text-style-name="P4" draw:layer="layout" svg:width="0.18cm" svg:height="0.209cm" svg:x="30.518cm" svg:y="38.158cm">
          <draw:text-box>
            <text:p text:style-name="P2"><text:span text:style-name="T2">R1</text:span></text:p>
          </draw:text-box>
        </draw:frame>
        <draw:line draw:style-name="gr1" draw:text-style-name="P1" draw:layer="layout" svg:x1="22.844cm" svg:y1="38.313cm" svg:x2="22.809cm" svg:y2="38.265cm">
          <text:p/>
        </draw:line>
        <draw:polyline draw:style-name="gr1" draw:text-style-name="P1" draw:layer="layout" svg:width="0.057cm" svg:height="0.1cm" svg:x="22.786cm" svg:y="38.212cm" svg:viewBox="0 0 58 101" draw:points="0,101 0,0 38,0 48,5 53,10 58,19 58,34 53,43 48,48 38,54 0,54">
          <text:p/>
        </draw:polyline>
        <draw:polyline draw:style-name="gr1" draw:text-style-name="P1" draw:layer="layout" svg:width="0.062cm" svg:height="0.1cm" svg:x="22.876cm" svg:y="38.212cm" svg:viewBox="0 0 63 101" draw:points="5,10 10,5 19,0 44,0 54,5 58,10 63,19 63,29 58,43 0,101 63,101">
          <text:p/>
        </draw:polyline>
        <draw:frame draw:style-name="gr4" draw:text-style-name="P4" draw:layer="layout" svg:width="0.18cm" svg:height="0.209cm" svg:x="22.771cm" svg:y="38.158cm">
          <draw:text-box>
            <text:p text:style-name="P2"><text:span text:style-name="T2">R2</text:span></text:p>
          </draw:text-box>
        </draw:frame>
        <draw:line draw:style-name="gr1" draw:text-style-name="P1" draw:layer="layout" svg:x1="3.413cm" svg:y1="38.654cm" svg:x2="3.378cm" svg:y2="38.605cm">
          <text:p/>
        </draw:line>
        <draw:polyline draw:style-name="gr1" draw:text-style-name="P1" draw:layer="layout" svg:width="0.057cm" svg:height="0.1cm" svg:x="3.355cm" svg:y="38.553cm" svg:viewBox="0 0 58 101" draw:points="0,101 0,0 39,0 48,4 53,10 58,20 58,34 53,44 48,48 39,53 0,53">
          <text:p/>
        </draw:polyline>
        <draw:line draw:style-name="gr1" draw:text-style-name="P1" draw:layer="layout" svg:x1="3.498cm" svg:y1="38.586cm" svg:x2="3.498cm" svg:y2="38.653cm">
          <text:p/>
        </draw:line>
        <draw:polyline draw:style-name="gr1" draw:text-style-name="P1" draw:layer="layout" svg:width="0.062cm" svg:height="0.071cm" svg:x="3.45cm" svg:y="38.548cm" svg:viewBox="0 0 63 72" draw:points="24,0 0,72 63,72">
          <text:p/>
        </draw:polyline>
        <draw:frame draw:style-name="gr4" draw:text-style-name="P4" draw:layer="layout" svg:width="0.18cm" svg:height="0.209cm" svg:x="3.34cm" svg:y="38.498cm">
          <draw:text-box>
            <text:p text:style-name="P2"><text:span text:style-name="T2">R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6cm" fo:margin-bottom="1cm" fo:margin-left="2.5cm" fo:margin-right="1cm" fo:page-width="45.72cm" fo:page-height="60.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22T11:30:04.322642850</dc:date>
    <meta:editing-duration>PT3M17S</meta:editing-duration>
    <meta:editing-cycles>1</meta:editing-cycles>
    <meta:document-statistic meta:object-count="1274"/>
    <meta:generator>LibreOffice/5.1.6.2$Linux_X86_64 LibreOffice_project/10m0$Build-2</meta:generator>
  </office:meta>
</office:document-meta>
</file>